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5.0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5.426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6.013cm"/>
    </style:style>
    <style:style style:name="co19" style:family="table-column">
      <style:table-column-properties fo:break-before="auto" style:column-width="2.097cm"/>
    </style:style>
    <style:style style:name="co20" style:family="table-column">
      <style:table-column-properties fo:break-before="auto" style:column-width="5.062cm"/>
    </style:style>
    <style:style style:name="co21" style:family="table-column">
      <style:table-column-properties fo:break-before="auto" style:column-width="1.649cm"/>
    </style:style>
    <style:style style:name="co22" style:family="table-column">
      <style:table-column-properties fo:break-before="auto" style:column-width="1.342cm"/>
    </style:style>
    <style:style style:name="co23" style:family="table-column">
      <style:table-column-properties fo:break-before="auto" style:column-width="1.706cm"/>
    </style:style>
    <style:style style:name="co24" style:family="table-column">
      <style:table-column-properties fo:break-before="auto" style:column-width="1.9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oftIA">
      <style:table-properties table:display="true" style:writing-mode="lr-tb"/>
    </style:style>
    <style:style style:name="ta2" style:family="table" style:master-page-name="PageStyle_5f_SoftMID">
      <style:table-properties table:display="true" style:writing-mode="lr-tb"/>
    </style:style>
    <style:style style:name="ta3" style:family="table" style:master-page-name="PageStyle_5f_SoftEND">
      <style:table-properties table:display="true" style:writing-mode="lr-tb"/>
    </style:style>
    <style:style style:name="ta4" style:family="table" style:master-page-name="PageStyle_5f_LMS">
      <style:table-properties table:display="true" style:writing-mode="lr-tb"/>
    </style:style>
    <style:style style:name="ta5" style:family="table" style:master-page-name="PageStyle_5f_AssignmentSubmission">
      <style:table-properties table:display="true" style:writing-mode="lr-tb"/>
    </style:style>
    <style:style style:name="ta6" style:family="table" style:master-page-name="PageStyle_5f_Total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&lt;25" style:apply-style-name="Error" style:base-cell-address="IA.P1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&lt;25" style:apply-style-name="Error" style:base-cell-address="IA.P1"/>
    </style:style>
    <style:style style:name="ce17" style:family="table-cell" style:parent-style-name="Default">
      <style:map style:condition="cell-content()&lt;25" style:apply-style-name="Error" style:base-cell-address="IA.P1"/>
    </style:style>
    <style:style style:name="ce1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[.$D$91]=[.$P$91])" style:apply-style-name="ConditionalStyle_5f_1" style:base-cell-address="MID.D1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map style:condition="is-true-formula([.$D$91]=[.$P$91])" style:apply-style-name="ConditionalStyle_5f_1" style:base-cell-address="MID.D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map style:condition="is-true-formula([.$D$91]=[.$P$91])" style:apply-style-name="ConditionalStyle_5f_1" style:base-cell-address="MID.D1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[.$D$91]=[.$P$91])" style:apply-style-name="ConditionalStyle_5f_1" style:base-cell-address="MID.D1"/>
    </style:style>
    <style:style style:name="ce69" style:family="table-cell" style:parent-style-name="Default">
      <style:map style:condition="is-true-formula([.$D$91]=[.$P$91])" style:apply-style-name="ConditionalStyle_5f_1" style:base-cell-address="MID.D1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A" table:style-name="ta1" table:print-ranges="IA.B1:IA.E90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17"/>
        <table:table-column table:style-name="co9" table:number-columns-repeated="16368" table:default-cell-style-name="Default"/>
        <table:table-header-rows>
          <table:table-row table:style-name="ro1">
            <table:table-cell table:style-name="ce1" office:value-type="string" calcext:value-type="string">
              <text:p>Cohort Name</text:p>
            </table:table-cell>
            <table:table-cell table:style-name="ce1" office:value-type="string" calcext:value-type="string">
              <text:p>Student Id</text:p>
            </table:table-cell>
            <table:table-cell table:style-name="ce1" office:value-type="string" calcext:value-type="string">
              <text:p>Name</text:p>
            </table:table-cell>
            <table:table-cell table:style-name="ce11" office:value-type="string" calcext:value-type="string">
              <text:p>Quiz(30)</text:p>
            </table:table-cell>
            <table:table-cell table:style-name="ce11" office:value-type="string" calcext:value-type="string">
              <text:p>Assignment(10)</text:p>
            </table:table-cell>
            <table:table-cell table:style-name="ce11" office:value-type="string" calcext:value-type="string">
              <text:p>TA(10)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11" office:value-type="float" office:value="4" calcext:value-type="float">
              <text:p>4</text:p>
            </table:table-cell>
            <table:table-cell table:style-name="ce11" office:value-type="float" office:value="5" calcext:value-type="float">
              <text:p>5</text:p>
            </table:table-cell>
            <table:table-cell table:style-name="ce11" office:value-type="float" office:value="6" calcext:value-type="float">
              <text:p>6</text:p>
            </table:table-cell>
            <table:table-cell table:style-name="ce11" office:value-type="float" office:value="7" calcext:value-type="float">
              <text:p>7</text:p>
            </table:table-cell>
            <table:table-cell table:style-name="ce11" office:value-type="float" office:value="8" calcext:value-type="float">
              <text:p>8</text:p>
            </table:table-cell>
            <table:table-cell table:style-name="ce11" office:value-type="float" office:value="9" calcext:value-type="float">
              <text:p>9</text:p>
            </table:table-cell>
            <table:table-cell table:style-name="ce11" office:value-type="float" office:value="10" calcext:value-type="float">
              <text:p>10</text:p>
            </table:table-cell>
            <table:table-cell table:style-name="ce11" office:value-type="float" office:value="11" calcext:value-type="float">
              <text:p>11</text:p>
            </table:table-cell>
            <table:table-cell table:style-name="ce18" office:value-type="string" calcext:value-type="string">
              <text:p>IA(50)</text:p>
            </table:table-cell>
            <table:table-cell table:style-name="ce10" office:value-type="string" calcext:value-type="string">
              <text:p>IA(100)</text:p>
            </table:table-cell>
            <table:table-cell table:number-columns-repeated="16367"/>
          </table:table-row>
        </table:table-header-rows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7989</text:p>
          </table:table-cell>
          <table:table-cell table:style-name="ce3" office:value-type="string" calcext:value-type="string">
            <text:p>Sheebanaaz S S Makandar</text:p>
          </table:table-cell>
          <table:table-cell table:style-name="ce62" table:formula="of:=VLOOKUP([.B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:.O2])" office:value-type="float" office:value="46" calcext:value-type="float">
            <text:p>46</text:p>
          </table:table-cell>
          <table:table-cell table:style-name="ce63" table:formula="of:=[.P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7995</text:p>
          </table:table-cell>
          <table:table-cell table:style-name="ce3" office:value-type="string" calcext:value-type="string">
            <text:p>Nitish <text:s/>Tiwari</text:p>
          </table:table-cell>
          <table:table-cell table:style-name="ce62" table:formula="of:=VLOOKUP([.B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:.O3])" office:value-type="float" office:value="46" calcext:value-type="float">
            <text:p>46</text:p>
          </table:table-cell>
          <table:table-cell table:style-name="ce63" table:formula="of:=[.P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7996</text:p>
          </table:table-cell>
          <table:table-cell table:style-name="ce3" office:value-type="string" calcext:value-type="string">
            <text:p>Riya <text:s/>Lahiya</text:p>
          </table:table-cell>
          <table:table-cell table:style-name="ce62" table:formula="of:=VLOOKUP([.B4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:.O4])" office:value-type="float" office:value="46" calcext:value-type="float">
            <text:p>46</text:p>
          </table:table-cell>
          <table:table-cell table:style-name="ce63" table:formula="of:=[.P4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7998</text:p>
          </table:table-cell>
          <table:table-cell table:style-name="ce3" office:value-type="string" calcext:value-type="string">
            <text:p>Devansh <text:s/>Maheshwari</text:p>
          </table:table-cell>
          <table:table-cell table:style-name="ce62" table:formula="of:=VLOOKUP([.B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:.O5])" office:value-type="float" office:value="46" calcext:value-type="float">
            <text:p>46</text:p>
          </table:table-cell>
          <table:table-cell table:style-name="ce63" table:formula="of:=[.P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8221</text:p>
          </table:table-cell>
          <table:table-cell table:style-name="ce3" office:value-type="string" calcext:value-type="string">
            <text:p>Tushar <text:s/>Pal</text:p>
          </table:table-cell>
          <table:table-cell table:style-name="ce62" table:formula="of:=VLOOKUP([.B6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:.O6])" office:value-type="float" office:value="45" calcext:value-type="float">
            <text:p>45</text:p>
          </table:table-cell>
          <table:table-cell table:style-name="ce63" table:formula="of:=[.P6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8634</text:p>
          </table:table-cell>
          <table:table-cell table:style-name="ce4" office:value-type="string" calcext:value-type="string">
            <text:p>Diganta <text:s/>Datta</text:p>
          </table:table-cell>
          <table:table-cell table:style-name="ce62" table:formula="of:=VLOOKUP([.B7];[$quiz30.A:.K];11;0)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table:formula="of:=SUM([.D7:.O7])" office:value-type="float" office:value="0" calcext:value-type="float">
            <text:p>0</text:p>
          </table:table-cell>
          <table:table-cell table:style-name="ce63" table:formula="of:=[.P7]*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9291</text:p>
          </table:table-cell>
          <table:table-cell table:style-name="ce3" office:value-type="string" calcext:value-type="string">
            <text:p>Pranjal <text:s/>Mishra</text:p>
          </table:table-cell>
          <table:table-cell table:style-name="ce62" table:formula="of:=VLOOKUP([.B8];[$quiz30.A:.K];11;0)" office:value-type="float" office:value="28" calcext:value-type="float">
            <text:p>28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9"/>
          <table:table-cell table:style-name="ce16" office:value-type="float" office:value="47" calcext:value-type="float">
            <text:p>47</text:p>
          </table:table-cell>
          <table:table-cell table:style-name="ce63" table:formula="of:=[.P8]*2" office:value-type="float" office:value="94" calcext:value-type="float">
            <text:p>9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19292</text:p>
          </table:table-cell>
          <table:table-cell table:style-name="ce3" office:value-type="string" calcext:value-type="string">
            <text:p>Arpan <text:s/>Tapan Biswas</text:p>
          </table:table-cell>
          <table:table-cell table:style-name="ce62" table:formula="of:=VLOOKUP([.B9];[$quiz30.A:.K];11;0)" office:value-type="float" office:value="27" calcext:value-type="float">
            <text:p>27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9:.O9])" office:value-type="float" office:value="43" calcext:value-type="float">
            <text:p>43</text:p>
          </table:table-cell>
          <table:table-cell table:style-name="ce63" table:formula="of:=[.P9]*2" office:value-type="float" office:value="86" calcext:value-type="float">
            <text:p>8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0083</text:p>
          </table:table-cell>
          <table:table-cell table:style-name="ce3" office:value-type="string" calcext:value-type="string">
            <text:p>JAYANT <text:s/>DEV</text:p>
          </table:table-cell>
          <table:table-cell table:style-name="ce62" table:formula="of:=VLOOKUP([.B10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0:.O10])" office:value-type="float" office:value="46" calcext:value-type="float">
            <text:p>46</text:p>
          </table:table-cell>
          <table:table-cell table:style-name="ce63" table:formula="of:=[.P10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0087</text:p>
          </table:table-cell>
          <table:table-cell table:style-name="ce3" office:value-type="string" calcext:value-type="string">
            <text:p>Vinay kumar <text:s/>pandey</text:p>
          </table:table-cell>
          <table:table-cell table:style-name="ce62" table:formula="of:=VLOOKUP([.B11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1:.O11])" office:value-type="float" office:value="46" calcext:value-type="float">
            <text:p>46</text:p>
          </table:table-cell>
          <table:table-cell table:style-name="ce63" table:formula="of:=[.P11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0089</text:p>
          </table:table-cell>
          <table:table-cell table:style-name="ce3" office:value-type="string" calcext:value-type="string">
            <text:p>AKSHAY <text:s/>VERMA</text:p>
          </table:table-cell>
          <table:table-cell table:style-name="ce62" table:formula="of:=VLOOKUP([.B1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2:.O12])" office:value-type="float" office:value="46" calcext:value-type="float">
            <text:p>46</text:p>
          </table:table-cell>
          <table:table-cell table:style-name="ce63" table:formula="of:=[.P1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0926</text:p>
          </table:table-cell>
          <table:table-cell table:style-name="ce3" office:value-type="string" calcext:value-type="string">
            <text:p>VANSH <text:s/>RAJVANSHI</text:p>
          </table:table-cell>
          <table:table-cell table:style-name="ce62" table:formula="of:=VLOOKUP([.B1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3:.O13])" office:value-type="float" office:value="46" calcext:value-type="float">
            <text:p>46</text:p>
          </table:table-cell>
          <table:table-cell table:style-name="ce63" table:formula="of:=[.P1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1364</text:p>
          </table:table-cell>
          <table:table-cell table:style-name="ce3" office:value-type="string" calcext:value-type="string">
            <text:p>shivam <text:s/>bhardwaj</text:p>
          </table:table-cell>
          <table:table-cell table:style-name="ce62" table:formula="of:=VLOOKUP([.B14];[$quiz30.A:.K];11;0)" office:value-type="float" office:value="28" calcext:value-type="float">
            <text:p>28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4:.O14])" office:value-type="float" office:value="44" calcext:value-type="float">
            <text:p>44</text:p>
          </table:table-cell>
          <table:table-cell table:style-name="ce63" table:formula="of:=[.P14]*2" office:value-type="float" office:value="88" calcext:value-type="float">
            <text:p>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1550</text:p>
          </table:table-cell>
          <table:table-cell table:style-name="ce3" office:value-type="string" calcext:value-type="string">
            <text:p>Vedant <text:s/>Solanki</text:p>
          </table:table-cell>
          <table:table-cell table:style-name="ce62" table:formula="of:=VLOOKUP([.B1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5:.O15])" office:value-type="float" office:value="46" calcext:value-type="float">
            <text:p>46</text:p>
          </table:table-cell>
          <table:table-cell table:style-name="ce63" table:formula="of:=[.P1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2363</text:p>
          </table:table-cell>
          <table:table-cell table:style-name="ce5" office:value-type="string" calcext:value-type="string">
            <text:p>Anshul <text:s/>Kotiyal</text:p>
          </table:table-cell>
          <table:table-cell table:style-name="ce62" table:formula="of:=VLOOKUP([.B16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office:value-type="float" office:value="35" calcext:value-type="float">
            <text:p>35</text:p>
          </table:table-cell>
          <table:table-cell table:style-name="ce63" table:formula="of:=[.P16]*2" office:value-type="float" office:value="70" calcext:value-type="float">
            <text:p>7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2366</text:p>
          </table:table-cell>
          <table:table-cell table:style-name="ce3" office:value-type="string" calcext:value-type="string">
            <text:p>Khushank <text:s/>Rawat</text:p>
          </table:table-cell>
          <table:table-cell table:style-name="ce62" table:formula="of:=VLOOKUP([.B17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7:.O17])" office:value-type="float" office:value="46" calcext:value-type="float">
            <text:p>46</text:p>
          </table:table-cell>
          <table:table-cell table:style-name="ce63" table:formula="of:=[.P17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144</text:p>
          </table:table-cell>
          <table:table-cell table:style-name="ce3" office:value-type="string" calcext:value-type="string">
            <text:p>Sunil <text:s/>Singh</text:p>
          </table:table-cell>
          <table:table-cell table:style-name="ce62" table:formula="of:=VLOOKUP([.B18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8:.O18])" office:value-type="float" office:value="46" calcext:value-type="float">
            <text:p>46</text:p>
          </table:table-cell>
          <table:table-cell table:style-name="ce63" table:formula="of:=[.P18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293</text:p>
          </table:table-cell>
          <table:table-cell table:style-name="ce3" office:value-type="string" calcext:value-type="string">
            <text:p>Kartikey <text:s/>Uniyal</text:p>
          </table:table-cell>
          <table:table-cell table:style-name="ce62" table:formula="of:=VLOOKUP([.B19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19:.O19])" office:value-type="float" office:value="46" calcext:value-type="float">
            <text:p>46</text:p>
          </table:table-cell>
          <table:table-cell table:style-name="ce63" table:formula="of:=[.P19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366</text:p>
          </table:table-cell>
          <table:table-cell table:style-name="ce3" office:value-type="string" calcext:value-type="string">
            <text:p>Shrishty <text:s/>Keshri</text:p>
          </table:table-cell>
          <table:table-cell table:style-name="ce62" table:formula="of:=VLOOKUP([.B20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0:.O20])" office:value-type="float" office:value="46" calcext:value-type="float">
            <text:p>46</text:p>
          </table:table-cell>
          <table:table-cell table:style-name="ce63" table:formula="of:=[.P20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367</text:p>
          </table:table-cell>
          <table:table-cell table:style-name="ce3" office:value-type="string" calcext:value-type="string">
            <text:p>Rahul <text:s/>Singh Rawat</text:p>
          </table:table-cell>
          <table:table-cell table:style-name="ce62" table:formula="of:=VLOOKUP([.B21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1:.O21])" office:value-type="float" office:value="46" calcext:value-type="float">
            <text:p>46</text:p>
          </table:table-cell>
          <table:table-cell table:style-name="ce63" table:formula="of:=[.P21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578</text:p>
          </table:table-cell>
          <table:table-cell table:style-name="ce3" office:value-type="string" calcext:value-type="string">
            <text:p>Anshul <text:s/>Yadav</text:p>
          </table:table-cell>
          <table:table-cell table:style-name="ce62" table:formula="of:=VLOOKUP([.B22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2:.O22])" office:value-type="float" office:value="45" calcext:value-type="float">
            <text:p>45</text:p>
          </table:table-cell>
          <table:table-cell table:style-name="ce63" table:formula="of:=[.P22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579</text:p>
          </table:table-cell>
          <table:table-cell table:style-name="ce3" office:value-type="string" calcext:value-type="string">
            <text:p>Raghav Kartik Kartik Bhardwaj</text:p>
          </table:table-cell>
          <table:table-cell table:style-name="ce62" table:formula="of:=VLOOKUP([.B2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3:.O23])" office:value-type="float" office:value="46" calcext:value-type="float">
            <text:p>46</text:p>
          </table:table-cell>
          <table:table-cell table:style-name="ce63" table:formula="of:=[.P2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581</text:p>
          </table:table-cell>
          <table:table-cell table:style-name="ce3" office:value-type="string" calcext:value-type="string">
            <text:p>Tanmay <text:s/>Batra</text:p>
          </table:table-cell>
          <table:table-cell table:style-name="ce62" table:formula="of:=VLOOKUP([.B24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4:.O24])" office:value-type="float" office:value="46" calcext:value-type="float">
            <text:p>46</text:p>
          </table:table-cell>
          <table:table-cell table:style-name="ce63" table:formula="of:=[.P24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660</text:p>
          </table:table-cell>
          <table:table-cell table:style-name="ce3" office:value-type="string" calcext:value-type="string">
            <text:p>ANANT <text:s/>KUMAR SHARMA</text:p>
          </table:table-cell>
          <table:table-cell table:style-name="ce62" table:formula="of:=VLOOKUP([.B2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5:.O25])" office:value-type="float" office:value="46" calcext:value-type="float">
            <text:p>46</text:p>
          </table:table-cell>
          <table:table-cell table:style-name="ce63" table:formula="of:=[.P2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760</text:p>
          </table:table-cell>
          <table:table-cell table:style-name="ce3" office:value-type="string" calcext:value-type="string">
            <text:p>Ankit <text:s/>Bisht</text:p>
          </table:table-cell>
          <table:table-cell table:style-name="ce62" table:formula="of:=VLOOKUP([.B2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6:.O26])" office:value-type="float" office:value="46" calcext:value-type="float">
            <text:p>46</text:p>
          </table:table-cell>
          <table:table-cell table:style-name="ce63" table:formula="of:=[.P2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3800</text:p>
          </table:table-cell>
          <table:table-cell table:style-name="ce3" office:value-type="string" calcext:value-type="string">
            <text:p>Akash <text:s/>rawat</text:p>
          </table:table-cell>
          <table:table-cell table:style-name="ce62" table:formula="of:=VLOOKUP([.B27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7:.O27])" office:value-type="float" office:value="46" calcext:value-type="float">
            <text:p>46</text:p>
          </table:table-cell>
          <table:table-cell table:style-name="ce63" table:formula="of:=[.P27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144</text:p>
          </table:table-cell>
          <table:table-cell table:style-name="ce3" office:value-type="string" calcext:value-type="string">
            <text:p>Ayush <text:s/>semwal</text:p>
          </table:table-cell>
          <table:table-cell table:style-name="ce62" table:formula="of:=VLOOKUP([.B28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8:.O28])" office:value-type="float" office:value="45" calcext:value-type="float">
            <text:p>45</text:p>
          </table:table-cell>
          <table:table-cell table:style-name="ce63" table:formula="of:=[.P28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565</text:p>
          </table:table-cell>
          <table:table-cell table:style-name="ce3" office:value-type="string" calcext:value-type="string">
            <text:p>RENUKA <text:s/>BILLORE</text:p>
          </table:table-cell>
          <table:table-cell table:style-name="ce62" table:formula="of:=VLOOKUP([.B29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29:.O29])" office:value-type="float" office:value="46" calcext:value-type="float">
            <text:p>46</text:p>
          </table:table-cell>
          <table:table-cell table:style-name="ce63" table:formula="of:=[.P29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568</text:p>
          </table:table-cell>
          <table:table-cell table:style-name="ce3" office:value-type="string" calcext:value-type="string">
            <text:p>Dhanraj <text:s/>Singh</text:p>
          </table:table-cell>
          <table:table-cell table:style-name="ce62" table:formula="of:=VLOOKUP([.B30];[$quiz30.A:.K];11;0)" office:value-type="float" office:value="28" calcext:value-type="float">
            <text:p>28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0:.O30])" office:value-type="float" office:value="44" calcext:value-type="float">
            <text:p>44</text:p>
          </table:table-cell>
          <table:table-cell table:style-name="ce63" table:formula="of:=[.P30]*2" office:value-type="float" office:value="88" calcext:value-type="float">
            <text:p>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629</text:p>
          </table:table-cell>
          <table:table-cell table:style-name="ce4" office:value-type="string" calcext:value-type="string">
            <text:p>Aryan <text:s/>Raj</text:p>
          </table:table-cell>
          <table:table-cell table:style-name="ce62" table:formula="of:=VLOOKUP([.B31];[$quiz30.A:.K];11;0)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table:formula="of:=SUM([.D31:.O31])" office:value-type="float" office:value="0" calcext:value-type="float">
            <text:p>0</text:p>
          </table:table-cell>
          <table:table-cell table:style-name="ce63" table:formula="of:=[.P31]*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807</text:p>
          </table:table-cell>
          <table:table-cell table:style-name="ce3" office:value-type="string" calcext:value-type="string">
            <text:p>Akshat <text:s/>Vashishtha</text:p>
          </table:table-cell>
          <table:table-cell table:style-name="ce62" table:formula="of:=VLOOKUP([.B3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2:.O32])" office:value-type="float" office:value="46" calcext:value-type="float">
            <text:p>46</text:p>
          </table:table-cell>
          <table:table-cell table:style-name="ce63" table:formula="of:=[.P3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809</text:p>
          </table:table-cell>
          <table:table-cell table:style-name="ce3" office:value-type="string" calcext:value-type="string">
            <text:p>Jatin <text:s/>Prajapati</text:p>
          </table:table-cell>
          <table:table-cell table:style-name="ce62" table:formula="of:=VLOOKUP([.B3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3:.O33])" office:value-type="float" office:value="46" calcext:value-type="float">
            <text:p>46</text:p>
          </table:table-cell>
          <table:table-cell table:style-name="ce63" table:formula="of:=[.P3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888</text:p>
          </table:table-cell>
          <table:table-cell table:style-name="ce3" office:value-type="string" calcext:value-type="string">
            <text:p>Ritik <text:s/>Kumar</text:p>
          </table:table-cell>
          <table:table-cell table:style-name="ce62" table:formula="of:=VLOOKUP([.B34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4:.O34])" office:value-type="float" office:value="46" calcext:value-type="float">
            <text:p>46</text:p>
          </table:table-cell>
          <table:table-cell table:style-name="ce63" table:formula="of:=[.P34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4958</text:p>
          </table:table-cell>
          <table:table-cell table:style-name="ce3" office:value-type="string" calcext:value-type="string">
            <text:p>Anil <text:s/>Kumar</text:p>
          </table:table-cell>
          <table:table-cell table:style-name="ce62" table:formula="of:=VLOOKUP([.B35];[$quiz30.A:.K];11;0)" office:value-type="float" office:value="28" calcext:value-type="float">
            <text:p>28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5:.O35])" office:value-type="float" office:value="44" calcext:value-type="float">
            <text:p>44</text:p>
          </table:table-cell>
          <table:table-cell table:style-name="ce63" table:formula="of:=[.P35]*2" office:value-type="float" office:value="88" calcext:value-type="float">
            <text:p>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001</text:p>
          </table:table-cell>
          <table:table-cell table:style-name="ce3" office:value-type="string" calcext:value-type="string">
            <text:p>Abhishek <text:s/>Singh chauhan</text:p>
          </table:table-cell>
          <table:table-cell table:style-name="ce62" table:formula="of:=VLOOKUP([.B3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6:.O36])" office:value-type="float" office:value="46" calcext:value-type="float">
            <text:p>46</text:p>
          </table:table-cell>
          <table:table-cell table:style-name="ce63" table:formula="of:=[.P3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11</text:p>
          </table:table-cell>
          <table:table-cell table:style-name="ce4" office:value-type="string" calcext:value-type="string">
            <text:p>Ritika <text:s/>Bhandari</text:p>
          </table:table-cell>
          <table:table-cell table:style-name="ce62" office:value-type="float" office:value="22" calcext:value-type="float">
            <text:p>2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7:.O37])" office:value-type="float" office:value="36" calcext:value-type="float">
            <text:p>36</text:p>
          </table:table-cell>
          <table:table-cell table:style-name="ce63" table:formula="of:=[.P37]*2" office:value-type="float" office:value="72" calcext:value-type="float">
            <text:p>7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13</text:p>
          </table:table-cell>
          <table:table-cell table:style-name="ce4" office:value-type="string" calcext:value-type="string">
            <text:p>Aniket <text:s/>Singh</text:p>
          </table:table-cell>
          <table:table-cell table:style-name="ce62" table:formula="of:=VLOOKUP([.B38];[$quiz30.A:.K];11;0)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table:formula="of:=SUM([.D38:.O38])" office:value-type="float" office:value="0" calcext:value-type="float">
            <text:p>0</text:p>
          </table:table-cell>
          <table:table-cell table:style-name="ce63" table:formula="of:=[.P38]*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14</text:p>
          </table:table-cell>
          <table:table-cell table:style-name="ce3" office:value-type="string" calcext:value-type="string">
            <text:p>Priyanka <text:s/>Mehra</text:p>
          </table:table-cell>
          <table:table-cell table:style-name="ce62" table:formula="of:=VLOOKUP([.B39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39:.O39])" office:value-type="float" office:value="46" calcext:value-type="float">
            <text:p>46</text:p>
          </table:table-cell>
          <table:table-cell table:style-name="ce63" table:formula="of:=[.P39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15</text:p>
          </table:table-cell>
          <table:table-cell table:style-name="ce3" office:value-type="string" calcext:value-type="string">
            <text:p>Khushi <text:s/>dixit</text:p>
          </table:table-cell>
          <table:table-cell table:style-name="ce62" table:formula="of:=VLOOKUP([.B40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0:.O40])" office:value-type="float" office:value="45" calcext:value-type="float">
            <text:p>45</text:p>
          </table:table-cell>
          <table:table-cell table:style-name="ce63" table:formula="of:=[.P40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58</text:p>
          </table:table-cell>
          <table:table-cell table:style-name="ce3" office:value-type="string" calcext:value-type="string">
            <text:p>Rishabh <text:s/>Rawat</text:p>
          </table:table-cell>
          <table:table-cell table:style-name="ce62" table:formula="of:=VLOOKUP([.B41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1:.O41])" office:value-type="float" office:value="46" calcext:value-type="float">
            <text:p>46</text:p>
          </table:table-cell>
          <table:table-cell table:style-name="ce63" table:formula="of:=[.P41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89</text:p>
          </table:table-cell>
          <table:table-cell table:style-name="ce3" office:value-type="string" calcext:value-type="string">
            <text:p>Asad <text:s/>Rasheed Khan</text:p>
          </table:table-cell>
          <table:table-cell table:style-name="ce62" table:formula="of:=VLOOKUP([.B4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2:.O42])" office:value-type="float" office:value="46" calcext:value-type="float">
            <text:p>46</text:p>
          </table:table-cell>
          <table:table-cell table:style-name="ce63" table:formula="of:=[.P4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92</text:p>
          </table:table-cell>
          <table:table-cell table:style-name="ce3" office:value-type="string" calcext:value-type="string">
            <text:p>Harsh <text:s/>Yadav</text:p>
          </table:table-cell>
          <table:table-cell table:style-name="ce62" table:formula="of:=VLOOKUP([.B4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3:.O43])" office:value-type="float" office:value="46" calcext:value-type="float">
            <text:p>46</text:p>
          </table:table-cell>
          <table:table-cell table:style-name="ce63" table:formula="of:=[.P4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193</text:p>
          </table:table-cell>
          <table:table-cell table:style-name="ce3" office:value-type="string" calcext:value-type="string">
            <text:p>Harsh <text:s/>Kumar Sharma</text:p>
          </table:table-cell>
          <table:table-cell table:style-name="ce62" table:formula="of:=VLOOKUP([.B44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4:.O44])" office:value-type="float" office:value="46" calcext:value-type="float">
            <text:p>46</text:p>
          </table:table-cell>
          <table:table-cell table:style-name="ce63" table:formula="of:=[.P44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256</text:p>
          </table:table-cell>
          <table:table-cell table:style-name="ce3" office:value-type="string" calcext:value-type="string">
            <text:p>Harshit <text:s/>Yadav</text:p>
          </table:table-cell>
          <table:table-cell table:style-name="ce62" table:formula="of:=VLOOKUP([.B4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5:.O45])" office:value-type="float" office:value="46" calcext:value-type="float">
            <text:p>46</text:p>
          </table:table-cell>
          <table:table-cell table:style-name="ce63" table:formula="of:=[.P4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3" office:value-type="string" calcext:value-type="string">
            <text:p>500125459</text:p>
          </table:table-cell>
          <table:table-cell table:style-name="ce3" office:value-type="string" calcext:value-type="string">
            <text:p>Himanshu <text:s/>Negi</text:p>
          </table:table-cell>
          <table:table-cell table:style-name="ce62" table:formula="of:=VLOOKUP([.B4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6:.O46])" office:value-type="float" office:value="46" calcext:value-type="float">
            <text:p>46</text:p>
          </table:table-cell>
          <table:table-cell table:style-name="ce63" table:formula="of:=[.P4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18635</text:p>
          </table:table-cell>
          <table:table-cell table:style-name="ce3" office:value-type="string" calcext:value-type="string">
            <text:p>Chhavi <text:s/>Kharb</text:p>
          </table:table-cell>
          <table:table-cell table:style-name="ce62" table:formula="of:=VLOOKUP([.B47];[$quiz30.A:.K];11;0)" office:value-type="float" office:value="28" calcext:value-type="float">
            <text:p>28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7:.O47])" office:value-type="float" office:value="44" calcext:value-type="float">
            <text:p>44</text:p>
          </table:table-cell>
          <table:table-cell table:style-name="ce63" table:formula="of:=[.P47]*2" office:value-type="float" office:value="88" calcext:value-type="float">
            <text:p>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0092</text:p>
          </table:table-cell>
          <table:table-cell table:style-name="ce3" office:value-type="string" calcext:value-type="string">
            <text:p>Santiswarup <text:s/>Nayak</text:p>
          </table:table-cell>
          <table:table-cell table:style-name="ce62" table:formula="of:=VLOOKUP([.B48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48:.O48])" office:value-type="float" office:value="46" calcext:value-type="float">
            <text:p>46</text:p>
          </table:table-cell>
          <table:table-cell table:style-name="ce63" table:formula="of:=[.P48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4035</text:p>
          </table:table-cell>
          <table:table-cell table:style-name="ce3" office:value-type="string" calcext:value-type="string">
            <text:p>Aditya <text:s/>Gupta</text:p>
          </table:table-cell>
          <table:table-cell table:style-name="ce62" table:formula="of:=VLOOKUP([.B49];[$quiz30.A:.K];11;0)" office:value-type="float" office:value="12" calcext:value-type="float">
            <text:p>1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office:value-type="float" office:value="35" calcext:value-type="float">
            <text:p>35</text:p>
          </table:table-cell>
          <table:table-cell table:style-name="ce63" table:formula="of:=[.P49]*2" office:value-type="float" office:value="70" calcext:value-type="float">
            <text:p>7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110</text:p>
          </table:table-cell>
          <table:table-cell table:style-name="ce3" office:value-type="string" calcext:value-type="string">
            <text:p>Shipra <text:s/>Nayal</text:p>
          </table:table-cell>
          <table:table-cell table:style-name="ce62" table:formula="of:=VLOOKUP([.B50];[$quiz30.A:.K];11;0)" office:value-type="float" office:value="29" calcext:value-type="float">
            <text:p>29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9"/>
          <table:table-cell table:style-name="ce16" table:formula="of:=SUM([.D50:.O50])" office:value-type="float" office:value="47" calcext:value-type="float">
            <text:p>47</text:p>
          </table:table-cell>
          <table:table-cell table:style-name="ce63" table:formula="of:=[.P50]*2" office:value-type="float" office:value="94" calcext:value-type="float">
            <text:p>9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190</text:p>
          </table:table-cell>
          <table:table-cell table:style-name="ce4" office:value-type="string" calcext:value-type="string">
            <text:p>Rishabh <text:s/>Sharma</text:p>
          </table:table-cell>
          <table:table-cell table:style-name="ce62" table:formula="of:=VLOOKUP([.B51];[$quiz30.A:.K];11;0)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table:formula="of:=SUM([.D51:.O51])" office:value-type="float" office:value="0" calcext:value-type="float">
            <text:p>0</text:p>
          </table:table-cell>
          <table:table-cell table:style-name="ce63" table:formula="of:=[.P51]*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257</text:p>
          </table:table-cell>
          <table:table-cell table:style-name="ce3" office:value-type="string" calcext:value-type="string">
            <text:p>Aditya <text:s/>Streeting</text:p>
          </table:table-cell>
          <table:table-cell table:style-name="ce62" table:formula="of:=VLOOKUP([.B5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2:.O52])" office:value-type="float" office:value="46" calcext:value-type="float">
            <text:p>46</text:p>
          </table:table-cell>
          <table:table-cell table:style-name="ce63" table:formula="of:=[.P5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258</text:p>
          </table:table-cell>
          <table:table-cell table:style-name="ce3" office:value-type="string" calcext:value-type="string">
            <text:p>Shikhar <text:s/>Dwivedi</text:p>
          </table:table-cell>
          <table:table-cell table:style-name="ce62" table:formula="of:=VLOOKUP([.B5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3:.O53])" office:value-type="float" office:value="46" calcext:value-type="float">
            <text:p>46</text:p>
          </table:table-cell>
          <table:table-cell table:style-name="ce63" table:formula="of:=[.P5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259</text:p>
          </table:table-cell>
          <table:table-cell table:style-name="ce4" office:value-type="string" calcext:value-type="string">
            <text:p>Abhinav <text:s/>Kumar Gupta</text:p>
          </table:table-cell>
          <table:table-cell table:style-name="ce62" table:formula="of:=VLOOKUP([.B54];[$quiz30.A:.K];11;0)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number-columns-repeated="9"/>
          <table:table-cell table:style-name="ce16" table:formula="of:=SUM([.D54:.O54])" office:value-type="float" office:value="0" calcext:value-type="float">
            <text:p>0</text:p>
          </table:table-cell>
          <table:table-cell table:style-name="ce63" table:formula="of:=[.P54]*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330</text:p>
          </table:table-cell>
          <table:table-cell table:style-name="ce3" office:value-type="string" calcext:value-type="string">
            <text:p>Sneha <text:s/>Verma</text:p>
          </table:table-cell>
          <table:table-cell table:style-name="ce62" table:formula="of:=VLOOKUP([.B5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5:.O55])" office:value-type="float" office:value="46" calcext:value-type="float">
            <text:p>46</text:p>
          </table:table-cell>
          <table:table-cell table:style-name="ce63" table:formula="of:=[.P5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332</text:p>
          </table:table-cell>
          <table:table-cell table:style-name="ce3" office:value-type="string" calcext:value-type="string">
            <text:p>Ayush <text:s/>Negi</text:p>
          </table:table-cell>
          <table:table-cell table:style-name="ce62" table:formula="of:=VLOOKUP([.B5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6:.O56])" office:value-type="float" office:value="46" calcext:value-type="float">
            <text:p>46</text:p>
          </table:table-cell>
          <table:table-cell table:style-name="ce63" table:formula="of:=[.P5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556</text:p>
          </table:table-cell>
          <table:table-cell table:style-name="ce3" office:value-type="string" calcext:value-type="string">
            <text:p>Prashant <text:s/>Samant</text:p>
          </table:table-cell>
          <table:table-cell table:style-name="ce62" table:formula="of:=VLOOKUP([.B57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7:.O57])" office:value-type="float" office:value="45" calcext:value-type="float">
            <text:p>45</text:p>
          </table:table-cell>
          <table:table-cell table:style-name="ce63" table:formula="of:=[.P57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580</text:p>
          </table:table-cell>
          <table:table-cell table:style-name="ce3" office:value-type="string" calcext:value-type="string">
            <text:p>Rohit <text:s/>Singh</text:p>
          </table:table-cell>
          <table:table-cell table:style-name="ce62" table:formula="of:=VLOOKUP([.B58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8:.O58])" office:value-type="float" office:value="46" calcext:value-type="float">
            <text:p>46</text:p>
          </table:table-cell>
          <table:table-cell table:style-name="ce63" table:formula="of:=[.P58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581</text:p>
          </table:table-cell>
          <table:table-cell table:style-name="ce3" office:value-type="string" calcext:value-type="string">
            <text:p>Muhammad <text:s/>Saami</text:p>
          </table:table-cell>
          <table:table-cell table:style-name="ce62" table:formula="of:=VLOOKUP([.B59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59:.O59])" office:value-type="float" office:value="45" calcext:value-type="float">
            <text:p>45</text:p>
          </table:table-cell>
          <table:table-cell table:style-name="ce63" table:formula="of:=[.P59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640</text:p>
          </table:table-cell>
          <table:table-cell table:style-name="ce3" office:value-type="string" calcext:value-type="string">
            <text:p>Sumit Singh <text:s/>Kaintura</text:p>
          </table:table-cell>
          <table:table-cell table:style-name="ce62" table:formula="of:=VLOOKUP([.B60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0:.O60])" office:value-type="float" office:value="46" calcext:value-type="float">
            <text:p>46</text:p>
          </table:table-cell>
          <table:table-cell table:style-name="ce63" table:formula="of:=[.P60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641</text:p>
          </table:table-cell>
          <table:table-cell table:style-name="ce3" office:value-type="string" calcext:value-type="string">
            <text:p>Yuvraj <text:s/>Prasad</text:p>
          </table:table-cell>
          <table:table-cell table:style-name="ce62" table:formula="of:=VLOOKUP([.B61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1:.O61])" office:value-type="float" office:value="45" calcext:value-type="float">
            <text:p>45</text:p>
          </table:table-cell>
          <table:table-cell table:style-name="ce63" table:formula="of:=[.P61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693</text:p>
          </table:table-cell>
          <table:table-cell table:style-name="ce3" office:value-type="string" calcext:value-type="string">
            <text:p>Anurag <text:s/>Anurag</text:p>
          </table:table-cell>
          <table:table-cell table:style-name="ce62" table:formula="of:=VLOOKUP([.B6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2:.O62])" office:value-type="float" office:value="46" calcext:value-type="float">
            <text:p>46</text:p>
          </table:table-cell>
          <table:table-cell table:style-name="ce63" table:formula="of:=[.P6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750</text:p>
          </table:table-cell>
          <table:table-cell table:style-name="ce3" office:value-type="string" calcext:value-type="string">
            <text:p>Vijay <text:s/>Singh Chauhan</text:p>
          </table:table-cell>
          <table:table-cell table:style-name="ce62" table:formula="of:=VLOOKUP([.B6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3:.O63])" office:value-type="float" office:value="46" calcext:value-type="float">
            <text:p>46</text:p>
          </table:table-cell>
          <table:table-cell table:style-name="ce63" table:formula="of:=[.P6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751</text:p>
          </table:table-cell>
          <table:table-cell table:style-name="ce3" office:value-type="string" calcext:value-type="string">
            <text:p>NIKHIL <text:s/>KUMAR</text:p>
          </table:table-cell>
          <table:table-cell table:style-name="ce62" table:formula="of:=VLOOKUP([.B64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4:.O64])" office:value-type="float" office:value="45" calcext:value-type="float">
            <text:p>45</text:p>
          </table:table-cell>
          <table:table-cell table:style-name="ce63" table:formula="of:=[.P64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753</text:p>
          </table:table-cell>
          <table:table-cell table:style-name="ce3" office:value-type="string" calcext:value-type="string">
            <text:p>Nandini <text:s/>Kothari</text:p>
          </table:table-cell>
          <table:table-cell table:style-name="ce62" table:formula="of:=VLOOKUP([.B65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5:.O65])" office:value-type="float" office:value="45" calcext:value-type="float">
            <text:p>45</text:p>
          </table:table-cell>
          <table:table-cell table:style-name="ce63" table:formula="of:=[.P65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754</text:p>
          </table:table-cell>
          <table:table-cell table:style-name="ce3" office:value-type="string" calcext:value-type="string">
            <text:p>Khempal <text:s/>-</text:p>
          </table:table-cell>
          <table:table-cell table:style-name="ce62" table:formula="of:=VLOOKUP([.B6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6:.O66])" office:value-type="float" office:value="46" calcext:value-type="float">
            <text:p>46</text:p>
          </table:table-cell>
          <table:table-cell table:style-name="ce63" table:formula="of:=[.P6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10</text:p>
          </table:table-cell>
          <table:table-cell table:style-name="ce3" office:value-type="string" calcext:value-type="string">
            <text:p>anurag <text:s/>vidyarthi</text:p>
          </table:table-cell>
          <table:table-cell table:style-name="ce62" table:formula="of:=VLOOKUP([.B67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7:.O67])" office:value-type="float" office:value="46" calcext:value-type="float">
            <text:p>46</text:p>
          </table:table-cell>
          <table:table-cell table:style-name="ce63" table:formula="of:=[.P67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11</text:p>
          </table:table-cell>
          <table:table-cell table:style-name="ce3" office:value-type="string" calcext:value-type="string">
            <text:p>suraj <text:s/>kumar</text:p>
          </table:table-cell>
          <table:table-cell table:style-name="ce62" table:formula="of:=VLOOKUP([.B68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8:.O68])" office:value-type="float" office:value="45" calcext:value-type="float">
            <text:p>45</text:p>
          </table:table-cell>
          <table:table-cell table:style-name="ce63" table:formula="of:=[.P68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14</text:p>
          </table:table-cell>
          <table:table-cell table:style-name="ce3" office:value-type="string" calcext:value-type="string">
            <text:p>Rishabh <text:s/>verma</text:p>
          </table:table-cell>
          <table:table-cell table:style-name="ce62" table:formula="of:=VLOOKUP([.B69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69:.O69])" office:value-type="float" office:value="46" calcext:value-type="float">
            <text:p>46</text:p>
          </table:table-cell>
          <table:table-cell table:style-name="ce63" table:formula="of:=[.P69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18</text:p>
          </table:table-cell>
          <table:table-cell table:style-name="ce3" office:value-type="string" calcext:value-type="string">
            <text:p>Abhay <text:s/>Singh Chauhan</text:p>
          </table:table-cell>
          <table:table-cell table:style-name="ce62" table:formula="of:=VLOOKUP([.B70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0:.O70])" office:value-type="float" office:value="46" calcext:value-type="float">
            <text:p>46</text:p>
          </table:table-cell>
          <table:table-cell table:style-name="ce63" table:formula="of:=[.P70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86</text:p>
          </table:table-cell>
          <table:table-cell table:style-name="ce3" office:value-type="string" calcext:value-type="string">
            <text:p>Devansh <text:s/>Pratap Singh</text:p>
          </table:table-cell>
          <table:table-cell table:style-name="ce62" table:formula="of:=VLOOKUP([.B71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1:.O71])" office:value-type="float" office:value="45" calcext:value-type="float">
            <text:p>45</text:p>
          </table:table-cell>
          <table:table-cell table:style-name="ce63" table:formula="of:=[.P71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88</text:p>
          </table:table-cell>
          <table:table-cell table:style-name="ce3" office:value-type="string" calcext:value-type="string">
            <text:p>Anuj <text:s/>KUMAR Mishra</text:p>
          </table:table-cell>
          <table:table-cell table:style-name="ce62" table:formula="of:=VLOOKUP([.B7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2:.O72])" office:value-type="float" office:value="46" calcext:value-type="float">
            <text:p>46</text:p>
          </table:table-cell>
          <table:table-cell table:style-name="ce63" table:formula="of:=[.P7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90</text:p>
          </table:table-cell>
          <table:table-cell table:style-name="ce3" office:value-type="string" calcext:value-type="string">
            <text:p>Mangesh <text:s/>Kumar</text:p>
          </table:table-cell>
          <table:table-cell table:style-name="ce62" table:formula="of:=VLOOKUP([.B73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3:.O73])" office:value-type="float" office:value="45" calcext:value-type="float">
            <text:p>45</text:p>
          </table:table-cell>
          <table:table-cell table:style-name="ce63" table:formula="of:=[.P73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92</text:p>
          </table:table-cell>
          <table:table-cell table:style-name="ce3" office:value-type="string" calcext:value-type="string">
            <text:p>Sidhant <text:s/>Gairola</text:p>
          </table:table-cell>
          <table:table-cell table:style-name="ce62" table:formula="of:=VLOOKUP([.B74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4:.O74])" office:value-type="float" office:value="46" calcext:value-type="float">
            <text:p>46</text:p>
          </table:table-cell>
          <table:table-cell table:style-name="ce63" table:formula="of:=[.P74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5994</text:p>
          </table:table-cell>
          <table:table-cell table:style-name="ce3" office:value-type="string" calcext:value-type="string">
            <text:p>sachin <text:s/>rawat</text:p>
          </table:table-cell>
          <table:table-cell table:style-name="ce62" table:formula="of:=VLOOKUP([.B7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5:.O75])" office:value-type="float" office:value="46" calcext:value-type="float">
            <text:p>46</text:p>
          </table:table-cell>
          <table:table-cell table:style-name="ce63" table:formula="of:=[.P7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096</text:p>
          </table:table-cell>
          <table:table-cell table:style-name="ce3" office:value-type="string" calcext:value-type="string">
            <text:p>SONIYA <text:s/>-</text:p>
          </table:table-cell>
          <table:table-cell table:style-name="ce62" table:formula="of:=VLOOKUP([.B7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6:.O76])" office:value-type="float" office:value="46" calcext:value-type="float">
            <text:p>46</text:p>
          </table:table-cell>
          <table:table-cell table:style-name="ce63" table:formula="of:=[.P7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119</text:p>
          </table:table-cell>
          <table:table-cell table:style-name="ce3" office:value-type="string" calcext:value-type="string">
            <text:p>Ishika <text:s/>Ahir</text:p>
          </table:table-cell>
          <table:table-cell table:style-name="ce62" table:formula="of:=VLOOKUP([.B77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7:.O77])" office:value-type="float" office:value="46" calcext:value-type="float">
            <text:p>46</text:p>
          </table:table-cell>
          <table:table-cell table:style-name="ce63" table:formula="of:=[.P77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167</text:p>
          </table:table-cell>
          <table:table-cell table:style-name="ce3" office:value-type="string" calcext:value-type="string">
            <text:p>Piyush <text:s/>Saini</text:p>
          </table:table-cell>
          <table:table-cell table:style-name="ce62" table:formula="of:=VLOOKUP([.B78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8:.O78])" office:value-type="float" office:value="46" calcext:value-type="float">
            <text:p>46</text:p>
          </table:table-cell>
          <table:table-cell table:style-name="ce63" table:formula="of:=[.P78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235</text:p>
          </table:table-cell>
          <table:table-cell table:style-name="ce3" office:value-type="string" calcext:value-type="string">
            <text:p>Anushka <text:s/>Rathore</text:p>
          </table:table-cell>
          <table:table-cell table:style-name="ce62" table:formula="of:=VLOOKUP([.B79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79:.O79])" office:value-type="float" office:value="46" calcext:value-type="float">
            <text:p>46</text:p>
          </table:table-cell>
          <table:table-cell table:style-name="ce63" table:formula="of:=[.P79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238</text:p>
          </table:table-cell>
          <table:table-cell table:style-name="ce4" office:value-type="string" calcext:value-type="string">
            <text:p>Ashwani <text:s/>Kannaujia</text:p>
          </table:table-cell>
          <table:table-cell table:style-name="ce62" table:formula="of:=VLOOKUP([.B80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63" table:number-columns-repeated="9"/>
          <table:table-cell table:style-name="ce16" table:formula="of:=SUM([.D80:.O80])" office:value-type="float" office:value="44" calcext:value-type="float">
            <text:p>44</text:p>
          </table:table-cell>
          <table:table-cell table:style-name="ce63" table:formula="of:=[.P80]*2" office:value-type="float" office:value="88" calcext:value-type="float">
            <text:p>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295</text:p>
          </table:table-cell>
          <table:table-cell table:style-name="ce3" office:value-type="string" calcext:value-type="string">
            <text:p>Dheeraj <text:s/>Upreti</text:p>
          </table:table-cell>
          <table:table-cell table:style-name="ce62" table:formula="of:=VLOOKUP([.B81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1:.O81])" office:value-type="float" office:value="45" calcext:value-type="float">
            <text:p>45</text:p>
          </table:table-cell>
          <table:table-cell table:style-name="ce63" table:formula="of:=[.P81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361</text:p>
          </table:table-cell>
          <table:table-cell table:style-name="ce3" office:value-type="string" calcext:value-type="string">
            <text:p>Manwar <text:s/>Singh</text:p>
          </table:table-cell>
          <table:table-cell table:style-name="ce62" table:formula="of:=VLOOKUP([.B82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2:.O82])" office:value-type="float" office:value="46" calcext:value-type="float">
            <text:p>46</text:p>
          </table:table-cell>
          <table:table-cell table:style-name="ce63" table:formula="of:=[.P82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362</text:p>
          </table:table-cell>
          <table:table-cell table:style-name="ce3" office:value-type="string" calcext:value-type="string">
            <text:p>Rahul <text:s/>Katiyar</text:p>
          </table:table-cell>
          <table:table-cell table:style-name="ce62" table:formula="of:=VLOOKUP([.B83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3:.O83])" office:value-type="float" office:value="46" calcext:value-type="float">
            <text:p>46</text:p>
          </table:table-cell>
          <table:table-cell table:style-name="ce63" table:formula="of:=[.P83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523</text:p>
          </table:table-cell>
          <table:table-cell table:style-name="ce3" office:value-type="string" calcext:value-type="string">
            <text:p>SAKSHI <text:s/>LOHIYA</text:p>
          </table:table-cell>
          <table:table-cell table:style-name="ce62" table:formula="of:=VLOOKUP([.B84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4:.O84])" office:value-type="float" office:value="45" calcext:value-type="float">
            <text:p>45</text:p>
          </table:table-cell>
          <table:table-cell table:style-name="ce63" table:formula="of:=[.P84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524</text:p>
          </table:table-cell>
          <table:table-cell table:style-name="ce3" office:value-type="string" calcext:value-type="string">
            <text:p>Sagar <text:s/></text:p>
          </table:table-cell>
          <table:table-cell table:style-name="ce62" table:formula="of:=VLOOKUP([.B85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5:.O85])" office:value-type="float" office:value="46" calcext:value-type="float">
            <text:p>46</text:p>
          </table:table-cell>
          <table:table-cell table:style-name="ce63" table:formula="of:=[.P85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695</text:p>
          </table:table-cell>
          <table:table-cell table:style-name="ce3" office:value-type="string" calcext:value-type="string">
            <text:p>Ansh <text:s/>Verma</text:p>
          </table:table-cell>
          <table:table-cell table:style-name="ce62" table:formula="of:=VLOOKUP([.B86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6:.O86])" office:value-type="float" office:value="46" calcext:value-type="float">
            <text:p>46</text:p>
          </table:table-cell>
          <table:table-cell table:style-name="ce63" table:formula="of:=[.P86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775</text:p>
          </table:table-cell>
          <table:table-cell table:style-name="ce3" office:value-type="string" calcext:value-type="string">
            <text:p>Vishal <text:s/>Kaushal</text:p>
          </table:table-cell>
          <table:table-cell table:style-name="ce62" table:formula="of:=VLOOKUP([.B87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7:.O87])" office:value-type="float" office:value="46" calcext:value-type="float">
            <text:p>46</text:p>
          </table:table-cell>
          <table:table-cell table:style-name="ce63" table:formula="of:=[.P87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791</text:p>
          </table:table-cell>
          <table:table-cell table:style-name="ce3" office:value-type="string" calcext:value-type="string">
            <text:p>GURPREET <text:s/>SINGH</text:p>
          </table:table-cell>
          <table:table-cell table:style-name="ce62" table:formula="of:=VLOOKUP([.B88];[$quiz30.A:.K];11;0)" office:value-type="float" office:value="30" calcext:value-type="float">
            <text:p>3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88:.O88])" office:value-type="float" office:value="46" calcext:value-type="float">
            <text:p>46</text:p>
          </table:table-cell>
          <table:table-cell table:style-name="ce63" table:formula="of:=[.P88]*2" office:value-type="float" office:value="92" calcext:value-type="float">
            <text:p>9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6894</text:p>
          </table:table-cell>
          <table:table-cell table:style-name="ce3" office:value-type="string" calcext:value-type="string">
            <text:p>Deepank <text:s/>Singh</text:p>
          </table:table-cell>
          <table:table-cell table:style-name="ce62" table:formula="of:=VLOOKUP([.B89];[$quiz30.A:.K];11;0)" office:value-type="float" office:value="30" calcext:value-type="float">
            <text:p>3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9"/>
          <table:table-cell table:style-name="ce16" table:formula="of:=SUM([.D89:.O89])" office:value-type="float" office:value="48" calcext:value-type="float">
            <text:p>48</text:p>
          </table:table-cell>
          <table:table-cell table:style-name="ce63" table:formula="of:=[.P89]*2" office:value-type="float" office:value="96" calcext:value-type="float">
            <text:p>9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3" office:value-type="string" calcext:value-type="string">
            <text:p>500127015</text:p>
          </table:table-cell>
          <table:table-cell table:style-name="ce3" office:value-type="string" calcext:value-type="string">
            <text:p>ASHLAY PRESLEY ROBERTS</text:p>
          </table:table-cell>
          <table:table-cell table:style-name="ce62" table:formula="of:=VLOOKUP([.B90];[$quiz30.A:.K];11;0)" office:value-type="float" office:value="29" calcext:value-type="float">
            <text:p>29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table:number-columns-repeated="9"/>
          <table:table-cell table:style-name="ce16" table:formula="of:=SUM([.D90:.O90])" office:value-type="float" office:value="45" calcext:value-type="float">
            <text:p>45</text:p>
          </table:table-cell>
          <table:table-cell table:style-name="ce63" table:formula="of:=[.P90]*2" office:value-type="float" office:value="90" calcext:value-type="float">
            <text:p>90</text:p>
          </table:table-cell>
          <table:table-cell table:number-columns-repeated="16367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IA.$A$1" table:cell-range-address="$IA.$B$1:.$E$90" table:range-usable-as="print-range"/>
          <table:named-range table:name="_xlnm.Print_Titles" table:base-cell-address="$IA.$A$1" table:cell-range-address="$IA.$1:.$1" table:range-usable-as="repeat-column repeat-row"/>
        </table:named-expressions>
        <calcext:conditional-formats>
          <calcext:conditional-format calcext:target-range-address="IA.P1:IA.P1048576">
            <calcext:condition calcext:apply-style-name="Error" calcext:value="&lt;25" calcext:base-cell-address="IA.P1"/>
          </calcext:conditional-format>
          <calcext:conditional-format calcext:target-range-address="IA.P1:IA.P1048576">
            <calcext:condition calcext:apply-style-name="Bad" calcext:value="&lt;30" calcext:base-cell-address="IA.P1"/>
          </calcext:conditional-format>
        </calcext:conditional-formats>
      </table:table>
      <table:table table:name="MID" table:style-name="ta2">
        <office:forms form:automatic-focus="false" form:apply-design-mode="false"/>
        <table:table-column table:style-name="co10" table:default-cell-style-name="ce57"/>
        <table:table-column table:style-name="co9" table:default-cell-style-name="ce57"/>
        <table:table-column table:style-name="co3" table:default-cell-style-name="ce57"/>
        <table:table-column table:style-name="co4" table:default-cell-style-name="ce67"/>
        <table:table-column table:style-name="co4" table:default-cell-style-name="ce69"/>
        <table:table-column table:style-name="co7" table:number-columns-repeated="8" table:default-cell-style-name="ce69"/>
        <table:table-column table:style-name="co8" table:number-columns-repeated="2" table:default-cell-style-name="ce69"/>
        <table:table-column table:style-name="co9" table:default-cell-style-name="ce69"/>
        <table:table-column table:style-name="co9" table:number-columns-repeated="16368" table:default-cell-style-name="Default"/>
        <table:table-row table:style-name="ro1">
          <table:table-cell table:style-name="ce1" office:value-type="string" calcext:value-type="string">
            <text:p>Cohor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Name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MID(100)</text:p>
          </table:table-cell>
          <table:table-cell table:style-name="ce11" office:value-type="string" calcext:value-type="string">
            <text:p>MID(20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7989</text:p>
          </table:table-cell>
          <table:table-cell table:style-name="ce64" office:value-type="string" calcext:value-type="string">
            <text:p>Sheebanaaz S S Makandar</text:p>
          </table:table-cell>
          <table:table-cell table:style-name="ce66" office:value-type="float" office:value="62" calcext:value-type="float">
            <text:p>62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68" table:formula="of:=IFERROR(SUM([.E2:.O2]);&quot;A&quot;)" office:value-type="float" office:value="62" calcext:value-type="float">
            <text:p>62</text:p>
          </table:table-cell>
          <table:table-cell table:style-name="ce63" table:formula="of:=IF(ROUND([.P2]*20/100;0)=0;&quot;A&quot;;ROUND([.P2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7995</text:p>
          </table:table-cell>
          <table:table-cell table:style-name="ce64" office:value-type="string" calcext:value-type="string">
            <text:p>Nitish <text:s/>Tiwari</text:p>
          </table:table-cell>
          <table:table-cell table:style-name="ce66" office:value-type="float" office:value="42" calcext:value-type="float">
            <text:p>4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68" table:number-columns-repeated="3"/>
          <table:table-cell table:style-name="ce68" office:value-type="float" office:value="15" calcext:value-type="float">
            <text:p>15</text:p>
          </table:table-cell>
          <table:table-cell table:style-name="ce68" table:formula="of:=IFERROR(SUM([.E3:.O3]);&quot;A&quot;)" office:value-type="float" office:value="42" calcext:value-type="float">
            <text:p>42</text:p>
          </table:table-cell>
          <table:table-cell table:style-name="ce63" table:formula="of:=IF(ROUND([.P3]*20/100;0)=0;&quot;A&quot;;ROUND([.P3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7996</text:p>
          </table:table-cell>
          <table:table-cell table:style-name="ce64" office:value-type="string" calcext:value-type="string">
            <text:p>Riya <text:s/>Lahiya</text:p>
          </table:table-cell>
          <table:table-cell table:style-name="ce66" office:value-type="float" office:value="30" calcext:value-type="float">
            <text:p>30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table:formula="of:=IFERROR(SUM([.E4:.O4]);&quot;A&quot;)" office:value-type="float" office:value="30" calcext:value-type="float">
            <text:p>30</text:p>
          </table:table-cell>
          <table:table-cell table:style-name="ce63" table:formula="of:=IF(ROUND([.P4]*20/100;0)=0;&quot;A&quot;;ROUND([.P4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7998</text:p>
          </table:table-cell>
          <table:table-cell table:style-name="ce64" office:value-type="string" calcext:value-type="string">
            <text:p>Devansh <text:s/>Maheshwari</text:p>
          </table:table-cell>
          <table:table-cell table:style-name="ce66" office:value-type="float" office:value="71" calcext:value-type="float">
            <text:p>7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number-columns-repeated="2"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68" table:formula="of:=IFERROR(SUM([.E5:.O5]);&quot;A&quot;)" office:value-type="float" office:value="71" calcext:value-type="float">
            <text:p>71</text:p>
          </table:table-cell>
          <table:table-cell table:style-name="ce63" table:formula="of:=IF(ROUND([.P5]*20/100;0)=0;&quot;A&quot;;ROUND([.P5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8221</text:p>
          </table:table-cell>
          <table:table-cell table:style-name="ce64" office:value-type="string" calcext:value-type="string">
            <text:p>Tushar <text:s/>Pal</text:p>
          </table:table-cell>
          <table:table-cell table:style-name="ce66" office:value-type="float" office:value="41" calcext:value-type="float">
            <text:p>4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68" table:formula="of:=IFERROR(SUM([.E6:.O6]);&quot;A&quot;)" office:value-type="float" office:value="41" calcext:value-type="float">
            <text:p>41</text:p>
          </table:table-cell>
          <table:table-cell table:style-name="ce63" table:formula="of:=IF(ROUND([.P6]*20/100;0)=0;&quot;A&quot;;ROUND([.P6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8634</text:p>
          </table:table-cell>
          <table:table-cell table:style-name="ce64" office:value-type="string" calcext:value-type="string">
            <text:p>Diganta <text:s/>Datta</text:p>
          </table:table-cell>
          <table:table-cell table:style-name="ce66"/>
          <table:table-cell table:style-name="ce68" table:number-columns-repeated="11"/>
          <table:table-cell table:style-name="ce68" table:formula="of:=IFERROR(SUM([.E7:.O7]);&quot;A&quot;)" office:value-type="float" office:value="0" calcext:value-type="float">
            <text:p>0</text:p>
          </table:table-cell>
          <table:table-cell table:style-name="ce63" table:formula="of:=IF(ROUND([.P7]*20/100;0)=0;&quot;A&quot;;ROUND([.P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18635</text:p>
          </table:table-cell>
          <table:table-cell table:style-name="ce64" office:value-type="string" calcext:value-type="string">
            <text:p>Chhavi <text:s/>Kharb</text:p>
          </table:table-cell>
          <table:table-cell table:style-name="ce66" office:value-type="float" office:value="41" calcext:value-type="float">
            <text:p>4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" calcext:value-type="float">
            <text:p>11</text:p>
          </table:table-cell>
          <table:table-cell table:style-name="ce68" table:number-columns-repeated="3"/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68" table:formula="of:=IFERROR(SUM([.E8:.O8]);&quot;A&quot;)" office:value-type="float" office:value="41" calcext:value-type="float">
            <text:p>41</text:p>
          </table:table-cell>
          <table:table-cell table:style-name="ce63" table:formula="of:=IF(ROUND([.P8]*20/100;0)=0;&quot;A&quot;;ROUND([.P8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9291</text:p>
          </table:table-cell>
          <table:table-cell table:style-name="ce64" office:value-type="string" calcext:value-type="string">
            <text:p>Pranjal <text:s/>Mishra</text:p>
          </table:table-cell>
          <table:table-cell table:style-name="ce66" office:value-type="float" office:value="48" calcext:value-type="float">
            <text:p>4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3"/>
          <table:table-cell table:style-name="ce68" office:value-type="float" office:value="17" calcext:value-type="float">
            <text:p>17</text:p>
          </table:table-cell>
          <table:table-cell table:style-name="ce68" table:formula="of:=IFERROR(SUM([.E9:.O9]);&quot;A&quot;)" office:value-type="float" office:value="48" calcext:value-type="float">
            <text:p>48</text:p>
          </table:table-cell>
          <table:table-cell table:style-name="ce63" table:formula="of:=IF(ROUND([.P9]*20/100;0)=0;&quot;A&quot;;ROUND([.P9]*20/100;0))"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19292</text:p>
          </table:table-cell>
          <table:table-cell table:style-name="ce64" office:value-type="string" calcext:value-type="string">
            <text:p>Arpan <text:s/>Tapan Biswas</text:p>
          </table:table-cell>
          <table:table-cell table:style-name="ce66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7" calcext:value-type="float">
            <text:p>7</text:p>
          </table:table-cell>
          <table:table-cell table:style-name="ce68" table:formula="of:=IFERROR(SUM([.E10:.O10]);&quot;A&quot;)" office:value-type="float" office:value="15" calcext:value-type="float">
            <text:p>15</text:p>
          </table:table-cell>
          <table:table-cell table:style-name="ce63" table:formula="of:=IF(ROUND([.P10]*20/100;0)=0;&quot;A&quot;;ROUND([.P10]*20/100;0)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0083</text:p>
          </table:table-cell>
          <table:table-cell table:style-name="ce64" office:value-type="string" calcext:value-type="string">
            <text:p>JAYANT <text:s/>DEV</text:p>
          </table:table-cell>
          <table:table-cell table:style-name="ce66" office:value-type="float" office:value="34" calcext:value-type="float">
            <text:p>3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table:formula="of:=IFERROR(SUM([.E11:.O11]);&quot;A&quot;)" office:value-type="float" office:value="34" calcext:value-type="float">
            <text:p>34</text:p>
          </table:table-cell>
          <table:table-cell table:style-name="ce63" table:formula="of:=IF(ROUND([.P11]*20/100;0)=0;&quot;A&quot;;ROUND([.P11]*20/100;0)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0087</text:p>
          </table:table-cell>
          <table:table-cell table:style-name="ce64" office:value-type="string" calcext:value-type="string">
            <text:p>Vinay kumar <text:s/>pandey</text:p>
          </table:table-cell>
          <table:table-cell table:style-name="ce66" office:value-type="float" office:value="40" calcext:value-type="float">
            <text:p>40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68" table:formula="of:=IFERROR(SUM([.E12:.O12]);&quot;A&quot;)" office:value-type="float" office:value="40" calcext:value-type="float">
            <text:p>40</text:p>
          </table:table-cell>
          <table:table-cell table:style-name="ce63" table:formula="of:=IF(ROUND([.P12]*20/100;0)=0;&quot;A&quot;;ROUND([.P12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0089</text:p>
          </table:table-cell>
          <table:table-cell table:style-name="ce64" office:value-type="string" calcext:value-type="string">
            <text:p>AKSHAY <text:s/>VERMA</text:p>
          </table:table-cell>
          <table:table-cell table:style-name="ce66" office:value-type="float" office:value="36" calcext:value-type="float">
            <text:p>36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68" table:formula="of:=IFERROR(SUM([.E13:.O13]);&quot;A&quot;)" office:value-type="float" office:value="27" calcext:value-type="float">
            <text:p>27</text:p>
          </table:table-cell>
          <table:table-cell table:style-name="ce63" table:formula="of:=IF(ROUND([.P13]*20/100;0)=0;&quot;A&quot;;ROUND([.P13]*20/100;0)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0092</text:p>
          </table:table-cell>
          <table:table-cell table:style-name="ce64" office:value-type="string" calcext:value-type="string">
            <text:p>Santiswarup <text:s/>Nayak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5"/>
          <table:table-cell table:style-name="ce68" table:formula="of:=IFERROR(SUM([.E14:.O14]);&quot;A&quot;)" office:value-type="float" office:value="15" calcext:value-type="float">
            <text:p>15</text:p>
          </table:table-cell>
          <table:table-cell table:style-name="ce63" table:formula="of:=IF(ROUND([.P14]*20/100;0)=0;&quot;A&quot;;ROUND([.P14]*20/100;0)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0926</text:p>
          </table:table-cell>
          <table:table-cell table:style-name="ce64" office:value-type="string" calcext:value-type="string">
            <text:p>VANSH <text:s/>RAJVANSHI</text:p>
          </table:table-cell>
          <table:table-cell table:style-name="ce66" office:value-type="float" office:value="38" calcext:value-type="float">
            <text:p>38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formula="of:=IFERROR(SUM([.E15:.O15]);&quot;A&quot;)" office:value-type="float" office:value="45" calcext:value-type="float">
            <text:p>45</text:p>
          </table:table-cell>
          <table:table-cell table:style-name="ce63" table:formula="of:=IF(ROUND([.P15]*20/100;0)=0;&quot;A&quot;;ROUND([.P15]*20/100;0)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1364</text:p>
          </table:table-cell>
          <table:table-cell table:style-name="ce64" office:value-type="string" calcext:value-type="string">
            <text:p>shivam <text:s/>bhardwaj</text:p>
          </table:table-cell>
          <table:table-cell table:style-name="ce66" office:value-type="float" office:value="29" calcext:value-type="float">
            <text:p>2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68" table:number-columns-repeated="3"/>
          <table:table-cell table:style-name="ce68" office:value-type="float" office:value="12" calcext:value-type="float">
            <text:p>12</text:p>
          </table:table-cell>
          <table:table-cell table:style-name="ce68" table:formula="of:=IFERROR(SUM([.E16:.O16]);&quot;A&quot;)" office:value-type="float" office:value="29" calcext:value-type="float">
            <text:p>29</text:p>
          </table:table-cell>
          <table:table-cell table:style-name="ce63" table:formula="of:=IF(ROUND([.P16]*20/100;0)=0;&quot;A&quot;;ROUND([.P16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1550</text:p>
          </table:table-cell>
          <table:table-cell table:style-name="ce64" office:value-type="string" calcext:value-type="string">
            <text:p>Vedant <text:s/>Solanki</text:p>
          </table:table-cell>
          <table:table-cell table:style-name="ce66" office:value-type="float" office:value="59" calcext:value-type="float">
            <text:p>59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"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68" table:formula="of:=IFERROR(SUM([.E17:.O17]);&quot;A&quot;)" office:value-type="float" office:value="59" calcext:value-type="float">
            <text:p>59</text:p>
          </table:table-cell>
          <table:table-cell table:style-name="ce63" table:formula="of:=IF(ROUND([.P17]*20/100;0)=0;&quot;A&quot;;ROUND([.P17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2363</text:p>
          </table:table-cell>
          <table:table-cell table:style-name="ce64" office:value-type="string" calcext:value-type="string">
            <text:p>Anshul <text:s/>Kotiyal</text:p>
          </table:table-cell>
          <table:table-cell table:style-name="ce66" office:value-type="float" office:value="66" calcext:value-type="float">
            <text:p>66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21" calcext:value-type="float">
            <text:p>21</text:p>
          </table:table-cell>
          <table:table-cell table:style-name="ce68" table:formula="of:=IFERROR(SUM([.E18:.O18]);&quot;A&quot;)" office:value-type="float" office:value="66" calcext:value-type="float">
            <text:p>66</text:p>
          </table:table-cell>
          <table:table-cell table:style-name="ce63" table:formula="of:=IF(ROUND([.P18]*20/100;0)=0;&quot;A&quot;;ROUND([.P18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2366</text:p>
          </table:table-cell>
          <table:table-cell table:style-name="ce64" office:value-type="string" calcext:value-type="string">
            <text:p>Khushank <text:s/>Rawat</text:p>
          </table:table-cell>
          <table:table-cell table:style-name="ce66"/>
          <table:table-cell table:style-name="ce68" table:number-columns-repeated="11"/>
          <table:table-cell table:style-name="ce68" table:formula="of:=IFERROR(SUM([.E19:.O19]);&quot;A&quot;)" office:value-type="float" office:value="0" calcext:value-type="float">
            <text:p>0</text:p>
          </table:table-cell>
          <table:table-cell table:style-name="ce63" table:formula="of:=IF(ROUND([.P19]*20/100;0)=0;&quot;A&quot;;ROUND([.P1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144</text:p>
          </table:table-cell>
          <table:table-cell table:style-name="ce64" office:value-type="string" calcext:value-type="string">
            <text:p>Sunil <text:s/>Singh</text:p>
          </table:table-cell>
          <table:table-cell table:style-name="ce66" office:value-type="float" office:value="57" calcext:value-type="float">
            <text:p>5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68" table:formula="of:=IFERROR(SUM([.E20:.O20]);&quot;A&quot;)" office:value-type="float" office:value="57" calcext:value-type="float">
            <text:p>57</text:p>
          </table:table-cell>
          <table:table-cell table:style-name="ce63" table:formula="of:=IF(ROUND([.P20]*20/100;0)=0;&quot;A&quot;;ROUND([.P20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293</text:p>
          </table:table-cell>
          <table:table-cell table:style-name="ce64" office:value-type="string" calcext:value-type="string">
            <text:p>Kartikey <text:s/>Uniyal</text:p>
          </table:table-cell>
          <table:table-cell table:style-name="ce66" office:value-type="float" office:value="55" calcext:value-type="float">
            <text:p>5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table:formula="of:=IFERROR(SUM([.E21:.O21]);&quot;A&quot;)" office:value-type="float" office:value="55" calcext:value-type="float">
            <text:p>55</text:p>
          </table:table-cell>
          <table:table-cell table:style-name="ce63" table:formula="of:=IF(ROUND([.P21]*20/100;0)=0;&quot;A&quot;;ROUND([.P21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366</text:p>
          </table:table-cell>
          <table:table-cell table:style-name="ce64" office:value-type="string" calcext:value-type="string">
            <text:p>Shrishty <text:s/>Keshri</text:p>
          </table:table-cell>
          <table:table-cell table:style-name="ce66" office:value-type="float" office:value="55" calcext:value-type="float">
            <text:p>55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68" table:formula="of:=IFERROR(SUM([.E22:.O22]);&quot;A&quot;)" office:value-type="float" office:value="55" calcext:value-type="float">
            <text:p>55</text:p>
          </table:table-cell>
          <table:table-cell table:style-name="ce63" table:formula="of:=IF(ROUND([.P22]*20/100;0)=0;&quot;A&quot;;ROUND([.P22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367</text:p>
          </table:table-cell>
          <table:table-cell table:style-name="ce64" office:value-type="string" calcext:value-type="string">
            <text:p>Rahul <text:s/>Singh Rawat</text:p>
          </table:table-cell>
          <table:table-cell table:style-name="ce66"/>
          <table:table-cell table:style-name="ce68" table:number-columns-repeated="11"/>
          <table:table-cell table:style-name="ce68" table:formula="of:=IFERROR(SUM([.E23:.O23]);&quot;A&quot;)" office:value-type="float" office:value="0" calcext:value-type="float">
            <text:p>0</text:p>
          </table:table-cell>
          <table:table-cell table:style-name="ce63" table:formula="of:=IF(ROUND([.P23]*20/100;0)=0;&quot;A&quot;;ROUND([.P2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578</text:p>
          </table:table-cell>
          <table:table-cell table:style-name="ce64" office:value-type="string" calcext:value-type="string">
            <text:p>Anshul <text:s/>Yadav</text:p>
          </table:table-cell>
          <table:table-cell table:style-name="ce66"/>
          <table:table-cell table:style-name="ce68" table:number-columns-repeated="11"/>
          <table:table-cell table:style-name="ce68" table:formula="of:=IFERROR(SUM([.E24:.O24]);&quot;A&quot;)" office:value-type="float" office:value="0" calcext:value-type="float">
            <text:p>0</text:p>
          </table:table-cell>
          <table:table-cell table:style-name="ce63" table:formula="of:=IF(ROUND([.P24]*20/100;0)=0;&quot;A&quot;;ROUND([.P2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579</text:p>
          </table:table-cell>
          <table:table-cell table:style-name="ce64" office:value-type="string" calcext:value-type="string">
            <text:p>Raghav Kartik Kartik Bhardwaj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number-columns-repeated="5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table:formula="of:=IFERROR(SUM([.E25:.O25]);&quot;A&quot;)" office:value-type="float" office:value="19" calcext:value-type="float">
            <text:p>19</text:p>
          </table:table-cell>
          <table:table-cell table:style-name="ce63" table:formula="of:=IF(ROUND([.P25]*20/100;0)=0;&quot;A&quot;;ROUND([.P25]*20/100;0)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581</text:p>
          </table:table-cell>
          <table:table-cell table:style-name="ce64" office:value-type="string" calcext:value-type="string">
            <text:p>Tanmay <text:s/>Batra</text:p>
          </table:table-cell>
          <table:table-cell table:style-name="ce66" office:value-type="float" office:value="77" calcext:value-type="float">
            <text:p>77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14" calcext:value-type="float">
            <text:p>14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68" table:formula="of:=IFERROR(SUM([.E26:.O26]);&quot;A&quot;)" office:value-type="float" office:value="77" calcext:value-type="float">
            <text:p>77</text:p>
          </table:table-cell>
          <table:table-cell table:style-name="ce63" table:formula="of:=IF(ROUND([.P26]*20/100;0)=0;&quot;A&quot;;ROUND([.P26]*20/100;0)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660</text:p>
          </table:table-cell>
          <table:table-cell table:style-name="ce64" office:value-type="string" calcext:value-type="string">
            <text:p>ANANT <text:s/>KUMAR SHARMA</text:p>
          </table:table-cell>
          <table:table-cell table:style-name="ce66" office:value-type="float" office:value="43" calcext:value-type="float">
            <text:p>4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"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68" table:formula="of:=IFERROR(SUM([.E27:.O27]);&quot;A&quot;)" office:value-type="float" office:value="23" calcext:value-type="float">
            <text:p>23</text:p>
          </table:table-cell>
          <table:table-cell table:style-name="ce63" table:formula="of:=IF(ROUND([.P27]*20/100;0)=0;&quot;A&quot;;ROUND([.P27]*20/100;0)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760</text:p>
          </table:table-cell>
          <table:table-cell table:style-name="ce64" office:value-type="string" calcext:value-type="string">
            <text:p>Ankit <text:s/>Bisht</text:p>
          </table:table-cell>
          <table:table-cell table:style-name="ce66" office:value-type="float" office:value="86" calcext:value-type="float">
            <text:p>86</text:p>
          </table:table-cell>
          <table:table-cell table:number-columns-repeated="3"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2"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68" table:formula="of:=IFERROR(SUM([.E28:.O28]);&quot;A&quot;)" office:value-type="float" office:value="86" calcext:value-type="float">
            <text:p>86</text:p>
          </table:table-cell>
          <table:table-cell table:style-name="ce63" table:formula="of:=IF(ROUND([.P28]*20/100;0)=0;&quot;A&quot;;ROUND([.P28]*20/100;0)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3800</text:p>
          </table:table-cell>
          <table:table-cell table:style-name="ce64" office:value-type="string" calcext:value-type="string">
            <text:p>Akash <text:s/>rawat</text:p>
          </table:table-cell>
          <table:table-cell table:style-name="ce66" office:value-type="float" office:value="45" calcext:value-type="float">
            <text:p>4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68" table:formula="of:=IFERROR(SUM([.E29:.O29]);&quot;A&quot;)" office:value-type="float" office:value="45" calcext:value-type="float">
            <text:p>45</text:p>
          </table:table-cell>
          <table:table-cell table:style-name="ce63" table:formula="of:=IF(ROUND([.P29]*20/100;0)=0;&quot;A&quot;;ROUND([.P29]*20/100;0)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4035</text:p>
          </table:table-cell>
          <table:table-cell table:style-name="ce64" office:value-type="string" calcext:value-type="string">
            <text:p>Aditya <text:s/>Gupta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table:formula="of:=IFERROR(SUM([.E30:.O30]);&quot;A&quot;)" office:value-type="float" office:value="9" calcext:value-type="float">
            <text:p>9</text:p>
          </table:table-cell>
          <table:table-cell table:style-name="ce63" table:formula="of:=IF(ROUND([.P30]*20/100;0)=0;&quot;A&quot;;ROUND([.P30]*20/100;0)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144</text:p>
          </table:table-cell>
          <table:table-cell table:style-name="ce64" office:value-type="string" calcext:value-type="string">
            <text:p>Ayush <text:s/>semwal</text:p>
          </table:table-cell>
          <table:table-cell table:style-name="ce66" office:value-type="float" office:value="57" calcext:value-type="float">
            <text:p>57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6" calcext:value-type="float">
            <text:p>16</text:p>
          </table:table-cell>
          <table:table-cell table:style-name="ce68" table:formula="of:=IFERROR(SUM([.E31:.O31]);&quot;A&quot;)" office:value-type="float" office:value="57" calcext:value-type="float">
            <text:p>57</text:p>
          </table:table-cell>
          <table:table-cell table:style-name="ce63" table:formula="of:=IF(ROUND([.P31]*20/100;0)=0;&quot;A&quot;;ROUND([.P31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565</text:p>
          </table:table-cell>
          <table:table-cell table:style-name="ce64" office:value-type="string" calcext:value-type="string">
            <text:p>RENUKA <text:s/>BILLORE</text:p>
          </table:table-cell>
          <table:table-cell table:style-name="ce66" office:value-type="float" office:value="41" calcext:value-type="float">
            <text:p>41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table:formula="of:=IFERROR(SUM([.E32:.O32]);&quot;A&quot;)" office:value-type="float" office:value="41" calcext:value-type="float">
            <text:p>41</text:p>
          </table:table-cell>
          <table:table-cell table:style-name="ce63" table:formula="of:=IF(ROUND([.P32]*20/100;0)=0;&quot;A&quot;;ROUND([.P32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568</text:p>
          </table:table-cell>
          <table:table-cell table:style-name="ce64" office:value-type="string" calcext:value-type="string">
            <text:p>Dhanraj <text:s/>Singh</text:p>
          </table:table-cell>
          <table:table-cell table:style-name="ce66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10"/>
          <table:table-cell table:style-name="ce68" table:formula="of:=IFERROR(SUM([.E33:.O33]);&quot;A&quot;)" office:value-type="float" office:value="3" calcext:value-type="float">
            <text:p>3</text:p>
          </table:table-cell>
          <table:table-cell table:style-name="ce63" table:formula="of:=IF(ROUND([.P33]*20/100;0)=0;&quot;A&quot;;ROUND([.P33]*20/100;0)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629</text:p>
          </table:table-cell>
          <table:table-cell table:style-name="ce64" office:value-type="string" calcext:value-type="string">
            <text:p>Aryan <text:s/>Raj</text:p>
          </table:table-cell>
          <table:table-cell table:style-name="ce66"/>
          <table:table-cell table:style-name="ce68" table:number-columns-repeated="11"/>
          <table:table-cell table:style-name="ce68" table:formula="of:=IFERROR(SUM([.E34:.O34]);&quot;A&quot;)" office:value-type="float" office:value="0" calcext:value-type="float">
            <text:p>0</text:p>
          </table:table-cell>
          <table:table-cell table:style-name="ce63" table:formula="of:=IF(ROUND([.P34]*20/100;0)=0;&quot;A&quot;;ROUND([.P3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807</text:p>
          </table:table-cell>
          <table:table-cell table:style-name="ce64" office:value-type="string" calcext:value-type="string">
            <text:p>Akshat <text:s/>Vashishtha</text:p>
          </table:table-cell>
          <table:table-cell table:style-name="ce66" office:value-type="float" office:value="30" calcext:value-type="float">
            <text:p>30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68" office:value-type="float" office:value="9" calcext:value-type="float">
            <text:p>9</text:p>
          </table:table-cell>
          <table:table-cell table:style-name="ce68" table:number-columns-repeated="3"/>
          <table:table-cell table:style-name="ce68" office:value-type="float" office:value="7" calcext:value-type="float">
            <text:p>7</text:p>
          </table:table-cell>
          <table:table-cell table:style-name="ce68" table:formula="of:=IFERROR(SUM([.E35:.O35]);&quot;A&quot;)" office:value-type="float" office:value="30" calcext:value-type="float">
            <text:p>30</text:p>
          </table:table-cell>
          <table:table-cell table:style-name="ce63" table:formula="of:=IF(ROUND([.P35]*20/100;0)=0;&quot;A&quot;;ROUND([.P35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809</text:p>
          </table:table-cell>
          <table:table-cell table:style-name="ce64" office:value-type="string" calcext:value-type="string">
            <text:p>Jatin <text:s/>Prajapati</text:p>
          </table:table-cell>
          <table:table-cell table:style-name="ce66" office:value-type="float" office:value="24" calcext:value-type="float">
            <text:p>24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table:formula="of:=IFERROR(SUM([.E36:.O36]);&quot;A&quot;)" office:value-type="float" office:value="24" calcext:value-type="float">
            <text:p>24</text:p>
          </table:table-cell>
          <table:table-cell table:style-name="ce63" table:formula="of:=IF(ROUND([.P36]*20/100;0)=0;&quot;A&quot;;ROUND([.P36]*20/100;0)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888</text:p>
          </table:table-cell>
          <table:table-cell table:style-name="ce64" office:value-type="string" calcext:value-type="string">
            <text:p>Ritik <text:s/>Kumar</text:p>
          </table:table-cell>
          <table:table-cell table:style-name="ce66" office:value-type="float" office:value="37" calcext:value-type="float">
            <text:p>3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37:.O37]);&quot;A&quot;)" office:value-type="float" office:value="37" calcext:value-type="float">
            <text:p>37</text:p>
          </table:table-cell>
          <table:table-cell table:style-name="ce63" table:formula="of:=IF(ROUND([.P37]*20/100;0)=0;&quot;A&quot;;ROUND([.P37]*20/100;0)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4958</text:p>
          </table:table-cell>
          <table:table-cell table:style-name="ce64" office:value-type="string" calcext:value-type="string">
            <text:p>Anil <text:s/>Kumar</text:p>
          </table:table-cell>
          <table:table-cell table:style-name="ce66" office:value-type="float" office:value="29" calcext:value-type="float">
            <text:p>29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number-columns-repeated="2"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7" calcext:value-type="float">
            <text:p>7</text:p>
          </table:table-cell>
          <table:table-cell table:style-name="ce68" table:formula="of:=IFERROR(SUM([.E38:.O38]);&quot;A&quot;)" office:value-type="float" office:value="29" calcext:value-type="float">
            <text:p>29</text:p>
          </table:table-cell>
          <table:table-cell table:style-name="ce63" table:formula="of:=IF(ROUND([.P38]*20/100;0)=0;&quot;A&quot;;ROUND([.P38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001</text:p>
          </table:table-cell>
          <table:table-cell table:style-name="ce64" office:value-type="string" calcext:value-type="string">
            <text:p>Abhishek <text:s/>Singh chauhan</text:p>
          </table:table-cell>
          <table:table-cell table:style-name="ce66" office:value-type="float" office:value="59" calcext:value-type="float">
            <text:p>59</text:p>
          </table:table-cell>
          <table:table-cell table:number-columns-repeated="3"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7" calcext:value-type="float">
            <text:p>17</text:p>
          </table:table-cell>
          <table:table-cell table:style-name="ce68"/>
          <table:table-cell table:style-name="ce68" table:formula="of:=IFERROR(SUM([.E39:.O39]);&quot;A&quot;)" office:value-type="float" office:value="59" calcext:value-type="float">
            <text:p>59</text:p>
          </table:table-cell>
          <table:table-cell table:style-name="ce63" table:formula="of:=IF(ROUND([.P39]*20/100;0)=0;&quot;A&quot;;ROUND([.P39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110</text:p>
          </table:table-cell>
          <table:table-cell table:style-name="ce64" office:value-type="string" calcext:value-type="string">
            <text:p>Shipra <text:s/>Nayal</text:p>
          </table:table-cell>
          <table:table-cell table:style-name="ce66" office:value-type="float" office:value="60" calcext:value-type="float">
            <text:p>6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3"/>
          <table:table-cell table:style-name="ce68" office:value-type="float" office:value="20" calcext:value-type="float">
            <text:p>20</text:p>
          </table:table-cell>
          <table:table-cell table:style-name="ce68" table:formula="of:=IFERROR(SUM([.E40:.O40]);&quot;A&quot;)" office:value-type="float" office:value="60" calcext:value-type="float">
            <text:p>60</text:p>
          </table:table-cell>
          <table:table-cell table:style-name="ce63" table:formula="of:=IF(ROUND([.P40]*20/100;0)=0;&quot;A&quot;;ROUND([.P40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11</text:p>
          </table:table-cell>
          <table:table-cell table:style-name="ce64" office:value-type="string" calcext:value-type="string">
            <text:p>Ritika <text:s/>Bhandari</text:p>
          </table:table-cell>
          <table:table-cell table:style-name="ce66" office:value-type="float" office:value="40" calcext:value-type="float">
            <text:p>40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number-columns-repeated="4" table:style-name="ce6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3"/>
          <table:table-cell table:style-name="ce68" office:value-type="float" office:value="8" calcext:value-type="float">
            <text:p>8</text:p>
          </table:table-cell>
          <table:table-cell table:style-name="ce68" table:formula="of:=IFERROR(SUM([.E41:.O41]);&quot;A&quot;)" office:value-type="float" office:value="40" calcext:value-type="float">
            <text:p>40</text:p>
          </table:table-cell>
          <table:table-cell table:style-name="ce63" table:formula="of:=IF(ROUND([.P41]*20/100;0)=0;&quot;A&quot;;ROUND([.P41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13</text:p>
          </table:table-cell>
          <table:table-cell table:style-name="ce64" office:value-type="string" calcext:value-type="string">
            <text:p>Aniket <text:s/>Singh</text:p>
          </table:table-cell>
          <table:table-cell table:style-name="ce66"/>
          <table:table-cell table:style-name="ce68" table:number-columns-repeated="11"/>
          <table:table-cell table:style-name="ce68" table:formula="of:=IFERROR(SUM([.E42:.O42]);&quot;A&quot;)" office:value-type="float" office:value="0" calcext:value-type="float">
            <text:p>0</text:p>
          </table:table-cell>
          <table:table-cell table:style-name="ce63" table:formula="of:=IF(ROUND([.P42]*20/100;0)=0;&quot;A&quot;;ROUND([.P4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14</text:p>
          </table:table-cell>
          <table:table-cell table:style-name="ce64" office:value-type="string" calcext:value-type="string">
            <text:p>Priyanka <text:s/>Mehra</text:p>
          </table:table-cell>
          <table:table-cell table:style-name="ce66" office:value-type="float" office:value="57" calcext:value-type="float">
            <text:p>57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"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68" table:formula="of:=IFERROR(SUM([.E43:.O43]);&quot;A&quot;)" office:value-type="float" office:value="57" calcext:value-type="float">
            <text:p>57</text:p>
          </table:table-cell>
          <table:table-cell table:style-name="ce63" table:formula="of:=IF(ROUND([.P43]*20/100;0)=0;&quot;A&quot;;ROUND([.P43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15</text:p>
          </table:table-cell>
          <table:table-cell table:style-name="ce64" office:value-type="string" calcext:value-type="string">
            <text:p>Khushi <text:s/>dixit</text:p>
          </table:table-cell>
          <table:table-cell table:style-name="ce66" office:value-type="float" office:value="61" calcext:value-type="float">
            <text:p>61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15" calcext:value-type="float">
            <text:p>15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44:.O44]);&quot;A&quot;)" office:value-type="float" office:value="59" calcext:value-type="float">
            <text:p>59</text:p>
          </table:table-cell>
          <table:table-cell table:style-name="ce63" table:formula="of:=IF(ROUND([.P44]*20/100;0)=0;&quot;A&quot;;ROUND([.P44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58</text:p>
          </table:table-cell>
          <table:table-cell table:style-name="ce64" office:value-type="string" calcext:value-type="string">
            <text:p>Rishabh <text:s/>Rawat</text:p>
          </table:table-cell>
          <table:table-cell table:style-name="ce66" office:value-type="float" office:value="66" calcext:value-type="float">
            <text:p>66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10" calcext:value-type="float">
            <text:p>10</text:p>
          </table:table-cell>
          <table:table-cell table:style-name="ce68"/>
          <table:table-cell table:style-name="ce68" office:value-type="float" office:value="16" calcext:value-type="float">
            <text:p>16</text:p>
          </table:table-cell>
          <table:table-cell table:style-name="ce68"/>
          <table:table-cell table:style-name="ce68" table:formula="of:=IFERROR(SUM([.E45:.O45]);&quot;A&quot;)" office:value-type="float" office:value="66" calcext:value-type="float">
            <text:p>66</text:p>
          </table:table-cell>
          <table:table-cell table:style-name="ce63" table:formula="of:=IF(ROUND([.P45]*20/100;0)=0;&quot;A&quot;;ROUND([.P45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89</text:p>
          </table:table-cell>
          <table:table-cell table:style-name="ce64" office:value-type="string" calcext:value-type="string">
            <text:p>Asad <text:s/>Rasheed Khan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3"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68" office:value-type="float" office:value="16" calcext:value-type="float">
            <text:p>16</text:p>
          </table:table-cell>
          <table:table-cell table:style-name="ce68" table:formula="of:=IFERROR(SUM([.E46:.O46]);&quot;A&quot;)" office:value-type="float" office:value="69" calcext:value-type="float">
            <text:p>69</text:p>
          </table:table-cell>
          <table:table-cell table:style-name="ce63" table:formula="of:=IF(ROUND([.P46]*20/100;0)=0;&quot;A&quot;;ROUND([.P46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190</text:p>
          </table:table-cell>
          <table:table-cell table:style-name="ce64" office:value-type="string" calcext:value-type="string">
            <text:p>Rishabh <text:s/>Sharma</text:p>
          </table:table-cell>
          <table:table-cell table:style-name="ce66"/>
          <table:table-cell table:style-name="ce68" table:number-columns-repeated="11"/>
          <table:table-cell table:style-name="ce68" table:formula="of:=IFERROR(SUM([.E47:.O47]);&quot;A&quot;)" office:value-type="float" office:value="0" calcext:value-type="float">
            <text:p>0</text:p>
          </table:table-cell>
          <table:table-cell table:style-name="ce63" table:formula="of:=IF(ROUND([.P47]*20/100;0)=0;&quot;A&quot;;ROUND([.P4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92</text:p>
          </table:table-cell>
          <table:table-cell table:style-name="ce64" office:value-type="string" calcext:value-type="string">
            <text:p>Harsh <text:s/>Yadav</text:p>
          </table:table-cell>
          <table:table-cell table:style-name="ce66" office:value-type="float" office:value="67" calcext:value-type="float">
            <text:p>67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68"/>
          <table:table-cell table:style-name="ce68" office:value-type="float" office:value="15" calcext:value-type="float">
            <text:p>15</text:p>
          </table:table-cell>
          <table:table-cell table:style-name="ce68"/>
          <table:table-cell table:style-name="ce68" table:formula="of:=IFERROR(SUM([.E48:.O48]);&quot;A&quot;)" office:value-type="float" office:value="67" calcext:value-type="float">
            <text:p>67</text:p>
          </table:table-cell>
          <table:table-cell table:style-name="ce63" table:formula="of:=IF(ROUND([.P48]*20/100;0)=0;&quot;A&quot;;ROUND([.P48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193</text:p>
          </table:table-cell>
          <table:table-cell table:style-name="ce64" office:value-type="string" calcext:value-type="string">
            <text:p>Harsh <text:s/>Kumar Sharma</text:p>
          </table:table-cell>
          <table:table-cell table:style-name="ce66" office:value-type="float" office:value="70" calcext:value-type="float">
            <text:p>7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0" calcext:value-type="float">
            <text:p>10</text:p>
          </table:table-cell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19" calcext:value-type="float">
            <text:p>19</text:p>
          </table:table-cell>
          <table:table-cell table:style-name="ce68" table:formula="of:=IFERROR(SUM([.E49:.O49]);&quot;A&quot;)" office:value-type="float" office:value="70" calcext:value-type="float">
            <text:p>70</text:p>
          </table:table-cell>
          <table:table-cell table:style-name="ce63" table:formula="of:=IF(ROUND([.P49]*20/100;0)=0;&quot;A&quot;;ROUND([.P49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256</text:p>
          </table:table-cell>
          <table:table-cell table:style-name="ce64" office:value-type="string" calcext:value-type="string">
            <text:p>Harshit <text:s/>Yadav</text:p>
          </table:table-cell>
          <table:table-cell table:style-name="ce66" office:value-type="float" office:value="40" calcext:value-type="float">
            <text:p>4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table:formula="of:=IFERROR(SUM([.E50:.O50]);&quot;A&quot;)" office:value-type="float" office:value="40" calcext:value-type="float">
            <text:p>40</text:p>
          </table:table-cell>
          <table:table-cell table:style-name="ce63" table:formula="of:=IF(ROUND([.P50]*20/100;0)=0;&quot;A&quot;;ROUND([.P50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257</text:p>
          </table:table-cell>
          <table:table-cell table:style-name="ce64" office:value-type="string" calcext:value-type="string">
            <text:p>Aditya <text:s/>Streeting</text:p>
          </table:table-cell>
          <table:table-cell table:style-name="ce66" office:value-type="float" office:value="28" calcext:value-type="float">
            <text:p>2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 table:formula="of:=IFERROR(SUM([.E51:.O51]);&quot;A&quot;)" office:value-type="float" office:value="28" calcext:value-type="float">
            <text:p>28</text:p>
          </table:table-cell>
          <table:table-cell table:style-name="ce63" table:formula="of:=IF(ROUND([.P51]*20/100;0)=0;&quot;A&quot;;ROUND([.P51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258</text:p>
          </table:table-cell>
          <table:table-cell table:style-name="ce64" office:value-type="string" calcext:value-type="string">
            <text:p>Shikhar <text:s/>Dwivedi</text:p>
          </table:table-cell>
          <table:table-cell table:style-name="ce66" office:value-type="float" office:value="43" calcext:value-type="float">
            <text:p>43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52:.O52]);&quot;A&quot;)" office:value-type="float" office:value="43" calcext:value-type="float">
            <text:p>43</text:p>
          </table:table-cell>
          <table:table-cell table:style-name="ce63" table:formula="of:=IF(ROUND([.P52]*20/100;0)=0;&quot;A&quot;;ROUND([.P52]*20/100;0)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259</text:p>
          </table:table-cell>
          <table:table-cell table:style-name="ce64" office:value-type="string" calcext:value-type="string">
            <text:p>Abhinav <text:s/>Kumar Gupta</text:p>
          </table:table-cell>
          <table:table-cell table:style-name="ce66"/>
          <table:table-cell table:style-name="ce68" table:number-columns-repeated="11"/>
          <table:table-cell table:style-name="ce68" table:formula="of:=IFERROR(SUM([.E53:.O53]);&quot;A&quot;)" office:value-type="float" office:value="0" calcext:value-type="float">
            <text:p>0</text:p>
          </table:table-cell>
          <table:table-cell table:style-name="ce63" table:formula="of:=IF(ROUND([.P53]*20/100;0)=0;&quot;A&quot;;ROUND([.P5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330</text:p>
          </table:table-cell>
          <table:table-cell table:style-name="ce64" office:value-type="string" calcext:value-type="string">
            <text:p>Sneha <text:s/>Verma</text:p>
          </table:table-cell>
          <table:table-cell table:style-name="ce66" office:value-type="float" office:value="19" calcext:value-type="float">
            <text:p>19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4"/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table:formula="of:=IFERROR(SUM([.E54:.O54]);&quot;A&quot;)" office:value-type="float" office:value="19" calcext:value-type="float">
            <text:p>19</text:p>
          </table:table-cell>
          <table:table-cell table:style-name="ce63" table:formula="of:=IF(ROUND([.P54]*20/100;0)=0;&quot;A&quot;;ROUND([.P54]*20/100;0)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332</text:p>
          </table:table-cell>
          <table:table-cell table:style-name="ce64" office:value-type="string" calcext:value-type="string">
            <text:p>Ayush <text:s/>Negi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4"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12" calcext:value-type="float">
            <text:p>12</text:p>
          </table:table-cell>
          <table:table-cell table:style-name="ce68"/>
          <table:table-cell table:style-name="ce68" office:value-type="float" office:value="16" calcext:value-type="float">
            <text:p>16</text:p>
          </table:table-cell>
          <table:table-cell table:style-name="ce68"/>
          <table:table-cell table:style-name="ce68" table:formula="of:=IFERROR(SUM([.E55:.O55]);&quot;A&quot;)" office:value-type="float" office:value="65" calcext:value-type="float">
            <text:p>65</text:p>
          </table:table-cell>
          <table:table-cell table:style-name="ce63" table:formula="of:=IF(ROUND([.P55]*20/100;0)=0;&quot;A&quot;;ROUND([.P55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64" office:value-type="string" calcext:value-type="string">
            <text:p>500125459</text:p>
          </table:table-cell>
          <table:table-cell table:style-name="ce64" office:value-type="string" calcext:value-type="string">
            <text:p>Himanshu <text:s/>Negi</text:p>
          </table:table-cell>
          <table:table-cell table:style-name="ce66" office:value-type="float" office:value="58" calcext:value-type="float">
            <text:p>58</text:p>
          </table:table-cell>
          <table:table-cell table:number-columns-repeated="3"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68" table:formula="of:=IFERROR(SUM([.E56:.O56]);&quot;A&quot;)" office:value-type="float" office:value="58" calcext:value-type="float">
            <text:p>58</text:p>
          </table:table-cell>
          <table:table-cell table:style-name="ce63" table:formula="of:=IF(ROUND([.P56]*20/100;0)=0;&quot;A&quot;;ROUND([.P56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556</text:p>
          </table:table-cell>
          <table:table-cell table:style-name="ce64" office:value-type="string" calcext:value-type="string">
            <text:p>Prashant <text:s/>Samant</text:p>
          </table:table-cell>
          <table:table-cell table:style-name="ce66" office:value-type="float" office:value="15" calcext:value-type="float">
            <text:p>1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0" calcext:value-type="float">
            <text:p>0</text:p>
          </table:table-cell>
          <table:table-cell table:style-name="ce68" table:number-columns-repeated="4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table:formula="of:=IFERROR(SUM([.E57:.O57]);&quot;A&quot;)" office:value-type="float" office:value="15" calcext:value-type="float">
            <text:p>15</text:p>
          </table:table-cell>
          <table:table-cell table:style-name="ce63" table:formula="of:=IF(ROUND([.P57]*20/100;0)=0;&quot;A&quot;;ROUND([.P57]*20/100;0)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580</text:p>
          </table:table-cell>
          <table:table-cell table:style-name="ce64" office:value-type="string" calcext:value-type="string">
            <text:p>Rohit <text:s/>Singh</text:p>
          </table:table-cell>
          <table:table-cell table:style-name="ce66" office:value-type="float" office:value="40" calcext:value-type="float">
            <text:p>40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table:formula="of:=IFERROR(SUM([.E58:.O58]);&quot;A&quot;)" office:value-type="float" office:value="41" calcext:value-type="float">
            <text:p>41</text:p>
          </table:table-cell>
          <table:table-cell table:style-name="ce63" table:formula="of:=IF(ROUND([.P58]*20/100;0)=0;&quot;A&quot;;ROUND([.P58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581</text:p>
          </table:table-cell>
          <table:table-cell table:style-name="ce64" office:value-type="string" calcext:value-type="string">
            <text:p>Muhammad <text:s/>Saami</text:p>
          </table:table-cell>
          <table:table-cell table:style-name="ce66" office:value-type="float" office:value="58" calcext:value-type="float">
            <text:p>5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68" table:formula="of:=IFERROR(SUM([.E59:.O59]);&quot;A&quot;)" office:value-type="float" office:value="49" calcext:value-type="float">
            <text:p>49</text:p>
          </table:table-cell>
          <table:table-cell table:style-name="ce63" table:formula="of:=IF(ROUND([.P59]*20/100;0)=0;&quot;A&quot;;ROUND([.P59]*20/100;0))"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640</text:p>
          </table:table-cell>
          <table:table-cell table:style-name="ce64" office:value-type="string" calcext:value-type="string">
            <text:p>Sumit Singh <text:s/>Kaintura</text:p>
          </table:table-cell>
          <table:table-cell table:style-name="ce66" office:value-type="float" office:value="35" calcext:value-type="float">
            <text:p>3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68" table:formula="of:=IFERROR(SUM([.E60:.O60]);&quot;A&quot;)" office:value-type="float" office:value="35" calcext:value-type="float">
            <text:p>35</text:p>
          </table:table-cell>
          <table:table-cell table:style-name="ce63" table:formula="of:=IF(ROUND([.P60]*20/100;0)=0;&quot;A&quot;;ROUND([.P60]*20/100;0)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641</text:p>
          </table:table-cell>
          <table:table-cell table:style-name="ce64" office:value-type="string" calcext:value-type="string">
            <text:p>Yuvraj <text:s/>Prasad</text:p>
          </table:table-cell>
          <table:table-cell table:style-name="ce66" office:value-type="float" office:value="22" calcext:value-type="float">
            <text:p>22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table:formula="of:=IFERROR(SUM([.E61:.O61]);&quot;A&quot;)" office:value-type="float" office:value="22" calcext:value-type="float">
            <text:p>22</text:p>
          </table:table-cell>
          <table:table-cell table:style-name="ce63" table:formula="of:=IF(ROUND([.P61]*20/100;0)=0;&quot;A&quot;;ROUND([.P61]*20/100;0)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693</text:p>
          </table:table-cell>
          <table:table-cell table:style-name="ce64" office:value-type="string" calcext:value-type="string">
            <text:p>Anurag <text:s/>Anurag</text:p>
          </table:table-cell>
          <table:table-cell table:style-name="ce66" office:value-type="float" office:value="71" calcext:value-type="float">
            <text:p>71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68" table:formula="of:=IFERROR(SUM([.E62:.O62]);&quot;A&quot;)" office:value-type="float" office:value="71" calcext:value-type="float">
            <text:p>71</text:p>
          </table:table-cell>
          <table:table-cell table:style-name="ce63" table:formula="of:=IF(ROUND([.P62]*20/100;0)=0;&quot;A&quot;;ROUND([.P62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750</text:p>
          </table:table-cell>
          <table:table-cell table:style-name="ce64" office:value-type="string" calcext:value-type="string">
            <text:p>Vijay <text:s/>Singh Chauhan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68" table:formula="of:=IFERROR(SUM([.E63:.O63]);&quot;A&quot;)" office:value-type="float" office:value="47" calcext:value-type="float">
            <text:p>47</text:p>
          </table:table-cell>
          <table:table-cell table:style-name="ce63" table:formula="of:=IF(ROUND([.P63]*20/100;0)=0;&quot;A&quot;;ROUND([.P63]*20/100;0)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751</text:p>
          </table:table-cell>
          <table:table-cell table:style-name="ce64" office:value-type="string" calcext:value-type="string">
            <text:p>NIKHIL <text:s/>KUMAR</text:p>
          </table:table-cell>
          <table:table-cell table:style-name="ce66" office:value-type="float" office:value="18" calcext:value-type="float">
            <text:p>18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0" calcext:value-type="float">
            <text:p>0</text:p>
          </table:table-cell>
          <table:table-cell table:style-name="ce68" table:number-columns-repeated="2"/>
          <table:table-cell table:style-name="ce68" table:formula="of:=IFERROR(SUM([.E64:.O64]);&quot;A&quot;)" office:value-type="float" office:value="18" calcext:value-type="float">
            <text:p>18</text:p>
          </table:table-cell>
          <table:table-cell table:style-name="ce63" table:formula="of:=IF(ROUND([.P64]*20/100;0)=0;&quot;A&quot;;ROUND([.P64]*20/100;0)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753</text:p>
          </table:table-cell>
          <table:table-cell table:style-name="ce64" office:value-type="string" calcext:value-type="string">
            <text:p>Nandini <text:s/>Kothari</text:p>
          </table:table-cell>
          <table:table-cell table:style-name="ce66" office:value-type="float" office:value="82" calcext:value-type="float">
            <text:p>82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2"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68" table:formula="of:=IFERROR(SUM([.E65:.O65]);&quot;A&quot;)" office:value-type="float" office:value="81" calcext:value-type="float">
            <text:p>81</text:p>
          </table:table-cell>
          <table:table-cell table:style-name="ce63" table:formula="of:=IF(ROUND([.P65]*20/100;0)=0;&quot;A&quot;;ROUND([.P65]*20/100;0))"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754</text:p>
          </table:table-cell>
          <table:table-cell table:style-name="ce64" office:value-type="string" calcext:value-type="string">
            <text:p>Khempal <text:s/>-</text:p>
          </table:table-cell>
          <table:table-cell table:style-name="ce66" office:value-type="float" office:value="55" calcext:value-type="float">
            <text:p>5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4"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16" calcext:value-type="float">
            <text:p>16</text:p>
          </table:table-cell>
          <table:table-cell table:style-name="ce68"/>
          <table:table-cell table:style-name="ce68" table:formula="of:=IFERROR(SUM([.E66:.O66]);&quot;A&quot;)" office:value-type="float" office:value="55" calcext:value-type="float">
            <text:p>55</text:p>
          </table:table-cell>
          <table:table-cell table:style-name="ce63" table:formula="of:=IF(ROUND([.P66]*20/100;0)=0;&quot;A&quot;;ROUND([.P66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10</text:p>
          </table:table-cell>
          <table:table-cell table:style-name="ce64" office:value-type="string" calcext:value-type="string">
            <text:p>anurag <text:s/>vidyarthi</text:p>
          </table:table-cell>
          <table:table-cell table:style-name="ce66" office:value-type="float" office:value="28" calcext:value-type="float">
            <text:p>2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table:formula="of:=IFERROR(SUM([.E67:.O67]);&quot;A&quot;)" office:value-type="float" office:value="28" calcext:value-type="float">
            <text:p>28</text:p>
          </table:table-cell>
          <table:table-cell table:style-name="ce63" table:formula="of:=IF(ROUND([.P67]*20/100;0)=0;&quot;A&quot;;ROUND([.P67]*20/100;0)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11</text:p>
          </table:table-cell>
          <table:table-cell table:style-name="ce64" office:value-type="string" calcext:value-type="string">
            <text:p>suraj <text:s/>kumar</text:p>
          </table:table-cell>
          <table:table-cell table:style-name="ce66" office:value-type="float" office:value="40" calcext:value-type="float">
            <text:p>40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3"/>
          <table:table-cell table:style-name="ce68" office:value-type="float" office:value="10" calcext:value-type="float">
            <text:p>10</text:p>
          </table:table-cell>
          <table:table-cell table:style-name="ce68" table:formula="of:=IFERROR(SUM([.E68:.O68]);&quot;A&quot;)" office:value-type="float" office:value="38" calcext:value-type="float">
            <text:p>38</text:p>
          </table:table-cell>
          <table:table-cell table:style-name="ce63" table:formula="of:=IF(ROUND([.P68]*20/100;0)=0;&quot;A&quot;;ROUND([.P68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14</text:p>
          </table:table-cell>
          <table:table-cell table:style-name="ce64" office:value-type="string" calcext:value-type="string">
            <text:p>Rishabh <text:s/>verma</text:p>
          </table:table-cell>
          <table:table-cell table:style-name="ce66" office:value-type="float" office:value="64" calcext:value-type="float">
            <text:p>64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68" table:formula="of:=IFERROR(SUM([.E69:.O69]);&quot;A&quot;)" office:value-type="float" office:value="64" calcext:value-type="float">
            <text:p>64</text:p>
          </table:table-cell>
          <table:table-cell table:style-name="ce63" table:formula="of:=IF(ROUND([.P69]*20/100;0)=0;&quot;A&quot;;ROUND([.P69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18</text:p>
          </table:table-cell>
          <table:table-cell table:style-name="ce64" office:value-type="string" calcext:value-type="string">
            <text:p>Abhay <text:s/>Singh Chauhan</text:p>
          </table:table-cell>
          <table:table-cell table:style-name="ce66" office:value-type="float" office:value="52" calcext:value-type="float">
            <text:p>52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 table:formula="of:=IFERROR(SUM([.E70:.O70]);&quot;A&quot;)" office:value-type="float" office:value="56" calcext:value-type="float">
            <text:p>56</text:p>
          </table:table-cell>
          <table:table-cell table:style-name="ce63" table:formula="of:=IF(ROUND([.P70]*20/100;0)=0;&quot;A&quot;;ROUND([.P70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86</text:p>
          </table:table-cell>
          <table:table-cell table:style-name="ce64" office:value-type="string" calcext:value-type="string">
            <text:p>Devansh <text:s/>Pratap Singh</text:p>
          </table:table-cell>
          <table:table-cell table:style-name="ce66" office:value-type="float" office:value="71" calcext:value-type="float">
            <text:p>7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68" table:formula="of:=IFERROR(SUM([.E71:.O71]);&quot;A&quot;)" office:value-type="float" office:value="71" calcext:value-type="float">
            <text:p>71</text:p>
          </table:table-cell>
          <table:table-cell table:style-name="ce63" table:formula="of:=IF(ROUND([.P71]*20/100;0)=0;&quot;A&quot;;ROUND([.P71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88</text:p>
          </table:table-cell>
          <table:table-cell table:style-name="ce64" office:value-type="string" calcext:value-type="string">
            <text:p>Anuj <text:s/>KUMAR Mishra</text:p>
          </table:table-cell>
          <table:table-cell table:style-name="ce66" office:value-type="float" office:value="70" calcext:value-type="float">
            <text:p>70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number-columns-repeated="3"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68" table:formula="of:=IFERROR(SUM([.E72:.O72]);&quot;A&quot;)" office:value-type="float" office:value="70" calcext:value-type="float">
            <text:p>70</text:p>
          </table:table-cell>
          <table:table-cell table:style-name="ce63" table:formula="of:=IF(ROUND([.P72]*20/100;0)=0;&quot;A&quot;;ROUND([.P72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90</text:p>
          </table:table-cell>
          <table:table-cell table:style-name="ce64" office:value-type="string" calcext:value-type="string">
            <text:p>Mangesh <text:s/>Kumar</text:p>
          </table:table-cell>
          <table:table-cell table:style-name="ce66" office:value-type="float" office:value="70" calcext:value-type="float">
            <text:p>70</text:p>
          </table:table-cell>
          <table:table-cell table:number-columns-repeated="4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68" table:formula="of:=IFERROR(SUM([.E73:.O73]);&quot;A&quot;)" office:value-type="float" office:value="70" calcext:value-type="float">
            <text:p>70</text:p>
          </table:table-cell>
          <table:table-cell table:style-name="ce63" table:formula="of:=IF(ROUND([.P73]*20/100;0)=0;&quot;A&quot;;ROUND([.P73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92</text:p>
          </table:table-cell>
          <table:table-cell table:style-name="ce64" office:value-type="string" calcext:value-type="string">
            <text:p>Sidhant <text:s/>Gairola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3"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68" table:formula="of:=IFERROR(SUM([.E74:.O74]);&quot;A&quot;)" office:value-type="float" office:value="51" calcext:value-type="float">
            <text:p>51</text:p>
          </table:table-cell>
          <table:table-cell table:style-name="ce63" table:formula="of:=IF(ROUND([.P74]*20/100;0)=0;&quot;A&quot;;ROUND([.P74]*20/100;0))"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5994</text:p>
          </table:table-cell>
          <table:table-cell table:style-name="ce64" office:value-type="string" calcext:value-type="string">
            <text:p>sachin <text:s/>rawat</text:p>
          </table:table-cell>
          <table:table-cell table:style-name="ce66" office:value-type="float" office:value="61" calcext:value-type="float">
            <text:p>61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75:.O75]);&quot;A&quot;)" office:value-type="float" office:value="61" calcext:value-type="float">
            <text:p>61</text:p>
          </table:table-cell>
          <table:table-cell table:style-name="ce63" table:formula="of:=IF(ROUND([.P75]*20/100;0)=0;&quot;A&quot;;ROUND([.P75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096</text:p>
          </table:table-cell>
          <table:table-cell table:style-name="ce64" office:value-type="string" calcext:value-type="string">
            <text:p>SONIYA <text:s/>-</text:p>
          </table:table-cell>
          <table:table-cell table:style-name="ce66" office:value-type="float" office:value="60" calcext:value-type="float">
            <text:p>6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1" calcext:value-type="float">
            <text:p>11</text:p>
          </table:table-cell>
          <table:table-cell table:style-name="ce68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/>
          <table:table-cell table:style-name="ce68" table:formula="of:=IFERROR(SUM([.E76:.O76]);&quot;A&quot;)" office:value-type="float" office:value="60" calcext:value-type="float">
            <text:p>60</text:p>
          </table:table-cell>
          <table:table-cell table:style-name="ce63" table:formula="of:=IF(ROUND([.P76]*20/100;0)=0;&quot;A&quot;;ROUND([.P76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119</text:p>
          </table:table-cell>
          <table:table-cell table:style-name="ce64" office:value-type="string" calcext:value-type="string">
            <text:p>Ishika <text:s/>Ahir</text:p>
          </table:table-cell>
          <table:table-cell table:style-name="ce66" office:value-type="float" office:value="75" calcext:value-type="float">
            <text:p>75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68" table:formula="of:=IFERROR(SUM([.E77:.O77]);&quot;A&quot;)" office:value-type="float" office:value="72" calcext:value-type="float">
            <text:p>72</text:p>
          </table:table-cell>
          <table:table-cell table:style-name="ce63" table:formula="of:=IF(ROUND([.P77]*20/100;0)=0;&quot;A&quot;;ROUND([.P77]*20/100;0)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167</text:p>
          </table:table-cell>
          <table:table-cell table:style-name="ce64" office:value-type="string" calcext:value-type="string">
            <text:p>Piyush <text:s/>Saini</text:p>
          </table:table-cell>
          <table:table-cell table:style-name="ce66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68" table:formula="of:=IFERROR(SUM([.E78:.O78]);&quot;A&quot;)" office:value-type="float" office:value="7" calcext:value-type="float">
            <text:p>7</text:p>
          </table:table-cell>
          <table:table-cell table:style-name="ce63" table:formula="of:=IF(ROUND([.P78]*20/100;0)=0;&quot;A&quot;;ROUND([.P78]*20/100;0)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235</text:p>
          </table:table-cell>
          <table:table-cell table:style-name="ce64" office:value-type="string" calcext:value-type="string">
            <text:p>Anushka <text:s/>Rathore</text:p>
          </table:table-cell>
          <table:table-cell table:style-name="ce66" office:value-type="float" office:value="55" calcext:value-type="float">
            <text:p>5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3"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68" table:formula="of:=IFERROR(SUM([.E79:.O79]);&quot;A&quot;)" office:value-type="float" office:value="55" calcext:value-type="float">
            <text:p>55</text:p>
          </table:table-cell>
          <table:table-cell table:style-name="ce63" table:formula="of:=IF(ROUND([.P79]*20/100;0)=0;&quot;A&quot;;ROUND([.P79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238</text:p>
          </table:table-cell>
          <table:table-cell table:style-name="ce64" office:value-type="string" calcext:value-type="string">
            <text:p>Ashwani <text:s/>Kannaujia</text:p>
          </table:table-cell>
          <table:table-cell table:style-name="ce66"/>
          <table:table-cell table:style-name="ce68" table:number-columns-repeated="11"/>
          <table:table-cell table:style-name="ce68" table:formula="of:=IFERROR(SUM([.E80:.O80]);&quot;A&quot;)" office:value-type="float" office:value="0" calcext:value-type="float">
            <text:p>0</text:p>
          </table:table-cell>
          <table:table-cell table:style-name="ce63" table:formula="of:=IF(ROUND([.P80]*20/100;0)=0;&quot;A&quot;;ROUND([.P8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295</text:p>
          </table:table-cell>
          <table:table-cell table:style-name="ce64" office:value-type="string" calcext:value-type="string">
            <text:p>Dheeraj <text:s/>Upreti</text:p>
          </table:table-cell>
          <table:table-cell table:style-name="ce66" office:value-type="float" office:value="48" calcext:value-type="float">
            <text:p>4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5" calcext:value-type="float">
            <text:p>15</text:p>
          </table:table-cell>
          <table:table-cell table:style-name="ce68"/>
          <table:table-cell table:style-name="ce68" table:formula="of:=IFERROR(SUM([.E81:.O81]);&quot;A&quot;)" office:value-type="float" office:value="48" calcext:value-type="float">
            <text:p>48</text:p>
          </table:table-cell>
          <table:table-cell table:style-name="ce63" table:formula="of:=IF(ROUND([.P81]*20/100;0)=0;&quot;A&quot;;ROUND([.P81]*20/100;0))"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361</text:p>
          </table:table-cell>
          <table:table-cell table:style-name="ce64" office:value-type="string" calcext:value-type="string">
            <text:p>Manwar <text:s/>Singh</text:p>
          </table:table-cell>
          <table:table-cell table:style-name="ce66"/>
          <table:table-cell table:number-columns-repeated="2"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15" calcext:value-type="float">
            <text:p>15</text:p>
          </table:table-cell>
          <table:table-cell table:style-name="ce68"/>
          <table:table-cell table:style-name="ce68" table:formula="of:=IFERROR(SUM([.E82:.O82]);&quot;A&quot;)" office:value-type="float" office:value="56" calcext:value-type="float">
            <text:p>56</text:p>
          </table:table-cell>
          <table:table-cell table:style-name="ce63" table:formula="of:=IF(ROUND([.P82]*20/100;0)=0;&quot;A&quot;;ROUND([.P82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362</text:p>
          </table:table-cell>
          <table:table-cell table:style-name="ce64" office:value-type="string" calcext:value-type="string">
            <text:p>Rahul <text:s/>Katiyar</text:p>
          </table:table-cell>
          <table:table-cell table:style-name="ce66" office:value-type="float" office:value="59" calcext:value-type="float">
            <text:p>59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4"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83:.O83]);&quot;A&quot;)" office:value-type="float" office:value="63" calcext:value-type="float">
            <text:p>63</text:p>
          </table:table-cell>
          <table:table-cell table:style-name="ce63" table:formula="of:=IF(ROUND([.P83]*20/100;0)=0;&quot;A&quot;;ROUND([.P83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523</text:p>
          </table:table-cell>
          <table:table-cell table:style-name="ce64" office:value-type="string" calcext:value-type="string">
            <text:p>SAKSHI <text:s/>LOHIYA</text:p>
          </table:table-cell>
          <table:table-cell table:style-name="ce66" office:value-type="float" office:value="41" calcext:value-type="float">
            <text:p>4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table:formula="of:=IFERROR(SUM([.E84:.O84]);&quot;A&quot;)" office:value-type="float" office:value="41" calcext:value-type="float">
            <text:p>41</text:p>
          </table:table-cell>
          <table:table-cell table:style-name="ce63" table:formula="of:=IF(ROUND([.P84]*20/100;0)=0;&quot;A&quot;;ROUND([.P84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524</text:p>
          </table:table-cell>
          <table:table-cell table:style-name="ce64" office:value-type="string" calcext:value-type="string">
            <text:p>Sagar <text:s/></text:p>
          </table:table-cell>
          <table:table-cell table:style-name="ce66" office:value-type="float" office:value="53" calcext:value-type="float">
            <text:p>5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table:formula="of:=IFERROR(SUM([.E85:.O85]);&quot;A&quot;)" office:value-type="float" office:value="53" calcext:value-type="float">
            <text:p>53</text:p>
          </table:table-cell>
          <table:table-cell table:style-name="ce63" table:formula="of:=IF(ROUND([.P85]*20/100;0)=0;&quot;A&quot;;ROUND([.P85]*20/100;0))" office:value-type="float" office:value="11" calcext:value-type="float">
            <text:p>1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695</text:p>
          </table:table-cell>
          <table:table-cell table:style-name="ce64" office:value-type="string" calcext:value-type="string">
            <text:p>Ansh <text:s/>Verma</text:p>
          </table:table-cell>
          <table:table-cell table:style-name="ce66" office:value-type="float" office:value="51" calcext:value-type="float">
            <text:p>51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68" table:formula="of:=IFERROR(SUM([.E86:.O86]);&quot;A&quot;)" office:value-type="float" office:value="49" calcext:value-type="float">
            <text:p>49</text:p>
          </table:table-cell>
          <table:table-cell table:style-name="ce63" table:formula="of:=IF(ROUND([.P86]*20/100;0)=0;&quot;A&quot;;ROUND([.P86]*20/100;0))"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775</text:p>
          </table:table-cell>
          <table:table-cell table:style-name="ce64" office:value-type="string" calcext:value-type="string">
            <text:p>Vishal <text:s/>Kaushal</text:p>
          </table:table-cell>
          <table:table-cell table:style-name="ce66" office:value-type="float" office:value="65" calcext:value-type="float">
            <text:p>6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68" table:formula="of:=IFERROR(SUM([.E87:.O87]);&quot;A&quot;)" office:value-type="float" office:value="58" calcext:value-type="float">
            <text:p>58</text:p>
          </table:table-cell>
          <table:table-cell table:style-name="ce63" table:formula="of:=IF(ROUND([.P87]*20/100;0)=0;&quot;A&quot;;ROUND([.P87]*20/100;0)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791</text:p>
          </table:table-cell>
          <table:table-cell table:style-name="ce64" office:value-type="string" calcext:value-type="string">
            <text:p>GURPREET <text:s/>SINGH</text:p>
          </table:table-cell>
          <table:table-cell table:style-name="ce66" office:value-type="float" office:value="66" calcext:value-type="float">
            <text:p>66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4"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3" calcext:value-type="float">
            <text:p>1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68" table:formula="of:=IFERROR(SUM([.E88:.O88]);&quot;A&quot;)" office:value-type="float" office:value="66" calcext:value-type="float">
            <text:p>66</text:p>
          </table:table-cell>
          <table:table-cell table:style-name="ce63" table:formula="of:=IF(ROUND([.P88]*20/100;0)=0;&quot;A&quot;;ROUND([.P88]*20/100;0)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6894</text:p>
          </table:table-cell>
          <table:table-cell table:style-name="ce64" office:value-type="string" calcext:value-type="string">
            <text:p>Deepank <text:s/>Singh</text:p>
          </table:table-cell>
          <table:table-cell table:style-name="ce66" office:value-type="float" office:value="40" calcext:value-type="float">
            <text:p>40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number-columns-repeated="2" table:style-name="ce68" office:value-type="float" office:value="12" calcext:value-type="float">
            <text:p>1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table:formula="of:=IFERROR(SUM([.E89:.O89]);&quot;A&quot;)" office:value-type="float" office:value="40" calcext:value-type="float">
            <text:p>40</text:p>
          </table:table-cell>
          <table:table-cell table:style-name="ce63" table:formula="of:=IF(ROUND([.P89]*20/100;0)=0;&quot;A&quot;;ROUND([.P89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table:style-name="ce64" office:value-type="string" calcext:value-type="string">
            <text:p>500127015</text:p>
          </table:table-cell>
          <table:table-cell table:style-name="ce64" office:value-type="string" calcext:value-type="string">
            <text:p>ASHLAY PRESLEY ROBERTS</text:p>
          </table:table-cell>
          <table:table-cell table:style-name="ce66" office:value-type="float" office:value="40" calcext:value-type="float">
            <text:p>40</text:p>
          </table:table-cell>
          <table:table-cell table:style-name="ce68" office:value-type="float" office:value="13" calcext:value-type="float">
            <text:p>13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68" table:formula="of:=IFERROR(SUM([.E90:.O90]);&quot;A&quot;)" office:value-type="float" office:value="40" calcext:value-type="float">
            <text:p>40</text:p>
          </table:table-cell>
          <table:table-cell table:style-name="ce63" table:formula="of:=IF(ROUND([.P90]*20/100;0)=0;&quot;A&quot;;ROUND([.P90]*20/100;0)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table:style-name="ce62" office:value-type="string" calcext:value-type="string">
            <text:p>DR</text:p>
          </table:table-cell>
          <table:table-cell table:style-name="ce62" office:value-type="float" office:value="500126236" calcext:value-type="float">
            <text:p>500126236</text:p>
          </table:table-cell>
          <table:table-cell table:style-name="ce62" office:value-type="string" calcext:value-type="string">
            <text:p>Vibhu Kumar</text:p>
          </table:table-cell>
          <table:table-cell table:style-name="ce66" office:value-type="float" office:value="33" calcext:value-type="float">
            <text:p>33</text:p>
          </table:table-cell>
          <table:table-cell table:style-name="ce68" table:number-columns-repeated="11"/>
          <table:table-cell table:style-name="ce68" table:formula="of:=IFERROR(SUM([.E91:.O91]);&quot;A&quot;)" office:value-type="float" office:value="0" calcext:value-type="float">
            <text:p>0</text:p>
          </table:table-cell>
          <table:table-cell table:style-name="ce63" table:formula="of:=IF(ROUND([.P91]*20/100;0)=0;&quot;A&quot;;ROUND([.P9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2:.O92]);&quot;A&quot;)" office:value-type="float" office:value="0" calcext:value-type="float">
            <text:p>0</text:p>
          </table:table-cell>
          <table:table-cell table:style-name="ce63" table:formula="of:=IF(ROUND([.P92]*20/100;0)=0;&quot;A&quot;;ROUND([.P9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3:.O93]);&quot;A&quot;)" office:value-type="float" office:value="0" calcext:value-type="float">
            <text:p>0</text:p>
          </table:table-cell>
          <table:table-cell table:style-name="ce63" table:formula="of:=IF(ROUND([.P93]*20/100;0)=0;&quot;A&quot;;ROUND([.P9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4:.O94]);&quot;A&quot;)" office:value-type="float" office:value="0" calcext:value-type="float">
            <text:p>0</text:p>
          </table:table-cell>
          <table:table-cell table:style-name="ce63" table:formula="of:=IF(ROUND([.P94]*20/100;0)=0;&quot;A&quot;;ROUND([.P9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5:.O95]);&quot;A&quot;)" office:value-type="float" office:value="0" calcext:value-type="float">
            <text:p>0</text:p>
          </table:table-cell>
          <table:table-cell table:style-name="ce63" table:formula="of:=IF(ROUND([.P95]*20/100;0)=0;&quot;A&quot;;ROUND([.P9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6:.O96]);&quot;A&quot;)" office:value-type="float" office:value="0" calcext:value-type="float">
            <text:p>0</text:p>
          </table:table-cell>
          <table:table-cell table:style-name="ce63" table:formula="of:=IF(ROUND([.P96]*20/100;0)=0;&quot;A&quot;;ROUND([.P9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7:.O97]);&quot;A&quot;)" office:value-type="float" office:value="0" calcext:value-type="float">
            <text:p>0</text:p>
          </table:table-cell>
          <table:table-cell table:style-name="ce63" table:formula="of:=IF(ROUND([.P97]*20/100;0)=0;&quot;A&quot;;ROUND([.P9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8:.O98]);&quot;A&quot;)" office:value-type="float" office:value="0" calcext:value-type="float">
            <text:p>0</text:p>
          </table:table-cell>
          <table:table-cell table:style-name="ce63" table:formula="of:=IF(ROUND([.P98]*20/100;0)=0;&quot;A&quot;;ROUND([.P9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99:.O99]);&quot;A&quot;)" office:value-type="float" office:value="0" calcext:value-type="float">
            <text:p>0</text:p>
          </table:table-cell>
          <table:table-cell table:style-name="ce63" table:formula="of:=IF(ROUND([.P99]*20/100;0)=0;&quot;A&quot;;ROUND([.P9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0:.O100]);&quot;A&quot;)" office:value-type="float" office:value="0" calcext:value-type="float">
            <text:p>0</text:p>
          </table:table-cell>
          <table:table-cell table:style-name="ce63" table:formula="of:=IF(ROUND([.P100]*20/100;0)=0;&quot;A&quot;;ROUND([.P10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1:.O101]);&quot;A&quot;)" office:value-type="float" office:value="0" calcext:value-type="float">
            <text:p>0</text:p>
          </table:table-cell>
          <table:table-cell table:style-name="ce63" table:formula="of:=IF(ROUND([.P101]*20/100;0)=0;&quot;A&quot;;ROUND([.P10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2:.O102]);&quot;A&quot;)" office:value-type="float" office:value="0" calcext:value-type="float">
            <text:p>0</text:p>
          </table:table-cell>
          <table:table-cell table:style-name="ce63" table:formula="of:=IF(ROUND([.P102]*20/100;0)=0;&quot;A&quot;;ROUND([.P10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3:.O103]);&quot;A&quot;)" office:value-type="float" office:value="0" calcext:value-type="float">
            <text:p>0</text:p>
          </table:table-cell>
          <table:table-cell table:style-name="ce63" table:formula="of:=IF(ROUND([.P103]*20/100;0)=0;&quot;A&quot;;ROUND([.P10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4:.O104]);&quot;A&quot;)" office:value-type="float" office:value="0" calcext:value-type="float">
            <text:p>0</text:p>
          </table:table-cell>
          <table:table-cell table:style-name="ce63" table:formula="of:=IF(ROUND([.P104]*20/100;0)=0;&quot;A&quot;;ROUND([.P10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5:.O105]);&quot;A&quot;)" office:value-type="float" office:value="0" calcext:value-type="float">
            <text:p>0</text:p>
          </table:table-cell>
          <table:table-cell table:style-name="ce63" table:formula="of:=IF(ROUND([.P105]*20/100;0)=0;&quot;A&quot;;ROUND([.P10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6:.O106]);&quot;A&quot;)" office:value-type="float" office:value="0" calcext:value-type="float">
            <text:p>0</text:p>
          </table:table-cell>
          <table:table-cell table:style-name="ce63" table:formula="of:=IF(ROUND([.P106]*20/100;0)=0;&quot;A&quot;;ROUND([.P10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7:.O107]);&quot;A&quot;)" office:value-type="float" office:value="0" calcext:value-type="float">
            <text:p>0</text:p>
          </table:table-cell>
          <table:table-cell table:style-name="ce63" table:formula="of:=IF(ROUND([.P107]*20/100;0)=0;&quot;A&quot;;ROUND([.P10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8:.O108]);&quot;A&quot;)" office:value-type="float" office:value="0" calcext:value-type="float">
            <text:p>0</text:p>
          </table:table-cell>
          <table:table-cell table:style-name="ce63" table:formula="of:=IF(ROUND([.P108]*20/100;0)=0;&quot;A&quot;;ROUND([.P10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09:.O109]);&quot;A&quot;)" office:value-type="float" office:value="0" calcext:value-type="float">
            <text:p>0</text:p>
          </table:table-cell>
          <table:table-cell table:style-name="ce63" table:formula="of:=IF(ROUND([.P109]*20/100;0)=0;&quot;A&quot;;ROUND([.P10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0:.O110]);&quot;A&quot;)" office:value-type="float" office:value="0" calcext:value-type="float">
            <text:p>0</text:p>
          </table:table-cell>
          <table:table-cell table:style-name="ce63" table:formula="of:=IF(ROUND([.P110]*20/100;0)=0;&quot;A&quot;;ROUND([.P11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1:.O111]);&quot;A&quot;)" office:value-type="float" office:value="0" calcext:value-type="float">
            <text:p>0</text:p>
          </table:table-cell>
          <table:table-cell table:style-name="ce63" table:formula="of:=IF(ROUND([.P111]*20/100;0)=0;&quot;A&quot;;ROUND([.P11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2:.O112]);&quot;A&quot;)" office:value-type="float" office:value="0" calcext:value-type="float">
            <text:p>0</text:p>
          </table:table-cell>
          <table:table-cell table:style-name="ce63" table:formula="of:=IF(ROUND([.P112]*20/100;0)=0;&quot;A&quot;;ROUND([.P11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3:.O113]);&quot;A&quot;)" office:value-type="float" office:value="0" calcext:value-type="float">
            <text:p>0</text:p>
          </table:table-cell>
          <table:table-cell table:style-name="ce63" table:formula="of:=IF(ROUND([.P113]*20/100;0)=0;&quot;A&quot;;ROUND([.P11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4:.O114]);&quot;A&quot;)" office:value-type="float" office:value="0" calcext:value-type="float">
            <text:p>0</text:p>
          </table:table-cell>
          <table:table-cell table:style-name="ce63" table:formula="of:=IF(ROUND([.P114]*20/100;0)=0;&quot;A&quot;;ROUND([.P11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5:.O115]);&quot;A&quot;)" office:value-type="float" office:value="0" calcext:value-type="float">
            <text:p>0</text:p>
          </table:table-cell>
          <table:table-cell table:style-name="ce63" table:formula="of:=IF(ROUND([.P115]*20/100;0)=0;&quot;A&quot;;ROUND([.P11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6:.O116]);&quot;A&quot;)" office:value-type="float" office:value="0" calcext:value-type="float">
            <text:p>0</text:p>
          </table:table-cell>
          <table:table-cell table:style-name="ce63" table:formula="of:=IF(ROUND([.P116]*20/100;0)=0;&quot;A&quot;;ROUND([.P11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7:.O117]);&quot;A&quot;)" office:value-type="float" office:value="0" calcext:value-type="float">
            <text:p>0</text:p>
          </table:table-cell>
          <table:table-cell table:style-name="ce63" table:formula="of:=IF(ROUND([.P117]*20/100;0)=0;&quot;A&quot;;ROUND([.P11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8:.O118]);&quot;A&quot;)" office:value-type="float" office:value="0" calcext:value-type="float">
            <text:p>0</text:p>
          </table:table-cell>
          <table:table-cell table:style-name="ce63" table:formula="of:=IF(ROUND([.P118]*20/100;0)=0;&quot;A&quot;;ROUND([.P11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19:.O119]);&quot;A&quot;)" office:value-type="float" office:value="0" calcext:value-type="float">
            <text:p>0</text:p>
          </table:table-cell>
          <table:table-cell table:style-name="ce63" table:formula="of:=IF(ROUND([.P119]*20/100;0)=0;&quot;A&quot;;ROUND([.P11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0:.O120]);&quot;A&quot;)" office:value-type="float" office:value="0" calcext:value-type="float">
            <text:p>0</text:p>
          </table:table-cell>
          <table:table-cell table:style-name="ce63" table:formula="of:=IF(ROUND([.P120]*20/100;0)=0;&quot;A&quot;;ROUND([.P12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1:.O121]);&quot;A&quot;)" office:value-type="float" office:value="0" calcext:value-type="float">
            <text:p>0</text:p>
          </table:table-cell>
          <table:table-cell table:style-name="ce63" table:formula="of:=IF(ROUND([.P121]*20/100;0)=0;&quot;A&quot;;ROUND([.P12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2:.O122]);&quot;A&quot;)" office:value-type="float" office:value="0" calcext:value-type="float">
            <text:p>0</text:p>
          </table:table-cell>
          <table:table-cell table:style-name="ce63" table:formula="of:=IF(ROUND([.P122]*20/100;0)=0;&quot;A&quot;;ROUND([.P12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3:.O123]);&quot;A&quot;)" office:value-type="float" office:value="0" calcext:value-type="float">
            <text:p>0</text:p>
          </table:table-cell>
          <table:table-cell table:style-name="ce63" table:formula="of:=IF(ROUND([.P123]*20/100;0)=0;&quot;A&quot;;ROUND([.P12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4:.O124]);&quot;A&quot;)" office:value-type="float" office:value="0" calcext:value-type="float">
            <text:p>0</text:p>
          </table:table-cell>
          <table:table-cell table:style-name="ce63" table:formula="of:=IF(ROUND([.P124]*20/100;0)=0;&quot;A&quot;;ROUND([.P12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5:.O125]);&quot;A&quot;)" office:value-type="float" office:value="0" calcext:value-type="float">
            <text:p>0</text:p>
          </table:table-cell>
          <table:table-cell table:style-name="ce63" table:formula="of:=IF(ROUND([.P125]*20/100;0)=0;&quot;A&quot;;ROUND([.P12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6:.O126]);&quot;A&quot;)" office:value-type="float" office:value="0" calcext:value-type="float">
            <text:p>0</text:p>
          </table:table-cell>
          <table:table-cell table:style-name="ce63" table:formula="of:=IF(ROUND([.P126]*20/100;0)=0;&quot;A&quot;;ROUND([.P12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7:.O127]);&quot;A&quot;)" office:value-type="float" office:value="0" calcext:value-type="float">
            <text:p>0</text:p>
          </table:table-cell>
          <table:table-cell table:style-name="ce63" table:formula="of:=IF(ROUND([.P127]*20/100;0)=0;&quot;A&quot;;ROUND([.P12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8:.O128]);&quot;A&quot;)" office:value-type="float" office:value="0" calcext:value-type="float">
            <text:p>0</text:p>
          </table:table-cell>
          <table:table-cell table:style-name="ce63" table:formula="of:=IF(ROUND([.P128]*20/100;0)=0;&quot;A&quot;;ROUND([.P12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29:.O129]);&quot;A&quot;)" office:value-type="float" office:value="0" calcext:value-type="float">
            <text:p>0</text:p>
          </table:table-cell>
          <table:table-cell table:style-name="ce63" table:formula="of:=IF(ROUND([.P129]*20/100;0)=0;&quot;A&quot;;ROUND([.P12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0:.O130]);&quot;A&quot;)" office:value-type="float" office:value="0" calcext:value-type="float">
            <text:p>0</text:p>
          </table:table-cell>
          <table:table-cell table:style-name="ce63" table:formula="of:=IF(ROUND([.P130]*20/100;0)=0;&quot;A&quot;;ROUND([.P13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1:.O131]);&quot;A&quot;)" office:value-type="float" office:value="0" calcext:value-type="float">
            <text:p>0</text:p>
          </table:table-cell>
          <table:table-cell table:style-name="ce63" table:formula="of:=IF(ROUND([.P131]*20/100;0)=0;&quot;A&quot;;ROUND([.P13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2:.O132]);&quot;A&quot;)" office:value-type="float" office:value="0" calcext:value-type="float">
            <text:p>0</text:p>
          </table:table-cell>
          <table:table-cell table:style-name="ce63" table:formula="of:=IF(ROUND([.P132]*20/100;0)=0;&quot;A&quot;;ROUND([.P13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3:.O133]);&quot;A&quot;)" office:value-type="float" office:value="0" calcext:value-type="float">
            <text:p>0</text:p>
          </table:table-cell>
          <table:table-cell table:style-name="ce63" table:formula="of:=IF(ROUND([.P133]*20/100;0)=0;&quot;A&quot;;ROUND([.P13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4:.O134]);&quot;A&quot;)" office:value-type="float" office:value="0" calcext:value-type="float">
            <text:p>0</text:p>
          </table:table-cell>
          <table:table-cell table:style-name="ce63" table:formula="of:=IF(ROUND([.P134]*20/100;0)=0;&quot;A&quot;;ROUND([.P13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5:.O135]);&quot;A&quot;)" office:value-type="float" office:value="0" calcext:value-type="float">
            <text:p>0</text:p>
          </table:table-cell>
          <table:table-cell table:style-name="ce63" table:formula="of:=IF(ROUND([.P135]*20/100;0)=0;&quot;A&quot;;ROUND([.P13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6:.O136]);&quot;A&quot;)" office:value-type="float" office:value="0" calcext:value-type="float">
            <text:p>0</text:p>
          </table:table-cell>
          <table:table-cell table:style-name="ce63" table:formula="of:=IF(ROUND([.P136]*20/100;0)=0;&quot;A&quot;;ROUND([.P13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7:.O137]);&quot;A&quot;)" office:value-type="float" office:value="0" calcext:value-type="float">
            <text:p>0</text:p>
          </table:table-cell>
          <table:table-cell table:style-name="ce63" table:formula="of:=IF(ROUND([.P137]*20/100;0)=0;&quot;A&quot;;ROUND([.P13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8:.O138]);&quot;A&quot;)" office:value-type="float" office:value="0" calcext:value-type="float">
            <text:p>0</text:p>
          </table:table-cell>
          <table:table-cell table:style-name="ce63" table:formula="of:=IF(ROUND([.P138]*20/100;0)=0;&quot;A&quot;;ROUND([.P13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39:.O139]);&quot;A&quot;)" office:value-type="float" office:value="0" calcext:value-type="float">
            <text:p>0</text:p>
          </table:table-cell>
          <table:table-cell table:style-name="ce63" table:formula="of:=IF(ROUND([.P139]*20/100;0)=0;&quot;A&quot;;ROUND([.P13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0:.O140]);&quot;A&quot;)" office:value-type="float" office:value="0" calcext:value-type="float">
            <text:p>0</text:p>
          </table:table-cell>
          <table:table-cell table:style-name="ce63" table:formula="of:=IF(ROUND([.P140]*20/100;0)=0;&quot;A&quot;;ROUND([.P14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1:.O141]);&quot;A&quot;)" office:value-type="float" office:value="0" calcext:value-type="float">
            <text:p>0</text:p>
          </table:table-cell>
          <table:table-cell table:style-name="ce63" table:formula="of:=IF(ROUND([.P141]*20/100;0)=0;&quot;A&quot;;ROUND([.P14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2:.O142]);&quot;A&quot;)" office:value-type="float" office:value="0" calcext:value-type="float">
            <text:p>0</text:p>
          </table:table-cell>
          <table:table-cell table:style-name="ce63" table:formula="of:=IF(ROUND([.P142]*20/100;0)=0;&quot;A&quot;;ROUND([.P14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3:.O143]);&quot;A&quot;)" office:value-type="float" office:value="0" calcext:value-type="float">
            <text:p>0</text:p>
          </table:table-cell>
          <table:table-cell table:style-name="ce63" table:formula="of:=IF(ROUND([.P143]*20/100;0)=0;&quot;A&quot;;ROUND([.P14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4:.O144]);&quot;A&quot;)" office:value-type="float" office:value="0" calcext:value-type="float">
            <text:p>0</text:p>
          </table:table-cell>
          <table:table-cell table:style-name="ce63" table:formula="of:=IF(ROUND([.P144]*20/100;0)=0;&quot;A&quot;;ROUND([.P14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5:.O145]);&quot;A&quot;)" office:value-type="float" office:value="0" calcext:value-type="float">
            <text:p>0</text:p>
          </table:table-cell>
          <table:table-cell table:style-name="ce63" table:formula="of:=IF(ROUND([.P145]*20/100;0)=0;&quot;A&quot;;ROUND([.P14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6:.O146]);&quot;A&quot;)" office:value-type="float" office:value="0" calcext:value-type="float">
            <text:p>0</text:p>
          </table:table-cell>
          <table:table-cell table:style-name="ce63" table:formula="of:=IF(ROUND([.P146]*20/100;0)=0;&quot;A&quot;;ROUND([.P14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7:.O147]);&quot;A&quot;)" office:value-type="float" office:value="0" calcext:value-type="float">
            <text:p>0</text:p>
          </table:table-cell>
          <table:table-cell table:style-name="ce63" table:formula="of:=IF(ROUND([.P147]*20/100;0)=0;&quot;A&quot;;ROUND([.P14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8:.O148]);&quot;A&quot;)" office:value-type="float" office:value="0" calcext:value-type="float">
            <text:p>0</text:p>
          </table:table-cell>
          <table:table-cell table:style-name="ce63" table:formula="of:=IF(ROUND([.P148]*20/100;0)=0;&quot;A&quot;;ROUND([.P14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49:.O149]);&quot;A&quot;)" office:value-type="float" office:value="0" calcext:value-type="float">
            <text:p>0</text:p>
          </table:table-cell>
          <table:table-cell table:style-name="ce63" table:formula="of:=IF(ROUND([.P149]*20/100;0)=0;&quot;A&quot;;ROUND([.P14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0:.O150]);&quot;A&quot;)" office:value-type="float" office:value="0" calcext:value-type="float">
            <text:p>0</text:p>
          </table:table-cell>
          <table:table-cell table:style-name="ce63" table:formula="of:=IF(ROUND([.P150]*20/100;0)=0;&quot;A&quot;;ROUND([.P15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1:.O151]);&quot;A&quot;)" office:value-type="float" office:value="0" calcext:value-type="float">
            <text:p>0</text:p>
          </table:table-cell>
          <table:table-cell table:style-name="ce63" table:formula="of:=IF(ROUND([.P151]*20/100;0)=0;&quot;A&quot;;ROUND([.P15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2:.O152]);&quot;A&quot;)" office:value-type="float" office:value="0" calcext:value-type="float">
            <text:p>0</text:p>
          </table:table-cell>
          <table:table-cell table:style-name="ce63" table:formula="of:=IF(ROUND([.P152]*20/100;0)=0;&quot;A&quot;;ROUND([.P15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3:.O153]);&quot;A&quot;)" office:value-type="float" office:value="0" calcext:value-type="float">
            <text:p>0</text:p>
          </table:table-cell>
          <table:table-cell table:style-name="ce63" table:formula="of:=IF(ROUND([.P153]*20/100;0)=0;&quot;A&quot;;ROUND([.P15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4:.O154]);&quot;A&quot;)" office:value-type="float" office:value="0" calcext:value-type="float">
            <text:p>0</text:p>
          </table:table-cell>
          <table:table-cell table:style-name="ce63" table:formula="of:=IF(ROUND([.P154]*20/100;0)=0;&quot;A&quot;;ROUND([.P15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5:.O155]);&quot;A&quot;)" office:value-type="float" office:value="0" calcext:value-type="float">
            <text:p>0</text:p>
          </table:table-cell>
          <table:table-cell table:style-name="ce63" table:formula="of:=IF(ROUND([.P155]*20/100;0)=0;&quot;A&quot;;ROUND([.P15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6:.O156]);&quot;A&quot;)" office:value-type="float" office:value="0" calcext:value-type="float">
            <text:p>0</text:p>
          </table:table-cell>
          <table:table-cell table:style-name="ce63" table:formula="of:=IF(ROUND([.P156]*20/100;0)=0;&quot;A&quot;;ROUND([.P15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7:.O157]);&quot;A&quot;)" office:value-type="float" office:value="0" calcext:value-type="float">
            <text:p>0</text:p>
          </table:table-cell>
          <table:table-cell table:style-name="ce63" table:formula="of:=IF(ROUND([.P157]*20/100;0)=0;&quot;A&quot;;ROUND([.P15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8:.O158]);&quot;A&quot;)" office:value-type="float" office:value="0" calcext:value-type="float">
            <text:p>0</text:p>
          </table:table-cell>
          <table:table-cell table:style-name="ce63" table:formula="of:=IF(ROUND([.P158]*20/100;0)=0;&quot;A&quot;;ROUND([.P15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59:.O159]);&quot;A&quot;)" office:value-type="float" office:value="0" calcext:value-type="float">
            <text:p>0</text:p>
          </table:table-cell>
          <table:table-cell table:style-name="ce63" table:formula="of:=IF(ROUND([.P159]*20/100;0)=0;&quot;A&quot;;ROUND([.P15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0:.O160]);&quot;A&quot;)" office:value-type="float" office:value="0" calcext:value-type="float">
            <text:p>0</text:p>
          </table:table-cell>
          <table:table-cell table:style-name="ce63" table:formula="of:=IF(ROUND([.P160]*20/100;0)=0;&quot;A&quot;;ROUND([.P16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1:.O161]);&quot;A&quot;)" office:value-type="float" office:value="0" calcext:value-type="float">
            <text:p>0</text:p>
          </table:table-cell>
          <table:table-cell table:style-name="ce63" table:formula="of:=IF(ROUND([.P161]*20/100;0)=0;&quot;A&quot;;ROUND([.P16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2:.O162]);&quot;A&quot;)" office:value-type="float" office:value="0" calcext:value-type="float">
            <text:p>0</text:p>
          </table:table-cell>
          <table:table-cell table:style-name="ce63" table:formula="of:=IF(ROUND([.P162]*20/100;0)=0;&quot;A&quot;;ROUND([.P16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3:.O163]);&quot;A&quot;)" office:value-type="float" office:value="0" calcext:value-type="float">
            <text:p>0</text:p>
          </table:table-cell>
          <table:table-cell table:style-name="ce63" table:formula="of:=IF(ROUND([.P163]*20/100;0)=0;&quot;A&quot;;ROUND([.P16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4:.O164]);&quot;A&quot;)" office:value-type="float" office:value="0" calcext:value-type="float">
            <text:p>0</text:p>
          </table:table-cell>
          <table:table-cell table:style-name="ce63" table:formula="of:=IF(ROUND([.P164]*20/100;0)=0;&quot;A&quot;;ROUND([.P16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5:.O165]);&quot;A&quot;)" office:value-type="float" office:value="0" calcext:value-type="float">
            <text:p>0</text:p>
          </table:table-cell>
          <table:table-cell table:style-name="ce63" table:formula="of:=IF(ROUND([.P165]*20/100;0)=0;&quot;A&quot;;ROUND([.P16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6:.O166]);&quot;A&quot;)" office:value-type="float" office:value="0" calcext:value-type="float">
            <text:p>0</text:p>
          </table:table-cell>
          <table:table-cell table:style-name="ce63" table:formula="of:=IF(ROUND([.P166]*20/100;0)=0;&quot;A&quot;;ROUND([.P16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7:.O167]);&quot;A&quot;)" office:value-type="float" office:value="0" calcext:value-type="float">
            <text:p>0</text:p>
          </table:table-cell>
          <table:table-cell table:style-name="ce63" table:formula="of:=IF(ROUND([.P167]*20/100;0)=0;&quot;A&quot;;ROUND([.P16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8:.O168]);&quot;A&quot;)" office:value-type="float" office:value="0" calcext:value-type="float">
            <text:p>0</text:p>
          </table:table-cell>
          <table:table-cell table:style-name="ce63" table:formula="of:=IF(ROUND([.P168]*20/100;0)=0;&quot;A&quot;;ROUND([.P16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69:.O169]);&quot;A&quot;)" office:value-type="float" office:value="0" calcext:value-type="float">
            <text:p>0</text:p>
          </table:table-cell>
          <table:table-cell table:style-name="ce63" table:formula="of:=IF(ROUND([.P169]*20/100;0)=0;&quot;A&quot;;ROUND([.P16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0:.O170]);&quot;A&quot;)" office:value-type="float" office:value="0" calcext:value-type="float">
            <text:p>0</text:p>
          </table:table-cell>
          <table:table-cell table:style-name="ce63" table:formula="of:=IF(ROUND([.P170]*20/100;0)=0;&quot;A&quot;;ROUND([.P17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1:.O171]);&quot;A&quot;)" office:value-type="float" office:value="0" calcext:value-type="float">
            <text:p>0</text:p>
          </table:table-cell>
          <table:table-cell table:style-name="ce63" table:formula="of:=IF(ROUND([.P171]*20/100;0)=0;&quot;A&quot;;ROUND([.P17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2:.O172]);&quot;A&quot;)" office:value-type="float" office:value="0" calcext:value-type="float">
            <text:p>0</text:p>
          </table:table-cell>
          <table:table-cell table:style-name="ce63" table:formula="of:=IF(ROUND([.P172]*20/100;0)=0;&quot;A&quot;;ROUND([.P17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3:.O173]);&quot;A&quot;)" office:value-type="float" office:value="0" calcext:value-type="float">
            <text:p>0</text:p>
          </table:table-cell>
          <table:table-cell table:style-name="ce63" table:formula="of:=IF(ROUND([.P173]*20/100;0)=0;&quot;A&quot;;ROUND([.P17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4:.O174]);&quot;A&quot;)" office:value-type="float" office:value="0" calcext:value-type="float">
            <text:p>0</text:p>
          </table:table-cell>
          <table:table-cell table:style-name="ce63" table:formula="of:=IF(ROUND([.P174]*20/100;0)=0;&quot;A&quot;;ROUND([.P17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5:.O175]);&quot;A&quot;)" office:value-type="float" office:value="0" calcext:value-type="float">
            <text:p>0</text:p>
          </table:table-cell>
          <table:table-cell table:style-name="ce63" table:formula="of:=IF(ROUND([.P175]*20/100;0)=0;&quot;A&quot;;ROUND([.P17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6:.O176]);&quot;A&quot;)" office:value-type="float" office:value="0" calcext:value-type="float">
            <text:p>0</text:p>
          </table:table-cell>
          <table:table-cell table:style-name="ce63" table:formula="of:=IF(ROUND([.P176]*20/100;0)=0;&quot;A&quot;;ROUND([.P17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7:.O177]);&quot;A&quot;)" office:value-type="float" office:value="0" calcext:value-type="float">
            <text:p>0</text:p>
          </table:table-cell>
          <table:table-cell table:style-name="ce63" table:formula="of:=IF(ROUND([.P177]*20/100;0)=0;&quot;A&quot;;ROUND([.P17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8:.O178]);&quot;A&quot;)" office:value-type="float" office:value="0" calcext:value-type="float">
            <text:p>0</text:p>
          </table:table-cell>
          <table:table-cell table:style-name="ce63" table:formula="of:=IF(ROUND([.P178]*20/100;0)=0;&quot;A&quot;;ROUND([.P17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79:.O179]);&quot;A&quot;)" office:value-type="float" office:value="0" calcext:value-type="float">
            <text:p>0</text:p>
          </table:table-cell>
          <table:table-cell table:style-name="ce63" table:formula="of:=IF(ROUND([.P179]*20/100;0)=0;&quot;A&quot;;ROUND([.P17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0:.O180]);&quot;A&quot;)" office:value-type="float" office:value="0" calcext:value-type="float">
            <text:p>0</text:p>
          </table:table-cell>
          <table:table-cell table:style-name="ce63" table:formula="of:=IF(ROUND([.P180]*20/100;0)=0;&quot;A&quot;;ROUND([.P18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1:.O181]);&quot;A&quot;)" office:value-type="float" office:value="0" calcext:value-type="float">
            <text:p>0</text:p>
          </table:table-cell>
          <table:table-cell table:style-name="ce63" table:formula="of:=IF(ROUND([.P181]*20/100;0)=0;&quot;A&quot;;ROUND([.P18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2:.O182]);&quot;A&quot;)" office:value-type="float" office:value="0" calcext:value-type="float">
            <text:p>0</text:p>
          </table:table-cell>
          <table:table-cell table:style-name="ce63" table:formula="of:=IF(ROUND([.P182]*20/100;0)=0;&quot;A&quot;;ROUND([.P18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3:.O183]);&quot;A&quot;)" office:value-type="float" office:value="0" calcext:value-type="float">
            <text:p>0</text:p>
          </table:table-cell>
          <table:table-cell table:style-name="ce63" table:formula="of:=IF(ROUND([.P183]*20/100;0)=0;&quot;A&quot;;ROUND([.P18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4:.O184]);&quot;A&quot;)" office:value-type="float" office:value="0" calcext:value-type="float">
            <text:p>0</text:p>
          </table:table-cell>
          <table:table-cell table:style-name="ce63" table:formula="of:=IF(ROUND([.P184]*20/100;0)=0;&quot;A&quot;;ROUND([.P18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5:.O185]);&quot;A&quot;)" office:value-type="float" office:value="0" calcext:value-type="float">
            <text:p>0</text:p>
          </table:table-cell>
          <table:table-cell table:style-name="ce63" table:formula="of:=IF(ROUND([.P185]*20/100;0)=0;&quot;A&quot;;ROUND([.P18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6:.O186]);&quot;A&quot;)" office:value-type="float" office:value="0" calcext:value-type="float">
            <text:p>0</text:p>
          </table:table-cell>
          <table:table-cell table:style-name="ce63" table:formula="of:=IF(ROUND([.P186]*20/100;0)=0;&quot;A&quot;;ROUND([.P18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7:.O187]);&quot;A&quot;)" office:value-type="float" office:value="0" calcext:value-type="float">
            <text:p>0</text:p>
          </table:table-cell>
          <table:table-cell table:style-name="ce63" table:formula="of:=IF(ROUND([.P187]*20/100;0)=0;&quot;A&quot;;ROUND([.P18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8:.O188]);&quot;A&quot;)" office:value-type="float" office:value="0" calcext:value-type="float">
            <text:p>0</text:p>
          </table:table-cell>
          <table:table-cell table:style-name="ce63" table:formula="of:=IF(ROUND([.P188]*20/100;0)=0;&quot;A&quot;;ROUND([.P18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89:.O189]);&quot;A&quot;)" office:value-type="float" office:value="0" calcext:value-type="float">
            <text:p>0</text:p>
          </table:table-cell>
          <table:table-cell table:style-name="ce63" table:formula="of:=IF(ROUND([.P189]*20/100;0)=0;&quot;A&quot;;ROUND([.P18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0:.O190]);&quot;A&quot;)" office:value-type="float" office:value="0" calcext:value-type="float">
            <text:p>0</text:p>
          </table:table-cell>
          <table:table-cell table:style-name="ce63" table:formula="of:=IF(ROUND([.P190]*20/100;0)=0;&quot;A&quot;;ROUND([.P19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1:.O191]);&quot;A&quot;)" office:value-type="float" office:value="0" calcext:value-type="float">
            <text:p>0</text:p>
          </table:table-cell>
          <table:table-cell table:style-name="ce63" table:formula="of:=IF(ROUND([.P191]*20/100;0)=0;&quot;A&quot;;ROUND([.P19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2:.O192]);&quot;A&quot;)" office:value-type="float" office:value="0" calcext:value-type="float">
            <text:p>0</text:p>
          </table:table-cell>
          <table:table-cell table:style-name="ce63" table:formula="of:=IF(ROUND([.P192]*20/100;0)=0;&quot;A&quot;;ROUND([.P19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3:.O193]);&quot;A&quot;)" office:value-type="float" office:value="0" calcext:value-type="float">
            <text:p>0</text:p>
          </table:table-cell>
          <table:table-cell table:style-name="ce63" table:formula="of:=IF(ROUND([.P193]*20/100;0)=0;&quot;A&quot;;ROUND([.P19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4:.O194]);&quot;A&quot;)" office:value-type="float" office:value="0" calcext:value-type="float">
            <text:p>0</text:p>
          </table:table-cell>
          <table:table-cell table:style-name="ce63" table:formula="of:=IF(ROUND([.P194]*20/100;0)=0;&quot;A&quot;;ROUND([.P19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5:.O195]);&quot;A&quot;)" office:value-type="float" office:value="0" calcext:value-type="float">
            <text:p>0</text:p>
          </table:table-cell>
          <table:table-cell table:style-name="ce63" table:formula="of:=IF(ROUND([.P195]*20/100;0)=0;&quot;A&quot;;ROUND([.P19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6:.O196]);&quot;A&quot;)" office:value-type="float" office:value="0" calcext:value-type="float">
            <text:p>0</text:p>
          </table:table-cell>
          <table:table-cell table:style-name="ce63" table:formula="of:=IF(ROUND([.P196]*20/100;0)=0;&quot;A&quot;;ROUND([.P19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7:.O197]);&quot;A&quot;)" office:value-type="float" office:value="0" calcext:value-type="float">
            <text:p>0</text:p>
          </table:table-cell>
          <table:table-cell table:style-name="ce63" table:formula="of:=IF(ROUND([.P197]*20/100;0)=0;&quot;A&quot;;ROUND([.P19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8:.O198]);&quot;A&quot;)" office:value-type="float" office:value="0" calcext:value-type="float">
            <text:p>0</text:p>
          </table:table-cell>
          <table:table-cell table:style-name="ce63" table:formula="of:=IF(ROUND([.P198]*20/100;0)=0;&quot;A&quot;;ROUND([.P19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199:.O199]);&quot;A&quot;)" office:value-type="float" office:value="0" calcext:value-type="float">
            <text:p>0</text:p>
          </table:table-cell>
          <table:table-cell table:style-name="ce63" table:formula="of:=IF(ROUND([.P199]*20/100;0)=0;&quot;A&quot;;ROUND([.P19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0:.O200]);&quot;A&quot;)" office:value-type="float" office:value="0" calcext:value-type="float">
            <text:p>0</text:p>
          </table:table-cell>
          <table:table-cell table:style-name="ce63" table:formula="of:=IF(ROUND([.P200]*20/100;0)=0;&quot;A&quot;;ROUND([.P20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1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1:.O201]);&quot;A&quot;)" office:value-type="float" office:value="0" calcext:value-type="float">
            <text:p>0</text:p>
          </table:table-cell>
          <table:table-cell table:style-name="ce63" table:formula="of:=IF(ROUND([.P201]*20/100;0)=0;&quot;A&quot;;ROUND([.P20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2:.O202]);&quot;A&quot;)" office:value-type="float" office:value="0" calcext:value-type="float">
            <text:p>0</text:p>
          </table:table-cell>
          <table:table-cell table:style-name="ce63" table:formula="of:=IF(ROUND([.P202]*20/100;0)=0;&quot;A&quot;;ROUND([.P20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3:.O203]);&quot;A&quot;)" office:value-type="float" office:value="0" calcext:value-type="float">
            <text:p>0</text:p>
          </table:table-cell>
          <table:table-cell table:style-name="ce63" table:formula="of:=IF(ROUND([.P203]*20/100;0)=0;&quot;A&quot;;ROUND([.P20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4:.O204]);&quot;A&quot;)" office:value-type="float" office:value="0" calcext:value-type="float">
            <text:p>0</text:p>
          </table:table-cell>
          <table:table-cell table:style-name="ce63" table:formula="of:=IF(ROUND([.P204]*20/100;0)=0;&quot;A&quot;;ROUND([.P20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5:.O205]);&quot;A&quot;)" office:value-type="float" office:value="0" calcext:value-type="float">
            <text:p>0</text:p>
          </table:table-cell>
          <table:table-cell table:style-name="ce63" table:formula="of:=IF(ROUND([.P205]*20/100;0)=0;&quot;A&quot;;ROUND([.P20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6:.O206]);&quot;A&quot;)" office:value-type="float" office:value="0" calcext:value-type="float">
            <text:p>0</text:p>
          </table:table-cell>
          <table:table-cell table:style-name="ce63" table:formula="of:=IF(ROUND([.P206]*20/100;0)=0;&quot;A&quot;;ROUND([.P20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7:.O207]);&quot;A&quot;)" office:value-type="float" office:value="0" calcext:value-type="float">
            <text:p>0</text:p>
          </table:table-cell>
          <table:table-cell table:style-name="ce63" table:formula="of:=IF(ROUND([.P207]*20/100;0)=0;&quot;A&quot;;ROUND([.P20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8:.O208]);&quot;A&quot;)" office:value-type="float" office:value="0" calcext:value-type="float">
            <text:p>0</text:p>
          </table:table-cell>
          <table:table-cell table:style-name="ce63" table:formula="of:=IF(ROUND([.P208]*20/100;0)=0;&quot;A&quot;;ROUND([.P20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09:.O209]);&quot;A&quot;)" office:value-type="float" office:value="0" calcext:value-type="float">
            <text:p>0</text:p>
          </table:table-cell>
          <table:table-cell table:style-name="ce63" table:formula="of:=IF(ROUND([.P209]*20/100;0)=0;&quot;A&quot;;ROUND([.P20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0:.O210]);&quot;A&quot;)" office:value-type="float" office:value="0" calcext:value-type="float">
            <text:p>0</text:p>
          </table:table-cell>
          <table:table-cell table:style-name="ce63" table:formula="of:=IF(ROUND([.P210]*20/100;0)=0;&quot;A&quot;;ROUND([.P21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1:.O211]);&quot;A&quot;)" office:value-type="float" office:value="0" calcext:value-type="float">
            <text:p>0</text:p>
          </table:table-cell>
          <table:table-cell table:style-name="ce63" table:formula="of:=IF(ROUND([.P211]*20/100;0)=0;&quot;A&quot;;ROUND([.P21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2:.O212]);&quot;A&quot;)" office:value-type="float" office:value="0" calcext:value-type="float">
            <text:p>0</text:p>
          </table:table-cell>
          <table:table-cell table:style-name="ce63" table:formula="of:=IF(ROUND([.P212]*20/100;0)=0;&quot;A&quot;;ROUND([.P21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3:.O213]);&quot;A&quot;)" office:value-type="float" office:value="0" calcext:value-type="float">
            <text:p>0</text:p>
          </table:table-cell>
          <table:table-cell table:style-name="ce63" table:formula="of:=IF(ROUND([.P213]*20/100;0)=0;&quot;A&quot;;ROUND([.P21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4:.O214]);&quot;A&quot;)" office:value-type="float" office:value="0" calcext:value-type="float">
            <text:p>0</text:p>
          </table:table-cell>
          <table:table-cell table:style-name="ce63" table:formula="of:=IF(ROUND([.P214]*20/100;0)=0;&quot;A&quot;;ROUND([.P21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5:.O215]);&quot;A&quot;)" office:value-type="float" office:value="0" calcext:value-type="float">
            <text:p>0</text:p>
          </table:table-cell>
          <table:table-cell table:style-name="ce63" table:formula="of:=IF(ROUND([.P215]*20/100;0)=0;&quot;A&quot;;ROUND([.P21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6:.O216]);&quot;A&quot;)" office:value-type="float" office:value="0" calcext:value-type="float">
            <text:p>0</text:p>
          </table:table-cell>
          <table:table-cell table:style-name="ce63" table:formula="of:=IF(ROUND([.P216]*20/100;0)=0;&quot;A&quot;;ROUND([.P21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7:.O217]);&quot;A&quot;)" office:value-type="float" office:value="0" calcext:value-type="float">
            <text:p>0</text:p>
          </table:table-cell>
          <table:table-cell table:style-name="ce63" table:formula="of:=IF(ROUND([.P217]*20/100;0)=0;&quot;A&quot;;ROUND([.P21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8:.O218]);&quot;A&quot;)" office:value-type="float" office:value="0" calcext:value-type="float">
            <text:p>0</text:p>
          </table:table-cell>
          <table:table-cell table:style-name="ce63" table:formula="of:=IF(ROUND([.P218]*20/100;0)=0;&quot;A&quot;;ROUND([.P21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19:.O219]);&quot;A&quot;)" office:value-type="float" office:value="0" calcext:value-type="float">
            <text:p>0</text:p>
          </table:table-cell>
          <table:table-cell table:style-name="ce63" table:formula="of:=IF(ROUND([.P219]*20/100;0)=0;&quot;A&quot;;ROUND([.P21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0:.O220]);&quot;A&quot;)" office:value-type="float" office:value="0" calcext:value-type="float">
            <text:p>0</text:p>
          </table:table-cell>
          <table:table-cell table:style-name="ce63" table:formula="of:=IF(ROUND([.P220]*20/100;0)=0;&quot;A&quot;;ROUND([.P22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1:.O221]);&quot;A&quot;)" office:value-type="float" office:value="0" calcext:value-type="float">
            <text:p>0</text:p>
          </table:table-cell>
          <table:table-cell table:style-name="ce63" table:formula="of:=IF(ROUND([.P221]*20/100;0)=0;&quot;A&quot;;ROUND([.P22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2:.O222]);&quot;A&quot;)" office:value-type="float" office:value="0" calcext:value-type="float">
            <text:p>0</text:p>
          </table:table-cell>
          <table:table-cell table:style-name="ce63" table:formula="of:=IF(ROUND([.P222]*20/100;0)=0;&quot;A&quot;;ROUND([.P22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3:.O223]);&quot;A&quot;)" office:value-type="float" office:value="0" calcext:value-type="float">
            <text:p>0</text:p>
          </table:table-cell>
          <table:table-cell table:style-name="ce63" table:formula="of:=IF(ROUND([.P223]*20/100;0)=0;&quot;A&quot;;ROUND([.P22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4:.O224]);&quot;A&quot;)" office:value-type="float" office:value="0" calcext:value-type="float">
            <text:p>0</text:p>
          </table:table-cell>
          <table:table-cell table:style-name="ce63" table:formula="of:=IF(ROUND([.P224]*20/100;0)=0;&quot;A&quot;;ROUND([.P22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5:.O225]);&quot;A&quot;)" office:value-type="float" office:value="0" calcext:value-type="float">
            <text:p>0</text:p>
          </table:table-cell>
          <table:table-cell table:style-name="ce63" table:formula="of:=IF(ROUND([.P225]*20/100;0)=0;&quot;A&quot;;ROUND([.P22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6:.O226]);&quot;A&quot;)" office:value-type="float" office:value="0" calcext:value-type="float">
            <text:p>0</text:p>
          </table:table-cell>
          <table:table-cell table:style-name="ce63" table:formula="of:=IF(ROUND([.P226]*20/100;0)=0;&quot;A&quot;;ROUND([.P22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7:.O227]);&quot;A&quot;)" office:value-type="float" office:value="0" calcext:value-type="float">
            <text:p>0</text:p>
          </table:table-cell>
          <table:table-cell table:style-name="ce63" table:formula="of:=IF(ROUND([.P227]*20/100;0)=0;&quot;A&quot;;ROUND([.P22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8:.O228]);&quot;A&quot;)" office:value-type="float" office:value="0" calcext:value-type="float">
            <text:p>0</text:p>
          </table:table-cell>
          <table:table-cell table:style-name="ce63" table:formula="of:=IF(ROUND([.P228]*20/100;0)=0;&quot;A&quot;;ROUND([.P22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29:.O229]);&quot;A&quot;)" office:value-type="float" office:value="0" calcext:value-type="float">
            <text:p>0</text:p>
          </table:table-cell>
          <table:table-cell table:style-name="ce63" table:formula="of:=IF(ROUND([.P229]*20/100;0)=0;&quot;A&quot;;ROUND([.P22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0:.O230]);&quot;A&quot;)" office:value-type="float" office:value="0" calcext:value-type="float">
            <text:p>0</text:p>
          </table:table-cell>
          <table:table-cell table:style-name="ce63" table:formula="of:=IF(ROUND([.P230]*20/100;0)=0;&quot;A&quot;;ROUND([.P23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1:.O231]);&quot;A&quot;)" office:value-type="float" office:value="0" calcext:value-type="float">
            <text:p>0</text:p>
          </table:table-cell>
          <table:table-cell table:style-name="ce63" table:formula="of:=IF(ROUND([.P231]*20/100;0)=0;&quot;A&quot;;ROUND([.P23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2:.O232]);&quot;A&quot;)" office:value-type="float" office:value="0" calcext:value-type="float">
            <text:p>0</text:p>
          </table:table-cell>
          <table:table-cell table:style-name="ce63" table:formula="of:=IF(ROUND([.P232]*20/100;0)=0;&quot;A&quot;;ROUND([.P23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3:.O233]);&quot;A&quot;)" office:value-type="float" office:value="0" calcext:value-type="float">
            <text:p>0</text:p>
          </table:table-cell>
          <table:table-cell table:style-name="ce63" table:formula="of:=IF(ROUND([.P233]*20/100;0)=0;&quot;A&quot;;ROUND([.P23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4:.O234]);&quot;A&quot;)" office:value-type="float" office:value="0" calcext:value-type="float">
            <text:p>0</text:p>
          </table:table-cell>
          <table:table-cell table:style-name="ce63" table:formula="of:=IF(ROUND([.P234]*20/100;0)=0;&quot;A&quot;;ROUND([.P23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5:.O235]);&quot;A&quot;)" office:value-type="float" office:value="0" calcext:value-type="float">
            <text:p>0</text:p>
          </table:table-cell>
          <table:table-cell table:style-name="ce63" table:formula="of:=IF(ROUND([.P235]*20/100;0)=0;&quot;A&quot;;ROUND([.P23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6:.O236]);&quot;A&quot;)" office:value-type="float" office:value="0" calcext:value-type="float">
            <text:p>0</text:p>
          </table:table-cell>
          <table:table-cell table:style-name="ce63" table:formula="of:=IF(ROUND([.P236]*20/100;0)=0;&quot;A&quot;;ROUND([.P23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7:.O237]);&quot;A&quot;)" office:value-type="float" office:value="0" calcext:value-type="float">
            <text:p>0</text:p>
          </table:table-cell>
          <table:table-cell table:style-name="ce63" table:formula="of:=IF(ROUND([.P237]*20/100;0)=0;&quot;A&quot;;ROUND([.P23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8:.O238]);&quot;A&quot;)" office:value-type="float" office:value="0" calcext:value-type="float">
            <text:p>0</text:p>
          </table:table-cell>
          <table:table-cell table:style-name="ce63" table:formula="of:=IF(ROUND([.P238]*20/100;0)=0;&quot;A&quot;;ROUND([.P23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39:.O239]);&quot;A&quot;)" office:value-type="float" office:value="0" calcext:value-type="float">
            <text:p>0</text:p>
          </table:table-cell>
          <table:table-cell table:style-name="ce63" table:formula="of:=IF(ROUND([.P239]*20/100;0)=0;&quot;A&quot;;ROUND([.P23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0:.O240]);&quot;A&quot;)" office:value-type="float" office:value="0" calcext:value-type="float">
            <text:p>0</text:p>
          </table:table-cell>
          <table:table-cell table:style-name="ce63" table:formula="of:=IF(ROUND([.P240]*20/100;0)=0;&quot;A&quot;;ROUND([.P24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1:.O241]);&quot;A&quot;)" office:value-type="float" office:value="0" calcext:value-type="float">
            <text:p>0</text:p>
          </table:table-cell>
          <table:table-cell table:style-name="ce63" table:formula="of:=IF(ROUND([.P241]*20/100;0)=0;&quot;A&quot;;ROUND([.P24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2:.O242]);&quot;A&quot;)" office:value-type="float" office:value="0" calcext:value-type="float">
            <text:p>0</text:p>
          </table:table-cell>
          <table:table-cell table:style-name="ce63" table:formula="of:=IF(ROUND([.P242]*20/100;0)=0;&quot;A&quot;;ROUND([.P242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3:.O243]);&quot;A&quot;)" office:value-type="float" office:value="0" calcext:value-type="float">
            <text:p>0</text:p>
          </table:table-cell>
          <table:table-cell table:style-name="ce63" table:formula="of:=IF(ROUND([.P243]*20/100;0)=0;&quot;A&quot;;ROUND([.P243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4:.O244]);&quot;A&quot;)" office:value-type="float" office:value="0" calcext:value-type="float">
            <text:p>0</text:p>
          </table:table-cell>
          <table:table-cell table:style-name="ce63" table:formula="of:=IF(ROUND([.P244]*20/100;0)=0;&quot;A&quot;;ROUND([.P244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5:.O245]);&quot;A&quot;)" office:value-type="float" office:value="0" calcext:value-type="float">
            <text:p>0</text:p>
          </table:table-cell>
          <table:table-cell table:style-name="ce63" table:formula="of:=IF(ROUND([.P245]*20/100;0)=0;&quot;A&quot;;ROUND([.P245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6:.O246]);&quot;A&quot;)" office:value-type="float" office:value="0" calcext:value-type="float">
            <text:p>0</text:p>
          </table:table-cell>
          <table:table-cell table:style-name="ce63" table:formula="of:=IF(ROUND([.P246]*20/100;0)=0;&quot;A&quot;;ROUND([.P246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7:.O247]);&quot;A&quot;)" office:value-type="float" office:value="0" calcext:value-type="float">
            <text:p>0</text:p>
          </table:table-cell>
          <table:table-cell table:style-name="ce63" table:formula="of:=IF(ROUND([.P247]*20/100;0)=0;&quot;A&quot;;ROUND([.P247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8:.O248]);&quot;A&quot;)" office:value-type="float" office:value="0" calcext:value-type="float">
            <text:p>0</text:p>
          </table:table-cell>
          <table:table-cell table:style-name="ce63" table:formula="of:=IF(ROUND([.P248]*20/100;0)=0;&quot;A&quot;;ROUND([.P248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49:.O249]);&quot;A&quot;)" office:value-type="float" office:value="0" calcext:value-type="float">
            <text:p>0</text:p>
          </table:table-cell>
          <table:table-cell table:style-name="ce63" table:formula="of:=IF(ROUND([.P249]*20/100;0)=0;&quot;A&quot;;ROUND([.P249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50:.O250]);&quot;A&quot;)" office:value-type="float" office:value="0" calcext:value-type="float">
            <text:p>0</text:p>
          </table:table-cell>
          <table:table-cell table:style-name="ce63" table:formula="of:=IF(ROUND([.P250]*20/100;0)=0;&quot;A&quot;;ROUND([.P250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62" table:number-columns-repeated="3"/>
          <table:table-cell table:style-name="ce66"/>
          <table:table-cell table:style-name="ce68" table:number-columns-repeated="11"/>
          <table:table-cell table:style-name="ce68" table:formula="of:=IFERROR(SUM([.E251:.O251]);&quot;A&quot;)" office:value-type="float" office:value="0" calcext:value-type="float">
            <text:p>0</text:p>
          </table:table-cell>
          <table:table-cell table:style-name="ce63" table:formula="of:=IF(ROUND([.P251]*20/100;0)=0;&quot;A&quot;;ROUND([.P251]*20/100;0))" office:value-type="string" office:string-value="A" calcext:value-type="string">
            <text:p>A</text:p>
          </table:table-cell>
          <table:table-cell table:number-columns-repeated="16367"/>
        </table:table-row>
        <table:table-row table:style-name="ro2" table:number-rows-repeated="10483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D.D1:MID.P1048576">
            <calcext:condition calcext:apply-style-name="ConditionalStyle_1" calcext:value="formula-is([.$D$91]=[.$P$91])" calcext:base-cell-address="MID.D1"/>
          </calcext:conditional-format>
        </calcext:conditional-formats>
      </table:table>
      <table:table table:name="END" table:style-name="ta3">
        <office:forms form:automatic-focus="false" form:apply-design-mode="false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4" table:default-cell-style-name="ce15"/>
        <table:table-column table:style-name="co15" table:default-cell-style-name="ce78"/>
        <table:table-column table:style-name="co15" table:number-columns-repeated="4" table:default-cell-style-name="ce15"/>
        <table:table-column table:style-name="co16" table:default-cell-style-name="ce78"/>
        <table:table-column table:style-name="co16" table:default-cell-style-name="ce15"/>
        <table:table-column table:style-name="co17" table:default-cell-style-name="ce15"/>
        <table:table-column table:style-name="co2" table:default-cell-style-name="ce15"/>
        <table:table-column table:style-name="co9" table:number-columns-repeated="16367" table:default-cell-style-name="ce15"/>
        <table:table-row table:style-name="ro1">
          <table:table-cell table:style-name="ce1" office:value-type="string" calcext:value-type="string">
            <text:p>Cohor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END(100)</text:p>
          </table:table-cell>
          <table:table-cell table:style-name="ce11" office:value-type="string" calcext:value-type="string">
            <text:p>END(30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7989</text:p>
          </table:table-cell>
          <table:table-cell office:value-type="string" calcext:value-type="string">
            <text:p>Sheebanaaz S S Makandar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9" calcext:value-type="float">
            <text:p>19</text:p>
          </table:table-cell>
          <table:table-cell table:style-name="ce63" table:formula="of:=SUM([.D2:.O2])" office:value-type="float" office:value="86" calcext:value-type="float">
            <text:p>86</text:p>
          </table:table-cell>
          <table:table-cell table:style-name="ce63" table:formula="of:=ROUND([.P2]*30/100;0)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7995</text:p>
          </table:table-cell>
          <table:table-cell office:value-type="string" calcext:value-type="string">
            <text:p>Nitish <text:s/>Tiwar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number-columns-repeated="2"/>
          <table:table-cell table:style-name="ce77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3:.O3])" office:value-type="float" office:value="50" calcext:value-type="float">
            <text:p>50</text:p>
          </table:table-cell>
          <table:table-cell table:style-name="ce63" table:formula="of:=ROUND([.P3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7996</text:p>
          </table:table-cell>
          <table:table-cell office:value-type="string" calcext:value-type="string">
            <text:p>Riya <text:s/>Lahiy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4:.O4])" office:value-type="float" office:value="78" calcext:value-type="float">
            <text:p>78</text:p>
          </table:table-cell>
          <table:table-cell table:style-name="ce63" table:formula="of:=ROUND([.P4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7998</text:p>
          </table:table-cell>
          <table:table-cell office:value-type="string" calcext:value-type="string">
            <text:p>Devansh <text:s/>Maheshwar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5:.O5])" office:value-type="float" office:value="67" calcext:value-type="float">
            <text:p>67</text:p>
          </table:table-cell>
          <table:table-cell table:style-name="ce63" table:formula="of:=ROUND([.P5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8221</text:p>
          </table:table-cell>
          <table:table-cell office:value-type="string" calcext:value-type="string">
            <text:p>Tushar <text:s/>Pal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6:.O6])" office:value-type="float" office:value="73" calcext:value-type="float">
            <text:p>73</text:p>
          </table:table-cell>
          <table:table-cell table:style-name="ce63" table:formula="of:=ROUND([.P6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8634</text:p>
          </table:table-cell>
          <table:table-cell office:value-type="string" calcext:value-type="string">
            <text:p>Diganta <text:s/>Datta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7:.O7])" office:value-type="float" office:value="0" calcext:value-type="float">
            <text:p>0</text:p>
          </table:table-cell>
          <table:table-cell table:style-name="ce63" table:formula="of:=ROUND([.P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18635</text:p>
          </table:table-cell>
          <table:table-cell office:value-type="string" calcext:value-type="string">
            <text:p>Chhavi <text:s/>Kharb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formula="of:=SUM([.D8:.O8])" office:value-type="float" office:value="70" calcext:value-type="float">
            <text:p>70</text:p>
          </table:table-cell>
          <table:table-cell table:style-name="ce63" table:formula="of:=ROUND([.P8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9291</text:p>
          </table:table-cell>
          <table:table-cell office:value-type="string" calcext:value-type="string">
            <text:p>Pranjal <text:s/>Mishra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3" table:style-name="ce6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63"/>
          <table:table-cell table:style-name="ce63" table:formula="of:=SUM([.D9:.O9])" office:value-type="float" office:value="42" calcext:value-type="float">
            <text:p>42</text:p>
          </table:table-cell>
          <table:table-cell table:style-name="ce63" table:formula="of:=ROUND([.P9]*30/100;0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19292</text:p>
          </table:table-cell>
          <table:table-cell office:value-type="string" calcext:value-type="string">
            <text:p>Arpan <text:s/>Tapan Biswas</text:p>
          </table:table-cell>
          <table:table-cell table:style-name="ce62"/>
          <table:table-cell table:number-columns-repeated="3" table:style-name="ce63" office:value-type="float" office:value="4" calcext:value-type="float">
            <text:p>4</text:p>
          </table:table-cell>
          <table:table-cell table:style-name="ce63"/>
          <table:table-cell table:style-name="ce77" office:value-type="float" office:value="2" calcext:value-type="float">
            <text:p>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formula="of:=SUM([.D10:.O10])" office:value-type="float" office:value="50" calcext:value-type="float">
            <text:p>50</text:p>
          </table:table-cell>
          <table:table-cell table:style-name="ce63" table:formula="of:=ROUND([.P10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0083</text:p>
          </table:table-cell>
          <table:table-cell office:value-type="string" calcext:value-type="string">
            <text:p>JAYANT <text:s/>DEV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SUM([.D11:.O11])" office:value-type="float" office:value="48" calcext:value-type="float">
            <text:p>48</text:p>
          </table:table-cell>
          <table:table-cell table:style-name="ce63" table:formula="of:=ROUND([.P11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0087</text:p>
          </table:table-cell>
          <table:table-cell office:value-type="string" calcext:value-type="string">
            <text:p>Vinay kumar <text:s/>pandey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12:.O12])" office:value-type="float" office:value="74" calcext:value-type="float">
            <text:p>74</text:p>
          </table:table-cell>
          <table:table-cell table:style-name="ce63" table:formula="of:=ROUND([.P12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0089</text:p>
          </table:table-cell>
          <table:table-cell office:value-type="string" calcext:value-type="string">
            <text:p>AKSHAY <text:s/>VERMA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13:.O13])" office:value-type="float" office:value="57" calcext:value-type="float">
            <text:p>57</text:p>
          </table:table-cell>
          <table:table-cell table:style-name="ce63" table:formula="of:=ROUND([.P13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0092</text:p>
          </table:table-cell>
          <table:table-cell office:value-type="string" calcext:value-type="string">
            <text:p>Santiswarup <text:s/>Nayak</text:p>
          </table:table-cell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table:formula="of:=SUM([.D14:.O14])" office:value-type="float" office:value="43" calcext:value-type="float">
            <text:p>43</text:p>
          </table:table-cell>
          <table:table-cell table:style-name="ce63" table:formula="of:=ROUND([.P14]*30/100;0)" office:value-type="float" office:value="13" calcext:value-type="float">
            <text:p>1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0926</text:p>
          </table:table-cell>
          <table:table-cell office:value-type="string" calcext:value-type="string">
            <text:p>VANSH <text:s/>RAJVANSHI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7" calcext:value-type="float">
            <text:p>17</text:p>
          </table:table-cell>
          <table:table-cell table:style-name="ce63" table:formula="of:=SUM([.D15:.O15])" office:value-type="float" office:value="67" calcext:value-type="float">
            <text:p>67</text:p>
          </table:table-cell>
          <table:table-cell table:style-name="ce63" table:formula="of:=ROUND([.P15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1364</text:p>
          </table:table-cell>
          <table:table-cell office:value-type="string" calcext:value-type="string">
            <text:p>shivam <text:s/>bhardwaj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77"/>
          <table:table-cell table:style-name="ce63" office:value-type="float" office:value="13" calcext:value-type="float">
            <text:p>13</text:p>
          </table:table-cell>
          <table:table-cell table:style-name="ce63" table:formula="of:=SUM([.D16:.O16])" office:value-type="float" office:value="40" calcext:value-type="float">
            <text:p>40</text:p>
          </table:table-cell>
          <table:table-cell table:style-name="ce63" table:formula="of:=ROUND([.P16]*30/100;0)" office:value-type="float" office:value="12" calcext:value-type="float">
            <text:p>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1550</text:p>
          </table:table-cell>
          <table:table-cell office:value-type="string" calcext:value-type="string">
            <text:p>Vedant <text:s/>Solanki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3" table:style-name="ce6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17:.O17])" office:value-type="float" office:value="57" calcext:value-type="float">
            <text:p>57</text:p>
          </table:table-cell>
          <table:table-cell table:style-name="ce63" table:formula="of:=ROUND([.P17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2363</text:p>
          </table:table-cell>
          <table:table-cell office:value-type="string" calcext:value-type="string">
            <text:p>Anshul <text:s/>Kotiyal</text:p>
          </table:table-cell>
          <table:table-cell table:style-name="ce62"/>
          <table:table-cell table:number-columns-repeated="4" table:style-name="ce63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" calcext:value-type="float">
            <text:p>9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18:.O18])" office:value-type="float" office:value="50" calcext:value-type="float">
            <text:p>50</text:p>
          </table:table-cell>
          <table:table-cell table:style-name="ce63" table:formula="of:=ROUND([.P18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2366</text:p>
          </table:table-cell>
          <table:table-cell office:value-type="string" calcext:value-type="string">
            <text:p>Khushank <text:s/>Rawat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:.O19])" office:value-type="float" office:value="0" calcext:value-type="float">
            <text:p>0</text:p>
          </table:table-cell>
          <table:table-cell table:style-name="ce63" table:formula="of:=ROUND([.P1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144</text:p>
          </table:table-cell>
          <table:table-cell office:value-type="string" calcext:value-type="string">
            <text:p>Sunil <text:s/>Singh</text:p>
          </table:table-cell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style-name="ce77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20:.O20])" office:value-type="float" office:value="66" calcext:value-type="float">
            <text:p>66</text:p>
          </table:table-cell>
          <table:table-cell table:style-name="ce63" table:formula="of:=ROUND([.P20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293</text:p>
          </table:table-cell>
          <table:table-cell office:value-type="string" calcext:value-type="string">
            <text:p>Kartikey <text:s/>Uniyal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21:.O21])" office:value-type="float" office:value="69" calcext:value-type="float">
            <text:p>69</text:p>
          </table:table-cell>
          <table:table-cell table:style-name="ce63" table:formula="of:=ROUND([.P21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366</text:p>
          </table:table-cell>
          <table:table-cell office:value-type="string" calcext:value-type="string">
            <text:p>Shrishty <text:s/>Keshri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8" calcext:value-type="float">
            <text:p>18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formula="of:=SUM([.D22:.O22])" office:value-type="float" office:value="71" calcext:value-type="float">
            <text:p>71</text:p>
          </table:table-cell>
          <table:table-cell table:style-name="ce63" table:formula="of:=ROUND([.P22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367</text:p>
          </table:table-cell>
          <table:table-cell office:value-type="string" calcext:value-type="string">
            <text:p>Rahul <text:s/>Singh Rawat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23:.O23])" office:value-type="float" office:value="74" calcext:value-type="float">
            <text:p>74</text:p>
          </table:table-cell>
          <table:table-cell table:style-name="ce63" table:formula="of:=ROUND([.P23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578</text:p>
          </table:table-cell>
          <table:table-cell office:value-type="string" calcext:value-type="string">
            <text:p>Anshul <text:s/>Yadav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:.O24])" office:value-type="float" office:value="0" calcext:value-type="float">
            <text:p>0</text:p>
          </table:table-cell>
          <table:table-cell table:style-name="ce63" table:formula="of:=ROUND([.P2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579</text:p>
          </table:table-cell>
          <table:table-cell office:value-type="string" calcext:value-type="string">
            <text:p>Raghav Kartik Kartik Bhardwaj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77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SUM([.D25:.O25])" office:value-type="float" office:value="53" calcext:value-type="float">
            <text:p>53</text:p>
          </table:table-cell>
          <table:table-cell table:style-name="ce63" table:formula="of:=ROUND([.P25]*30/100;0)"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581</text:p>
          </table:table-cell>
          <table:table-cell office:value-type="string" calcext:value-type="string">
            <text:p>Tanmay <text:s/>Batra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3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26:.O26])" office:value-type="float" office:value="63" calcext:value-type="float">
            <text:p>63</text:p>
          </table:table-cell>
          <table:table-cell table:style-name="ce63" table:formula="of:=ROUND([.P26]*30/100;0)" office:value-type="float" office:value="19" calcext:value-type="float">
            <text:p>1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3660</text:p>
          </table:table-cell>
          <table:table-cell office:value-type="string" calcext:value-type="string">
            <text:p>ANANT <text:s/>KUMAR SHARMA</text:p>
          </table:table-cell>
          <table:table-cell table:style-name="ce62"/>
          <table:table-cell table:number-columns-repeated="3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27:.O27])" office:value-type="float" office:value="60" calcext:value-type="float">
            <text:p>60</text:p>
          </table:table-cell>
          <table:table-cell table:style-name="ce63" table:formula="of:=ROUND([.P27]*30/100;0)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71" office:value-type="string" calcext:value-type="string">
            <text:p>500123760</text:p>
          </table:table-cell>
          <table:table-cell office:value-type="string" calcext:value-type="string">
            <text:p>Ankit <text:s/>Bisht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28:.O28])" office:value-type="float" office:value="74" calcext:value-type="float">
            <text:p>74</text:p>
          </table:table-cell>
          <table:table-cell table:style-name="ce63" table:formula="of:=ROUND([.P28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table:style-name="ce72" office:value-type="string" calcext:value-type="string">
            <text:p>500123800</text:p>
          </table:table-cell>
          <table:table-cell office:value-type="string" calcext:value-type="string">
            <text:p>Akash <text:s/>rawat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63"/>
          <table:table-cell table:style-name="ce63" table:formula="of:=SUM([.D29:.O29])" office:value-type="float" office:value="51" calcext:value-type="float">
            <text:p>51</text:p>
          </table:table-cell>
          <table:table-cell table:style-name="ce63" table:formula="of:=ROUND([.P29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4035</text:p>
          </table:table-cell>
          <table:table-cell office:value-type="string" calcext:value-type="string">
            <text:p>Aditya <text:s/>Gupt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3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30:.O30])" office:value-type="float" office:value="71" calcext:value-type="float">
            <text:p>71</text:p>
          </table:table-cell>
          <table:table-cell table:style-name="ce63" table:formula="of:=ROUND([.P30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144</text:p>
          </table:table-cell>
          <table:table-cell office:value-type="string" calcext:value-type="string">
            <text:p>Ayush <text:s/>semwal</text:p>
          </table:table-cell>
          <table:table-cell table:style-name="ce62"/>
          <table:table-cell table:number-columns-repeated="2"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31:.O31])" office:value-type="float" office:value="65" calcext:value-type="float">
            <text:p>65</text:p>
          </table:table-cell>
          <table:table-cell table:style-name="ce63" table:formula="of:=ROUND([.P31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565</text:p>
          </table:table-cell>
          <table:table-cell office:value-type="string" calcext:value-type="string">
            <text:p>RENUKA <text:s/>BILLORE</text:p>
          </table:table-cell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style-name="ce77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32:.O32])" office:value-type="float" office:value="55" calcext:value-type="float">
            <text:p>55</text:p>
          </table:table-cell>
          <table:table-cell table:style-name="ce63" table:formula="of:=ROUND([.P32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568</text:p>
          </table:table-cell>
          <table:table-cell office:value-type="string" calcext:value-type="string">
            <text:p>Dhanraj <text:s/>Singh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77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77"/>
          <table:table-cell table:style-name="ce63" office:value-type="float" office:value="8" calcext:value-type="float">
            <text:p>8</text:p>
          </table:table-cell>
          <table:table-cell table:style-name="ce63" table:formula="of:=SUM([.D33:.O33])" office:value-type="float" office:value="25" calcext:value-type="float">
            <text:p>25</text:p>
          </table:table-cell>
          <table:table-cell table:style-name="ce63" table:formula="of:=ROUND([.P33]*30/100;0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629</text:p>
          </table:table-cell>
          <table:table-cell office:value-type="string" calcext:value-type="string">
            <text:p>Aryan <text:s/>Raj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34:.O34])" office:value-type="float" office:value="0" calcext:value-type="float">
            <text:p>0</text:p>
          </table:table-cell>
          <table:table-cell table:style-name="ce63" table:formula="of:=ROUND([.P3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807</text:p>
          </table:table-cell>
          <table:table-cell office:value-type="string" calcext:value-type="string">
            <text:p>Akshat <text:s/>Vashishth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formula="of:=SUM([.D35:.O35])" office:value-type="float" office:value="46" calcext:value-type="float">
            <text:p>46</text:p>
          </table:table-cell>
          <table:table-cell table:style-name="ce63" table:formula="of:=ROUND([.P35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809</text:p>
          </table:table-cell>
          <table:table-cell office:value-type="string" calcext:value-type="string">
            <text:p>Jatin <text:s/>Prajapati</text:p>
          </table:table-cell>
          <table:table-cell table:style-name="ce62"/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77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formula="of:=SUM([.D36:.O36])" office:value-type="float" office:value="51" calcext:value-type="float">
            <text:p>51</text:p>
          </table:table-cell>
          <table:table-cell table:style-name="ce63" table:formula="of:=ROUND([.P36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888</text:p>
          </table:table-cell>
          <table:table-cell office:value-type="string" calcext:value-type="string">
            <text:p>Ritik <text:s/>Kumar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77"/>
          <table:table-cell table:style-name="ce63" office:value-type="float" office:value="2" calcext:value-type="float">
            <text:p>2</text:p>
          </table:table-cell>
          <table:table-cell table:style-name="ce63" table:formula="of:=SUM([.D37:.O37])" office:value-type="float" office:value="27" calcext:value-type="float">
            <text:p>27</text:p>
          </table:table-cell>
          <table:table-cell table:style-name="ce63" table:formula="of:=ROUND([.P37]*30/100;0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4958</text:p>
          </table:table-cell>
          <table:table-cell office:value-type="string" calcext:value-type="string">
            <text:p>Anil <text:s/>Kumar</text:p>
          </table:table-cell>
          <table:table-cell table:style-name="ce62"/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77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SUM([.D38:.O38])" office:value-type="float" office:value="28" calcext:value-type="float">
            <text:p>28</text:p>
          </table:table-cell>
          <table:table-cell table:style-name="ce63" table:formula="of:=ROUND([.P38]*30/100;0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001</text:p>
          </table:table-cell>
          <table:table-cell office:value-type="string" calcext:value-type="string">
            <text:p>Abhishek <text:s/>Singh chauhan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3" calcext:value-type="float">
            <text:p>13</text:p>
          </table:table-cell>
          <table:table-cell table:style-name="ce63" table:formula="of:=SUM([.D39:.O39])" office:value-type="float" office:value="71" calcext:value-type="float">
            <text:p>71</text:p>
          </table:table-cell>
          <table:table-cell table:style-name="ce63" table:formula="of:=ROUND([.P39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110</text:p>
          </table:table-cell>
          <table:table-cell office:value-type="string" calcext:value-type="string">
            <text:p>Shipra <text:s/>Nayal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77" office:value-type="float" office:value="16" calcext:value-type="float">
            <text:p>16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74" calcext:value-type="float">
            <text:p>74</text:p>
          </table:table-cell>
          <table:table-cell table:style-name="ce63" table:formula="of:=ROUND([.P40]*30/100;0)" office:value-type="float" office:value="22" calcext:value-type="float">
            <text:p>22</text:p>
          </table:table-cell>
          <table:table-cell/>
          <table:table-cell office:value-type="string" calcext:value-type="string">
            <text:p>need update in breakup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11</text:p>
          </table:table-cell>
          <table:table-cell office:value-type="string" calcext:value-type="string">
            <text:p>Ritika <text:s/>Bhandari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41:.O41])" office:value-type="float" office:value="53" calcext:value-type="float">
            <text:p>53</text:p>
          </table:table-cell>
          <table:table-cell table:style-name="ce63" table:formula="of:=ROUND([.P41]*30/100;0)"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13</text:p>
          </table:table-cell>
          <table:table-cell office:value-type="string" calcext:value-type="string">
            <text:p>Aniket <text:s/>Singh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42:.O42])" office:value-type="float" office:value="0" calcext:value-type="float">
            <text:p>0</text:p>
          </table:table-cell>
          <table:table-cell table:style-name="ce63" table:formula="of:=ROUND([.P4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14</text:p>
          </table:table-cell>
          <table:table-cell office:value-type="string" calcext:value-type="string">
            <text:p>Priyanka <text:s/>Mehra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table:style-name="ce63" office:value-type="float" office:value="19" calcext:value-type="float">
            <text:p>19</text:p>
          </table:table-cell>
          <table:table-cell table:style-name="ce63" table:formula="of:=SUM([.D43:.O43])" office:value-type="float" office:value="74" calcext:value-type="float">
            <text:p>74</text:p>
          </table:table-cell>
          <table:table-cell table:style-name="ce63" table:formula="of:=ROUND([.P43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15</text:p>
          </table:table-cell>
          <table:table-cell office:value-type="string" calcext:value-type="string">
            <text:p>Khushi <text:s/>dixit</text:p>
          </table:table-cell>
          <table:table-cell table:style-name="ce62"/>
          <table:table-cell table:style-name="ce63"/>
          <table:table-cell table:number-columns-repeated="3" table:style-name="ce63"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44:.O44])" office:value-type="float" office:value="67" calcext:value-type="float">
            <text:p>67</text:p>
          </table:table-cell>
          <table:table-cell table:style-name="ce63" table:formula="of:=ROUND([.P44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58</text:p>
          </table:table-cell>
          <table:table-cell office:value-type="string" calcext:value-type="string">
            <text:p>Rishabh <text:s/>Rawat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45:.O45])" office:value-type="float" office:value="75" calcext:value-type="float">
            <text:p>75</text:p>
          </table:table-cell>
          <table:table-cell table:style-name="ce63" table:formula="of:=ROUND([.P45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89</text:p>
          </table:table-cell>
          <table:table-cell office:value-type="string" calcext:value-type="string">
            <text:p>Asad <text:s/>Rasheed Khan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46:.O46])" office:value-type="float" office:value="77" calcext:value-type="float">
            <text:p>77</text:p>
          </table:table-cell>
          <table:table-cell table:style-name="ce63" table:formula="of:=ROUND([.P46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190</text:p>
          </table:table-cell>
          <table:table-cell office:value-type="string" calcext:value-type="string">
            <text:p>Rishabh <text:s/>Sharma</text:p>
          </table:table-cell>
          <table:table-cell table:style-name="ce62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47:.O47])" office:value-type="float" office:value="0" calcext:value-type="float">
            <text:p>0</text:p>
          </table:table-cell>
          <table:table-cell table:style-name="ce63" table:formula="of:=ROUND([.P4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92</text:p>
          </table:table-cell>
          <table:table-cell office:value-type="string" calcext:value-type="string">
            <text:p>Harsh <text:s/>Yadav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style-name="ce77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style-name="ce63" table:formula="of:=SUM([.D48:.O48])" office:value-type="float" office:value="60" calcext:value-type="float">
            <text:p>60</text:p>
          </table:table-cell>
          <table:table-cell table:style-name="ce63" table:formula="of:=ROUND([.P48]*30/100;0)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193</text:p>
          </table:table-cell>
          <table:table-cell office:value-type="string" calcext:value-type="string">
            <text:p>Harsh <text:s/>Kumar Sharma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49:.O49])" office:value-type="float" office:value="73" calcext:value-type="float">
            <text:p>73</text:p>
          </table:table-cell>
          <table:table-cell table:style-name="ce63" table:formula="of:=ROUND([.P49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256</text:p>
          </table:table-cell>
          <table:table-cell office:value-type="string" calcext:value-type="string">
            <text:p>Harshit <text:s/>Yadav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77"/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formula="of:=SUM([.D50:.O50])" office:value-type="float" office:value="49" calcext:value-type="float">
            <text:p>49</text:p>
          </table:table-cell>
          <table:table-cell table:style-name="ce63" table:formula="of:=ROUND([.P50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257</text:p>
          </table:table-cell>
          <table:table-cell office:value-type="string" calcext:value-type="string">
            <text:p>Aditya <text:s/>Streeting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51:.O51])" office:value-type="float" office:value="46" calcext:value-type="float">
            <text:p>46</text:p>
          </table:table-cell>
          <table:table-cell table:style-name="ce63" table:formula="of:=ROUND([.P51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258</text:p>
          </table:table-cell>
          <table:table-cell office:value-type="string" calcext:value-type="string">
            <text:p>Shikhar <text:s/>Dwived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52:.O52])" office:value-type="float" office:value="72" calcext:value-type="float">
            <text:p>72</text:p>
          </table:table-cell>
          <table:table-cell table:style-name="ce63" table:formula="of:=ROUND([.P52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259</text:p>
          </table:table-cell>
          <table:table-cell office:value-type="string" calcext:value-type="string">
            <text:p>Abhinav <text:s/>Kumar Gupt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77"/>
          <table:table-cell table:style-name="ce63" office:value-type="float" office:value="6" calcext:value-type="float">
            <text:p>6</text:p>
          </table:table-cell>
          <table:table-cell table:style-name="ce63" table:formula="of:=SUM([.D53:.O53])" office:value-type="float" office:value="25" calcext:value-type="float">
            <text:p>25</text:p>
          </table:table-cell>
          <table:table-cell table:style-name="ce63" table:formula="of:=ROUND([.P53]*30/100;0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330</text:p>
          </table:table-cell>
          <table:table-cell office:value-type="string" calcext:value-type="string">
            <text:p>Sneha <text:s/>Verm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54:.O54])" office:value-type="float" office:value="63" calcext:value-type="float">
            <text:p>63</text:p>
          </table:table-cell>
          <table:table-cell table:style-name="ce63" table:formula="of:=ROUND([.P54]*30/100;0)" office:value-type="float" office:value="19" calcext:value-type="float">
            <text:p>1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332</text:p>
          </table:table-cell>
          <table:table-cell office:value-type="string" calcext:value-type="string">
            <text:p>Ayush <text:s/>Neg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55:.O55])" office:value-type="float" office:value="81" calcext:value-type="float">
            <text:p>81</text:p>
          </table:table-cell>
          <table:table-cell table:style-name="ce63" table:formula="of:=ROUND([.P55]*30/100;0)"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1_Soft Computing_CSAI8009P_3</text:p>
          </table:table-cell>
          <table:table-cell office:value-type="string" calcext:value-type="string">
            <text:p>500125459</text:p>
          </table:table-cell>
          <table:table-cell office:value-type="string" calcext:value-type="string">
            <text:p>Himanshu <text:s/>Negi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63" office:value-type="float" office:value="19" calcext:value-type="float">
            <text:p>19</text:p>
          </table:table-cell>
          <table:table-cell table:style-name="ce63" table:formula="of:=SUM([.D56:.O56])" office:value-type="float" office:value="68" calcext:value-type="float">
            <text:p>68</text:p>
          </table:table-cell>
          <table:table-cell table:style-name="ce63" table:formula="of:=ROUND([.P56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556</text:p>
          </table:table-cell>
          <table:table-cell office:value-type="string" calcext:value-type="string">
            <text:p>Prashant <text:s/>Samant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57:.O57])" office:value-type="float" office:value="59" calcext:value-type="float">
            <text:p>59</text:p>
          </table:table-cell>
          <table:table-cell table:style-name="ce63" table:formula="of:=ROUND([.P57]*30/100;0)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580</text:p>
          </table:table-cell>
          <table:table-cell office:value-type="string" calcext:value-type="string">
            <text:p>Rohit <text:s/>Singh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7" calcext:value-type="float">
            <text:p>17</text:p>
          </table:table-cell>
          <table:table-cell table:style-name="ce63" table:formula="of:=SUM([.D58:.O58])" office:value-type="float" office:value="76" calcext:value-type="float">
            <text:p>76</text:p>
          </table:table-cell>
          <table:table-cell table:style-name="ce63" table:formula="of:=ROUND([.P58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581</text:p>
          </table:table-cell>
          <table:table-cell office:value-type="string" calcext:value-type="string">
            <text:p>Muhammad <text:s/>Saam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59:.O59])" office:value-type="float" office:value="81" calcext:value-type="float">
            <text:p>81</text:p>
          </table:table-cell>
          <table:table-cell table:style-name="ce63" table:formula="of:=ROUND([.P59]*30/100;0)"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640</text:p>
          </table:table-cell>
          <table:table-cell office:value-type="string" calcext:value-type="string">
            <text:p>Sumit Singh <text:s/>Kaintura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60:.O60])" office:value-type="float" office:value="58" calcext:value-type="float">
            <text:p>58</text:p>
          </table:table-cell>
          <table:table-cell table:style-name="ce63" table:formula="of:=ROUND([.P60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641</text:p>
          </table:table-cell>
          <table:table-cell office:value-type="string" calcext:value-type="string">
            <text:p>Yuvraj <text:s/>Prasad</text:p>
          </table:table-cell>
          <table:table-cell table:style-name="ce62"/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77"/>
          <table:table-cell table:style-name="ce63" office:value-type="float" office:value="6" calcext:value-type="float">
            <text:p>6</text:p>
          </table:table-cell>
          <table:table-cell table:style-name="ce63"/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formula="of:=SUM([.D61:.O61])" office:value-type="float" office:value="29" calcext:value-type="float">
            <text:p>29</text:p>
          </table:table-cell>
          <table:table-cell table:style-name="ce63" table:formula="of:=ROUND([.P61]*30/100;0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693</text:p>
          </table:table-cell>
          <table:table-cell office:value-type="string" calcext:value-type="string">
            <text:p>Anurag <text:s/>Anurag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5" calcext:value-type="float">
            <text:p>15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62:.O62])" office:value-type="float" office:value="79" calcext:value-type="float">
            <text:p>79</text:p>
          </table:table-cell>
          <table:table-cell table:style-name="ce63" table:formula="of:=ROUND([.P62]*30/100;0)"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750</text:p>
          </table:table-cell>
          <table:table-cell office:value-type="string" calcext:value-type="string">
            <text:p>Vijay <text:s/>Singh Chauhan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63:.O63])" office:value-type="float" office:value="64" calcext:value-type="float">
            <text:p>64</text:p>
          </table:table-cell>
          <table:table-cell table:style-name="ce63" table:formula="of:=ROUND([.P63]*30/100;0)" office:value-type="float" office:value="19" calcext:value-type="float">
            <text:p>1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751</text:p>
          </table:table-cell>
          <table:table-cell office:value-type="string" calcext:value-type="string">
            <text:p>NIKHIL <text:s/>KUMAR</text:p>
          </table:table-cell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63" table:number-columns-repeated="2"/>
          <table:table-cell table:number-columns-repeated="2"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8" calcext:value-type="float">
            <text:p>8</text:p>
          </table:table-cell>
          <table:table-cell table:style-name="ce63" table:formula="of:=SUM([.D64:.O64])" office:value-type="float" office:value="24" calcext:value-type="float">
            <text:p>24</text:p>
          </table:table-cell>
          <table:table-cell table:style-name="ce63" table:formula="of:=ROUND([.P64]*30/100;0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753</text:p>
          </table:table-cell>
          <table:table-cell office:value-type="string" calcext:value-type="string">
            <text:p>Nandini <text:s/>Kothari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18" calcext:value-type="float">
            <text:p>18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65:.O65])" office:value-type="float" office:value="90" calcext:value-type="float">
            <text:p>90</text:p>
          </table:table-cell>
          <table:table-cell table:style-name="ce63" table:formula="of:=ROUND([.P65]*30/100;0)"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754</text:p>
          </table:table-cell>
          <table:table-cell office:value-type="string" calcext:value-type="string">
            <text:p>Khempal <text:s/>-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SUM([.D66:.O66])" office:value-type="float" office:value="71" calcext:value-type="float">
            <text:p>71</text:p>
          </table:table-cell>
          <table:table-cell table:style-name="ce63" table:formula="of:=ROUND([.P66]*30/100;0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10</text:p>
          </table:table-cell>
          <table:table-cell office:value-type="string" calcext:value-type="string">
            <text:p>anurag <text:s/>vidyarthi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number-columns-repeated="2" table:style-name="ce6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67:.O67])" office:value-type="float" office:value="51" calcext:value-type="float">
            <text:p>51</text:p>
          </table:table-cell>
          <table:table-cell table:style-name="ce63" table:formula="of:=ROUND([.P67]*30/100;0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70" office:value-type="string" calcext:value-type="string">
            <text:p>MCA-III-B2_Soft Computing_CSAI8009P_3</text:p>
          </table:table-cell>
          <table:table-cell table:style-name="ce70" office:value-type="string" calcext:value-type="string">
            <text:p>500125911</text:p>
          </table:table-cell>
          <table:table-cell table:style-name="ce70" office:value-type="string" calcext:value-type="string">
            <text:p>suraj <text:s/>kumar</text:p>
          </table:table-cell>
          <table:table-cell table:style-name="ce73"/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7" calcext:value-type="float">
            <text:p>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75" calcext:value-type="float">
            <text:p>75</text:p>
          </table:table-cell>
          <table:table-cell table:style-name="ce74" table:formula="of:=ROUND([.P68]*30/100;0)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need update in breakup</text:p>
          </table:table-cell>
          <table:table-cell table:style-name="Default" table:number-columns-repeated="16365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14</text:p>
          </table:table-cell>
          <table:table-cell office:value-type="string" calcext:value-type="string">
            <text:p>Rishabh <text:s/>verma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formula="of:=SUM([.D69:.O69])" office:value-type="float" office:value="48" calcext:value-type="float">
            <text:p>48</text:p>
          </table:table-cell>
          <table:table-cell table:style-name="ce63" table:formula="of:=ROUND([.P69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18</text:p>
          </table:table-cell>
          <table:table-cell office:value-type="string" calcext:value-type="string">
            <text:p>Abhay <text:s/>Singh Chauhan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70:.O70])" office:value-type="float" office:value="83" calcext:value-type="float">
            <text:p>83</text:p>
          </table:table-cell>
          <table:table-cell table:style-name="ce63" table:formula="of:=ROUND([.P70]*30/100;0)"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86</text:p>
          </table:table-cell>
          <table:table-cell office:value-type="string" calcext:value-type="string">
            <text:p>Devansh <text:s/>Pratap Singh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9" calcext:value-type="float">
            <text:p>19</text:p>
          </table:table-cell>
          <table:table-cell table:style-name="ce63" table:formula="of:=SUM([.D71:.O71])" office:value-type="float" office:value="88" calcext:value-type="float">
            <text:p>88</text:p>
          </table:table-cell>
          <table:table-cell table:style-name="ce63" table:formula="of:=ROUND([.P71]*30/100;0)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88</text:p>
          </table:table-cell>
          <table:table-cell office:value-type="string" calcext:value-type="string">
            <text:p>Anuj <text:s/>KUMAR Mishra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17" calcext:value-type="float">
            <text:p>17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72:.O72])" office:value-type="float" office:value="75" calcext:value-type="float">
            <text:p>75</text:p>
          </table:table-cell>
          <table:table-cell table:style-name="ce63" table:formula="of:=ROUND([.P72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90</text:p>
          </table:table-cell>
          <table:table-cell office:value-type="string" calcext:value-type="string">
            <text:p>Mangesh <text:s/>Kumar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73:.O73])" office:value-type="float" office:value="75" calcext:value-type="float">
            <text:p>75</text:p>
          </table:table-cell>
          <table:table-cell table:style-name="ce63" table:formula="of:=ROUND([.P73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92</text:p>
          </table:table-cell>
          <table:table-cell office:value-type="string" calcext:value-type="string">
            <text:p>Sidhant <text:s/>Gairola</text:p>
          </table:table-cell>
          <table:table-cell table:style-name="ce62"/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SUM([.D74:.O74])" office:value-type="float" office:value="67" calcext:value-type="float">
            <text:p>67</text:p>
          </table:table-cell>
          <table:table-cell table:style-name="ce63" table:formula="of:=ROUND([.P74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5994</text:p>
          </table:table-cell>
          <table:table-cell office:value-type="string" calcext:value-type="string">
            <text:p>sachin <text:s/>rawat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formula="of:=SUM([.D75:.O75])" office:value-type="float" office:value="87" calcext:value-type="float">
            <text:p>87</text:p>
          </table:table-cell>
          <table:table-cell table:style-name="ce63" table:formula="of:=ROUND([.P75]*30/100;0)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096</text:p>
          </table:table-cell>
          <table:table-cell office:value-type="string" calcext:value-type="string">
            <text:p>SONIYA <text:s/>-</text:p>
          </table:table-cell>
          <table:table-cell table:style-name="ce62"/>
          <table:table-cell table:number-columns-repeated="3"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76:.O76])" office:value-type="float" office:value="54" calcext:value-type="float">
            <text:p>54</text:p>
          </table:table-cell>
          <table:table-cell table:style-name="ce63" table:formula="of:=ROUND([.P76]*30/100;0)"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119</text:p>
          </table:table-cell>
          <table:table-cell office:value-type="string" calcext:value-type="string">
            <text:p>Ishika <text:s/>Ahir</text:p>
          </table:table-cell>
          <table:table-cell table:style-name="ce62"/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77:.O77])" office:value-type="float" office:value="54" calcext:value-type="float">
            <text:p>54</text:p>
          </table:table-cell>
          <table:table-cell table:style-name="ce63" table:formula="of:=ROUND([.P77]*30/100;0)"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167</text:p>
          </table:table-cell>
          <table:table-cell office:value-type="string" calcext:value-type="string">
            <text:p>Piyush <text:s/>Saini</text:p>
          </table:table-cell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formula="of:=SUM([.D78:.O78])" office:value-type="float" office:value="45" calcext:value-type="float">
            <text:p>45</text:p>
          </table:table-cell>
          <table:table-cell table:style-name="ce63" table:formula="of:=ROUND([.P78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235</text:p>
          </table:table-cell>
          <table:table-cell office:value-type="string" calcext:value-type="string">
            <text:p>Anushka <text:s/>Rathore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79:.O79])" office:value-type="float" office:value="78" calcext:value-type="float">
            <text:p>78</text:p>
          </table:table-cell>
          <table:table-cell table:style-name="ce63" table:formula="of:=ROUND([.P79]*30/100;0)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238</text:p>
          </table:table-cell>
          <table:table-cell office:value-type="string" calcext:value-type="string">
            <text:p>Ashwani <text:s/>Kannaujia</text:p>
          </table:table-cell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7"/>
          <table:table-cell table:style-name="ce63"/>
          <table:table-cell table:style-name="ce63" table:formula="of:=SUM([.D80:.O80])" office:value-type="float" office:value="11" calcext:value-type="float">
            <text:p>11</text:p>
          </table:table-cell>
          <table:table-cell table:style-name="ce63" table:formula="of:=ROUND([.P80]*30/100;0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295</text:p>
          </table:table-cell>
          <table:table-cell office:value-type="string" calcext:value-type="string">
            <text:p>Dheeraj <text:s/>Upreti</text:p>
          </table:table-cell>
          <table:table-cell table:style-name="ce62"/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81:.O81])" office:value-type="float" office:value="57" calcext:value-type="float">
            <text:p>57</text:p>
          </table:table-cell>
          <table:table-cell table:style-name="ce63" table:formula="of:=ROUND([.P81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361</text:p>
          </table:table-cell>
          <table:table-cell office:value-type="string" calcext:value-type="string">
            <text:p>Manwar <text:s/>Singh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6" calcext:value-type="float">
            <text:p>16</text:p>
          </table:table-cell>
          <table:table-cell table:style-name="ce63" table:formula="of:=SUM([.D82:.O82])" office:value-type="float" office:value="80" calcext:value-type="float">
            <text:p>80</text:p>
          </table:table-cell>
          <table:table-cell table:style-name="ce63" table:formula="of:=ROUND([.P82]*30/100;0)"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362</text:p>
          </table:table-cell>
          <table:table-cell office:value-type="string" calcext:value-type="string">
            <text:p>Rahul <text:s/>Katiyar</text:p>
          </table:table-cell>
          <table:table-cell table:style-name="ce62"/>
          <table:table-cell table:number-columns-repeated="3"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5" calcext:value-type="float">
            <text:p>15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SUM([.D83:.O83])" office:value-type="float" office:value="74" calcext:value-type="float">
            <text:p>74</text:p>
          </table:table-cell>
          <table:table-cell table:style-name="ce63" table:formula="of:=ROUND([.P83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523</text:p>
          </table:table-cell>
          <table:table-cell office:value-type="string" calcext:value-type="string">
            <text:p>SAKSHI <text:s/>LOHIYA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8" calcext:value-type="float">
            <text:p>8</text:p>
          </table:table-cell>
          <table:table-cell table:style-name="ce63" office:value-type="float" office:value="19" calcext:value-type="float">
            <text:p>19</text:p>
          </table:table-cell>
          <table:table-cell table:style-name="ce63" table:formula="of:=SUM([.D84:.O84])" office:value-type="float" office:value="58" calcext:value-type="float">
            <text:p>58</text:p>
          </table:table-cell>
          <table:table-cell table:style-name="ce63" table:formula="of:=ROUND([.P84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524</text:p>
          </table:table-cell>
          <table:table-cell office:value-type="string" calcext:value-type="string">
            <text:p>Sagar <text:s/></text:p>
          </table:table-cell>
          <table:table-cell table:style-name="ce62"/>
          <table:table-cell table:number-columns-repeated="4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77" office:value-type="float" office:value="8" calcext:value-type="float">
            <text:p>8</text:p>
          </table:table-cell>
          <table:table-cell table:style-name="ce63" office:value-type="float" office:value="18" calcext:value-type="float">
            <text:p>18</text:p>
          </table:table-cell>
          <table:table-cell table:style-name="ce63" table:formula="of:=SUM([.D85:.O85])" office:value-type="float" office:value="68" calcext:value-type="float">
            <text:p>68</text:p>
          </table:table-cell>
          <table:table-cell table:style-name="ce63" table:formula="of:=ROUND([.P85]*30/100;0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695</text:p>
          </table:table-cell>
          <table:table-cell office:value-type="string" calcext:value-type="string">
            <text:p>Ansh <text:s/>Verma</text:p>
          </table:table-cell>
          <table:table-cell table:style-name="ce62"/>
          <table:table-cell table:number-columns-repeated="3"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14" calcext:value-type="float">
            <text:p>14</text:p>
          </table:table-cell>
          <table:table-cell table:style-name="ce63"/>
          <table:table-cell table:style-name="ce63" table:formula="of:=SUM([.D86:.O86])" office:value-type="float" office:value="57" calcext:value-type="float">
            <text:p>57</text:p>
          </table:table-cell>
          <table:table-cell table:style-name="ce63" table:formula="of:=ROUND([.P86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775</text:p>
          </table:table-cell>
          <table:table-cell office:value-type="string" calcext:value-type="string">
            <text:p>Vishal <text:s/>Kaushal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3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4" calcext:value-type="float">
            <text:p>14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87:.O87])" office:value-type="float" office:value="73" calcext:value-type="float">
            <text:p>73</text:p>
          </table:table-cell>
          <table:table-cell table:style-name="ce63" table:formula="of:=ROUND([.P87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791</text:p>
          </table:table-cell>
          <table:table-cell office:value-type="string" calcext:value-type="string">
            <text:p>GURPREET <text:s/>SINGH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number-columns-repeated="3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88:.O88])" office:value-type="float" office:value="73" calcext:value-type="float">
            <text:p>73</text:p>
          </table:table-cell>
          <table:table-cell table:style-name="ce63" table:formula="of:=ROUND([.P88]*30/100;0)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6894</text:p>
          </table:table-cell>
          <table:table-cell office:value-type="string" calcext:value-type="string">
            <text:p>Deepank <text:s/>Singh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7"/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77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SUM([.D89:.O89])" office:value-type="float" office:value="46" calcext:value-type="float">
            <text:p>46</text:p>
          </table:table-cell>
          <table:table-cell table:style-name="ce63" table:formula="of:=ROUND([.P89]*30/100;0)"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CA-III-B2_Soft Computing_CSAI8009P_3</text:p>
          </table:table-cell>
          <table:table-cell office:value-type="string" calcext:value-type="string">
            <text:p>500127015</text:p>
          </table:table-cell>
          <table:table-cell office:value-type="string" calcext:value-type="string">
            <text:p>ASHLAY PRESLEY ROBERTS</text:p>
          </table:table-cell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table:formula="of:=SUM([.D90:.O90])" office:value-type="float" office:value="57" calcext:value-type="float">
            <text:p>57</text:p>
          </table:table-cell>
          <table:table-cell table:style-name="ce63" table:formula="of:=ROUND([.P90]*30/100;0)"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1:.O91])" office:value-type="float" office:value="0" calcext:value-type="float">
            <text:p>0</text:p>
          </table:table-cell>
          <table:table-cell table:style-name="ce63" table:formula="of:=ROUND([.P9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2:.O92])" office:value-type="float" office:value="0" calcext:value-type="float">
            <text:p>0</text:p>
          </table:table-cell>
          <table:table-cell table:style-name="ce63" table:formula="of:=ROUND([.P9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3:.O93])" office:value-type="float" office:value="0" calcext:value-type="float">
            <text:p>0</text:p>
          </table:table-cell>
          <table:table-cell table:style-name="ce63" table:formula="of:=ROUND([.P9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4:.O94])" office:value-type="float" office:value="0" calcext:value-type="float">
            <text:p>0</text:p>
          </table:table-cell>
          <table:table-cell table:style-name="ce63" table:formula="of:=ROUND([.P9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5:.O95])" office:value-type="float" office:value="0" calcext:value-type="float">
            <text:p>0</text:p>
          </table:table-cell>
          <table:table-cell table:style-name="ce63" table:formula="of:=ROUND([.P9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6:.O96])" office:value-type="float" office:value="0" calcext:value-type="float">
            <text:p>0</text:p>
          </table:table-cell>
          <table:table-cell table:style-name="ce63" table:formula="of:=ROUND([.P9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7:.O97])" office:value-type="float" office:value="0" calcext:value-type="float">
            <text:p>0</text:p>
          </table:table-cell>
          <table:table-cell table:style-name="ce63" table:formula="of:=ROUND([.P9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8:.O98])" office:value-type="float" office:value="0" calcext:value-type="float">
            <text:p>0</text:p>
          </table:table-cell>
          <table:table-cell table:style-name="ce63" table:formula="of:=ROUND([.P9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99:.O99])" office:value-type="float" office:value="0" calcext:value-type="float">
            <text:p>0</text:p>
          </table:table-cell>
          <table:table-cell table:style-name="ce63" table:formula="of:=ROUND([.P9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0:.O100])" office:value-type="float" office:value="0" calcext:value-type="float">
            <text:p>0</text:p>
          </table:table-cell>
          <table:table-cell table:style-name="ce63" table:formula="of:=ROUND([.P10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1:.O101])" office:value-type="float" office:value="0" calcext:value-type="float">
            <text:p>0</text:p>
          </table:table-cell>
          <table:table-cell table:style-name="ce63" table:formula="of:=ROUND([.P10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2:.O102])" office:value-type="float" office:value="0" calcext:value-type="float">
            <text:p>0</text:p>
          </table:table-cell>
          <table:table-cell table:style-name="ce63" table:formula="of:=ROUND([.P10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3:.O103])" office:value-type="float" office:value="0" calcext:value-type="float">
            <text:p>0</text:p>
          </table:table-cell>
          <table:table-cell table:style-name="ce63" table:formula="of:=ROUND([.P10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4:.O104])" office:value-type="float" office:value="0" calcext:value-type="float">
            <text:p>0</text:p>
          </table:table-cell>
          <table:table-cell table:style-name="ce63" table:formula="of:=ROUND([.P10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5:.O105])" office:value-type="float" office:value="0" calcext:value-type="float">
            <text:p>0</text:p>
          </table:table-cell>
          <table:table-cell table:style-name="ce63" table:formula="of:=ROUND([.P10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6:.O106])" office:value-type="float" office:value="0" calcext:value-type="float">
            <text:p>0</text:p>
          </table:table-cell>
          <table:table-cell table:style-name="ce63" table:formula="of:=ROUND([.P10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7:.O107])" office:value-type="float" office:value="0" calcext:value-type="float">
            <text:p>0</text:p>
          </table:table-cell>
          <table:table-cell table:style-name="ce63" table:formula="of:=ROUND([.P10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8:.O108])" office:value-type="float" office:value="0" calcext:value-type="float">
            <text:p>0</text:p>
          </table:table-cell>
          <table:table-cell table:style-name="ce63" table:formula="of:=ROUND([.P10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09:.O109])" office:value-type="float" office:value="0" calcext:value-type="float">
            <text:p>0</text:p>
          </table:table-cell>
          <table:table-cell table:style-name="ce63" table:formula="of:=ROUND([.P10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0:.O110])" office:value-type="float" office:value="0" calcext:value-type="float">
            <text:p>0</text:p>
          </table:table-cell>
          <table:table-cell table:style-name="ce63" table:formula="of:=ROUND([.P11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1:.O111])" office:value-type="float" office:value="0" calcext:value-type="float">
            <text:p>0</text:p>
          </table:table-cell>
          <table:table-cell table:style-name="ce63" table:formula="of:=ROUND([.P11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2:.O112])" office:value-type="float" office:value="0" calcext:value-type="float">
            <text:p>0</text:p>
          </table:table-cell>
          <table:table-cell table:style-name="ce63" table:formula="of:=ROUND([.P11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3:.O113])" office:value-type="float" office:value="0" calcext:value-type="float">
            <text:p>0</text:p>
          </table:table-cell>
          <table:table-cell table:style-name="ce63" table:formula="of:=ROUND([.P11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4:.O114])" office:value-type="float" office:value="0" calcext:value-type="float">
            <text:p>0</text:p>
          </table:table-cell>
          <table:table-cell table:style-name="ce63" table:formula="of:=ROUND([.P11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5:.O115])" office:value-type="float" office:value="0" calcext:value-type="float">
            <text:p>0</text:p>
          </table:table-cell>
          <table:table-cell table:style-name="ce63" table:formula="of:=ROUND([.P11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6:.O116])" office:value-type="float" office:value="0" calcext:value-type="float">
            <text:p>0</text:p>
          </table:table-cell>
          <table:table-cell table:style-name="ce63" table:formula="of:=ROUND([.P11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7:.O117])" office:value-type="float" office:value="0" calcext:value-type="float">
            <text:p>0</text:p>
          </table:table-cell>
          <table:table-cell table:style-name="ce63" table:formula="of:=ROUND([.P11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8:.O118])" office:value-type="float" office:value="0" calcext:value-type="float">
            <text:p>0</text:p>
          </table:table-cell>
          <table:table-cell table:style-name="ce63" table:formula="of:=ROUND([.P11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19:.O119])" office:value-type="float" office:value="0" calcext:value-type="float">
            <text:p>0</text:p>
          </table:table-cell>
          <table:table-cell table:style-name="ce63" table:formula="of:=ROUND([.P11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0:.O120])" office:value-type="float" office:value="0" calcext:value-type="float">
            <text:p>0</text:p>
          </table:table-cell>
          <table:table-cell table:style-name="ce63" table:formula="of:=ROUND([.P12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1:.O121])" office:value-type="float" office:value="0" calcext:value-type="float">
            <text:p>0</text:p>
          </table:table-cell>
          <table:table-cell table:style-name="ce63" table:formula="of:=ROUND([.P12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2:.O122])" office:value-type="float" office:value="0" calcext:value-type="float">
            <text:p>0</text:p>
          </table:table-cell>
          <table:table-cell table:style-name="ce63" table:formula="of:=ROUND([.P12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3:.O123])" office:value-type="float" office:value="0" calcext:value-type="float">
            <text:p>0</text:p>
          </table:table-cell>
          <table:table-cell table:style-name="ce63" table:formula="of:=ROUND([.P12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4:.O124])" office:value-type="float" office:value="0" calcext:value-type="float">
            <text:p>0</text:p>
          </table:table-cell>
          <table:table-cell table:style-name="ce63" table:formula="of:=ROUND([.P12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5:.O125])" office:value-type="float" office:value="0" calcext:value-type="float">
            <text:p>0</text:p>
          </table:table-cell>
          <table:table-cell table:style-name="ce63" table:formula="of:=ROUND([.P12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6:.O126])" office:value-type="float" office:value="0" calcext:value-type="float">
            <text:p>0</text:p>
          </table:table-cell>
          <table:table-cell table:style-name="ce63" table:formula="of:=ROUND([.P12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7:.O127])" office:value-type="float" office:value="0" calcext:value-type="float">
            <text:p>0</text:p>
          </table:table-cell>
          <table:table-cell table:style-name="ce63" table:formula="of:=ROUND([.P12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8:.O128])" office:value-type="float" office:value="0" calcext:value-type="float">
            <text:p>0</text:p>
          </table:table-cell>
          <table:table-cell table:style-name="ce63" table:formula="of:=ROUND([.P12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29:.O129])" office:value-type="float" office:value="0" calcext:value-type="float">
            <text:p>0</text:p>
          </table:table-cell>
          <table:table-cell table:style-name="ce63" table:formula="of:=ROUND([.P12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0:.O130])" office:value-type="float" office:value="0" calcext:value-type="float">
            <text:p>0</text:p>
          </table:table-cell>
          <table:table-cell table:style-name="ce63" table:formula="of:=ROUND([.P13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1:.O131])" office:value-type="float" office:value="0" calcext:value-type="float">
            <text:p>0</text:p>
          </table:table-cell>
          <table:table-cell table:style-name="ce63" table:formula="of:=ROUND([.P13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2:.O132])" office:value-type="float" office:value="0" calcext:value-type="float">
            <text:p>0</text:p>
          </table:table-cell>
          <table:table-cell table:style-name="ce63" table:formula="of:=ROUND([.P13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3:.O133])" office:value-type="float" office:value="0" calcext:value-type="float">
            <text:p>0</text:p>
          </table:table-cell>
          <table:table-cell table:style-name="ce63" table:formula="of:=ROUND([.P13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4:.O134])" office:value-type="float" office:value="0" calcext:value-type="float">
            <text:p>0</text:p>
          </table:table-cell>
          <table:table-cell table:style-name="ce63" table:formula="of:=ROUND([.P13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5:.O135])" office:value-type="float" office:value="0" calcext:value-type="float">
            <text:p>0</text:p>
          </table:table-cell>
          <table:table-cell table:style-name="ce63" table:formula="of:=ROUND([.P13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6:.O136])" office:value-type="float" office:value="0" calcext:value-type="float">
            <text:p>0</text:p>
          </table:table-cell>
          <table:table-cell table:style-name="ce63" table:formula="of:=ROUND([.P13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7:.O137])" office:value-type="float" office:value="0" calcext:value-type="float">
            <text:p>0</text:p>
          </table:table-cell>
          <table:table-cell table:style-name="ce63" table:formula="of:=ROUND([.P13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8:.O138])" office:value-type="float" office:value="0" calcext:value-type="float">
            <text:p>0</text:p>
          </table:table-cell>
          <table:table-cell table:style-name="ce63" table:formula="of:=ROUND([.P13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39:.O139])" office:value-type="float" office:value="0" calcext:value-type="float">
            <text:p>0</text:p>
          </table:table-cell>
          <table:table-cell table:style-name="ce63" table:formula="of:=ROUND([.P13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0:.O140])" office:value-type="float" office:value="0" calcext:value-type="float">
            <text:p>0</text:p>
          </table:table-cell>
          <table:table-cell table:style-name="ce63" table:formula="of:=ROUND([.P14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1:.O141])" office:value-type="float" office:value="0" calcext:value-type="float">
            <text:p>0</text:p>
          </table:table-cell>
          <table:table-cell table:style-name="ce63" table:formula="of:=ROUND([.P14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2:.O142])" office:value-type="float" office:value="0" calcext:value-type="float">
            <text:p>0</text:p>
          </table:table-cell>
          <table:table-cell table:style-name="ce63" table:formula="of:=ROUND([.P14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3:.O143])" office:value-type="float" office:value="0" calcext:value-type="float">
            <text:p>0</text:p>
          </table:table-cell>
          <table:table-cell table:style-name="ce63" table:formula="of:=ROUND([.P14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4:.O144])" office:value-type="float" office:value="0" calcext:value-type="float">
            <text:p>0</text:p>
          </table:table-cell>
          <table:table-cell table:style-name="ce63" table:formula="of:=ROUND([.P14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5:.O145])" office:value-type="float" office:value="0" calcext:value-type="float">
            <text:p>0</text:p>
          </table:table-cell>
          <table:table-cell table:style-name="ce63" table:formula="of:=ROUND([.P14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6:.O146])" office:value-type="float" office:value="0" calcext:value-type="float">
            <text:p>0</text:p>
          </table:table-cell>
          <table:table-cell table:style-name="ce63" table:formula="of:=ROUND([.P14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7:.O147])" office:value-type="float" office:value="0" calcext:value-type="float">
            <text:p>0</text:p>
          </table:table-cell>
          <table:table-cell table:style-name="ce63" table:formula="of:=ROUND([.P14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8:.O148])" office:value-type="float" office:value="0" calcext:value-type="float">
            <text:p>0</text:p>
          </table:table-cell>
          <table:table-cell table:style-name="ce63" table:formula="of:=ROUND([.P14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49:.O149])" office:value-type="float" office:value="0" calcext:value-type="float">
            <text:p>0</text:p>
          </table:table-cell>
          <table:table-cell table:style-name="ce63" table:formula="of:=ROUND([.P14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0:.O150])" office:value-type="float" office:value="0" calcext:value-type="float">
            <text:p>0</text:p>
          </table:table-cell>
          <table:table-cell table:style-name="ce63" table:formula="of:=ROUND([.P15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1:.O151])" office:value-type="float" office:value="0" calcext:value-type="float">
            <text:p>0</text:p>
          </table:table-cell>
          <table:table-cell table:style-name="ce63" table:formula="of:=ROUND([.P15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2:.O152])" office:value-type="float" office:value="0" calcext:value-type="float">
            <text:p>0</text:p>
          </table:table-cell>
          <table:table-cell table:style-name="ce63" table:formula="of:=ROUND([.P15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3:.O153])" office:value-type="float" office:value="0" calcext:value-type="float">
            <text:p>0</text:p>
          </table:table-cell>
          <table:table-cell table:style-name="ce63" table:formula="of:=ROUND([.P15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4:.O154])" office:value-type="float" office:value="0" calcext:value-type="float">
            <text:p>0</text:p>
          </table:table-cell>
          <table:table-cell table:style-name="ce63" table:formula="of:=ROUND([.P15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5:.O155])" office:value-type="float" office:value="0" calcext:value-type="float">
            <text:p>0</text:p>
          </table:table-cell>
          <table:table-cell table:style-name="ce63" table:formula="of:=ROUND([.P15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6:.O156])" office:value-type="float" office:value="0" calcext:value-type="float">
            <text:p>0</text:p>
          </table:table-cell>
          <table:table-cell table:style-name="ce63" table:formula="of:=ROUND([.P15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7:.O157])" office:value-type="float" office:value="0" calcext:value-type="float">
            <text:p>0</text:p>
          </table:table-cell>
          <table:table-cell table:style-name="ce63" table:formula="of:=ROUND([.P15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8:.O158])" office:value-type="float" office:value="0" calcext:value-type="float">
            <text:p>0</text:p>
          </table:table-cell>
          <table:table-cell table:style-name="ce63" table:formula="of:=ROUND([.P15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59:.O159])" office:value-type="float" office:value="0" calcext:value-type="float">
            <text:p>0</text:p>
          </table:table-cell>
          <table:table-cell table:style-name="ce63" table:formula="of:=ROUND([.P15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0:.O160])" office:value-type="float" office:value="0" calcext:value-type="float">
            <text:p>0</text:p>
          </table:table-cell>
          <table:table-cell table:style-name="ce63" table:formula="of:=ROUND([.P16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1:.O161])" office:value-type="float" office:value="0" calcext:value-type="float">
            <text:p>0</text:p>
          </table:table-cell>
          <table:table-cell table:style-name="ce63" table:formula="of:=ROUND([.P16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2:.O162])" office:value-type="float" office:value="0" calcext:value-type="float">
            <text:p>0</text:p>
          </table:table-cell>
          <table:table-cell table:style-name="ce63" table:formula="of:=ROUND([.P16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3:.O163])" office:value-type="float" office:value="0" calcext:value-type="float">
            <text:p>0</text:p>
          </table:table-cell>
          <table:table-cell table:style-name="ce63" table:formula="of:=ROUND([.P16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4:.O164])" office:value-type="float" office:value="0" calcext:value-type="float">
            <text:p>0</text:p>
          </table:table-cell>
          <table:table-cell table:style-name="ce63" table:formula="of:=ROUND([.P16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5:.O165])" office:value-type="float" office:value="0" calcext:value-type="float">
            <text:p>0</text:p>
          </table:table-cell>
          <table:table-cell table:style-name="ce63" table:formula="of:=ROUND([.P16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6:.O166])" office:value-type="float" office:value="0" calcext:value-type="float">
            <text:p>0</text:p>
          </table:table-cell>
          <table:table-cell table:style-name="ce63" table:formula="of:=ROUND([.P16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7:.O167])" office:value-type="float" office:value="0" calcext:value-type="float">
            <text:p>0</text:p>
          </table:table-cell>
          <table:table-cell table:style-name="ce63" table:formula="of:=ROUND([.P16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8:.O168])" office:value-type="float" office:value="0" calcext:value-type="float">
            <text:p>0</text:p>
          </table:table-cell>
          <table:table-cell table:style-name="ce63" table:formula="of:=ROUND([.P16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69:.O169])" office:value-type="float" office:value="0" calcext:value-type="float">
            <text:p>0</text:p>
          </table:table-cell>
          <table:table-cell table:style-name="ce63" table:formula="of:=ROUND([.P16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0:.O170])" office:value-type="float" office:value="0" calcext:value-type="float">
            <text:p>0</text:p>
          </table:table-cell>
          <table:table-cell table:style-name="ce63" table:formula="of:=ROUND([.P17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1:.O171])" office:value-type="float" office:value="0" calcext:value-type="float">
            <text:p>0</text:p>
          </table:table-cell>
          <table:table-cell table:style-name="ce63" table:formula="of:=ROUND([.P17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2:.O172])" office:value-type="float" office:value="0" calcext:value-type="float">
            <text:p>0</text:p>
          </table:table-cell>
          <table:table-cell table:style-name="ce63" table:formula="of:=ROUND([.P17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3:.O173])" office:value-type="float" office:value="0" calcext:value-type="float">
            <text:p>0</text:p>
          </table:table-cell>
          <table:table-cell table:style-name="ce63" table:formula="of:=ROUND([.P17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4:.O174])" office:value-type="float" office:value="0" calcext:value-type="float">
            <text:p>0</text:p>
          </table:table-cell>
          <table:table-cell table:style-name="ce63" table:formula="of:=ROUND([.P17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5:.O175])" office:value-type="float" office:value="0" calcext:value-type="float">
            <text:p>0</text:p>
          </table:table-cell>
          <table:table-cell table:style-name="ce63" table:formula="of:=ROUND([.P17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6:.O176])" office:value-type="float" office:value="0" calcext:value-type="float">
            <text:p>0</text:p>
          </table:table-cell>
          <table:table-cell table:style-name="ce63" table:formula="of:=ROUND([.P17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7:.O177])" office:value-type="float" office:value="0" calcext:value-type="float">
            <text:p>0</text:p>
          </table:table-cell>
          <table:table-cell table:style-name="ce63" table:formula="of:=ROUND([.P17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8:.O178])" office:value-type="float" office:value="0" calcext:value-type="float">
            <text:p>0</text:p>
          </table:table-cell>
          <table:table-cell table:style-name="ce63" table:formula="of:=ROUND([.P17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79:.O179])" office:value-type="float" office:value="0" calcext:value-type="float">
            <text:p>0</text:p>
          </table:table-cell>
          <table:table-cell table:style-name="ce63" table:formula="of:=ROUND([.P17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0:.O180])" office:value-type="float" office:value="0" calcext:value-type="float">
            <text:p>0</text:p>
          </table:table-cell>
          <table:table-cell table:style-name="ce63" table:formula="of:=ROUND([.P18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1:.O181])" office:value-type="float" office:value="0" calcext:value-type="float">
            <text:p>0</text:p>
          </table:table-cell>
          <table:table-cell table:style-name="ce63" table:formula="of:=ROUND([.P18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2:.O182])" office:value-type="float" office:value="0" calcext:value-type="float">
            <text:p>0</text:p>
          </table:table-cell>
          <table:table-cell table:style-name="ce63" table:formula="of:=ROUND([.P18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3:.O183])" office:value-type="float" office:value="0" calcext:value-type="float">
            <text:p>0</text:p>
          </table:table-cell>
          <table:table-cell table:style-name="ce63" table:formula="of:=ROUND([.P18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4:.O184])" office:value-type="float" office:value="0" calcext:value-type="float">
            <text:p>0</text:p>
          </table:table-cell>
          <table:table-cell table:style-name="ce63" table:formula="of:=ROUND([.P18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5:.O185])" office:value-type="float" office:value="0" calcext:value-type="float">
            <text:p>0</text:p>
          </table:table-cell>
          <table:table-cell table:style-name="ce63" table:formula="of:=ROUND([.P18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6:.O186])" office:value-type="float" office:value="0" calcext:value-type="float">
            <text:p>0</text:p>
          </table:table-cell>
          <table:table-cell table:style-name="ce63" table:formula="of:=ROUND([.P18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7:.O187])" office:value-type="float" office:value="0" calcext:value-type="float">
            <text:p>0</text:p>
          </table:table-cell>
          <table:table-cell table:style-name="ce63" table:formula="of:=ROUND([.P18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8:.O188])" office:value-type="float" office:value="0" calcext:value-type="float">
            <text:p>0</text:p>
          </table:table-cell>
          <table:table-cell table:style-name="ce63" table:formula="of:=ROUND([.P18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89:.O189])" office:value-type="float" office:value="0" calcext:value-type="float">
            <text:p>0</text:p>
          </table:table-cell>
          <table:table-cell table:style-name="ce63" table:formula="of:=ROUND([.P18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0:.O190])" office:value-type="float" office:value="0" calcext:value-type="float">
            <text:p>0</text:p>
          </table:table-cell>
          <table:table-cell table:style-name="ce63" table:formula="of:=ROUND([.P19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1:.O191])" office:value-type="float" office:value="0" calcext:value-type="float">
            <text:p>0</text:p>
          </table:table-cell>
          <table:table-cell table:style-name="ce63" table:formula="of:=ROUND([.P19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2:.O192])" office:value-type="float" office:value="0" calcext:value-type="float">
            <text:p>0</text:p>
          </table:table-cell>
          <table:table-cell table:style-name="ce63" table:formula="of:=ROUND([.P19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3:.O193])" office:value-type="float" office:value="0" calcext:value-type="float">
            <text:p>0</text:p>
          </table:table-cell>
          <table:table-cell table:style-name="ce63" table:formula="of:=ROUND([.P19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4:.O194])" office:value-type="float" office:value="0" calcext:value-type="float">
            <text:p>0</text:p>
          </table:table-cell>
          <table:table-cell table:style-name="ce63" table:formula="of:=ROUND([.P19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5:.O195])" office:value-type="float" office:value="0" calcext:value-type="float">
            <text:p>0</text:p>
          </table:table-cell>
          <table:table-cell table:style-name="ce63" table:formula="of:=ROUND([.P19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6:.O196])" office:value-type="float" office:value="0" calcext:value-type="float">
            <text:p>0</text:p>
          </table:table-cell>
          <table:table-cell table:style-name="ce63" table:formula="of:=ROUND([.P19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7:.O197])" office:value-type="float" office:value="0" calcext:value-type="float">
            <text:p>0</text:p>
          </table:table-cell>
          <table:table-cell table:style-name="ce63" table:formula="of:=ROUND([.P19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8:.O198])" office:value-type="float" office:value="0" calcext:value-type="float">
            <text:p>0</text:p>
          </table:table-cell>
          <table:table-cell table:style-name="ce63" table:formula="of:=ROUND([.P19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199:.O199])" office:value-type="float" office:value="0" calcext:value-type="float">
            <text:p>0</text:p>
          </table:table-cell>
          <table:table-cell table:style-name="ce63" table:formula="of:=ROUND([.P19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0:.O200])" office:value-type="float" office:value="0" calcext:value-type="float">
            <text:p>0</text:p>
          </table:table-cell>
          <table:table-cell table:style-name="ce63" table:formula="of:=ROUND([.P20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1:.O201])" office:value-type="float" office:value="0" calcext:value-type="float">
            <text:p>0</text:p>
          </table:table-cell>
          <table:table-cell table:style-name="ce63" table:formula="of:=ROUND([.P20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2:.O202])" office:value-type="float" office:value="0" calcext:value-type="float">
            <text:p>0</text:p>
          </table:table-cell>
          <table:table-cell table:style-name="ce63" table:formula="of:=ROUND([.P20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3:.O203])" office:value-type="float" office:value="0" calcext:value-type="float">
            <text:p>0</text:p>
          </table:table-cell>
          <table:table-cell table:style-name="ce63" table:formula="of:=ROUND([.P20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4:.O204])" office:value-type="float" office:value="0" calcext:value-type="float">
            <text:p>0</text:p>
          </table:table-cell>
          <table:table-cell table:style-name="ce63" table:formula="of:=ROUND([.P20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5:.O205])" office:value-type="float" office:value="0" calcext:value-type="float">
            <text:p>0</text:p>
          </table:table-cell>
          <table:table-cell table:style-name="ce63" table:formula="of:=ROUND([.P20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6:.O206])" office:value-type="float" office:value="0" calcext:value-type="float">
            <text:p>0</text:p>
          </table:table-cell>
          <table:table-cell table:style-name="ce63" table:formula="of:=ROUND([.P20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7:.O207])" office:value-type="float" office:value="0" calcext:value-type="float">
            <text:p>0</text:p>
          </table:table-cell>
          <table:table-cell table:style-name="ce63" table:formula="of:=ROUND([.P20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8:.O208])" office:value-type="float" office:value="0" calcext:value-type="float">
            <text:p>0</text:p>
          </table:table-cell>
          <table:table-cell table:style-name="ce63" table:formula="of:=ROUND([.P20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09:.O209])" office:value-type="float" office:value="0" calcext:value-type="float">
            <text:p>0</text:p>
          </table:table-cell>
          <table:table-cell table:style-name="ce63" table:formula="of:=ROUND([.P20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0:.O210])" office:value-type="float" office:value="0" calcext:value-type="float">
            <text:p>0</text:p>
          </table:table-cell>
          <table:table-cell table:style-name="ce63" table:formula="of:=ROUND([.P21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1:.O211])" office:value-type="float" office:value="0" calcext:value-type="float">
            <text:p>0</text:p>
          </table:table-cell>
          <table:table-cell table:style-name="ce63" table:formula="of:=ROUND([.P21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2:.O212])" office:value-type="float" office:value="0" calcext:value-type="float">
            <text:p>0</text:p>
          </table:table-cell>
          <table:table-cell table:style-name="ce63" table:formula="of:=ROUND([.P21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3:.O213])" office:value-type="float" office:value="0" calcext:value-type="float">
            <text:p>0</text:p>
          </table:table-cell>
          <table:table-cell table:style-name="ce63" table:formula="of:=ROUND([.P21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4:.O214])" office:value-type="float" office:value="0" calcext:value-type="float">
            <text:p>0</text:p>
          </table:table-cell>
          <table:table-cell table:style-name="ce63" table:formula="of:=ROUND([.P21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5:.O215])" office:value-type="float" office:value="0" calcext:value-type="float">
            <text:p>0</text:p>
          </table:table-cell>
          <table:table-cell table:style-name="ce63" table:formula="of:=ROUND([.P21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6:.O216])" office:value-type="float" office:value="0" calcext:value-type="float">
            <text:p>0</text:p>
          </table:table-cell>
          <table:table-cell table:style-name="ce63" table:formula="of:=ROUND([.P21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7:.O217])" office:value-type="float" office:value="0" calcext:value-type="float">
            <text:p>0</text:p>
          </table:table-cell>
          <table:table-cell table:style-name="ce63" table:formula="of:=ROUND([.P21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8:.O218])" office:value-type="float" office:value="0" calcext:value-type="float">
            <text:p>0</text:p>
          </table:table-cell>
          <table:table-cell table:style-name="ce63" table:formula="of:=ROUND([.P21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19:.O219])" office:value-type="float" office:value="0" calcext:value-type="float">
            <text:p>0</text:p>
          </table:table-cell>
          <table:table-cell table:style-name="ce63" table:formula="of:=ROUND([.P21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0:.O220])" office:value-type="float" office:value="0" calcext:value-type="float">
            <text:p>0</text:p>
          </table:table-cell>
          <table:table-cell table:style-name="ce63" table:formula="of:=ROUND([.P22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1:.O221])" office:value-type="float" office:value="0" calcext:value-type="float">
            <text:p>0</text:p>
          </table:table-cell>
          <table:table-cell table:style-name="ce63" table:formula="of:=ROUND([.P22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2:.O222])" office:value-type="float" office:value="0" calcext:value-type="float">
            <text:p>0</text:p>
          </table:table-cell>
          <table:table-cell table:style-name="ce63" table:formula="of:=ROUND([.P22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3:.O223])" office:value-type="float" office:value="0" calcext:value-type="float">
            <text:p>0</text:p>
          </table:table-cell>
          <table:table-cell table:style-name="ce63" table:formula="of:=ROUND([.P22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4:.O224])" office:value-type="float" office:value="0" calcext:value-type="float">
            <text:p>0</text:p>
          </table:table-cell>
          <table:table-cell table:style-name="ce63" table:formula="of:=ROUND([.P22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5:.O225])" office:value-type="float" office:value="0" calcext:value-type="float">
            <text:p>0</text:p>
          </table:table-cell>
          <table:table-cell table:style-name="ce63" table:formula="of:=ROUND([.P22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6:.O226])" office:value-type="float" office:value="0" calcext:value-type="float">
            <text:p>0</text:p>
          </table:table-cell>
          <table:table-cell table:style-name="ce63" table:formula="of:=ROUND([.P22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7:.O227])" office:value-type="float" office:value="0" calcext:value-type="float">
            <text:p>0</text:p>
          </table:table-cell>
          <table:table-cell table:style-name="ce63" table:formula="of:=ROUND([.P22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8:.O228])" office:value-type="float" office:value="0" calcext:value-type="float">
            <text:p>0</text:p>
          </table:table-cell>
          <table:table-cell table:style-name="ce63" table:formula="of:=ROUND([.P22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29:.O229])" office:value-type="float" office:value="0" calcext:value-type="float">
            <text:p>0</text:p>
          </table:table-cell>
          <table:table-cell table:style-name="ce63" table:formula="of:=ROUND([.P22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0:.O230])" office:value-type="float" office:value="0" calcext:value-type="float">
            <text:p>0</text:p>
          </table:table-cell>
          <table:table-cell table:style-name="ce63" table:formula="of:=ROUND([.P23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1:.O231])" office:value-type="float" office:value="0" calcext:value-type="float">
            <text:p>0</text:p>
          </table:table-cell>
          <table:table-cell table:style-name="ce63" table:formula="of:=ROUND([.P23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2:.O232])" office:value-type="float" office:value="0" calcext:value-type="float">
            <text:p>0</text:p>
          </table:table-cell>
          <table:table-cell table:style-name="ce63" table:formula="of:=ROUND([.P23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3:.O233])" office:value-type="float" office:value="0" calcext:value-type="float">
            <text:p>0</text:p>
          </table:table-cell>
          <table:table-cell table:style-name="ce63" table:formula="of:=ROUND([.P23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4:.O234])" office:value-type="float" office:value="0" calcext:value-type="float">
            <text:p>0</text:p>
          </table:table-cell>
          <table:table-cell table:style-name="ce63" table:formula="of:=ROUND([.P23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5:.O235])" office:value-type="float" office:value="0" calcext:value-type="float">
            <text:p>0</text:p>
          </table:table-cell>
          <table:table-cell table:style-name="ce63" table:formula="of:=ROUND([.P23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6:.O236])" office:value-type="float" office:value="0" calcext:value-type="float">
            <text:p>0</text:p>
          </table:table-cell>
          <table:table-cell table:style-name="ce63" table:formula="of:=ROUND([.P23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7:.O237])" office:value-type="float" office:value="0" calcext:value-type="float">
            <text:p>0</text:p>
          </table:table-cell>
          <table:table-cell table:style-name="ce63" table:formula="of:=ROUND([.P23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8:.O238])" office:value-type="float" office:value="0" calcext:value-type="float">
            <text:p>0</text:p>
          </table:table-cell>
          <table:table-cell table:style-name="ce63" table:formula="of:=ROUND([.P23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39:.O239])" office:value-type="float" office:value="0" calcext:value-type="float">
            <text:p>0</text:p>
          </table:table-cell>
          <table:table-cell table:style-name="ce63" table:formula="of:=ROUND([.P23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0:.O240])" office:value-type="float" office:value="0" calcext:value-type="float">
            <text:p>0</text:p>
          </table:table-cell>
          <table:table-cell table:style-name="ce63" table:formula="of:=ROUND([.P24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1:.O241])" office:value-type="float" office:value="0" calcext:value-type="float">
            <text:p>0</text:p>
          </table:table-cell>
          <table:table-cell table:style-name="ce63" table:formula="of:=ROUND([.P241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2:.O242])" office:value-type="float" office:value="0" calcext:value-type="float">
            <text:p>0</text:p>
          </table:table-cell>
          <table:table-cell table:style-name="ce63" table:formula="of:=ROUND([.P242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3:.O243])" office:value-type="float" office:value="0" calcext:value-type="float">
            <text:p>0</text:p>
          </table:table-cell>
          <table:table-cell table:style-name="ce63" table:formula="of:=ROUND([.P243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4:.O244])" office:value-type="float" office:value="0" calcext:value-type="float">
            <text:p>0</text:p>
          </table:table-cell>
          <table:table-cell table:style-name="ce63" table:formula="of:=ROUND([.P244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5:.O245])" office:value-type="float" office:value="0" calcext:value-type="float">
            <text:p>0</text:p>
          </table:table-cell>
          <table:table-cell table:style-name="ce63" table:formula="of:=ROUND([.P245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6:.O246])" office:value-type="float" office:value="0" calcext:value-type="float">
            <text:p>0</text:p>
          </table:table-cell>
          <table:table-cell table:style-name="ce63" table:formula="of:=ROUND([.P246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7:.O247])" office:value-type="float" office:value="0" calcext:value-type="float">
            <text:p>0</text:p>
          </table:table-cell>
          <table:table-cell table:style-name="ce63" table:formula="of:=ROUND([.P247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8:.O248])" office:value-type="float" office:value="0" calcext:value-type="float">
            <text:p>0</text:p>
          </table:table-cell>
          <table:table-cell table:style-name="ce63" table:formula="of:=ROUND([.P248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49:.O249])" office:value-type="float" office:value="0" calcext:value-type="float">
            <text:p>0</text:p>
          </table:table-cell>
          <table:table-cell table:style-name="ce63" table:formula="of:=ROUND([.P249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62" table:number-columns-repeated="4"/>
          <table:table-cell table:style-name="ce63" table:number-columns-repeated="4"/>
          <table:table-cell table:style-name="ce77"/>
          <table:table-cell table:style-name="ce63" table:number-columns-repeated="4"/>
          <table:table-cell table:style-name="ce77"/>
          <table:table-cell table:style-name="ce63"/>
          <table:table-cell table:style-name="ce63" table:formula="of:=SUM([.D250:.O250])" office:value-type="float" office:value="0" calcext:value-type="float">
            <text:p>0</text:p>
          </table:table-cell>
          <table:table-cell table:style-name="ce63" table:formula="of:=ROUND([.P250]*30/100;0)" office:value-type="float" office:value="0" calcext:value-type="float">
            <text:p>0</text:p>
          </table:table-cell>
          <table:table-cell table:number-columns-repeated="16367"/>
        </table:table-row>
        <table:table-row table:style-name="ro2" table:number-rows-repeated="104832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uiz30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8" table:default-cell-style-name="Default"/>
        <table:table-column table:style-name="co9" table:number-columns-repeated="16380" table:default-cell-style-name="Default"/>
        <table:table-row table:style-name="ro1">
          <table:table-cell office:value-type="string" calcext:value-type="string">
            <text:p>ID numb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: Quiz (Real)</text:p>
          </table:table-cell>
          <table:table-cell office:value-type="string" calcext:value-type="string">
            <text:p>Quiz: Quiz 2 (Real)</text:p>
          </table:table-cell>
          <table:table-cell office:value-type="string" calcext:value-type="string">
            <text:p>Quiz: Quiz 3 (Real)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Total 30</text:p>
          </table:table-cell>
          <table:table-cell/>
          <table:table-cell office:value-type="string" calcext:value-type="string">
            <text:p>quiz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7989</text:p>
          </table:table-cell>
          <table:table-cell office:value-type="string" calcext:value-type="string">
            <text:p>Sheebanaaz S</text:p>
          </table:table-cell>
          <table:table-cell office:value-type="string" calcext:value-type="string">
            <text:p>S Makandar</text:p>
          </table:table-cell>
          <table:table-cell office:value-type="string" calcext:value-type="string">
            <text:p>sheebanaaz.117989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E2]*100/30" office:value-type="float" office:value="100" calcext:value-type="float">
            <text:p>100</text:p>
          </table:table-cell>
          <table:table-cell table:formula="of:=[.F2]*100/30" office:value-type="float" office:value="96.6666666666667" calcext:value-type="float">
            <text:p>96.6666666666667</text:p>
          </table:table-cell>
          <table:table-cell table:formula="of:=[.G2]*100/30" office:value-type="float" office:value="90" calcext:value-type="float">
            <text:p>90</text:p>
          </table:table-cell>
          <table:table-cell table:formula="of:=ROUND(MAX([.H2:.J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7995</text:p>
          </table:table-cell>
          <table:table-cell office:value-type="string" calcext:value-type="string">
            <text:p>Nitish </text:p>
          </table:table-cell>
          <table:table-cell office:value-type="string" calcext:value-type="string">
            <text:p>Tiwari</text:p>
          </table:table-cell>
          <table:table-cell office:value-type="string" calcext:value-type="string">
            <text:p>nitish.117995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E3]*100/30" office:value-type="float" office:value="95" calcext:value-type="float">
            <text:p>95</text:p>
          </table:table-cell>
          <table:table-cell table:formula="of:=[.F3]*100/30" office:value-type="float" office:value="93.3333333333333" calcext:value-type="float">
            <text:p>93.3333333333333</text:p>
          </table:table-cell>
          <table:table-cell table:formula="of:=[.G3]*100/30" office:value-type="float" office:value="100" calcext:value-type="float">
            <text:p>100</text:p>
          </table:table-cell>
          <table:table-cell table:formula="of:=ROUND(MAX([.H3:.J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7996</text:p>
          </table:table-cell>
          <table:table-cell office:value-type="string" calcext:value-type="string">
            <text:p>Riya </text:p>
          </table:table-cell>
          <table:table-cell office:value-type="string" calcext:value-type="string">
            <text:p>Lahiya</text:p>
          </table:table-cell>
          <table:table-cell office:value-type="string" calcext:value-type="string">
            <text:p>riya.117996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E4]*100/30" office:value-type="float" office:value="100" calcext:value-type="float">
            <text:p>100</text:p>
          </table:table-cell>
          <table:table-cell table:formula="of:=[.F4]*100/30" office:value-type="float" office:value="93.3333333333333" calcext:value-type="float">
            <text:p>93.3333333333333</text:p>
          </table:table-cell>
          <table:table-cell table:formula="of:=[.G4]*100/30" office:value-type="float" office:value="93.3333333333333" calcext:value-type="float">
            <text:p>93.3333333333333</text:p>
          </table:table-cell>
          <table:table-cell table:formula="of:=ROUND(MAX([.H4:.J4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7998</text:p>
          </table:table-cell>
          <table:table-cell office:value-type="string" calcext:value-type="string">
            <text:p>Devansh </text:p>
          </table:table-cell>
          <table:table-cell office:value-type="string" calcext:value-type="string">
            <text:p>Maheshwari</text:p>
          </table:table-cell>
          <table:table-cell office:value-type="string" calcext:value-type="string">
            <text:p>devansh.117998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5]*100/30" office:value-type="float" office:value="100" calcext:value-type="float">
            <text:p>100</text:p>
          </table:table-cell>
          <table:table-cell table:formula="of:=[.F5]*100/30" office:value-type="float" office:value="96.6666666666667" calcext:value-type="float">
            <text:p>96.6666666666667</text:p>
          </table:table-cell>
          <table:table-cell table:formula="of:=[.G5]*100/30" office:value-type="float" office:value="96.6666666666667" calcext:value-type="float">
            <text:p>96.6666666666667</text:p>
          </table:table-cell>
          <table:table-cell table:formula="of:=ROUND(MAX([.H5:.J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8221</text:p>
          </table:table-cell>
          <table:table-cell office:value-type="string" calcext:value-type="string">
            <text:p>Tushar 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tushar.118221@stu.upes.ac.in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formula="of:=[.E6]*100/30" office:value-type="float" office:value="0" calcext:value-type="float">
            <text:p>0</text:p>
          </table:table-cell>
          <table:table-cell table:formula="of:=[.F6]*100/30" office:value-type="float" office:value="96.6666666666667" calcext:value-type="float">
            <text:p>96.6666666666667</text:p>
          </table:table-cell>
          <table:table-cell table:formula="of:=[.G6]*100/30" office:value-type="float" office:value="96.6666666666667" calcext:value-type="float">
            <text:p>96.6666666666667</text:p>
          </table:table-cell>
          <table:table-cell table:formula="of:=ROUND(MAX([.H6:.J6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8634</text:p>
          </table:table-cell>
          <table:table-cell office:value-type="string" calcext:value-type="string">
            <text:p>Diganta </text:p>
          </table:table-cell>
          <table:table-cell office:value-type="string" calcext:value-type="string">
            <text:p>Datta</text:p>
          </table:table-cell>
          <table:table-cell office:value-type="string" calcext:value-type="string">
            <text:p>diganta.118634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7]*100/30" office:value-type="float" office:value="0" calcext:value-type="float">
            <text:p>0</text:p>
          </table:table-cell>
          <table:table-cell table:formula="of:=[.F7]*100/30" office:value-type="float" office:value="0" calcext:value-type="float">
            <text:p>0</text:p>
          </table:table-cell>
          <table:table-cell table:formula="of:=[.G7]*100/30" office:value-type="float" office:value="0" calcext:value-type="float">
            <text:p>0</text:p>
          </table:table-cell>
          <table:table-cell table:formula="of:=ROUND(MAX([.H7:.J7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8635</text:p>
          </table:table-cell>
          <table:table-cell office:value-type="string" calcext:value-type="string">
            <text:p>Chhavi </text:p>
          </table:table-cell>
          <table:table-cell office:value-type="string" calcext:value-type="string">
            <text:p>Kharb</text:p>
          </table:table-cell>
          <table:table-cell office:value-type="string" calcext:value-type="string">
            <text:p>chhavi.118635@stu.upes.ac.in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formula="of:=[.E8]*100/30" office:value-type="float" office:value="0" calcext:value-type="float">
            <text:p>0</text:p>
          </table:table-cell>
          <table:table-cell table:formula="of:=[.F8]*100/30" office:value-type="float" office:value="93.3333333333333" calcext:value-type="float">
            <text:p>93.3333333333333</text:p>
          </table:table-cell>
          <table:table-cell table:formula="of:=[.G8]*100/30" office:value-type="float" office:value="93.3333333333333" calcext:value-type="float">
            <text:p>93.3333333333333</text:p>
          </table:table-cell>
          <table:table-cell table:formula="of:=ROUND(MAX([.H8:.J8])*30/100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9291</text:p>
          </table:table-cell>
          <table:table-cell office:value-type="string" calcext:value-type="string">
            <text:p>Pranjal 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pranjal.119291@stu.upes.ac.in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formula="of:=[.E9]*100/30" office:value-type="float" office:value="0" calcext:value-type="float">
            <text:p>0</text:p>
          </table:table-cell>
          <table:table-cell table:formula="of:=[.F9]*100/30" office:value-type="float" office:value="93.3333333333333" calcext:value-type="float">
            <text:p>93.3333333333333</text:p>
          </table:table-cell>
          <table:table-cell table:formula="of:=[.G9]*100/30" office:value-type="float" office:value="93.3333333333333" calcext:value-type="float">
            <text:p>93.3333333333333</text:p>
          </table:table-cell>
          <table:table-cell table:formula="of:=ROUND(MAX([.H9:.J9])*30/100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19292</text:p>
          </table:table-cell>
          <table:table-cell office:value-type="string" calcext:value-type="string">
            <text:p>Arpan </text:p>
          </table:table-cell>
          <table:table-cell office:value-type="string" calcext:value-type="string">
            <text:p>Tapan Biswas</text:p>
          </table:table-cell>
          <table:table-cell office:value-type="string" calcext:value-type="string">
            <text:p>arpan.119292@stu.upes.ac.i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E10]*100/30" office:value-type="float" office:value="80" calcext:value-type="float">
            <text:p>80</text:p>
          </table:table-cell>
          <table:table-cell table:formula="of:=[.F10]*100/30" office:value-type="float" office:value="83.3333333333333" calcext:value-type="float">
            <text:p>83.3333333333333</text:p>
          </table:table-cell>
          <table:table-cell table:formula="of:=[.G10]*100/30" office:value-type="float" office:value="90" calcext:value-type="float">
            <text:p>90</text:p>
          </table:table-cell>
          <table:table-cell table:formula="of:=ROUND(MAX([.H10:.J10])*30/100)" office:value-type="float" office:value="27" calcext:value-type="float">
            <text:p>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0083</text:p>
          </table:table-cell>
          <table:table-cell office:value-type="string" calcext:value-type="string">
            <text:p>JAYANT 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jayant.120083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E11]*100/30" office:value-type="float" office:value="100" calcext:value-type="float">
            <text:p>100</text:p>
          </table:table-cell>
          <table:table-cell table:formula="of:=[.F11]*100/30" office:value-type="float" office:value="90" calcext:value-type="float">
            <text:p>90</text:p>
          </table:table-cell>
          <table:table-cell table:formula="of:=[.G11]*100/30" office:value-type="float" office:value="100" calcext:value-type="float">
            <text:p>100</text:p>
          </table:table-cell>
          <table:table-cell table:formula="of:=ROUND(MAX([.H11:.J11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0087</text:p>
          </table:table-cell>
          <table:table-cell office:value-type="string" calcext:value-type="string">
            <text:p>Vinay kumar 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vinay.120087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12]*100/30" office:value-type="float" office:value="100" calcext:value-type="float">
            <text:p>100</text:p>
          </table:table-cell>
          <table:table-cell table:formula="of:=[.F12]*100/30" office:value-type="float" office:value="100" calcext:value-type="float">
            <text:p>100</text:p>
          </table:table-cell>
          <table:table-cell table:formula="of:=[.G12]*100/30" office:value-type="float" office:value="96.6666666666667" calcext:value-type="float">
            <text:p>96.6666666666667</text:p>
          </table:table-cell>
          <table:table-cell table:formula="of:=ROUND(MAX([.H12:.J1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0089</text:p>
          </table:table-cell>
          <table:table-cell office:value-type="string" calcext:value-type="string">
            <text:p>AKSHAY 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akshay.120089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13]*100/30" office:value-type="float" office:value="100" calcext:value-type="float">
            <text:p>100</text:p>
          </table:table-cell>
          <table:table-cell table:formula="of:=[.F13]*100/30" office:value-type="float" office:value="100" calcext:value-type="float">
            <text:p>100</text:p>
          </table:table-cell>
          <table:table-cell table:formula="of:=[.G13]*100/30" office:value-type="float" office:value="96.6666666666667" calcext:value-type="float">
            <text:p>96.6666666666667</text:p>
          </table:table-cell>
          <table:table-cell table:formula="of:=ROUND(MAX([.H13:.J1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0092</text:p>
          </table:table-cell>
          <table:table-cell office:value-type="string" calcext:value-type="string">
            <text:p>Santiswarup </text:p>
          </table:table-cell>
          <table:table-cell office:value-type="string" calcext:value-type="string">
            <text:p>Nayak</text:p>
          </table:table-cell>
          <table:table-cell office:value-type="string" calcext:value-type="string">
            <text:p>santiswarup.120092@stu.upes.ac.i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14]*100/30" office:value-type="float" office:value="0" calcext:value-type="float">
            <text:p>0</text:p>
          </table:table-cell>
          <table:table-cell table:formula="of:=[.F14]*100/30" office:value-type="float" office:value="100" calcext:value-type="float">
            <text:p>100</text:p>
          </table:table-cell>
          <table:table-cell table:formula="of:=[.G14]*100/30" office:value-type="float" office:value="96.6666666666667" calcext:value-type="float">
            <text:p>96.6666666666667</text:p>
          </table:table-cell>
          <table:table-cell table:formula="of:=ROUND(MAX([.H14:.J14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0926</text:p>
          </table:table-cell>
          <table:table-cell office:value-type="string" calcext:value-type="string">
            <text:p>VANSH </text:p>
          </table:table-cell>
          <table:table-cell office:value-type="string" calcext:value-type="string">
            <text:p>RAJVANSHI</text:p>
          </table:table-cell>
          <table:table-cell office:value-type="string" calcext:value-type="string">
            <text:p>vansh.120926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15]*100/30" office:value-type="float" office:value="100" calcext:value-type="float">
            <text:p>100</text:p>
          </table:table-cell>
          <table:table-cell table:formula="of:=[.F15]*100/30" office:value-type="float" office:value="96.6666666666667" calcext:value-type="float">
            <text:p>96.6666666666667</text:p>
          </table:table-cell>
          <table:table-cell table:formula="of:=[.G15]*100/30" office:value-type="float" office:value="96.6666666666667" calcext:value-type="float">
            <text:p>96.6666666666667</text:p>
          </table:table-cell>
          <table:table-cell table:formula="of:=ROUND(MAX([.H15:.J1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1364</text:p>
          </table:table-cell>
          <table:table-cell office:value-type="string" calcext:value-type="string">
            <text:p>shivam </text:p>
          </table:table-cell>
          <table:table-cell office:value-type="string" calcext:value-type="string">
            <text:p>bhardwaj</text:p>
          </table:table-cell>
          <table:table-cell office:value-type="string" calcext:value-type="string">
            <text:p>shivam.121364@stu.upes.ac.i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E16]*100/30" office:value-type="float" office:value="60" calcext:value-type="float">
            <text:p>60</text:p>
          </table:table-cell>
          <table:table-cell table:formula="of:=[.F16]*100/30" office:value-type="float" office:value="93.3333333333333" calcext:value-type="float">
            <text:p>93.3333333333333</text:p>
          </table:table-cell>
          <table:table-cell table:formula="of:=[.G16]*100/30" office:value-type="float" office:value="93.3333333333333" calcext:value-type="float">
            <text:p>93.3333333333333</text:p>
          </table:table-cell>
          <table:table-cell table:formula="of:=ROUND(MAX([.H16:.J16])*30/100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1550</text:p>
          </table:table-cell>
          <table:table-cell office:value-type="string" calcext:value-type="string">
            <text:p>Vedant </text:p>
          </table:table-cell>
          <table:table-cell office:value-type="string" calcext:value-type="string">
            <text:p>Solanki</text:p>
          </table:table-cell>
          <table:table-cell office:value-type="string" calcext:value-type="string">
            <text:p>vedant.121550@stu.upes.ac.i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E17]*100/30" office:value-type="float" office:value="0" calcext:value-type="float">
            <text:p>0</text:p>
          </table:table-cell>
          <table:table-cell table:formula="of:=[.F17]*100/30" office:value-type="float" office:value="93.3333333333333" calcext:value-type="float">
            <text:p>93.3333333333333</text:p>
          </table:table-cell>
          <table:table-cell table:formula="of:=[.G17]*100/30" office:value-type="float" office:value="100" calcext:value-type="float">
            <text:p>100</text:p>
          </table:table-cell>
          <table:table-cell table:formula="of:=ROUND(MAX([.H17:.J1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2363</text:p>
          </table:table-cell>
          <table:table-cell office:value-type="string" calcext:value-type="string">
            <text:p>Anshul </text:p>
          </table:table-cell>
          <table:table-cell office:value-type="string" calcext:value-type="string">
            <text:p>Kotiyal</text:p>
          </table:table-cell>
          <table:table-cell office:value-type="string" calcext:value-type="string">
            <text:p>anshul.122363@stu.upes.ac.i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8]*100/30" office:value-type="float" office:value="0" calcext:value-type="float">
            <text:p>0</text:p>
          </table:table-cell>
          <table:table-cell table:formula="of:=[.F18]*100/30" office:value-type="float" office:value="96.6666666666667" calcext:value-type="float">
            <text:p>96.6666666666667</text:p>
          </table:table-cell>
          <table:table-cell table:formula="of:=[.G18]*100/30" office:value-type="float" office:value="0" calcext:value-type="float">
            <text:p>0</text:p>
          </table:table-cell>
          <table:table-cell table:formula="of:=ROUND(MAX([.H18:.J18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2366</text:p>
          </table:table-cell>
          <table:table-cell office:value-type="string" calcext:value-type="string">
            <text:p>Khushank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khushank.122366@stu.upes.ac.in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[.E19]*100/30" office:value-type="float" office:value="100" calcext:value-type="float">
            <text:p>100</text:p>
          </table:table-cell>
          <table:table-cell table:formula="of:=[.F19]*100/30" office:value-type="float" office:value="100" calcext:value-type="float">
            <text:p>100</text:p>
          </table:table-cell>
          <table:table-cell table:formula="of:=[.G19]*100/30" office:value-type="float" office:value="100" calcext:value-type="float">
            <text:p>100</text:p>
          </table:table-cell>
          <table:table-cell table:formula="of:=ROUND(MAX([.H19:.J1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144</text:p>
          </table:table-cell>
          <table:table-cell office:value-type="string" calcext:value-type="string">
            <text:p>Sunil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unil.123144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E20]*100/30" office:value-type="float" office:value="100" calcext:value-type="float">
            <text:p>100</text:p>
          </table:table-cell>
          <table:table-cell table:formula="of:=[.F20]*100/30" office:value-type="float" office:value="96.6666666666667" calcext:value-type="float">
            <text:p>96.6666666666667</text:p>
          </table:table-cell>
          <table:table-cell table:formula="of:=[.G20]*100/30" office:value-type="float" office:value="93.3333333333333" calcext:value-type="float">
            <text:p>93.3333333333333</text:p>
          </table:table-cell>
          <table:table-cell table:formula="of:=ROUND(MAX([.H20:.J20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293</text:p>
          </table:table-cell>
          <table:table-cell office:value-type="string" calcext:value-type="string">
            <text:p>Kartikey </text:p>
          </table:table-cell>
          <table:table-cell office:value-type="string" calcext:value-type="string">
            <text:p>Uniyal</text:p>
          </table:table-cell>
          <table:table-cell office:value-type="string" calcext:value-type="string">
            <text:p>kartikey.123293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21]*100/30" office:value-type="float" office:value="100" calcext:value-type="float">
            <text:p>100</text:p>
          </table:table-cell>
          <table:table-cell table:formula="of:=[.F21]*100/30" office:value-type="float" office:value="96.6666666666667" calcext:value-type="float">
            <text:p>96.6666666666667</text:p>
          </table:table-cell>
          <table:table-cell table:formula="of:=[.G21]*100/30" office:value-type="float" office:value="96.6666666666667" calcext:value-type="float">
            <text:p>96.6666666666667</text:p>
          </table:table-cell>
          <table:table-cell table:formula="of:=ROUND(MAX([.H21:.J21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366</text:p>
          </table:table-cell>
          <table:table-cell office:value-type="string" calcext:value-type="string">
            <text:p>Shrishty </text:p>
          </table:table-cell>
          <table:table-cell office:value-type="string" calcext:value-type="string">
            <text:p>Keshri</text:p>
          </table:table-cell>
          <table:table-cell office:value-type="string" calcext:value-type="string">
            <text:p>shrishty.123366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22]*100/30" office:value-type="float" office:value="100" calcext:value-type="float">
            <text:p>100</text:p>
          </table:table-cell>
          <table:table-cell table:formula="of:=[.F22]*100/30" office:value-type="float" office:value="93.3333333333333" calcext:value-type="float">
            <text:p>93.3333333333333</text:p>
          </table:table-cell>
          <table:table-cell table:formula="of:=[.G22]*100/30" office:value-type="float" office:value="96.6666666666667" calcext:value-type="float">
            <text:p>96.6666666666667</text:p>
          </table:table-cell>
          <table:table-cell table:formula="of:=ROUND(MAX([.H22:.J2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367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Singh Rawat</text:p>
          </table:table-cell>
          <table:table-cell office:value-type="string" calcext:value-type="string">
            <text:p>rahul.123367@stu.upes.ac.in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[.E23]*100/30" office:value-type="float" office:value="100" calcext:value-type="float">
            <text:p>100</text:p>
          </table:table-cell>
          <table:table-cell table:formula="of:=[.F23]*100/30" office:value-type="float" office:value="100" calcext:value-type="float">
            <text:p>100</text:p>
          </table:table-cell>
          <table:table-cell table:formula="of:=[.G23]*100/30" office:value-type="float" office:value="100" calcext:value-type="float">
            <text:p>100</text:p>
          </table:table-cell>
          <table:table-cell table:formula="of:=ROUND(MAX([.H23:.J2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578</text:p>
          </table:table-cell>
          <table:table-cell office:value-type="string" calcext:value-type="string">
            <text:p>Anshul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anshul.123578@stu.upes.ac.i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E24]*100/30" office:value-type="float" office:value="0" calcext:value-type="float">
            <text:p>0</text:p>
          </table:table-cell>
          <table:table-cell table:formula="of:=[.F24]*100/30" office:value-type="float" office:value="96.6666666666667" calcext:value-type="float">
            <text:p>96.6666666666667</text:p>
          </table:table-cell>
          <table:table-cell table:formula="of:=[.G24]*100/30" office:value-type="float" office:value="93.3333333333333" calcext:value-type="float">
            <text:p>93.3333333333333</text:p>
          </table:table-cell>
          <table:table-cell table:formula="of:=ROUND(MAX([.H24:.J24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579</text:p>
          </table:table-cell>
          <table:table-cell office:value-type="string" calcext:value-type="string">
            <text:p>Raghav Kartik</text:p>
          </table:table-cell>
          <table:table-cell office:value-type="string" calcext:value-type="string">
            <text:p>Kartik Bhardwaj</text:p>
          </table:table-cell>
          <table:table-cell office:value-type="string" calcext:value-type="string">
            <text:p>raghav.123579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E25]*100/30" office:value-type="float" office:value="100" calcext:value-type="float">
            <text:p>100</text:p>
          </table:table-cell>
          <table:table-cell table:formula="of:=[.F25]*100/30" office:value-type="float" office:value="93.3333333333333" calcext:value-type="float">
            <text:p>93.3333333333333</text:p>
          </table:table-cell>
          <table:table-cell table:formula="of:=[.G25]*100/30" office:value-type="float" office:value="93.3333333333333" calcext:value-type="float">
            <text:p>93.3333333333333</text:p>
          </table:table-cell>
          <table:table-cell table:formula="of:=ROUND(MAX([.H25:.J2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581</text:p>
          </table:table-cell>
          <table:table-cell office:value-type="string" calcext:value-type="string">
            <text:p>Tanmay 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tanmay.123581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26]*100/30" office:value-type="float" office:value="100" calcext:value-type="float">
            <text:p>100</text:p>
          </table:table-cell>
          <table:table-cell table:formula="of:=[.F26]*100/30" office:value-type="float" office:value="93.3333333333333" calcext:value-type="float">
            <text:p>93.3333333333333</text:p>
          </table:table-cell>
          <table:table-cell table:formula="of:=[.G26]*100/30" office:value-type="float" office:value="96.6666666666667" calcext:value-type="float">
            <text:p>96.6666666666667</text:p>
          </table:table-cell>
          <table:table-cell table:formula="of:=ROUND(MAX([.H26:.J2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660</text:p>
          </table:table-cell>
          <table:table-cell office:value-type="string" calcext:value-type="string">
            <text:p>ANANT </text:p>
          </table:table-cell>
          <table:table-cell office:value-type="string" calcext:value-type="string">
            <text:p>KUMAR SHARMA</text:p>
          </table:table-cell>
          <table:table-cell office:value-type="string" calcext:value-type="string">
            <text:p>anant.12366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27]*100/30" office:value-type="float" office:value="100" calcext:value-type="float">
            <text:p>100</text:p>
          </table:table-cell>
          <table:table-cell table:formula="of:=[.F27]*100/30" office:value-type="float" office:value="96.6666666666667" calcext:value-type="float">
            <text:p>96.6666666666667</text:p>
          </table:table-cell>
          <table:table-cell table:formula="of:=[.G27]*100/30" office:value-type="float" office:value="0" calcext:value-type="float">
            <text:p>0</text:p>
          </table:table-cell>
          <table:table-cell table:formula="of:=ROUND(MAX([.H27:.J2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760</text:p>
          </table:table-cell>
          <table:table-cell office:value-type="string" calcext:value-type="string">
            <text:p>Ankit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ankit.123760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28]*100/30" office:value-type="float" office:value="100" calcext:value-type="float">
            <text:p>100</text:p>
          </table:table-cell>
          <table:table-cell table:formula="of:=[.F28]*100/30" office:value-type="float" office:value="100" calcext:value-type="float">
            <text:p>100</text:p>
          </table:table-cell>
          <table:table-cell table:formula="of:=[.G28]*100/30" office:value-type="float" office:value="96.6666666666667" calcext:value-type="float">
            <text:p>96.6666666666667</text:p>
          </table:table-cell>
          <table:table-cell table:formula="of:=ROUND(MAX([.H28:.J28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3800</text:p>
          </table:table-cell>
          <table:table-cell office:value-type="string" calcext:value-type="string">
            <text:p>Akash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akash.12380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E29]*100/30" office:value-type="float" office:value="100" calcext:value-type="float">
            <text:p>100</text:p>
          </table:table-cell>
          <table:table-cell table:formula="of:=[.F29]*100/30" office:value-type="float" office:value="96.6666666666667" calcext:value-type="float">
            <text:p>96.6666666666667</text:p>
          </table:table-cell>
          <table:table-cell table:formula="of:=[.G29]*100/30" office:value-type="float" office:value="60" calcext:value-type="float">
            <text:p>60</text:p>
          </table:table-cell>
          <table:table-cell table:formula="of:=ROUND(MAX([.H29:.J2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035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aditya.124035@stu.upes.ac.i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30]*100/30" office:value-type="float" office:value="30" calcext:value-type="float">
            <text:p>30</text:p>
          </table:table-cell>
          <table:table-cell table:formula="of:=[.F30]*100/30" office:value-type="float" office:value="40" calcext:value-type="float">
            <text:p>40</text:p>
          </table:table-cell>
          <table:table-cell table:formula="of:=[.G30]*100/30" office:value-type="float" office:value="33.3333333333333" calcext:value-type="float">
            <text:p>33.3333333333333</text:p>
          </table:table-cell>
          <table:table-cell table:formula="of:=ROUND(MAX([.H30:.J30])*30/100)"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144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semwal</text:p>
          </table:table-cell>
          <table:table-cell office:value-type="string" calcext:value-type="string">
            <text:p>ayush.124144@stu.upes.ac.in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formula="of:=[.E31]*100/30" office:value-type="float" office:value="0" calcext:value-type="float">
            <text:p>0</text:p>
          </table:table-cell>
          <table:table-cell table:formula="of:=[.F31]*100/30" office:value-type="float" office:value="96.6666666666667" calcext:value-type="float">
            <text:p>96.6666666666667</text:p>
          </table:table-cell>
          <table:table-cell table:formula="of:=[.G31]*100/30" office:value-type="float" office:value="96.6666666666667" calcext:value-type="float">
            <text:p>96.6666666666667</text:p>
          </table:table-cell>
          <table:table-cell table:formula="of:=ROUND(MAX([.H31:.J31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565</text:p>
          </table:table-cell>
          <table:table-cell office:value-type="string" calcext:value-type="string">
            <text:p>RENUKA </text:p>
          </table:table-cell>
          <table:table-cell office:value-type="string" calcext:value-type="string">
            <text:p>BILLORE</text:p>
          </table:table-cell>
          <table:table-cell office:value-type="string" calcext:value-type="string">
            <text:p>renuka.124565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E32]*100/30" office:value-type="float" office:value="100" calcext:value-type="float">
            <text:p>100</text:p>
          </table:table-cell>
          <table:table-cell table:formula="of:=[.F32]*100/30" office:value-type="float" office:value="96.6666666666667" calcext:value-type="float">
            <text:p>96.6666666666667</text:p>
          </table:table-cell>
          <table:table-cell table:formula="of:=[.G32]*100/30" office:value-type="float" office:value="93.3333333333333" calcext:value-type="float">
            <text:p>93.3333333333333</text:p>
          </table:table-cell>
          <table:table-cell table:formula="of:=ROUND(MAX([.H32:.J3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568</text:p>
          </table:table-cell>
          <table:table-cell office:value-type="string" calcext:value-type="string">
            <text:p>Dhanraj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dhanraj.124568@stu.upes.ac.i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E33]*100/30" office:value-type="float" office:value="0" calcext:value-type="float">
            <text:p>0</text:p>
          </table:table-cell>
          <table:table-cell table:formula="of:=[.F33]*100/30" office:value-type="float" office:value="93.3333333333333" calcext:value-type="float">
            <text:p>93.3333333333333</text:p>
          </table:table-cell>
          <table:table-cell table:formula="of:=[.G33]*100/30" office:value-type="float" office:value="86.6666666666667" calcext:value-type="float">
            <text:p>86.6666666666667</text:p>
          </table:table-cell>
          <table:table-cell table:formula="of:=ROUND(MAX([.H33:.J33])*30/100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629</text:p>
          </table:table-cell>
          <table:table-cell office:value-type="string" calcext:value-type="string">
            <text:p>Aryan 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aryan.124629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34]*100/30" office:value-type="float" office:value="0" calcext:value-type="float">
            <text:p>0</text:p>
          </table:table-cell>
          <table:table-cell table:formula="of:=[.F34]*100/30" office:value-type="float" office:value="0" calcext:value-type="float">
            <text:p>0</text:p>
          </table:table-cell>
          <table:table-cell table:formula="of:=[.G34]*100/30" office:value-type="float" office:value="0" calcext:value-type="float">
            <text:p>0</text:p>
          </table:table-cell>
          <table:table-cell table:formula="of:=ROUND(MAX([.H34:.J34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807</text:p>
          </table:table-cell>
          <table:table-cell office:value-type="string" calcext:value-type="string">
            <text:p>Akshat </text:p>
          </table:table-cell>
          <table:table-cell office:value-type="string" calcext:value-type="string">
            <text:p>Vashishtha</text:p>
          </table:table-cell>
          <table:table-cell office:value-type="string" calcext:value-type="string">
            <text:p>akshat.124807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35]*100/30" office:value-type="float" office:value="100" calcext:value-type="float">
            <text:p>100</text:p>
          </table:table-cell>
          <table:table-cell table:formula="of:=[.F35]*100/30" office:value-type="float" office:value="96.6666666666667" calcext:value-type="float">
            <text:p>96.6666666666667</text:p>
          </table:table-cell>
          <table:table-cell table:formula="of:=[.G35]*100/30" office:value-type="float" office:value="96.6666666666667" calcext:value-type="float">
            <text:p>96.6666666666667</text:p>
          </table:table-cell>
          <table:table-cell table:formula="of:=ROUND(MAX([.H35:.J3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809</text:p>
          </table:table-cell>
          <table:table-cell office:value-type="string" calcext:value-type="string">
            <text:p>Jatin </text:p>
          </table:table-cell>
          <table:table-cell office:value-type="string" calcext:value-type="string">
            <text:p>Prajapati</text:p>
          </table:table-cell>
          <table:table-cell office:value-type="string" calcext:value-type="string">
            <text:p>jatin.124809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36]*100/30" office:value-type="float" office:value="100" calcext:value-type="float">
            <text:p>100</text:p>
          </table:table-cell>
          <table:table-cell table:formula="of:=[.F36]*100/30" office:value-type="float" office:value="96.6666666666667" calcext:value-type="float">
            <text:p>96.6666666666667</text:p>
          </table:table-cell>
          <table:table-cell table:formula="of:=[.G36]*100/30" office:value-type="float" office:value="96.6666666666667" calcext:value-type="float">
            <text:p>96.6666666666667</text:p>
          </table:table-cell>
          <table:table-cell table:formula="of:=ROUND(MAX([.H36:.J3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888</text:p>
          </table:table-cell>
          <table:table-cell office:value-type="string" calcext:value-type="string">
            <text:p>Ritik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itik.124888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37]*100/30" office:value-type="float" office:value="100" calcext:value-type="float">
            <text:p>100</text:p>
          </table:table-cell>
          <table:table-cell table:formula="of:=[.F37]*100/30" office:value-type="float" office:value="96.6666666666667" calcext:value-type="float">
            <text:p>96.6666666666667</text:p>
          </table:table-cell>
          <table:table-cell table:formula="of:=[.G37]*100/30" office:value-type="float" office:value="96.6666666666667" calcext:value-type="float">
            <text:p>96.6666666666667</text:p>
          </table:table-cell>
          <table:table-cell table:formula="of:=ROUND(MAX([.H37:.J3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4958</text:p>
          </table:table-cell>
          <table:table-cell office:value-type="string" calcext:value-type="string">
            <text:p>Anil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nil.124958@stu.upes.ac.in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formula="of:=[.E38]*100/30" office:value-type="float" office:value="0" calcext:value-type="float">
            <text:p>0</text:p>
          </table:table-cell>
          <table:table-cell table:formula="of:=[.F38]*100/30" office:value-type="float" office:value="93.3333333333333" calcext:value-type="float">
            <text:p>93.3333333333333</text:p>
          </table:table-cell>
          <table:table-cell table:formula="of:=[.G38]*100/30" office:value-type="float" office:value="93.3333333333333" calcext:value-type="float">
            <text:p>93.3333333333333</text:p>
          </table:table-cell>
          <table:table-cell table:formula="of:=ROUND(MAX([.H38:.J38])*30/100)"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001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Singh chauhan</text:p>
          </table:table-cell>
          <table:table-cell office:value-type="string" calcext:value-type="string">
            <text:p>abhishek.125001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39]*100/30" office:value-type="float" office:value="100" calcext:value-type="float">
            <text:p>100</text:p>
          </table:table-cell>
          <table:table-cell table:formula="of:=[.F39]*100/30" office:value-type="float" office:value="100" calcext:value-type="float">
            <text:p>100</text:p>
          </table:table-cell>
          <table:table-cell table:formula="of:=[.G39]*100/30" office:value-type="float" office:value="96.6666666666667" calcext:value-type="float">
            <text:p>96.6666666666667</text:p>
          </table:table-cell>
          <table:table-cell table:formula="of:=ROUND(MAX([.H39:.J3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10</text:p>
          </table:table-cell>
          <table:table-cell office:value-type="string" calcext:value-type="string">
            <text:p>Shipra </text:p>
          </table:table-cell>
          <table:table-cell office:value-type="string" calcext:value-type="string">
            <text:p>Nayal</text:p>
          </table:table-cell>
          <table:table-cell office:value-type="string" calcext:value-type="string">
            <text:p>shipra.125110@stu.upes.ac.i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40]*100/30" office:value-type="float" office:value="0" calcext:value-type="float">
            <text:p>0</text:p>
          </table:table-cell>
          <table:table-cell table:formula="of:=[.F40]*100/30" office:value-type="float" office:value="93.3333333333333" calcext:value-type="float">
            <text:p>93.3333333333333</text:p>
          </table:table-cell>
          <table:table-cell table:formula="of:=[.G40]*100/30" office:value-type="float" office:value="96.6666666666667" calcext:value-type="float">
            <text:p>96.6666666666667</text:p>
          </table:table-cell>
          <table:table-cell table:formula="of:=ROUND(MAX([.H40:.J40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11</text:p>
          </table:table-cell>
          <table:table-cell office:value-type="string" calcext:value-type="string">
            <text:p>Ritika </text:p>
          </table:table-cell>
          <table:table-cell office:value-type="string" calcext:value-type="string">
            <text:p>Bhandari</text:p>
          </table:table-cell>
          <table:table-cell office:value-type="string" calcext:value-type="string">
            <text:p>ritika.125111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41]*100/30" office:value-type="float" office:value="0" calcext:value-type="float">
            <text:p>0</text:p>
          </table:table-cell>
          <table:table-cell table:formula="of:=[.F41]*100/30" office:value-type="float" office:value="0" calcext:value-type="float">
            <text:p>0</text:p>
          </table:table-cell>
          <table:table-cell table:formula="of:=[.G41]*100/30" office:value-type="float" office:value="0" calcext:value-type="float">
            <text:p>0</text:p>
          </table:table-cell>
          <table:table-cell table:formula="of:=ROUND(MAX([.H41:.J41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13</text:p>
          </table:table-cell>
          <table:table-cell office:value-type="string" calcext:value-type="string">
            <text:p>Aniket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niket.125113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42]*100/30" office:value-type="float" office:value="0" calcext:value-type="float">
            <text:p>0</text:p>
          </table:table-cell>
          <table:table-cell table:formula="of:=[.F42]*100/30" office:value-type="float" office:value="0" calcext:value-type="float">
            <text:p>0</text:p>
          </table:table-cell>
          <table:table-cell table:formula="of:=[.G42]*100/30" office:value-type="float" office:value="0" calcext:value-type="float">
            <text:p>0</text:p>
          </table:table-cell>
          <table:table-cell table:formula="of:=ROUND(MAX([.H42:.J42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14</text:p>
          </table:table-cell>
          <table:table-cell office:value-type="string" calcext:value-type="string">
            <text:p>Priyanka </text:p>
          </table:table-cell>
          <table:table-cell office:value-type="string" calcext:value-type="string">
            <text:p>Mehra</text:p>
          </table:table-cell>
          <table:table-cell office:value-type="string" calcext:value-type="string">
            <text:p>priyanka.125114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43]*100/30" office:value-type="float" office:value="100" calcext:value-type="float">
            <text:p>100</text:p>
          </table:table-cell>
          <table:table-cell table:formula="of:=[.F43]*100/30" office:value-type="float" office:value="93.3333333333333" calcext:value-type="float">
            <text:p>93.3333333333333</text:p>
          </table:table-cell>
          <table:table-cell table:formula="of:=[.G43]*100/30" office:value-type="float" office:value="96.6666666666667" calcext:value-type="float">
            <text:p>96.6666666666667</text:p>
          </table:table-cell>
          <table:table-cell table:formula="of:=ROUND(MAX([.H43:.J4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15</text:p>
          </table:table-cell>
          <table:table-cell office:value-type="string" calcext:value-type="string">
            <text:p>Khushi </text:p>
          </table:table-cell>
          <table:table-cell office:value-type="string" calcext:value-type="string">
            <text:p>dixit</text:p>
          </table:table-cell>
          <table:table-cell office:value-type="string" calcext:value-type="string">
            <text:p>khushi.125115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44]*100/30" office:value-type="float" office:value="95" calcext:value-type="float">
            <text:p>95</text:p>
          </table:table-cell>
          <table:table-cell table:formula="of:=[.F44]*100/30" office:value-type="float" office:value="93.3333333333333" calcext:value-type="float">
            <text:p>93.3333333333333</text:p>
          </table:table-cell>
          <table:table-cell table:formula="of:=[.G44]*100/30" office:value-type="float" office:value="96.6666666666667" calcext:value-type="float">
            <text:p>96.6666666666667</text:p>
          </table:table-cell>
          <table:table-cell table:formula="of:=ROUND(MAX([.H44:.J44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58</text:p>
          </table:table-cell>
          <table:table-cell office:value-type="string" calcext:value-type="string">
            <text:p>Rishabh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rishabh.125158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45]*100/30" office:value-type="float" office:value="100" calcext:value-type="float">
            <text:p>100</text:p>
          </table:table-cell>
          <table:table-cell table:formula="of:=[.F45]*100/30" office:value-type="float" office:value="96.6666666666667" calcext:value-type="float">
            <text:p>96.6666666666667</text:p>
          </table:table-cell>
          <table:table-cell table:formula="of:=[.G45]*100/30" office:value-type="float" office:value="96.6666666666667" calcext:value-type="float">
            <text:p>96.6666666666667</text:p>
          </table:table-cell>
          <table:table-cell table:formula="of:=ROUND(MAX([.H45:.J4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89</text:p>
          </table:table-cell>
          <table:table-cell office:value-type="string" calcext:value-type="string">
            <text:p>Asad </text:p>
          </table:table-cell>
          <table:table-cell office:value-type="string" calcext:value-type="string">
            <text:p>Rasheed Khan</text:p>
          </table:table-cell>
          <table:table-cell office:value-type="string" calcext:value-type="string">
            <text:p>asad.125189@stu.upes.ac.in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formula="of:=[.E46]*100/30" office:value-type="float" office:value="0" calcext:value-type="float">
            <text:p>0</text:p>
          </table:table-cell>
          <table:table-cell table:formula="of:=[.F46]*100/30" office:value-type="float" office:value="100" calcext:value-type="float">
            <text:p>100</text:p>
          </table:table-cell>
          <table:table-cell table:formula="of:=[.G46]*100/30" office:value-type="float" office:value="100" calcext:value-type="float">
            <text:p>100</text:p>
          </table:table-cell>
          <table:table-cell table:formula="of:=ROUND(MAX([.H46:.J4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90</text:p>
          </table:table-cell>
          <table:table-cell office:value-type="string" calcext:value-type="string">
            <text:p>Rishabh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ishabh.125190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47]*100/30" office:value-type="float" office:value="0" calcext:value-type="float">
            <text:p>0</text:p>
          </table:table-cell>
          <table:table-cell table:formula="of:=[.F47]*100/30" office:value-type="float" office:value="0" calcext:value-type="float">
            <text:p>0</text:p>
          </table:table-cell>
          <table:table-cell table:formula="of:=[.G47]*100/30" office:value-type="float" office:value="0" calcext:value-type="float">
            <text:p>0</text:p>
          </table:table-cell>
          <table:table-cell table:formula="of:=ROUND(MAX([.H47:.J47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92</text:p>
          </table:table-cell>
          <table:table-cell office:value-type="string" calcext:value-type="string">
            <text:p>Harsh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harsh.125192@stu.upes.ac.i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48]*100/30" office:value-type="float" office:value="0" calcext:value-type="float">
            <text:p>0</text:p>
          </table:table-cell>
          <table:table-cell table:formula="of:=[.F48]*100/30" office:value-type="float" office:value="100" calcext:value-type="float">
            <text:p>100</text:p>
          </table:table-cell>
          <table:table-cell table:formula="of:=[.G48]*100/30" office:value-type="float" office:value="96.6666666666667" calcext:value-type="float">
            <text:p>96.6666666666667</text:p>
          </table:table-cell>
          <table:table-cell table:formula="of:=ROUND(MAX([.H48:.J48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193</text:p>
          </table:table-cell>
          <table:table-cell office:value-type="string" calcext:value-type="string">
            <text:p>Harsh </text:p>
          </table:table-cell>
          <table:table-cell office:value-type="string" calcext:value-type="string">
            <text:p>Kumar Sharma</text:p>
          </table:table-cell>
          <table:table-cell office:value-type="string" calcext:value-type="string">
            <text:p>harsh.125193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49]*100/30" office:value-type="float" office:value="100" calcext:value-type="float">
            <text:p>100</text:p>
          </table:table-cell>
          <table:table-cell table:formula="of:=[.F49]*100/30" office:value-type="float" office:value="96.6666666666667" calcext:value-type="float">
            <text:p>96.6666666666667</text:p>
          </table:table-cell>
          <table:table-cell table:formula="of:=[.G49]*100/30" office:value-type="float" office:value="0" calcext:value-type="float">
            <text:p>0</text:p>
          </table:table-cell>
          <table:table-cell table:formula="of:=ROUND(MAX([.H49:.J4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256</text:p>
          </table:table-cell>
          <table:table-cell office:value-type="string" calcext:value-type="string">
            <text:p>Harshit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harshit.125256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50]*100/30" office:value-type="float" office:value="100" calcext:value-type="float">
            <text:p>100</text:p>
          </table:table-cell>
          <table:table-cell table:formula="of:=[.F50]*100/30" office:value-type="float" office:value="100" calcext:value-type="float">
            <text:p>100</text:p>
          </table:table-cell>
          <table:table-cell table:formula="of:=[.G50]*100/30" office:value-type="float" office:value="96.6666666666667" calcext:value-type="float">
            <text:p>96.6666666666667</text:p>
          </table:table-cell>
          <table:table-cell table:formula="of:=ROUND(MAX([.H50:.J50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257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Streeting</text:p>
          </table:table-cell>
          <table:table-cell office:value-type="string" calcext:value-type="string">
            <text:p>aditya.125257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51]*100/30" office:value-type="float" office:value="100" calcext:value-type="float">
            <text:p>100</text:p>
          </table:table-cell>
          <table:table-cell table:formula="of:=[.F51]*100/30" office:value-type="float" office:value="96.6666666666667" calcext:value-type="float">
            <text:p>96.6666666666667</text:p>
          </table:table-cell>
          <table:table-cell table:formula="of:=[.G51]*100/30" office:value-type="float" office:value="96.6666666666667" calcext:value-type="float">
            <text:p>96.6666666666667</text:p>
          </table:table-cell>
          <table:table-cell table:formula="of:=ROUND(MAX([.H51:.J51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258</text:p>
          </table:table-cell>
          <table:table-cell office:value-type="string" calcext:value-type="string">
            <text:p>Shikhar </text:p>
          </table:table-cell>
          <table:table-cell office:value-type="string" calcext:value-type="string">
            <text:p>Dwivedi</text:p>
          </table:table-cell>
          <table:table-cell office:value-type="string" calcext:value-type="string">
            <text:p>shikhar.125258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E52]*100/30" office:value-type="float" office:value="100" calcext:value-type="float">
            <text:p>100</text:p>
          </table:table-cell>
          <table:table-cell table:formula="of:=[.F52]*100/30" office:value-type="float" office:value="96.6666666666667" calcext:value-type="float">
            <text:p>96.6666666666667</text:p>
          </table:table-cell>
          <table:table-cell table:formula="of:=[.G52]*100/30" office:value-type="float" office:value="100" calcext:value-type="float">
            <text:p>100</text:p>
          </table:table-cell>
          <table:table-cell table:formula="of:=ROUND(MAX([.H52:.J5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259</text:p>
          </table:table-cell>
          <table:table-cell office:value-type="string" calcext:value-type="string">
            <text:p>Abhinav </text:p>
          </table:table-cell>
          <table:table-cell office:value-type="string" calcext:value-type="string">
            <text:p>Kumar Gupta</text:p>
          </table:table-cell>
          <table:table-cell office:value-type="string" calcext:value-type="string">
            <text:p>abhinav.125259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53]*100/30" office:value-type="float" office:value="0" calcext:value-type="float">
            <text:p>0</text:p>
          </table:table-cell>
          <table:table-cell table:formula="of:=[.F53]*100/30" office:value-type="float" office:value="0" calcext:value-type="float">
            <text:p>0</text:p>
          </table:table-cell>
          <table:table-cell table:formula="of:=[.G53]*100/30" office:value-type="float" office:value="0" calcext:value-type="float">
            <text:p>0</text:p>
          </table:table-cell>
          <table:table-cell table:formula="of:=ROUND(MAX([.H53:.J53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330</text:p>
          </table:table-cell>
          <table:table-cell office:value-type="string" calcext:value-type="string">
            <text:p>Sneha 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sneha.125330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54]*100/30" office:value-type="float" office:value="100" calcext:value-type="float">
            <text:p>100</text:p>
          </table:table-cell>
          <table:table-cell table:formula="of:=[.F54]*100/30" office:value-type="float" office:value="96.6666666666667" calcext:value-type="float">
            <text:p>96.6666666666667</text:p>
          </table:table-cell>
          <table:table-cell table:formula="of:=[.G54]*100/30" office:value-type="float" office:value="96.6666666666667" calcext:value-type="float">
            <text:p>96.6666666666667</text:p>
          </table:table-cell>
          <table:table-cell table:formula="of:=ROUND(MAX([.H54:.J54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332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ayush.125332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E55]*100/30" office:value-type="float" office:value="100" calcext:value-type="float">
            <text:p>100</text:p>
          </table:table-cell>
          <table:table-cell table:formula="of:=[.F55]*100/30" office:value-type="float" office:value="96.6666666666667" calcext:value-type="float">
            <text:p>96.6666666666667</text:p>
          </table:table-cell>
          <table:table-cell table:formula="of:=[.G55]*100/30" office:value-type="float" office:value="100" calcext:value-type="float">
            <text:p>100</text:p>
          </table:table-cell>
          <table:table-cell table:formula="of:=ROUND(MAX([.H55:.J5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459</text:p>
          </table:table-cell>
          <table:table-cell office:value-type="string" calcext:value-type="string">
            <text:p>Himanshu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himanshu.125459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56]*100/30" office:value-type="float" office:value="100" calcext:value-type="float">
            <text:p>100</text:p>
          </table:table-cell>
          <table:table-cell table:formula="of:=[.F56]*100/30" office:value-type="float" office:value="96.6666666666667" calcext:value-type="float">
            <text:p>96.6666666666667</text:p>
          </table:table-cell>
          <table:table-cell table:formula="of:=[.G56]*100/30" office:value-type="float" office:value="96.6666666666667" calcext:value-type="float">
            <text:p>96.6666666666667</text:p>
          </table:table-cell>
          <table:table-cell table:formula="of:=ROUND(MAX([.H56:.J5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556</text:p>
          </table:table-cell>
          <table:table-cell office:value-type="string" calcext:value-type="string">
            <text:p>Prashant </text:p>
          </table:table-cell>
          <table:table-cell office:value-type="string" calcext:value-type="string">
            <text:p>Samant</text:p>
          </table:table-cell>
          <table:table-cell office:value-type="string" calcext:value-type="string">
            <text:p>prashant.125556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7]*100/30" office:value-type="float" office:value="95" calcext:value-type="float">
            <text:p>95</text:p>
          </table:table-cell>
          <table:table-cell table:formula="of:=[.F57]*100/30" office:value-type="float" office:value="0" calcext:value-type="float">
            <text:p>0</text:p>
          </table:table-cell>
          <table:table-cell table:formula="of:=[.G57]*100/30" office:value-type="float" office:value="96.6666666666667" calcext:value-type="float">
            <text:p>96.6666666666667</text:p>
          </table:table-cell>
          <table:table-cell table:formula="of:=ROUND(MAX([.H57:.J57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580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rohit.12558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58]*100/30" office:value-type="float" office:value="100" calcext:value-type="float">
            <text:p>100</text:p>
          </table:table-cell>
          <table:table-cell table:formula="of:=[.F58]*100/30" office:value-type="float" office:value="83.3333333333333" calcext:value-type="float">
            <text:p>83.3333333333333</text:p>
          </table:table-cell>
          <table:table-cell table:formula="of:=[.G58]*100/30" office:value-type="float" office:value="0" calcext:value-type="float">
            <text:p>0</text:p>
          </table:table-cell>
          <table:table-cell table:formula="of:=ROUND(MAX([.H58:.J58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581</text:p>
          </table:table-cell>
          <table:table-cell office:value-type="string" calcext:value-type="string">
            <text:p>Muhammad </text:p>
          </table:table-cell>
          <table:table-cell office:value-type="string" calcext:value-type="string">
            <text:p>Saami</text:p>
          </table:table-cell>
          <table:table-cell office:value-type="string" calcext:value-type="string">
            <text:p>muhammad.125581@stu.upes.ac.in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formula="of:=[.E59]*100/30" office:value-type="float" office:value="0" calcext:value-type="float">
            <text:p>0</text:p>
          </table:table-cell>
          <table:table-cell table:formula="of:=[.F59]*100/30" office:value-type="float" office:value="96.6666666666667" calcext:value-type="float">
            <text:p>96.6666666666667</text:p>
          </table:table-cell>
          <table:table-cell table:formula="of:=[.G59]*100/30" office:value-type="float" office:value="96.6666666666667" calcext:value-type="float">
            <text:p>96.6666666666667</text:p>
          </table:table-cell>
          <table:table-cell table:formula="of:=ROUND(MAX([.H59:.J59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640</text:p>
          </table:table-cell>
          <table:table-cell office:value-type="string" calcext:value-type="string">
            <text:p>Sumit Singh </text:p>
          </table:table-cell>
          <table:table-cell office:value-type="string" calcext:value-type="string">
            <text:p>Kaintura</text:p>
          </table:table-cell>
          <table:table-cell office:value-type="string" calcext:value-type="string">
            <text:p>sumit.12564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E60]*100/30" office:value-type="float" office:value="100" calcext:value-type="float">
            <text:p>100</text:p>
          </table:table-cell>
          <table:table-cell table:formula="of:=[.F60]*100/30" office:value-type="float" office:value="90" calcext:value-type="float">
            <text:p>90</text:p>
          </table:table-cell>
          <table:table-cell table:formula="of:=[.G60]*100/30" office:value-type="float" office:value="96.6666666666667" calcext:value-type="float">
            <text:p>96.6666666666667</text:p>
          </table:table-cell>
          <table:table-cell table:formula="of:=ROUND(MAX([.H60:.J60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641</text:p>
          </table:table-cell>
          <table:table-cell office:value-type="string" calcext:value-type="string">
            <text:p>Yuvraj </text:p>
          </table:table-cell>
          <table:table-cell office:value-type="string" calcext:value-type="string">
            <text:p>Prasad</text:p>
          </table:table-cell>
          <table:table-cell office:value-type="string" calcext:value-type="string">
            <text:p>yuvraj.125641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E61]*100/30" office:value-type="float" office:value="95" calcext:value-type="float">
            <text:p>95</text:p>
          </table:table-cell>
          <table:table-cell table:formula="of:=[.F61]*100/30" office:value-type="float" office:value="0" calcext:value-type="float">
            <text:p>0</text:p>
          </table:table-cell>
          <table:table-cell table:formula="of:=[.G61]*100/30" office:value-type="float" office:value="83.3333333333333" calcext:value-type="float">
            <text:p>83.3333333333333</text:p>
          </table:table-cell>
          <table:table-cell table:formula="of:=ROUND(MAX([.H61:.J61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693</text:p>
          </table:table-cell>
          <table:table-cell office:value-type="string" calcext:value-type="string">
            <text:p>Anurag 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anurag.125693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62]*100/30" office:value-type="float" office:value="100" calcext:value-type="float">
            <text:p>100</text:p>
          </table:table-cell>
          <table:table-cell table:formula="of:=[.F62]*100/30" office:value-type="float" office:value="100" calcext:value-type="float">
            <text:p>100</text:p>
          </table:table-cell>
          <table:table-cell table:formula="of:=[.G62]*100/30" office:value-type="float" office:value="96.6666666666667" calcext:value-type="float">
            <text:p>96.6666666666667</text:p>
          </table:table-cell>
          <table:table-cell table:formula="of:=ROUND(MAX([.H62:.J6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750</text:p>
          </table:table-cell>
          <table:table-cell office:value-type="string" calcext:value-type="string">
            <text:p>Vijay </text:p>
          </table:table-cell>
          <table:table-cell office:value-type="string" calcext:value-type="string">
            <text:p>Singh Chauhan</text:p>
          </table:table-cell>
          <table:table-cell office:value-type="string" calcext:value-type="string">
            <text:p>vijay.12575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63]*100/30" office:value-type="float" office:value="100" calcext:value-type="float">
            <text:p>100</text:p>
          </table:table-cell>
          <table:table-cell table:formula="of:=[.F63]*100/30" office:value-type="float" office:value="0" calcext:value-type="float">
            <text:p>0</text:p>
          </table:table-cell>
          <table:table-cell table:formula="of:=[.G63]*100/30" office:value-type="float" office:value="100" calcext:value-type="float">
            <text:p>100</text:p>
          </table:table-cell>
          <table:table-cell table:formula="of:=ROUND(MAX([.H63:.J6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751</text:p>
          </table:table-cell>
          <table:table-cell office:value-type="string" calcext:value-type="string">
            <text:p>NIKHIL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nikhil.125751@stu.upes.ac.in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formula="of:=[.E64]*100/30" office:value-type="float" office:value="0" calcext:value-type="float">
            <text:p>0</text:p>
          </table:table-cell>
          <table:table-cell table:formula="of:=[.F64]*100/30" office:value-type="float" office:value="96.6666666666667" calcext:value-type="float">
            <text:p>96.6666666666667</text:p>
          </table:table-cell>
          <table:table-cell table:formula="of:=[.G64]*100/30" office:value-type="float" office:value="96.6666666666667" calcext:value-type="float">
            <text:p>96.6666666666667</text:p>
          </table:table-cell>
          <table:table-cell table:formula="of:=ROUND(MAX([.H64:.J64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753</text:p>
          </table:table-cell>
          <table:table-cell office:value-type="string" calcext:value-type="string">
            <text:p>Nandini </text:p>
          </table:table-cell>
          <table:table-cell office:value-type="string" calcext:value-type="string">
            <text:p>Kothari</text:p>
          </table:table-cell>
          <table:table-cell office:value-type="string" calcext:value-type="string">
            <text:p>nandini.125753@stu.upes.ac.i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E65]*100/30" office:value-type="float" office:value="80" calcext:value-type="float">
            <text:p>80</text:p>
          </table:table-cell>
          <table:table-cell table:formula="of:=[.F65]*100/30" office:value-type="float" office:value="96.6666666666667" calcext:value-type="float">
            <text:p>96.6666666666667</text:p>
          </table:table-cell>
          <table:table-cell table:formula="of:=[.G65]*100/30" office:value-type="float" office:value="46.6666666666667" calcext:value-type="float">
            <text:p>46.6666666666667</text:p>
          </table:table-cell>
          <table:table-cell table:formula="of:=ROUND(MAX([.H65:.J65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754</text:p>
          </table:table-cell>
          <table:table-cell office:value-type="string" calcext:value-type="string">
            <text:p>Khempa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hempal.125754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E66]*100/30" office:value-type="float" office:value="100" calcext:value-type="float">
            <text:p>100</text:p>
          </table:table-cell>
          <table:table-cell table:formula="of:=[.F66]*100/30" office:value-type="float" office:value="96.6666666666667" calcext:value-type="float">
            <text:p>96.6666666666667</text:p>
          </table:table-cell>
          <table:table-cell table:formula="of:=[.G66]*100/30" office:value-type="float" office:value="100" calcext:value-type="float">
            <text:p>100</text:p>
          </table:table-cell>
          <table:table-cell table:formula="of:=ROUND(MAX([.H66:.J6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10</text:p>
          </table:table-cell>
          <table:table-cell office:value-type="string" calcext:value-type="string">
            <text:p>anurag 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anurag.125910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E67]*100/30" office:value-type="float" office:value="100" calcext:value-type="float">
            <text:p>100</text:p>
          </table:table-cell>
          <table:table-cell table:formula="of:=[.F67]*100/30" office:value-type="float" office:value="86.6666666666667" calcext:value-type="float">
            <text:p>86.6666666666667</text:p>
          </table:table-cell>
          <table:table-cell table:formula="of:=[.G67]*100/30" office:value-type="float" office:value="80" calcext:value-type="float">
            <text:p>80</text:p>
          </table:table-cell>
          <table:table-cell table:formula="of:=ROUND(MAX([.H67:.J6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11</text:p>
          </table:table-cell>
          <table:table-cell office:value-type="string" calcext:value-type="string">
            <text:p>suraj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uraj.125911@stu.upes.ac.i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68]*100/30" office:value-type="float" office:value="90" calcext:value-type="float">
            <text:p>90</text:p>
          </table:table-cell>
          <table:table-cell table:formula="of:=[.F68]*100/30" office:value-type="float" office:value="96.6666666666667" calcext:value-type="float">
            <text:p>96.6666666666667</text:p>
          </table:table-cell>
          <table:table-cell table:formula="of:=[.G68]*100/30" office:value-type="float" office:value="96.6666666666667" calcext:value-type="float">
            <text:p>96.6666666666667</text:p>
          </table:table-cell>
          <table:table-cell table:formula="of:=ROUND(MAX([.H68:.J68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14</text:p>
          </table:table-cell>
          <table:table-cell office:value-type="string" calcext:value-type="string">
            <text:p>Rishabh 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rishabh.125914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E69]*100/30" office:value-type="float" office:value="100" calcext:value-type="float">
            <text:p>100</text:p>
          </table:table-cell>
          <table:table-cell table:formula="of:=[.F69]*100/30" office:value-type="float" office:value="100" calcext:value-type="float">
            <text:p>100</text:p>
          </table:table-cell>
          <table:table-cell table:formula="of:=[.G69]*100/30" office:value-type="float" office:value="66.6666666666667" calcext:value-type="float">
            <text:p>66.6666666666667</text:p>
          </table:table-cell>
          <table:table-cell table:formula="of:=ROUND(MAX([.H69:.J6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18</text:p>
          </table:table-cell>
          <table:table-cell office:value-type="string" calcext:value-type="string">
            <text:p>Abhay </text:p>
          </table:table-cell>
          <table:table-cell office:value-type="string" calcext:value-type="string">
            <text:p>Singh Chauhan</text:p>
          </table:table-cell>
          <table:table-cell office:value-type="string" calcext:value-type="string">
            <text:p>abhay.125918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E70]*100/30" office:value-type="float" office:value="100" calcext:value-type="float">
            <text:p>100</text:p>
          </table:table-cell>
          <table:table-cell table:formula="of:=[.F70]*100/30" office:value-type="float" office:value="93.3333333333333" calcext:value-type="float">
            <text:p>93.3333333333333</text:p>
          </table:table-cell>
          <table:table-cell table:formula="of:=[.G70]*100/30" office:value-type="float" office:value="100" calcext:value-type="float">
            <text:p>100</text:p>
          </table:table-cell>
          <table:table-cell table:formula="of:=ROUND(MAX([.H70:.J70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86</text:p>
          </table:table-cell>
          <table:table-cell office:value-type="string" calcext:value-type="string">
            <text:p>Devansh </text:p>
          </table:table-cell>
          <table:table-cell office:value-type="string" calcext:value-type="string">
            <text:p>Pratap Singh</text:p>
          </table:table-cell>
          <table:table-cell office:value-type="string" calcext:value-type="string">
            <text:p>devansh.125986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E71]*100/30" office:value-type="float" office:value="95" calcext:value-type="float">
            <text:p>95</text:p>
          </table:table-cell>
          <table:table-cell table:formula="of:=[.F71]*100/30" office:value-type="float" office:value="86.6666666666667" calcext:value-type="float">
            <text:p>86.6666666666667</text:p>
          </table:table-cell>
          <table:table-cell table:formula="of:=[.G71]*100/30" office:value-type="float" office:value="93.3333333333333" calcext:value-type="float">
            <text:p>93.3333333333333</text:p>
          </table:table-cell>
          <table:table-cell table:formula="of:=ROUND(MAX([.H71:.J71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88</text:p>
          </table:table-cell>
          <table:table-cell office:value-type="string" calcext:value-type="string">
            <text:p>Anuj </text:p>
          </table:table-cell>
          <table:table-cell office:value-type="string" calcext:value-type="string">
            <text:p>KUMAR Mishra</text:p>
          </table:table-cell>
          <table:table-cell office:value-type="string" calcext:value-type="string">
            <text:p>anuj.125988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E72]*100/30" office:value-type="float" office:value="100" calcext:value-type="float">
            <text:p>100</text:p>
          </table:table-cell>
          <table:table-cell table:formula="of:=[.F72]*100/30" office:value-type="float" office:value="100" calcext:value-type="float">
            <text:p>100</text:p>
          </table:table-cell>
          <table:table-cell table:formula="of:=[.G72]*100/30" office:value-type="float" office:value="93.3333333333333" calcext:value-type="float">
            <text:p>93.3333333333333</text:p>
          </table:table-cell>
          <table:table-cell table:formula="of:=ROUND(MAX([.H72:.J72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90</text:p>
          </table:table-cell>
          <table:table-cell office:value-type="string" calcext:value-type="string">
            <text:p>Mangesh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mangesh.125990@stu.upes.ac.in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73]*100/30" office:value-type="float" office:value="95" calcext:value-type="float">
            <text:p>95</text:p>
          </table:table-cell>
          <table:table-cell table:formula="of:=[.F73]*100/30" office:value-type="float" office:value="96.6666666666667" calcext:value-type="float">
            <text:p>96.6666666666667</text:p>
          </table:table-cell>
          <table:table-cell table:formula="of:=[.G73]*100/30" office:value-type="float" office:value="96.6666666666667" calcext:value-type="float">
            <text:p>96.6666666666667</text:p>
          </table:table-cell>
          <table:table-cell table:formula="of:=ROUND(MAX([.H73:.J73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92</text:p>
          </table:table-cell>
          <table:table-cell office:value-type="string" calcext:value-type="string">
            <text:p>Sidhant </text:p>
          </table:table-cell>
          <table:table-cell office:value-type="string" calcext:value-type="string">
            <text:p>Gairola</text:p>
          </table:table-cell>
          <table:table-cell office:value-type="string" calcext:value-type="string">
            <text:p>sidhant.125992@stu.upes.ac.i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74]*100/30" office:value-type="float" office:value="0" calcext:value-type="float">
            <text:p>0</text:p>
          </table:table-cell>
          <table:table-cell table:formula="of:=[.F74]*100/30" office:value-type="float" office:value="100" calcext:value-type="float">
            <text:p>100</text:p>
          </table:table-cell>
          <table:table-cell table:formula="of:=[.G74]*100/30" office:value-type="float" office:value="96.6666666666667" calcext:value-type="float">
            <text:p>96.6666666666667</text:p>
          </table:table-cell>
          <table:table-cell table:formula="of:=ROUND(MAX([.H74:.J74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5994</text:p>
          </table:table-cell>
          <table:table-cell office:value-type="string" calcext:value-type="string">
            <text:p>sachin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sachin.125994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75]*100/30" office:value-type="float" office:value="100" calcext:value-type="float">
            <text:p>100</text:p>
          </table:table-cell>
          <table:table-cell table:formula="of:=[.F75]*100/30" office:value-type="float" office:value="96.6666666666667" calcext:value-type="float">
            <text:p>96.6666666666667</text:p>
          </table:table-cell>
          <table:table-cell table:formula="of:=[.G75]*100/30" office:value-type="float" office:value="96.6666666666667" calcext:value-type="float">
            <text:p>96.6666666666667</text:p>
          </table:table-cell>
          <table:table-cell table:formula="of:=ROUND(MAX([.H75:.J75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096</text:p>
          </table:table-cell>
          <table:table-cell office:value-type="string" calcext:value-type="string">
            <text:p>SONIY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iya.126096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E76]*100/30" office:value-type="float" office:value="100" calcext:value-type="float">
            <text:p>100</text:p>
          </table:table-cell>
          <table:table-cell table:formula="of:=[.F76]*100/30" office:value-type="float" office:value="96.6666666666667" calcext:value-type="float">
            <text:p>96.6666666666667</text:p>
          </table:table-cell>
          <table:table-cell table:formula="of:=[.G76]*100/30" office:value-type="float" office:value="60" calcext:value-type="float">
            <text:p>60</text:p>
          </table:table-cell>
          <table:table-cell table:formula="of:=ROUND(MAX([.H76:.J7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119</text:p>
          </table:table-cell>
          <table:table-cell office:value-type="string" calcext:value-type="string">
            <text:p>Ishika </text:p>
          </table:table-cell>
          <table:table-cell office:value-type="string" calcext:value-type="string">
            <text:p>Ahir</text:p>
          </table:table-cell>
          <table:table-cell office:value-type="string" calcext:value-type="string">
            <text:p>ishika.126119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E77]*100/30" office:value-type="float" office:value="100" calcext:value-type="float">
            <text:p>100</text:p>
          </table:table-cell>
          <table:table-cell table:formula="of:=[.F77]*100/30" office:value-type="float" office:value="96.6666666666667" calcext:value-type="float">
            <text:p>96.6666666666667</text:p>
          </table:table-cell>
          <table:table-cell table:formula="of:=[.G77]*100/30" office:value-type="float" office:value="100" calcext:value-type="float">
            <text:p>100</text:p>
          </table:table-cell>
          <table:table-cell table:formula="of:=ROUND(MAX([.H77:.J7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167</text:p>
          </table:table-cell>
          <table:table-cell office:value-type="string" calcext:value-type="string">
            <text:p>Piyush </text:p>
          </table:table-cell>
          <table:table-cell office:value-type="string" calcext:value-type="string">
            <text:p>Saini</text:p>
          </table:table-cell>
          <table:table-cell office:value-type="string" calcext:value-type="string">
            <text:p>piyush.126167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E78]*100/30" office:value-type="float" office:value="100" calcext:value-type="float">
            <text:p>100</text:p>
          </table:table-cell>
          <table:table-cell table:formula="of:=[.F78]*100/30" office:value-type="float" office:value="96.6666666666667" calcext:value-type="float">
            <text:p>96.6666666666667</text:p>
          </table:table-cell>
          <table:table-cell table:formula="of:=[.G78]*100/30" office:value-type="float" office:value="96.6666666666667" calcext:value-type="float">
            <text:p>96.6666666666667</text:p>
          </table:table-cell>
          <table:table-cell table:formula="of:=ROUND(MAX([.H78:.J78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235</text:p>
          </table:table-cell>
          <table:table-cell office:value-type="string" calcext:value-type="string">
            <text:p>Anushka </text:p>
          </table:table-cell>
          <table:table-cell office:value-type="string" calcext:value-type="string">
            <text:p>Rathore</text:p>
          </table:table-cell>
          <table:table-cell office:value-type="string" calcext:value-type="string">
            <text:p>anushka.126235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79]*100/30" office:value-type="float" office:value="100" calcext:value-type="float">
            <text:p>100</text:p>
          </table:table-cell>
          <table:table-cell table:formula="of:=[.F79]*100/30" office:value-type="float" office:value="100" calcext:value-type="float">
            <text:p>100</text:p>
          </table:table-cell>
          <table:table-cell table:formula="of:=[.G79]*100/30" office:value-type="float" office:value="96.6666666666667" calcext:value-type="float">
            <text:p>96.6666666666667</text:p>
          </table:table-cell>
          <table:table-cell table:formula="of:=ROUND(MAX([.H79:.J7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236</text:p>
          </table:table-cell>
          <table:table-cell office:value-type="string" calcext:value-type="string">
            <text:p>Vibhu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vibhu.126236@stu.upes.ac.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80]*100/30" office:value-type="float" office:value="0" calcext:value-type="float">
            <text:p>0</text:p>
          </table:table-cell>
          <table:table-cell table:formula="of:=[.F80]*100/30" office:value-type="float" office:value="0" calcext:value-type="float">
            <text:p>0</text:p>
          </table:table-cell>
          <table:table-cell table:formula="of:=[.G80]*100/30" office:value-type="float" office:value="0" calcext:value-type="float">
            <text:p>0</text:p>
          </table:table-cell>
          <table:table-cell table:formula="of:=ROUND(MAX([.H80:.J80])*30/10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238</text:p>
          </table:table-cell>
          <table:table-cell office:value-type="string" calcext:value-type="string">
            <text:p>Ashwani </text:p>
          </table:table-cell>
          <table:table-cell office:value-type="string" calcext:value-type="string">
            <text:p>Kannaujia</text:p>
          </table:table-cell>
          <table:table-cell office:value-type="string" calcext:value-type="string">
            <text:p>ashwani.126238@stu.upes.ac.i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]*100/30" office:value-type="float" office:value="100" calcext:value-type="float">
            <text:p>100</text:p>
          </table:table-cell>
          <table:table-cell table:formula="of:=[.F81]*100/30" office:value-type="float" office:value="0" calcext:value-type="float">
            <text:p>0</text:p>
          </table:table-cell>
          <table:table-cell table:formula="of:=[.G81]*100/30" office:value-type="float" office:value="0" calcext:value-type="float">
            <text:p>0</text:p>
          </table:table-cell>
          <table:table-cell table:formula="of:=ROUND(MAX([.H81:.J81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295</text:p>
          </table:table-cell>
          <table:table-cell office:value-type="string" calcext:value-type="string">
            <text:p>Dheeraj </text:p>
          </table:table-cell>
          <table:table-cell office:value-type="string" calcext:value-type="string">
            <text:p>Upreti</text:p>
          </table:table-cell>
          <table:table-cell office:value-type="string" calcext:value-type="string">
            <text:p>dheeraj.126295@stu.upes.ac.in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82]*100/30" office:value-type="float" office:value="95" calcext:value-type="float">
            <text:p>95</text:p>
          </table:table-cell>
          <table:table-cell table:formula="of:=[.F82]*100/30" office:value-type="float" office:value="0" calcext:value-type="float">
            <text:p>0</text:p>
          </table:table-cell>
          <table:table-cell table:formula="of:=[.G82]*100/30" office:value-type="float" office:value="96.6666666666667" calcext:value-type="float">
            <text:p>96.6666666666667</text:p>
          </table:table-cell>
          <table:table-cell table:formula="of:=ROUND(MAX([.H82:.J82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361</text:p>
          </table:table-cell>
          <table:table-cell office:value-type="string" calcext:value-type="string">
            <text:p>Manwar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manwar.126361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83]*100/30" office:value-type="float" office:value="100" calcext:value-type="float">
            <text:p>100</text:p>
          </table:table-cell>
          <table:table-cell table:formula="of:=[.F83]*100/30" office:value-type="float" office:value="100" calcext:value-type="float">
            <text:p>100</text:p>
          </table:table-cell>
          <table:table-cell table:formula="of:=[.G83]*100/30" office:value-type="float" office:value="96.6666666666667" calcext:value-type="float">
            <text:p>96.6666666666667</text:p>
          </table:table-cell>
          <table:table-cell table:formula="of:=ROUND(MAX([.H83:.J83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362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Katiyar</text:p>
          </table:table-cell>
          <table:table-cell office:value-type="string" calcext:value-type="string">
            <text:p>rahul.126362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84]*100/30" office:value-type="float" office:value="100" calcext:value-type="float">
            <text:p>100</text:p>
          </table:table-cell>
          <table:table-cell table:formula="of:=[.F84]*100/30" office:value-type="float" office:value="100" calcext:value-type="float">
            <text:p>100</text:p>
          </table:table-cell>
          <table:table-cell table:formula="of:=[.G84]*100/30" office:value-type="float" office:value="96.6666666666667" calcext:value-type="float">
            <text:p>96.6666666666667</text:p>
          </table:table-cell>
          <table:table-cell table:formula="of:=ROUND(MAX([.H84:.J84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523</text:p>
          </table:table-cell>
          <table:table-cell office:value-type="string" calcext:value-type="string">
            <text:p>SAKSHI </text:p>
          </table:table-cell>
          <table:table-cell office:value-type="string" calcext:value-type="string">
            <text:p>LOHIYA</text:p>
          </table:table-cell>
          <table:table-cell office:value-type="string" calcext:value-type="string">
            <text:p>sakshi.126523@stu.upes.ac.in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E85]*100/30" office:value-type="float" office:value="90" calcext:value-type="float">
            <text:p>90</text:p>
          </table:table-cell>
          <table:table-cell table:formula="of:=[.F85]*100/30" office:value-type="float" office:value="96.6666666666667" calcext:value-type="float">
            <text:p>96.6666666666667</text:p>
          </table:table-cell>
          <table:table-cell table:formula="of:=[.G85]*100/30" office:value-type="float" office:value="93.3333333333333" calcext:value-type="float">
            <text:p>93.3333333333333</text:p>
          </table:table-cell>
          <table:table-cell table:formula="of:=ROUND(MAX([.H85:.J85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524</text:p>
          </table:table-cell>
          <table:table-cell office:value-type="string" calcext:value-type="string">
            <text:p>Sagar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agar.126524@stu.upes.ac.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E86]*100/30" office:value-type="float" office:value="100" calcext:value-type="float">
            <text:p>100</text:p>
          </table:table-cell>
          <table:table-cell table:formula="of:=[.F86]*100/30" office:value-type="float" office:value="100" calcext:value-type="float">
            <text:p>100</text:p>
          </table:table-cell>
          <table:table-cell table:formula="of:=[.G86]*100/30" office:value-type="float" office:value="96.6666666666667" calcext:value-type="float">
            <text:p>96.6666666666667</text:p>
          </table:table-cell>
          <table:table-cell table:formula="of:=ROUND(MAX([.H86:.J86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695</text:p>
          </table:table-cell>
          <table:table-cell office:value-type="string" calcext:value-type="string">
            <text:p>Ansh 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ansh.126695@stu.upes.ac.in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[.E87]*100/30" office:value-type="float" office:value="100" calcext:value-type="float">
            <text:p>100</text:p>
          </table:table-cell>
          <table:table-cell table:formula="of:=[.F87]*100/30" office:value-type="float" office:value="100" calcext:value-type="float">
            <text:p>100</text:p>
          </table:table-cell>
          <table:table-cell table:formula="of:=[.G87]*100/30" office:value-type="float" office:value="100" calcext:value-type="float">
            <text:p>100</text:p>
          </table:table-cell>
          <table:table-cell table:formula="of:=ROUND(MAX([.H87:.J87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775</text:p>
          </table:table-cell>
          <table:table-cell office:value-type="string" calcext:value-type="string">
            <text:p>Vishal </text:p>
          </table:table-cell>
          <table:table-cell office:value-type="string" calcext:value-type="string">
            <text:p>Kaushal</text:p>
          </table:table-cell>
          <table:table-cell office:value-type="string" calcext:value-type="string">
            <text:p>vishal.126775@stu.upes.ac.in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[.E88]*100/30" office:value-type="float" office:value="100" calcext:value-type="float">
            <text:p>100</text:p>
          </table:table-cell>
          <table:table-cell table:formula="of:=[.F88]*100/30" office:value-type="float" office:value="100" calcext:value-type="float">
            <text:p>100</text:p>
          </table:table-cell>
          <table:table-cell table:formula="of:=[.G88]*100/30" office:value-type="float" office:value="100" calcext:value-type="float">
            <text:p>100</text:p>
          </table:table-cell>
          <table:table-cell table:formula="of:=ROUND(MAX([.H88:.J88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791</text:p>
          </table:table-cell>
          <table:table-cell office:value-type="string" calcext:value-type="string">
            <text:p>GURPREET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gurpreet.126791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E89]*100/30" office:value-type="float" office:value="100" calcext:value-type="float">
            <text:p>100</text:p>
          </table:table-cell>
          <table:table-cell table:formula="of:=[.F89]*100/30" office:value-type="float" office:value="96.6666666666667" calcext:value-type="float">
            <text:p>96.6666666666667</text:p>
          </table:table-cell>
          <table:table-cell table:formula="of:=[.G89]*100/30" office:value-type="float" office:value="100" calcext:value-type="float">
            <text:p>100</text:p>
          </table:table-cell>
          <table:table-cell table:formula="of:=ROUND(MAX([.H89:.J89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6894</text:p>
          </table:table-cell>
          <table:table-cell office:value-type="string" calcext:value-type="string">
            <text:p>Deepank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deepank.126894@stu.upes.ac.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90]*100/30" office:value-type="float" office:value="100" calcext:value-type="float">
            <text:p>100</text:p>
          </table:table-cell>
          <table:table-cell table:formula="of:=[.F90]*100/30" office:value-type="float" office:value="93.3333333333333" calcext:value-type="float">
            <text:p>93.3333333333333</text:p>
          </table:table-cell>
          <table:table-cell table:formula="of:=[.G90]*100/30" office:value-type="float" office:value="0" calcext:value-type="float">
            <text:p>0</text:p>
          </table:table-cell>
          <table:table-cell table:formula="of:=ROUND(MAX([.H90:.J90])*30/100)"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00127015</text:p>
          </table:table-cell>
          <table:table-cell office:value-type="string" calcext:value-type="string">
            <text:p>ASHLAY PRESLE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shlay.127015@stu.upes.ac.in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E91]*100/30" office:value-type="float" office:value="90" calcext:value-type="float">
            <text:p>90</text:p>
          </table:table-cell>
          <table:table-cell table:formula="of:=[.F91]*100/30" office:value-type="float" office:value="96.6666666666667" calcext:value-type="float">
            <text:p>96.6666666666667</text:p>
          </table:table-cell>
          <table:table-cell table:formula="of:=[.G91]*100/30" office:value-type="float" office:value="93.3333333333333" calcext:value-type="float">
            <text:p>93.3333333333333</text:p>
          </table:table-cell>
          <table:table-cell table:formula="of:=ROUND(MAX([.H91:.J91])*30/100)" office:value-type="float" office:value="29" calcext:value-type="float">
            <text:p>29</text:p>
          </table:table-cell>
          <table:table-cell table:number-columns-repeated="16373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ssignmentSubmission" table:style-name="ta5">
        <office:forms form:automatic-focus="false" form:apply-design-mode="false"/>
        <table:table-column table:style-name="co9" table:number-columns-repeated="16384" table:default-cell-style-name="Default"/>
        <table:table-row table:style-name="ro1">
          <table:table-cell table:style-name="ce79" office:value-type="float" office:value="500120926" calcext:value-type="float">
            <text:p>500120926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6235" calcext:value-type="float">
            <text:p>500126235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17989" calcext:value-type="float">
            <text:p>500117989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17998" calcext:value-type="float">
            <text:p>500117998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18221" calcext:value-type="float">
            <text:p>50011822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19291" calcext:value-type="float">
            <text:p>50011929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0087" calcext:value-type="float">
            <text:p>500120087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0089" calcext:value-type="float">
            <text:p>500120089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144" calcext:value-type="float">
            <text:p>500123144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293" calcext:value-type="float">
            <text:p>500123293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366" calcext:value-type="float">
            <text:p>500123366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367" calcext:value-type="float">
            <text:p>500123367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581" calcext:value-type="float">
            <text:p>50012358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760" calcext:value-type="float">
            <text:p>50012376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3800" calcext:value-type="float">
            <text:p>50012380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4035" calcext:value-type="float">
            <text:p>500124035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10" calcext:value-type="float">
            <text:p>50012511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14" calcext:value-type="float">
            <text:p>500125114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15" calcext:value-type="float">
            <text:p>500125115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58" calcext:value-type="float">
            <text:p>500125158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89" calcext:value-type="float">
            <text:p>500125189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192" calcext:value-type="float">
            <text:p>500125192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256" calcext:value-type="float">
            <text:p>500125256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257" calcext:value-type="float">
            <text:p>500125257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330" calcext:value-type="float">
            <text:p>50012533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332" calcext:value-type="float">
            <text:p>500125332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580" calcext:value-type="float">
            <text:p>50012558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581" calcext:value-type="float">
            <text:p>50012558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640" calcext:value-type="float">
            <text:p>50012564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693" calcext:value-type="float">
            <text:p>500125693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753" calcext:value-type="float">
            <text:p>500125753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754" calcext:value-type="float">
            <text:p>500125754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10" calcext:value-type="float">
            <text:p>500125910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11" calcext:value-type="float">
            <text:p>50012591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18" calcext:value-type="float">
            <text:p>500125918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86" calcext:value-type="float">
            <text:p>500125986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92" calcext:value-type="float">
            <text:p>500125992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5994" calcext:value-type="float">
            <text:p>500125994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6361" calcext:value-type="float">
            <text:p>50012636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6362" calcext:value-type="float">
            <text:p>500126362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6695" calcext:value-type="float">
            <text:p>500126695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6791" calcext:value-type="float">
            <text:p>500126791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table:style-name="ce79" office:value-type="float" office:value="500127015" calcext:value-type="float">
            <text:p>500127015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otal" table:style-name="ta6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4"/>
        <table:table-column table:style-name="co9" table:number-columns-repeated="16377" table:default-cell-style-name="Default"/>
        <table:table-row table:style-name="ro1">
          <table:table-cell table:style-name="ce80" office:value-type="string" calcext:value-type="string">
            <text:p>Cohort Name</text:p>
          </table:table-cell>
          <table:table-cell table:style-name="ce80" office:value-type="string" calcext:value-type="string">
            <text:p>Student Id</text:p>
          </table:table-cell>
          <table:table-cell table:style-name="ce80" office:value-type="string" calcext:value-type="string">
            <text:p>Name</text:p>
          </table:table-cell>
          <table:table-cell table:style-name="ce82" office:value-type="string" calcext:value-type="string">
            <text:p>MID(20)</text:p>
          </table:table-cell>
          <table:table-cell table:style-name="ce82" office:value-type="string" calcext:value-type="string">
            <text:p>IA(50)</text:p>
          </table:table-cell>
          <table:table-cell table:style-name="ce82" office:value-type="string" calcext:value-type="string">
            <text:p>END(30)</text:p>
          </table:table-cell>
          <table:table-cell table:style-name="ce82" office:value-type="string" calcext:value-type="string">
            <text:p>Total(100)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7989</text:p>
          </table:table-cell>
          <table:table-cell table:style-name="ce81" office:value-type="string" calcext:value-type="string">
            <text:p>Sheebanaaz S S Makandar</text:p>
          </table:table-cell>
          <table:table-cell table:style-name="ce83" table:formula="of:=[$MID.Q2]" office:value-type="float" office:value="12" calcext:value-type="float">
            <text:p>12</text:p>
          </table:table-cell>
          <table:table-cell table:style-name="ce83" table:formula="of:=[$IA.P2]" office:value-type="float" office:value="46" calcext:value-type="float">
            <text:p>46</text:p>
          </table:table-cell>
          <table:table-cell table:style-name="ce83" table:formula="of:=[$END.Q2]" office:value-type="float" office:value="26" calcext:value-type="float">
            <text:p>26</text:p>
          </table:table-cell>
          <table:table-cell table:style-name="ce83" table:formula="of:=IF(SUM([.D2:.F2])=0;&quot;A&quot;;SUM([.D2:.F2]))"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7995</text:p>
          </table:table-cell>
          <table:table-cell table:style-name="ce81" office:value-type="string" calcext:value-type="string">
            <text:p>Nitish <text:s/>Tiwari</text:p>
          </table:table-cell>
          <table:table-cell table:style-name="ce83" table:formula="of:=[$MID.Q3]" office:value-type="float" office:value="8" calcext:value-type="float">
            <text:p>8</text:p>
          </table:table-cell>
          <table:table-cell table:style-name="ce83" table:formula="of:=[$IA.P3]" office:value-type="float" office:value="46" calcext:value-type="float">
            <text:p>46</text:p>
          </table:table-cell>
          <table:table-cell table:style-name="ce83" table:formula="of:=[$END.Q3]" office:value-type="float" office:value="15" calcext:value-type="float">
            <text:p>15</text:p>
          </table:table-cell>
          <table:table-cell table:style-name="ce83" table:formula="of:=IF(SUM([.D3:.F3])=0;&quot;A&quot;;SUM([.D3:.F3]))"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7996</text:p>
          </table:table-cell>
          <table:table-cell table:style-name="ce81" office:value-type="string" calcext:value-type="string">
            <text:p>Riya <text:s/>Lahiya</text:p>
          </table:table-cell>
          <table:table-cell table:style-name="ce83" table:formula="of:=[$MID.Q4]" office:value-type="float" office:value="6" calcext:value-type="float">
            <text:p>6</text:p>
          </table:table-cell>
          <table:table-cell table:style-name="ce83" table:formula="of:=[$IA.P4]" office:value-type="float" office:value="46" calcext:value-type="float">
            <text:p>46</text:p>
          </table:table-cell>
          <table:table-cell table:style-name="ce83" table:formula="of:=[$END.Q4]" office:value-type="float" office:value="23" calcext:value-type="float">
            <text:p>23</text:p>
          </table:table-cell>
          <table:table-cell table:style-name="ce83" table:formula="of:=IF(SUM([.D4:.F4])=0;&quot;A&quot;;SUM([.D4:.F4]))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7998</text:p>
          </table:table-cell>
          <table:table-cell table:style-name="ce81" office:value-type="string" calcext:value-type="string">
            <text:p>Devansh <text:s/>Maheshwari</text:p>
          </table:table-cell>
          <table:table-cell table:style-name="ce83" table:formula="of:=[$MID.Q5]" office:value-type="float" office:value="14" calcext:value-type="float">
            <text:p>14</text:p>
          </table:table-cell>
          <table:table-cell table:style-name="ce83" table:formula="of:=[$IA.P5]" office:value-type="float" office:value="46" calcext:value-type="float">
            <text:p>46</text:p>
          </table:table-cell>
          <table:table-cell table:style-name="ce83" table:formula="of:=[$END.Q5]" office:value-type="float" office:value="20" calcext:value-type="float">
            <text:p>20</text:p>
          </table:table-cell>
          <table:table-cell table:style-name="ce83" table:formula="of:=IF(SUM([.D5:.F5])=0;&quot;A&quot;;SUM([.D5:.F5]))"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8221</text:p>
          </table:table-cell>
          <table:table-cell table:style-name="ce81" office:value-type="string" calcext:value-type="string">
            <text:p>Tushar <text:s/>Pal</text:p>
          </table:table-cell>
          <table:table-cell table:style-name="ce83" table:formula="of:=[$MID.Q6]" office:value-type="float" office:value="8" calcext:value-type="float">
            <text:p>8</text:p>
          </table:table-cell>
          <table:table-cell table:style-name="ce83" table:formula="of:=[$IA.P6]" office:value-type="float" office:value="45" calcext:value-type="float">
            <text:p>45</text:p>
          </table:table-cell>
          <table:table-cell table:style-name="ce83" table:formula="of:=[$END.Q6]" office:value-type="float" office:value="22" calcext:value-type="float">
            <text:p>22</text:p>
          </table:table-cell>
          <table:table-cell table:style-name="ce83" table:formula="of:=IF(SUM([.D6:.F6])=0;&quot;A&quot;;SUM([.D6:.F6]))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8634</text:p>
          </table:table-cell>
          <table:table-cell table:style-name="ce81" office:value-type="string" calcext:value-type="string">
            <text:p>Diganta <text:s/>Datta</text:p>
          </table:table-cell>
          <table:table-cell table:style-name="ce83" table:formula="of:=[$MID.Q7]" office:value-type="string" office:string-value="A" calcext:value-type="string">
            <text:p>A</text:p>
          </table:table-cell>
          <table:table-cell table:style-name="ce83" table:formula="of:=[$IA.P7]" office:value-type="float" office:value="0" calcext:value-type="float">
            <text:p>0</text:p>
          </table:table-cell>
          <table:table-cell table:style-name="ce83" table:formula="of:=[$END.Q7]" office:value-type="float" office:value="0" calcext:value-type="float">
            <text:p>0</text:p>
          </table:table-cell>
          <table:table-cell table:style-name="ce83" table:formula="of:=IF(SUM([.D7:.F7])=0;&quot;A&quot;;SUM([.D7:.F7]))" office:value-type="string" office:string-value="A" calcext:value-type="string">
            <text:p>A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9291</text:p>
          </table:table-cell>
          <table:table-cell table:style-name="ce81" office:value-type="string" calcext:value-type="string">
            <text:p>Pranjal <text:s/>Mishra</text:p>
          </table:table-cell>
          <table:table-cell table:style-name="ce83" table:formula="of:=[$MID.Q8]" office:value-type="float" office:value="8" calcext:value-type="float">
            <text:p>8</text:p>
          </table:table-cell>
          <table:table-cell table:style-name="ce83" table:formula="of:=[$IA.P8]" office:value-type="float" office:value="47" calcext:value-type="float">
            <text:p>47</text:p>
          </table:table-cell>
          <table:table-cell table:style-name="ce83" table:formula="of:=[$END.Q8]" office:value-type="float" office:value="21" calcext:value-type="float">
            <text:p>21</text:p>
          </table:table-cell>
          <table:table-cell table:style-name="ce83" table:formula="of:=IF(SUM([.D8:.F8])=0;&quot;A&quot;;SUM([.D8:.F8]))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19292</text:p>
          </table:table-cell>
          <table:table-cell table:style-name="ce81" office:value-type="string" calcext:value-type="string">
            <text:p>Arpan <text:s/>Tapan Biswas</text:p>
          </table:table-cell>
          <table:table-cell table:style-name="ce83" table:formula="of:=[$MID.Q9]" office:value-type="float" office:value="10" calcext:value-type="float">
            <text:p>10</text:p>
          </table:table-cell>
          <table:table-cell table:style-name="ce83" table:formula="of:=[$IA.P9]" office:value-type="float" office:value="43" calcext:value-type="float">
            <text:p>43</text:p>
          </table:table-cell>
          <table:table-cell table:style-name="ce83" table:formula="of:=[$END.Q9]" office:value-type="float" office:value="13" calcext:value-type="float">
            <text:p>13</text:p>
          </table:table-cell>
          <table:table-cell table:style-name="ce83" table:formula="of:=IF(SUM([.D9:.F9])=0;&quot;A&quot;;SUM([.D9:.F9]))"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0083</text:p>
          </table:table-cell>
          <table:table-cell table:style-name="ce81" office:value-type="string" calcext:value-type="string">
            <text:p>JAYANT <text:s/>DEV</text:p>
          </table:table-cell>
          <table:table-cell table:style-name="ce83" table:formula="of:=[$MID.Q10]" office:value-type="float" office:value="3" calcext:value-type="float">
            <text:p>3</text:p>
          </table:table-cell>
          <table:table-cell table:style-name="ce83" table:formula="of:=[$IA.P10]" office:value-type="float" office:value="46" calcext:value-type="float">
            <text:p>46</text:p>
          </table:table-cell>
          <table:table-cell table:style-name="ce83" table:formula="of:=[$END.Q10]" office:value-type="float" office:value="15" calcext:value-type="float">
            <text:p>15</text:p>
          </table:table-cell>
          <table:table-cell table:style-name="ce83" table:formula="of:=IF(SUM([.D10:.F10])=0;&quot;A&quot;;SUM([.D10:.F10]))"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0087</text:p>
          </table:table-cell>
          <table:table-cell table:style-name="ce81" office:value-type="string" calcext:value-type="string">
            <text:p>Vinay kumar <text:s/>pandey</text:p>
          </table:table-cell>
          <table:table-cell table:style-name="ce83" table:formula="of:=[$MID.Q11]" office:value-type="float" office:value="7" calcext:value-type="float">
            <text:p>7</text:p>
          </table:table-cell>
          <table:table-cell table:style-name="ce83" table:formula="of:=[$IA.P11]" office:value-type="float" office:value="46" calcext:value-type="float">
            <text:p>46</text:p>
          </table:table-cell>
          <table:table-cell table:style-name="ce83" table:formula="of:=[$END.Q11]" office:value-type="float" office:value="14" calcext:value-type="float">
            <text:p>14</text:p>
          </table:table-cell>
          <table:table-cell table:style-name="ce83" table:formula="of:=IF(SUM([.D11:.F11])=0;&quot;A&quot;;SUM([.D11:.F11]))"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0089</text:p>
          </table:table-cell>
          <table:table-cell table:style-name="ce81" office:value-type="string" calcext:value-type="string">
            <text:p>AKSHAY <text:s/>VERMA</text:p>
          </table:table-cell>
          <table:table-cell table:style-name="ce83" table:formula="of:=[$MID.Q12]" office:value-type="float" office:value="8" calcext:value-type="float">
            <text:p>8</text:p>
          </table:table-cell>
          <table:table-cell table:style-name="ce83" table:formula="of:=[$IA.P12]" office:value-type="float" office:value="46" calcext:value-type="float">
            <text:p>46</text:p>
          </table:table-cell>
          <table:table-cell table:style-name="ce83" table:formula="of:=[$END.Q12]" office:value-type="float" office:value="22" calcext:value-type="float">
            <text:p>22</text:p>
          </table:table-cell>
          <table:table-cell table:style-name="ce83" table:formula="of:=IF(SUM([.D12:.F12])=0;&quot;A&quot;;SUM([.D12:.F12]))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0926</text:p>
          </table:table-cell>
          <table:table-cell table:style-name="ce81" office:value-type="string" calcext:value-type="string">
            <text:p>VANSH <text:s/>RAJVANSHI</text:p>
          </table:table-cell>
          <table:table-cell table:style-name="ce83" table:formula="of:=[$MID.Q13]" office:value-type="float" office:value="5" calcext:value-type="float">
            <text:p>5</text:p>
          </table:table-cell>
          <table:table-cell table:style-name="ce83" table:formula="of:=[$IA.P13]" office:value-type="float" office:value="46" calcext:value-type="float">
            <text:p>46</text:p>
          </table:table-cell>
          <table:table-cell table:style-name="ce83" table:formula="of:=[$END.Q13]" office:value-type="float" office:value="17" calcext:value-type="float">
            <text:p>17</text:p>
          </table:table-cell>
          <table:table-cell table:style-name="ce83" table:formula="of:=IF(SUM([.D13:.F13])=0;&quot;A&quot;;SUM([.D13:.F13]))" office:value-type="float" office:value="68" calcext:value-type="float">
            <text:p>6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1364</text:p>
          </table:table-cell>
          <table:table-cell table:style-name="ce81" office:value-type="string" calcext:value-type="string">
            <text:p>shivam <text:s/>bhardwaj</text:p>
          </table:table-cell>
          <table:table-cell table:style-name="ce83" table:formula="of:=[$MID.Q14]" office:value-type="float" office:value="3" calcext:value-type="float">
            <text:p>3</text:p>
          </table:table-cell>
          <table:table-cell table:style-name="ce83" table:formula="of:=[$IA.P14]" office:value-type="float" office:value="44" calcext:value-type="float">
            <text:p>44</text:p>
          </table:table-cell>
          <table:table-cell table:style-name="ce83" table:formula="of:=[$END.Q14]" office:value-type="float" office:value="13" calcext:value-type="float">
            <text:p>13</text:p>
          </table:table-cell>
          <table:table-cell table:style-name="ce83" table:formula="of:=IF(SUM([.D14:.F14])=0;&quot;A&quot;;SUM([.D14:.F14]))"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1550</text:p>
          </table:table-cell>
          <table:table-cell table:style-name="ce81" office:value-type="string" calcext:value-type="string">
            <text:p>Vedant <text:s/>Solanki</text:p>
          </table:table-cell>
          <table:table-cell table:style-name="ce83" table:formula="of:=[$MID.Q15]" office:value-type="float" office:value="9" calcext:value-type="float">
            <text:p>9</text:p>
          </table:table-cell>
          <table:table-cell table:style-name="ce83" table:formula="of:=[$IA.P15]" office:value-type="float" office:value="46" calcext:value-type="float">
            <text:p>46</text:p>
          </table:table-cell>
          <table:table-cell table:style-name="ce83" table:formula="of:=[$END.Q15]" office:value-type="float" office:value="20" calcext:value-type="float">
            <text:p>20</text:p>
          </table:table-cell>
          <table:table-cell table:style-name="ce83" table:formula="of:=IF(SUM([.D15:.F15])=0;&quot;A&quot;;SUM([.D15:.F15]))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2363</text:p>
          </table:table-cell>
          <table:table-cell table:style-name="ce81" office:value-type="string" calcext:value-type="string">
            <text:p>Anshul <text:s/>Kotiyal</text:p>
          </table:table-cell>
          <table:table-cell table:style-name="ce83" table:formula="of:=[$MID.Q16]" office:value-type="float" office:value="6" calcext:value-type="float">
            <text:p>6</text:p>
          </table:table-cell>
          <table:table-cell table:style-name="ce83" table:formula="of:=[$IA.P16]" office:value-type="float" office:value="35" calcext:value-type="float">
            <text:p>35</text:p>
          </table:table-cell>
          <table:table-cell table:style-name="ce83" table:formula="of:=[$END.Q16]" office:value-type="float" office:value="12" calcext:value-type="float">
            <text:p>12</text:p>
          </table:table-cell>
          <table:table-cell table:style-name="ce83" table:formula="of:=IF(SUM([.D16:.F16])=0;&quot;A&quot;;SUM([.D16:.F16]))"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2366</text:p>
          </table:table-cell>
          <table:table-cell table:style-name="ce81" office:value-type="string" calcext:value-type="string">
            <text:p>Khushank <text:s/>Rawat</text:p>
          </table:table-cell>
          <table:table-cell table:style-name="ce83" table:formula="of:=[$MID.Q17]" office:value-type="float" office:value="12" calcext:value-type="float">
            <text:p>12</text:p>
          </table:table-cell>
          <table:table-cell table:style-name="ce83" table:formula="of:=[$IA.P17]" office:value-type="float" office:value="46" calcext:value-type="float">
            <text:p>46</text:p>
          </table:table-cell>
          <table:table-cell table:style-name="ce83" table:formula="of:=[$END.Q17]" office:value-type="float" office:value="17" calcext:value-type="float">
            <text:p>17</text:p>
          </table:table-cell>
          <table:table-cell table:style-name="ce83" table:formula="of:=IF(SUM([.D17:.F17])=0;&quot;A&quot;;SUM([.D17:.F17]))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144</text:p>
          </table:table-cell>
          <table:table-cell table:style-name="ce81" office:value-type="string" calcext:value-type="string">
            <text:p>Sunil <text:s/>Singh</text:p>
          </table:table-cell>
          <table:table-cell table:style-name="ce83" table:formula="of:=[$MID.Q18]" office:value-type="float" office:value="13" calcext:value-type="float">
            <text:p>13</text:p>
          </table:table-cell>
          <table:table-cell table:style-name="ce83" table:formula="of:=[$IA.P18]" office:value-type="float" office:value="46" calcext:value-type="float">
            <text:p>46</text:p>
          </table:table-cell>
          <table:table-cell table:style-name="ce83" table:formula="of:=[$END.Q18]" office:value-type="float" office:value="15" calcext:value-type="float">
            <text:p>15</text:p>
          </table:table-cell>
          <table:table-cell table:style-name="ce83" table:formula="of:=IF(SUM([.D18:.F18])=0;&quot;A&quot;;SUM([.D18:.F18]))" office:value-type="float" office:value="74" calcext:value-type="float">
            <text:p>7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293</text:p>
          </table:table-cell>
          <table:table-cell table:style-name="ce81" office:value-type="string" calcext:value-type="string">
            <text:p>Kartikey <text:s/>Uniyal</text:p>
          </table:table-cell>
          <table:table-cell table:style-name="ce83" table:formula="of:=[$MID.Q19]" office:value-type="string" office:string-value="A" calcext:value-type="string">
            <text:p>A</text:p>
          </table:table-cell>
          <table:table-cell table:style-name="ce83" table:formula="of:=[$IA.P19]" office:value-type="float" office:value="46" calcext:value-type="float">
            <text:p>46</text:p>
          </table:table-cell>
          <table:table-cell table:style-name="ce83" table:formula="of:=[$END.Q19]" office:value-type="float" office:value="0" calcext:value-type="float">
            <text:p>0</text:p>
          </table:table-cell>
          <table:table-cell table:style-name="ce83" table:formula="of:=IF(SUM([.D19:.F19])=0;&quot;A&quot;;SUM([.D19:.F19])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366</text:p>
          </table:table-cell>
          <table:table-cell table:style-name="ce81" office:value-type="string" calcext:value-type="string">
            <text:p>Shrishty <text:s/>Keshri</text:p>
          </table:table-cell>
          <table:table-cell table:style-name="ce83" table:formula="of:=[$MID.Q20]" office:value-type="float" office:value="11" calcext:value-type="float">
            <text:p>11</text:p>
          </table:table-cell>
          <table:table-cell table:style-name="ce83" table:formula="of:=[$IA.P20]" office:value-type="float" office:value="46" calcext:value-type="float">
            <text:p>46</text:p>
          </table:table-cell>
          <table:table-cell table:style-name="ce83" table:formula="of:=[$END.Q20]" office:value-type="float" office:value="20" calcext:value-type="float">
            <text:p>20</text:p>
          </table:table-cell>
          <table:table-cell table:style-name="ce83" table:formula="of:=IF(SUM([.D20:.F20])=0;&quot;A&quot;;SUM([.D20:.F20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367</text:p>
          </table:table-cell>
          <table:table-cell table:style-name="ce81" office:value-type="string" calcext:value-type="string">
            <text:p>Rahul <text:s/>Singh Rawat</text:p>
          </table:table-cell>
          <table:table-cell table:style-name="ce83" table:formula="of:=[$MID.Q21]" office:value-type="float" office:value="11" calcext:value-type="float">
            <text:p>11</text:p>
          </table:table-cell>
          <table:table-cell table:style-name="ce83" table:formula="of:=[$IA.P21]" office:value-type="float" office:value="46" calcext:value-type="float">
            <text:p>46</text:p>
          </table:table-cell>
          <table:table-cell table:style-name="ce83" table:formula="of:=[$END.Q21]" office:value-type="float" office:value="21" calcext:value-type="float">
            <text:p>21</text:p>
          </table:table-cell>
          <table:table-cell table:style-name="ce83" table:formula="of:=IF(SUM([.D21:.F21])=0;&quot;A&quot;;SUM([.D21:.F21]))"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578</text:p>
          </table:table-cell>
          <table:table-cell table:style-name="ce81" office:value-type="string" calcext:value-type="string">
            <text:p>Anshul <text:s/>Yadav</text:p>
          </table:table-cell>
          <table:table-cell table:style-name="ce83" table:formula="of:=[$MID.Q22]" office:value-type="float" office:value="11" calcext:value-type="float">
            <text:p>11</text:p>
          </table:table-cell>
          <table:table-cell table:style-name="ce83" table:formula="of:=[$IA.P22]" office:value-type="float" office:value="45" calcext:value-type="float">
            <text:p>45</text:p>
          </table:table-cell>
          <table:table-cell table:style-name="ce83" table:formula="of:=[$END.Q22]" office:value-type="float" office:value="21" calcext:value-type="float">
            <text:p>21</text:p>
          </table:table-cell>
          <table:table-cell table:style-name="ce83" table:formula="of:=IF(SUM([.D22:.F22])=0;&quot;A&quot;;SUM([.D22:.F22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579</text:p>
          </table:table-cell>
          <table:table-cell table:style-name="ce81" office:value-type="string" calcext:value-type="string">
            <text:p>Raghav Kartik Kartik Bhardwaj</text:p>
          </table:table-cell>
          <table:table-cell table:style-name="ce83" table:formula="of:=[$MID.Q23]" office:value-type="string" office:string-value="A" calcext:value-type="string">
            <text:p>A</text:p>
          </table:table-cell>
          <table:table-cell table:style-name="ce83" table:formula="of:=[$IA.P23]" office:value-type="float" office:value="46" calcext:value-type="float">
            <text:p>46</text:p>
          </table:table-cell>
          <table:table-cell table:style-name="ce83" table:formula="of:=[$END.Q23]" office:value-type="float" office:value="22" calcext:value-type="float">
            <text:p>22</text:p>
          </table:table-cell>
          <table:table-cell table:style-name="ce83" table:formula="of:=IF(SUM([.D23:.F23])=0;&quot;A&quot;;SUM([.D23:.F23]))" office:value-type="float" office:value="68" calcext:value-type="float">
            <text:p>6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581</text:p>
          </table:table-cell>
          <table:table-cell table:style-name="ce81" office:value-type="string" calcext:value-type="string">
            <text:p>Tanmay <text:s/>Batra</text:p>
          </table:table-cell>
          <table:table-cell table:style-name="ce83" table:formula="of:=[$MID.Q24]" office:value-type="string" office:string-value="A" calcext:value-type="string">
            <text:p>A</text:p>
          </table:table-cell>
          <table:table-cell table:style-name="ce83" table:formula="of:=[$IA.P24]" office:value-type="float" office:value="46" calcext:value-type="float">
            <text:p>46</text:p>
          </table:table-cell>
          <table:table-cell table:style-name="ce83" table:formula="of:=[$END.Q24]" office:value-type="float" office:value="0" calcext:value-type="float">
            <text:p>0</text:p>
          </table:table-cell>
          <table:table-cell table:style-name="ce83" table:formula="of:=IF(SUM([.D24:.F24])=0;&quot;A&quot;;SUM([.D24:.F24])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660</text:p>
          </table:table-cell>
          <table:table-cell table:style-name="ce81" office:value-type="string" calcext:value-type="string">
            <text:p>ANANT <text:s/>KUMAR SHARMA</text:p>
          </table:table-cell>
          <table:table-cell table:style-name="ce83" table:formula="of:=[$MID.Q25]" office:value-type="float" office:value="4" calcext:value-type="float">
            <text:p>4</text:p>
          </table:table-cell>
          <table:table-cell table:style-name="ce83" table:formula="of:=[$IA.P25]" office:value-type="float" office:value="46" calcext:value-type="float">
            <text:p>46</text:p>
          </table:table-cell>
          <table:table-cell table:style-name="ce83" table:formula="of:=[$END.Q25]" office:value-type="float" office:value="16" calcext:value-type="float">
            <text:p>16</text:p>
          </table:table-cell>
          <table:table-cell table:style-name="ce83" table:formula="of:=IF(SUM([.D25:.F25])=0;&quot;A&quot;;SUM([.D25:.F25]))"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760</text:p>
          </table:table-cell>
          <table:table-cell table:style-name="ce81" office:value-type="string" calcext:value-type="string">
            <text:p>Ankit <text:s/>Bisht</text:p>
          </table:table-cell>
          <table:table-cell table:style-name="ce83" table:formula="of:=[$MID.Q26]" office:value-type="float" office:value="15" calcext:value-type="float">
            <text:p>15</text:p>
          </table:table-cell>
          <table:table-cell table:style-name="ce83" table:formula="of:=[$IA.P26]" office:value-type="float" office:value="46" calcext:value-type="float">
            <text:p>46</text:p>
          </table:table-cell>
          <table:table-cell table:style-name="ce83" table:formula="of:=[$END.Q26]" office:value-type="float" office:value="19" calcext:value-type="float">
            <text:p>19</text:p>
          </table:table-cell>
          <table:table-cell table:style-name="ce83" table:formula="of:=IF(SUM([.D26:.F26])=0;&quot;A&quot;;SUM([.D26:.F26]))"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3800</text:p>
          </table:table-cell>
          <table:table-cell table:style-name="ce81" office:value-type="string" calcext:value-type="string">
            <text:p>Akash <text:s/>rawat</text:p>
          </table:table-cell>
          <table:table-cell table:style-name="ce83" table:formula="of:=[$MID.Q27]" office:value-type="float" office:value="5" calcext:value-type="float">
            <text:p>5</text:p>
          </table:table-cell>
          <table:table-cell table:style-name="ce83" table:formula="of:=[$IA.P27]" office:value-type="float" office:value="46" calcext:value-type="float">
            <text:p>46</text:p>
          </table:table-cell>
          <table:table-cell table:style-name="ce83" table:formula="of:=[$END.Q27]" office:value-type="float" office:value="18" calcext:value-type="float">
            <text:p>18</text:p>
          </table:table-cell>
          <table:table-cell table:style-name="ce83" table:formula="of:=IF(SUM([.D27:.F27])=0;&quot;A&quot;;SUM([.D27:.F27]))"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144</text:p>
          </table:table-cell>
          <table:table-cell table:style-name="ce81" office:value-type="string" calcext:value-type="string">
            <text:p>Ayush <text:s/>semwal</text:p>
          </table:table-cell>
          <table:table-cell table:style-name="ce83" table:formula="of:=[$MID.Q28]" office:value-type="float" office:value="17" calcext:value-type="float">
            <text:p>17</text:p>
          </table:table-cell>
          <table:table-cell table:style-name="ce83" table:formula="of:=[$IA.P28]" office:value-type="float" office:value="45" calcext:value-type="float">
            <text:p>45</text:p>
          </table:table-cell>
          <table:table-cell table:style-name="ce83" table:formula="of:=[$END.Q28]" office:value-type="float" office:value="22" calcext:value-type="float">
            <text:p>22</text:p>
          </table:table-cell>
          <table:table-cell table:style-name="ce83" table:formula="of:=IF(SUM([.D28:.F28])=0;&quot;A&quot;;SUM([.D28:.F28]))"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565</text:p>
          </table:table-cell>
          <table:table-cell table:style-name="ce81" office:value-type="string" calcext:value-type="string">
            <text:p>RENUKA <text:s/>BILLORE</text:p>
          </table:table-cell>
          <table:table-cell table:style-name="ce83" table:formula="of:=[$MID.Q29]" office:value-type="float" office:value="9" calcext:value-type="float">
            <text:p>9</text:p>
          </table:table-cell>
          <table:table-cell table:style-name="ce83" table:formula="of:=[$IA.P29]" office:value-type="float" office:value="46" calcext:value-type="float">
            <text:p>46</text:p>
          </table:table-cell>
          <table:table-cell table:style-name="ce83" table:formula="of:=[$END.Q29]" office:value-type="float" office:value="15" calcext:value-type="float">
            <text:p>15</text:p>
          </table:table-cell>
          <table:table-cell table:style-name="ce83" table:formula="of:=IF(SUM([.D29:.F29])=0;&quot;A&quot;;SUM([.D29:.F29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568</text:p>
          </table:table-cell>
          <table:table-cell table:style-name="ce81" office:value-type="string" calcext:value-type="string">
            <text:p>Dhanraj <text:s/>Singh</text:p>
          </table:table-cell>
          <table:table-cell table:style-name="ce83" table:formula="of:=[$MID.Q30]" office:value-type="float" office:value="2" calcext:value-type="float">
            <text:p>2</text:p>
          </table:table-cell>
          <table:table-cell table:style-name="ce83" table:formula="of:=[$IA.P30]" office:value-type="float" office:value="44" calcext:value-type="float">
            <text:p>44</text:p>
          </table:table-cell>
          <table:table-cell table:style-name="ce83" table:formula="of:=[$END.Q30]" office:value-type="float" office:value="21" calcext:value-type="float">
            <text:p>21</text:p>
          </table:table-cell>
          <table:table-cell table:style-name="ce83" table:formula="of:=IF(SUM([.D30:.F30])=0;&quot;A&quot;;SUM([.D30:.F30]))"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629</text:p>
          </table:table-cell>
          <table:table-cell table:style-name="ce81" office:value-type="string" calcext:value-type="string">
            <text:p>Aryan <text:s/>Raj</text:p>
          </table:table-cell>
          <table:table-cell table:style-name="ce83" table:formula="of:=[$MID.Q31]" office:value-type="float" office:value="11" calcext:value-type="float">
            <text:p>11</text:p>
          </table:table-cell>
          <table:table-cell table:style-name="ce83" table:formula="of:=[$IA.P31]" office:value-type="float" office:value="0" calcext:value-type="float">
            <text:p>0</text:p>
          </table:table-cell>
          <table:table-cell table:style-name="ce83" table:formula="of:=[$END.Q31]" office:value-type="float" office:value="20" calcext:value-type="float">
            <text:p>20</text:p>
          </table:table-cell>
          <table:table-cell table:style-name="ce83" table:formula="of:=IF(SUM([.D31:.F31])=0;&quot;A&quot;;SUM([.D31:.F31]))" office:value-type="float" office:value="31" calcext:value-type="float">
            <text:p>3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807</text:p>
          </table:table-cell>
          <table:table-cell table:style-name="ce81" office:value-type="string" calcext:value-type="string">
            <text:p>Akshat <text:s/>Vashishtha</text:p>
          </table:table-cell>
          <table:table-cell table:style-name="ce83" table:formula="of:=[$MID.Q32]" office:value-type="float" office:value="8" calcext:value-type="float">
            <text:p>8</text:p>
          </table:table-cell>
          <table:table-cell table:style-name="ce83" table:formula="of:=[$IA.P32]" office:value-type="float" office:value="46" calcext:value-type="float">
            <text:p>46</text:p>
          </table:table-cell>
          <table:table-cell table:style-name="ce83" table:formula="of:=[$END.Q32]" office:value-type="float" office:value="17" calcext:value-type="float">
            <text:p>17</text:p>
          </table:table-cell>
          <table:table-cell table:style-name="ce83" table:formula="of:=IF(SUM([.D32:.F32])=0;&quot;A&quot;;SUM([.D32:.F32]))" office:value-type="float" office:value="71" calcext:value-type="float">
            <text:p>7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809</text:p>
          </table:table-cell>
          <table:table-cell table:style-name="ce81" office:value-type="string" calcext:value-type="string">
            <text:p>Jatin <text:s/>Prajapati</text:p>
          </table:table-cell>
          <table:table-cell table:style-name="ce83" table:formula="of:=[$MID.Q33]" office:value-type="float" office:value="1" calcext:value-type="float">
            <text:p>1</text:p>
          </table:table-cell>
          <table:table-cell table:style-name="ce83" table:formula="of:=[$IA.P33]" office:value-type="float" office:value="46" calcext:value-type="float">
            <text:p>46</text:p>
          </table:table-cell>
          <table:table-cell table:style-name="ce83" table:formula="of:=[$END.Q33]" office:value-type="float" office:value="8" calcext:value-type="float">
            <text:p>8</text:p>
          </table:table-cell>
          <table:table-cell table:style-name="ce83" table:formula="of:=IF(SUM([.D33:.F33])=0;&quot;A&quot;;SUM([.D33:.F33]))" office:value-type="float" office:value="55" calcext:value-type="float">
            <text:p>5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888</text:p>
          </table:table-cell>
          <table:table-cell table:style-name="ce81" office:value-type="string" calcext:value-type="string">
            <text:p>Ritik <text:s/>Kumar</text:p>
          </table:table-cell>
          <table:table-cell table:style-name="ce83" table:formula="of:=[$MID.Q34]" office:value-type="string" office:string-value="A" calcext:value-type="string">
            <text:p>A</text:p>
          </table:table-cell>
          <table:table-cell table:style-name="ce83" table:formula="of:=[$IA.P34]" office:value-type="float" office:value="46" calcext:value-type="float">
            <text:p>46</text:p>
          </table:table-cell>
          <table:table-cell table:style-name="ce83" table:formula="of:=[$END.Q34]" office:value-type="float" office:value="0" calcext:value-type="float">
            <text:p>0</text:p>
          </table:table-cell>
          <table:table-cell table:style-name="ce83" table:formula="of:=IF(SUM([.D34:.F34])=0;&quot;A&quot;;SUM([.D34:.F34])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4958</text:p>
          </table:table-cell>
          <table:table-cell table:style-name="ce81" office:value-type="string" calcext:value-type="string">
            <text:p>Anil <text:s/>Kumar</text:p>
          </table:table-cell>
          <table:table-cell table:style-name="ce83" table:formula="of:=[$MID.Q35]" office:value-type="float" office:value="6" calcext:value-type="float">
            <text:p>6</text:p>
          </table:table-cell>
          <table:table-cell table:style-name="ce83" table:formula="of:=[$IA.P35]" office:value-type="float" office:value="44" calcext:value-type="float">
            <text:p>44</text:p>
          </table:table-cell>
          <table:table-cell table:style-name="ce83" table:formula="of:=[$END.Q35]" office:value-type="float" office:value="14" calcext:value-type="float">
            <text:p>14</text:p>
          </table:table-cell>
          <table:table-cell table:style-name="ce83" table:formula="of:=IF(SUM([.D35:.F35])=0;&quot;A&quot;;SUM([.D35:.F35]))"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001</text:p>
          </table:table-cell>
          <table:table-cell table:style-name="ce81" office:value-type="string" calcext:value-type="string">
            <text:p>Abhishek <text:s/>Singh chauhan</text:p>
          </table:table-cell>
          <table:table-cell table:style-name="ce83" table:formula="of:=[$MID.Q36]" office:value-type="float" office:value="5" calcext:value-type="float">
            <text:p>5</text:p>
          </table:table-cell>
          <table:table-cell table:style-name="ce83" table:formula="of:=[$IA.P36]" office:value-type="float" office:value="46" calcext:value-type="float">
            <text:p>46</text:p>
          </table:table-cell>
          <table:table-cell table:style-name="ce83" table:formula="of:=[$END.Q36]" office:value-type="float" office:value="15" calcext:value-type="float">
            <text:p>15</text:p>
          </table:table-cell>
          <table:table-cell table:style-name="ce83" table:formula="of:=IF(SUM([.D36:.F36])=0;&quot;A&quot;;SUM([.D36:.F36]))"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11</text:p>
          </table:table-cell>
          <table:table-cell table:style-name="ce81" office:value-type="string" calcext:value-type="string">
            <text:p>Ritika <text:s/>Bhandari</text:p>
          </table:table-cell>
          <table:table-cell table:style-name="ce83" table:formula="of:=[$MID.Q37]" office:value-type="float" office:value="7" calcext:value-type="float">
            <text:p>7</text:p>
          </table:table-cell>
          <table:table-cell table:style-name="ce83" table:formula="of:=[$IA.P37]" office:value-type="float" office:value="36" calcext:value-type="float">
            <text:p>36</text:p>
          </table:table-cell>
          <table:table-cell table:style-name="ce83" table:formula="of:=[$END.Q37]" office:value-type="float" office:value="8" calcext:value-type="float">
            <text:p>8</text:p>
          </table:table-cell>
          <table:table-cell table:style-name="ce83" table:formula="of:=IF(SUM([.D37:.F37])=0;&quot;A&quot;;SUM([.D37:.F37]))"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13</text:p>
          </table:table-cell>
          <table:table-cell table:style-name="ce81" office:value-type="string" calcext:value-type="string">
            <text:p>Aniket <text:s/>Singh</text:p>
          </table:table-cell>
          <table:table-cell table:style-name="ce83" table:formula="of:=[$MID.Q38]" office:value-type="float" office:value="6" calcext:value-type="float">
            <text:p>6</text:p>
          </table:table-cell>
          <table:table-cell table:style-name="ce83" table:formula="of:=[$IA.P38]" office:value-type="float" office:value="0" calcext:value-type="float">
            <text:p>0</text:p>
          </table:table-cell>
          <table:table-cell table:style-name="ce83" table:formula="of:=[$END.Q38]" office:value-type="float" office:value="8" calcext:value-type="float">
            <text:p>8</text:p>
          </table:table-cell>
          <table:table-cell table:style-name="ce83" table:formula="of:=IF(SUM([.D38:.F38])=0;&quot;A&quot;;SUM([.D38:.F38]))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14</text:p>
          </table:table-cell>
          <table:table-cell table:style-name="ce81" office:value-type="string" calcext:value-type="string">
            <text:p>Priyanka <text:s/>Mehra</text:p>
          </table:table-cell>
          <table:table-cell table:style-name="ce83" table:formula="of:=[$MID.Q39]" office:value-type="float" office:value="12" calcext:value-type="float">
            <text:p>12</text:p>
          </table:table-cell>
          <table:table-cell table:style-name="ce83" table:formula="of:=[$IA.P39]" office:value-type="float" office:value="46" calcext:value-type="float">
            <text:p>46</text:p>
          </table:table-cell>
          <table:table-cell table:style-name="ce83" table:formula="of:=[$END.Q39]" office:value-type="float" office:value="21" calcext:value-type="float">
            <text:p>21</text:p>
          </table:table-cell>
          <table:table-cell table:style-name="ce83" table:formula="of:=IF(SUM([.D39:.F39])=0;&quot;A&quot;;SUM([.D39:.F39]))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15</text:p>
          </table:table-cell>
          <table:table-cell table:style-name="ce81" office:value-type="string" calcext:value-type="string">
            <text:p>Khushi <text:s/>dixit</text:p>
          </table:table-cell>
          <table:table-cell table:style-name="ce83" table:formula="of:=[$MID.Q40]" office:value-type="float" office:value="12" calcext:value-type="float">
            <text:p>12</text:p>
          </table:table-cell>
          <table:table-cell table:style-name="ce83" table:formula="of:=[$IA.P40]" office:value-type="float" office:value="45" calcext:value-type="float">
            <text:p>45</text:p>
          </table:table-cell>
          <table:table-cell table:style-name="ce83" table:formula="of:=[$END.Q40]" office:value-type="float" office:value="22" calcext:value-type="float">
            <text:p>22</text:p>
          </table:table-cell>
          <table:table-cell table:style-name="ce83" table:formula="of:=IF(SUM([.D40:.F40])=0;&quot;A&quot;;SUM([.D40:.F40]))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58</text:p>
          </table:table-cell>
          <table:table-cell table:style-name="ce81" office:value-type="string" calcext:value-type="string">
            <text:p>Rishabh <text:s/>Rawat</text:p>
          </table:table-cell>
          <table:table-cell table:style-name="ce83" table:formula="of:=[$MID.Q41]" office:value-type="float" office:value="8" calcext:value-type="float">
            <text:p>8</text:p>
          </table:table-cell>
          <table:table-cell table:style-name="ce83" table:formula="of:=[$IA.P41]" office:value-type="float" office:value="46" calcext:value-type="float">
            <text:p>46</text:p>
          </table:table-cell>
          <table:table-cell table:style-name="ce83" table:formula="of:=[$END.Q41]" office:value-type="float" office:value="16" calcext:value-type="float">
            <text:p>16</text:p>
          </table:table-cell>
          <table:table-cell table:style-name="ce83" table:formula="of:=IF(SUM([.D41:.F41])=0;&quot;A&quot;;SUM([.D41:.F41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89</text:p>
          </table:table-cell>
          <table:table-cell table:style-name="ce81" office:value-type="string" calcext:value-type="string">
            <text:p>Asad <text:s/>Rasheed Khan</text:p>
          </table:table-cell>
          <table:table-cell table:style-name="ce83" table:formula="of:=[$MID.Q42]" office:value-type="string" office:string-value="A" calcext:value-type="string">
            <text:p>A</text:p>
          </table:table-cell>
          <table:table-cell table:style-name="ce83" table:formula="of:=[$IA.P42]" office:value-type="float" office:value="46" calcext:value-type="float">
            <text:p>46</text:p>
          </table:table-cell>
          <table:table-cell table:style-name="ce83" table:formula="of:=[$END.Q42]" office:value-type="float" office:value="0" calcext:value-type="float">
            <text:p>0</text:p>
          </table:table-cell>
          <table:table-cell table:style-name="ce83" table:formula="of:=IF(SUM([.D42:.F42])=0;&quot;A&quot;;SUM([.D42:.F42])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92</text:p>
          </table:table-cell>
          <table:table-cell table:style-name="ce81" office:value-type="string" calcext:value-type="string">
            <text:p>Harsh <text:s/>Yadav</text:p>
          </table:table-cell>
          <table:table-cell table:style-name="ce83" table:formula="of:=[$MID.Q43]" office:value-type="float" office:value="11" calcext:value-type="float">
            <text:p>11</text:p>
          </table:table-cell>
          <table:table-cell table:style-name="ce83" table:formula="of:=[$IA.P43]" office:value-type="float" office:value="46" calcext:value-type="float">
            <text:p>46</text:p>
          </table:table-cell>
          <table:table-cell table:style-name="ce83" table:formula="of:=[$END.Q43]" office:value-type="float" office:value="22" calcext:value-type="float">
            <text:p>22</text:p>
          </table:table-cell>
          <table:table-cell table:style-name="ce83" table:formula="of:=IF(SUM([.D43:.F43])=0;&quot;A&quot;;SUM([.D43:.F43]))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193</text:p>
          </table:table-cell>
          <table:table-cell table:style-name="ce81" office:value-type="string" calcext:value-type="string">
            <text:p>Harsh <text:s/>Kumar Sharma</text:p>
          </table:table-cell>
          <table:table-cell table:style-name="ce83" table:formula="of:=[$MID.Q44]" office:value-type="float" office:value="12" calcext:value-type="float">
            <text:p>12</text:p>
          </table:table-cell>
          <table:table-cell table:style-name="ce83" table:formula="of:=[$IA.P44]" office:value-type="float" office:value="46" calcext:value-type="float">
            <text:p>46</text:p>
          </table:table-cell>
          <table:table-cell table:style-name="ce83" table:formula="of:=[$END.Q44]" office:value-type="float" office:value="20" calcext:value-type="float">
            <text:p>20</text:p>
          </table:table-cell>
          <table:table-cell table:style-name="ce83" table:formula="of:=IF(SUM([.D44:.F44])=0;&quot;A&quot;;SUM([.D44:.F44]))"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256</text:p>
          </table:table-cell>
          <table:table-cell table:style-name="ce81" office:value-type="string" calcext:value-type="string">
            <text:p>Harshit <text:s/>Yadav</text:p>
          </table:table-cell>
          <table:table-cell table:style-name="ce83" table:formula="of:=[$MID.Q45]" office:value-type="float" office:value="13" calcext:value-type="float">
            <text:p>13</text:p>
          </table:table-cell>
          <table:table-cell table:style-name="ce83" table:formula="of:=[$IA.P45]" office:value-type="float" office:value="46" calcext:value-type="float">
            <text:p>46</text:p>
          </table:table-cell>
          <table:table-cell table:style-name="ce83" table:formula="of:=[$END.Q45]" office:value-type="float" office:value="23" calcext:value-type="float">
            <text:p>23</text:p>
          </table:table-cell>
          <table:table-cell table:style-name="ce83" table:formula="of:=IF(SUM([.D45:.F45])=0;&quot;A&quot;;SUM([.D45:.F45]))"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1_Soft Computing_CSAI8009P_3</text:p>
          </table:table-cell>
          <table:table-cell table:style-name="ce81" office:value-type="string" calcext:value-type="string">
            <text:p>500125459</text:p>
          </table:table-cell>
          <table:table-cell table:style-name="ce81" office:value-type="string" calcext:value-type="string">
            <text:p>Himanshu <text:s/>Negi</text:p>
          </table:table-cell>
          <table:table-cell table:style-name="ce83" table:formula="of:=[$MID.Q46]" office:value-type="float" office:value="14" calcext:value-type="float">
            <text:p>14</text:p>
          </table:table-cell>
          <table:table-cell table:style-name="ce83" table:formula="of:=[$IA.P46]" office:value-type="float" office:value="46" calcext:value-type="float">
            <text:p>46</text:p>
          </table:table-cell>
          <table:table-cell table:style-name="ce83" table:formula="of:=[$END.Q46]" office:value-type="float" office:value="23" calcext:value-type="float">
            <text:p>23</text:p>
          </table:table-cell>
          <table:table-cell table:style-name="ce83" table:formula="of:=IF(SUM([.D46:.F46])=0;&quot;A&quot;;SUM([.D46:.F46]))"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18635</text:p>
          </table:table-cell>
          <table:table-cell table:style-name="ce81" office:value-type="string" calcext:value-type="string">
            <text:p>Chhavi <text:s/>Kharb</text:p>
          </table:table-cell>
          <table:table-cell table:style-name="ce83" table:formula="of:=[$MID.Q47]" office:value-type="string" office:string-value="A" calcext:value-type="string">
            <text:p>A</text:p>
          </table:table-cell>
          <table:table-cell table:style-name="ce83" table:formula="of:=[$IA.P47]" office:value-type="float" office:value="44" calcext:value-type="float">
            <text:p>44</text:p>
          </table:table-cell>
          <table:table-cell table:style-name="ce83" table:formula="of:=[$END.Q47]" office:value-type="float" office:value="0" calcext:value-type="float">
            <text:p>0</text:p>
          </table:table-cell>
          <table:table-cell table:style-name="ce83" table:formula="of:=IF(SUM([.D47:.F47])=0;&quot;A&quot;;SUM([.D47:.F47]))"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0092</text:p>
          </table:table-cell>
          <table:table-cell table:style-name="ce81" office:value-type="string" calcext:value-type="string">
            <text:p>Santiswarup <text:s/>Nayak</text:p>
          </table:table-cell>
          <table:table-cell table:style-name="ce83" table:formula="of:=[$MID.Q48]" office:value-type="float" office:value="13" calcext:value-type="float">
            <text:p>13</text:p>
          </table:table-cell>
          <table:table-cell table:style-name="ce83" table:formula="of:=[$IA.P48]" office:value-type="float" office:value="46" calcext:value-type="float">
            <text:p>46</text:p>
          </table:table-cell>
          <table:table-cell table:style-name="ce83" table:formula="of:=[$END.Q48]" office:value-type="float" office:value="18" calcext:value-type="float">
            <text:p>18</text:p>
          </table:table-cell>
          <table:table-cell table:style-name="ce83" table:formula="of:=IF(SUM([.D48:.F48])=0;&quot;A&quot;;SUM([.D48:.F48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4035</text:p>
          </table:table-cell>
          <table:table-cell table:style-name="ce81" office:value-type="string" calcext:value-type="string">
            <text:p>Aditya <text:s/>Gupta</text:p>
          </table:table-cell>
          <table:table-cell table:style-name="ce83" table:formula="of:=[$MID.Q49]" office:value-type="float" office:value="14" calcext:value-type="float">
            <text:p>14</text:p>
          </table:table-cell>
          <table:table-cell table:style-name="ce83" table:formula="of:=[$IA.P49]" office:value-type="float" office:value="35" calcext:value-type="float">
            <text:p>35</text:p>
          </table:table-cell>
          <table:table-cell table:style-name="ce83" table:formula="of:=[$END.Q49]" office:value-type="float" office:value="22" calcext:value-type="float">
            <text:p>22</text:p>
          </table:table-cell>
          <table:table-cell table:style-name="ce83" table:formula="of:=IF(SUM([.D49:.F49])=0;&quot;A&quot;;SUM([.D49:.F49]))" office:value-type="float" office:value="71" calcext:value-type="float">
            <text:p>7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110</text:p>
          </table:table-cell>
          <table:table-cell table:style-name="ce81" office:value-type="string" calcext:value-type="string">
            <text:p>Shipra <text:s/>Nayal</text:p>
          </table:table-cell>
          <table:table-cell table:style-name="ce83" table:formula="of:=[$MID.Q50]" office:value-type="float" office:value="8" calcext:value-type="float">
            <text:p>8</text:p>
          </table:table-cell>
          <table:table-cell table:style-name="ce83" table:formula="of:=[$IA.P50]" office:value-type="float" office:value="47" calcext:value-type="float">
            <text:p>47</text:p>
          </table:table-cell>
          <table:table-cell table:style-name="ce83" table:formula="of:=[$END.Q50]" office:value-type="float" office:value="15" calcext:value-type="float">
            <text:p>15</text:p>
          </table:table-cell>
          <table:table-cell table:style-name="ce83" table:formula="of:=IF(SUM([.D50:.F50])=0;&quot;A&quot;;SUM([.D50:.F50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190</text:p>
          </table:table-cell>
          <table:table-cell table:style-name="ce81" office:value-type="string" calcext:value-type="string">
            <text:p>Rishabh <text:s/>Sharma</text:p>
          </table:table-cell>
          <table:table-cell table:style-name="ce83" table:formula="of:=[$MID.Q51]" office:value-type="float" office:value="6" calcext:value-type="float">
            <text:p>6</text:p>
          </table:table-cell>
          <table:table-cell table:style-name="ce83" table:formula="of:=[$IA.P51]" office:value-type="float" office:value="0" calcext:value-type="float">
            <text:p>0</text:p>
          </table:table-cell>
          <table:table-cell table:style-name="ce83" table:formula="of:=[$END.Q51]" office:value-type="float" office:value="14" calcext:value-type="float">
            <text:p>14</text:p>
          </table:table-cell>
          <table:table-cell table:style-name="ce83" table:formula="of:=IF(SUM([.D51:.F51])=0;&quot;A&quot;;SUM([.D51:.F51]))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257</text:p>
          </table:table-cell>
          <table:table-cell table:style-name="ce81" office:value-type="string" calcext:value-type="string">
            <text:p>Aditya <text:s/>Streeting</text:p>
          </table:table-cell>
          <table:table-cell table:style-name="ce83" table:formula="of:=[$MID.Q52]" office:value-type="float" office:value="9" calcext:value-type="float">
            <text:p>9</text:p>
          </table:table-cell>
          <table:table-cell table:style-name="ce83" table:formula="of:=[$IA.P52]" office:value-type="float" office:value="46" calcext:value-type="float">
            <text:p>46</text:p>
          </table:table-cell>
          <table:table-cell table:style-name="ce83" table:formula="of:=[$END.Q52]" office:value-type="float" office:value="22" calcext:value-type="float">
            <text:p>22</text:p>
          </table:table-cell>
          <table:table-cell table:style-name="ce83" table:formula="of:=IF(SUM([.D52:.F52])=0;&quot;A&quot;;SUM([.D52:.F52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258</text:p>
          </table:table-cell>
          <table:table-cell table:style-name="ce81" office:value-type="string" calcext:value-type="string">
            <text:p>Shikhar <text:s/>Dwivedi</text:p>
          </table:table-cell>
          <table:table-cell table:style-name="ce83" table:formula="of:=[$MID.Q53]" office:value-type="string" office:string-value="A" calcext:value-type="string">
            <text:p>A</text:p>
          </table:table-cell>
          <table:table-cell table:style-name="ce83" table:formula="of:=[$IA.P53]" office:value-type="float" office:value="46" calcext:value-type="float">
            <text:p>46</text:p>
          </table:table-cell>
          <table:table-cell table:style-name="ce83" table:formula="of:=[$END.Q53]" office:value-type="float" office:value="8" calcext:value-type="float">
            <text:p>8</text:p>
          </table:table-cell>
          <table:table-cell table:style-name="ce83" table:formula="of:=IF(SUM([.D53:.F53])=0;&quot;A&quot;;SUM([.D53:.F53]))" office:value-type="float" office:value="54" calcext:value-type="float">
            <text:p>5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259</text:p>
          </table:table-cell>
          <table:table-cell table:style-name="ce81" office:value-type="string" calcext:value-type="string">
            <text:p>Abhinav <text:s/>Kumar Gupta</text:p>
          </table:table-cell>
          <table:table-cell table:style-name="ce83" table:formula="of:=[$MID.Q54]" office:value-type="float" office:value="4" calcext:value-type="float">
            <text:p>4</text:p>
          </table:table-cell>
          <table:table-cell table:style-name="ce83" table:formula="of:=[$IA.P54]" office:value-type="float" office:value="0" calcext:value-type="float">
            <text:p>0</text:p>
          </table:table-cell>
          <table:table-cell table:style-name="ce83" table:formula="of:=[$END.Q54]" office:value-type="float" office:value="19" calcext:value-type="float">
            <text:p>19</text:p>
          </table:table-cell>
          <table:table-cell table:style-name="ce83" table:formula="of:=IF(SUM([.D54:.F54])=0;&quot;A&quot;;SUM([.D54:.F54]))"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330</text:p>
          </table:table-cell>
          <table:table-cell table:style-name="ce81" office:value-type="string" calcext:value-type="string">
            <text:p>Sneha <text:s/>Verma</text:p>
          </table:table-cell>
          <table:table-cell table:style-name="ce83" table:formula="of:=[$MID.Q55]" office:value-type="float" office:value="13" calcext:value-type="float">
            <text:p>13</text:p>
          </table:table-cell>
          <table:table-cell table:style-name="ce83" table:formula="of:=[$IA.P55]" office:value-type="float" office:value="46" calcext:value-type="float">
            <text:p>46</text:p>
          </table:table-cell>
          <table:table-cell table:style-name="ce83" table:formula="of:=[$END.Q55]" office:value-type="float" office:value="24" calcext:value-type="float">
            <text:p>24</text:p>
          </table:table-cell>
          <table:table-cell table:style-name="ce83" table:formula="of:=IF(SUM([.D55:.F55])=0;&quot;A&quot;;SUM([.D55:.F55]))"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332</text:p>
          </table:table-cell>
          <table:table-cell table:style-name="ce81" office:value-type="string" calcext:value-type="string">
            <text:p>Ayush <text:s/>Negi</text:p>
          </table:table-cell>
          <table:table-cell table:style-name="ce83" table:formula="of:=[$MID.Q56]" office:value-type="float" office:value="12" calcext:value-type="float">
            <text:p>12</text:p>
          </table:table-cell>
          <table:table-cell table:style-name="ce83" table:formula="of:=[$IA.P56]" office:value-type="float" office:value="46" calcext:value-type="float">
            <text:p>46</text:p>
          </table:table-cell>
          <table:table-cell table:style-name="ce83" table:formula="of:=[$END.Q56]" office:value-type="float" office:value="20" calcext:value-type="float">
            <text:p>20</text:p>
          </table:table-cell>
          <table:table-cell table:style-name="ce83" table:formula="of:=IF(SUM([.D56:.F56])=0;&quot;A&quot;;SUM([.D56:.F56]))"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556</text:p>
          </table:table-cell>
          <table:table-cell table:style-name="ce81" office:value-type="string" calcext:value-type="string">
            <text:p>Prashant <text:s/>Samant</text:p>
          </table:table-cell>
          <table:table-cell table:style-name="ce83" table:formula="of:=[$MID.Q57]" office:value-type="float" office:value="3" calcext:value-type="float">
            <text:p>3</text:p>
          </table:table-cell>
          <table:table-cell table:style-name="ce83" table:formula="of:=[$IA.P57]" office:value-type="float" office:value="45" calcext:value-type="float">
            <text:p>45</text:p>
          </table:table-cell>
          <table:table-cell table:style-name="ce83" table:formula="of:=[$END.Q57]" office:value-type="float" office:value="18" calcext:value-type="float">
            <text:p>18</text:p>
          </table:table-cell>
          <table:table-cell table:style-name="ce83" table:formula="of:=IF(SUM([.D57:.F57])=0;&quot;A&quot;;SUM([.D57:.F57]))"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580</text:p>
          </table:table-cell>
          <table:table-cell table:style-name="ce81" office:value-type="string" calcext:value-type="string">
            <text:p>Rohit <text:s/>Singh</text:p>
          </table:table-cell>
          <table:table-cell table:style-name="ce83" table:formula="of:=[$MID.Q58]" office:value-type="float" office:value="8" calcext:value-type="float">
            <text:p>8</text:p>
          </table:table-cell>
          <table:table-cell table:style-name="ce83" table:formula="of:=[$IA.P58]" office:value-type="float" office:value="46" calcext:value-type="float">
            <text:p>46</text:p>
          </table:table-cell>
          <table:table-cell table:style-name="ce83" table:formula="of:=[$END.Q58]" office:value-type="float" office:value="23" calcext:value-type="float">
            <text:p>23</text:p>
          </table:table-cell>
          <table:table-cell table:style-name="ce83" table:formula="of:=IF(SUM([.D58:.F58])=0;&quot;A&quot;;SUM([.D58:.F58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581</text:p>
          </table:table-cell>
          <table:table-cell table:style-name="ce81" office:value-type="string" calcext:value-type="string">
            <text:p>Muhammad <text:s/>Saami</text:p>
          </table:table-cell>
          <table:table-cell table:style-name="ce83" table:formula="of:=[$MID.Q59]" office:value-type="float" office:value="10" calcext:value-type="float">
            <text:p>10</text:p>
          </table:table-cell>
          <table:table-cell table:style-name="ce83" table:formula="of:=[$IA.P59]" office:value-type="float" office:value="45" calcext:value-type="float">
            <text:p>45</text:p>
          </table:table-cell>
          <table:table-cell table:style-name="ce83" table:formula="of:=[$END.Q59]" office:value-type="float" office:value="24" calcext:value-type="float">
            <text:p>24</text:p>
          </table:table-cell>
          <table:table-cell table:style-name="ce83" table:formula="of:=IF(SUM([.D59:.F59])=0;&quot;A&quot;;SUM([.D59:.F59]))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640</text:p>
          </table:table-cell>
          <table:table-cell table:style-name="ce81" office:value-type="string" calcext:value-type="string">
            <text:p>Sumit Singh <text:s/>Kaintura</text:p>
          </table:table-cell>
          <table:table-cell table:style-name="ce83" table:formula="of:=[$MID.Q60]" office:value-type="float" office:value="7" calcext:value-type="float">
            <text:p>7</text:p>
          </table:table-cell>
          <table:table-cell table:style-name="ce83" table:formula="of:=[$IA.P60]" office:value-type="float" office:value="46" calcext:value-type="float">
            <text:p>46</text:p>
          </table:table-cell>
          <table:table-cell table:style-name="ce83" table:formula="of:=[$END.Q60]" office:value-type="float" office:value="17" calcext:value-type="float">
            <text:p>17</text:p>
          </table:table-cell>
          <table:table-cell table:style-name="ce83" table:formula="of:=IF(SUM([.D60:.F60])=0;&quot;A&quot;;SUM([.D60:.F60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641</text:p>
          </table:table-cell>
          <table:table-cell table:style-name="ce81" office:value-type="string" calcext:value-type="string">
            <text:p>Yuvraj <text:s/>Prasad</text:p>
          </table:table-cell>
          <table:table-cell table:style-name="ce83" table:formula="of:=[$MID.Q61]" office:value-type="float" office:value="4" calcext:value-type="float">
            <text:p>4</text:p>
          </table:table-cell>
          <table:table-cell table:style-name="ce83" table:formula="of:=[$IA.P61]" office:value-type="float" office:value="45" calcext:value-type="float">
            <text:p>45</text:p>
          </table:table-cell>
          <table:table-cell table:style-name="ce83" table:formula="of:=[$END.Q61]" office:value-type="float" office:value="9" calcext:value-type="float">
            <text:p>9</text:p>
          </table:table-cell>
          <table:table-cell table:style-name="ce83" table:formula="of:=IF(SUM([.D61:.F61])=0;&quot;A&quot;;SUM([.D61:.F61]))" office:value-type="float" office:value="58" calcext:value-type="float">
            <text:p>5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693</text:p>
          </table:table-cell>
          <table:table-cell table:style-name="ce81" office:value-type="string" calcext:value-type="string">
            <text:p>Anurag <text:s/>Anurag</text:p>
          </table:table-cell>
          <table:table-cell table:style-name="ce83" table:formula="of:=[$MID.Q62]" office:value-type="float" office:value="14" calcext:value-type="float">
            <text:p>14</text:p>
          </table:table-cell>
          <table:table-cell table:style-name="ce83" table:formula="of:=[$IA.P62]" office:value-type="float" office:value="46" calcext:value-type="float">
            <text:p>46</text:p>
          </table:table-cell>
          <table:table-cell table:style-name="ce83" table:formula="of:=[$END.Q62]" office:value-type="float" office:value="24" calcext:value-type="float">
            <text:p>24</text:p>
          </table:table-cell>
          <table:table-cell table:style-name="ce83" table:formula="of:=IF(SUM([.D62:.F62])=0;&quot;A&quot;;SUM([.D62:.F62]))"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750</text:p>
          </table:table-cell>
          <table:table-cell table:style-name="ce81" office:value-type="string" calcext:value-type="string">
            <text:p>Vijay <text:s/>Singh Chauhan</text:p>
          </table:table-cell>
          <table:table-cell table:style-name="ce83" table:formula="of:=[$MID.Q63]" office:value-type="float" office:value="9" calcext:value-type="float">
            <text:p>9</text:p>
          </table:table-cell>
          <table:table-cell table:style-name="ce83" table:formula="of:=[$IA.P63]" office:value-type="float" office:value="46" calcext:value-type="float">
            <text:p>46</text:p>
          </table:table-cell>
          <table:table-cell table:style-name="ce83" table:formula="of:=[$END.Q63]" office:value-type="float" office:value="19" calcext:value-type="float">
            <text:p>19</text:p>
          </table:table-cell>
          <table:table-cell table:style-name="ce83" table:formula="of:=IF(SUM([.D63:.F63])=0;&quot;A&quot;;SUM([.D63:.F63]))" office:value-type="float" office:value="74" calcext:value-type="float">
            <text:p>7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751</text:p>
          </table:table-cell>
          <table:table-cell table:style-name="ce81" office:value-type="string" calcext:value-type="string">
            <text:p>NIKHIL <text:s/>KUMAR</text:p>
          </table:table-cell>
          <table:table-cell table:style-name="ce83" table:formula="of:=[$MID.Q64]" office:value-type="float" office:value="4" calcext:value-type="float">
            <text:p>4</text:p>
          </table:table-cell>
          <table:table-cell table:style-name="ce83" table:formula="of:=[$IA.P64]" office:value-type="float" office:value="45" calcext:value-type="float">
            <text:p>45</text:p>
          </table:table-cell>
          <table:table-cell table:style-name="ce83" table:formula="of:=[$END.Q64]" office:value-type="float" office:value="7" calcext:value-type="float">
            <text:p>7</text:p>
          </table:table-cell>
          <table:table-cell table:style-name="ce83" table:formula="of:=IF(SUM([.D64:.F64])=0;&quot;A&quot;;SUM([.D64:.F64]))" office:value-type="float" office:value="56" calcext:value-type="float">
            <text:p>5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753</text:p>
          </table:table-cell>
          <table:table-cell table:style-name="ce81" office:value-type="string" calcext:value-type="string">
            <text:p>Nandini <text:s/>Kothari</text:p>
          </table:table-cell>
          <table:table-cell table:style-name="ce83" table:formula="of:=[$MID.Q65]" office:value-type="float" office:value="16" calcext:value-type="float">
            <text:p>16</text:p>
          </table:table-cell>
          <table:table-cell table:style-name="ce83" table:formula="of:=[$IA.P65]" office:value-type="float" office:value="45" calcext:value-type="float">
            <text:p>45</text:p>
          </table:table-cell>
          <table:table-cell table:style-name="ce83" table:formula="of:=[$END.Q65]" office:value-type="float" office:value="27" calcext:value-type="float">
            <text:p>27</text:p>
          </table:table-cell>
          <table:table-cell table:style-name="ce83" table:formula="of:=IF(SUM([.D65:.F65])=0;&quot;A&quot;;SUM([.D65:.F65]))" office:value-type="float" office:value="88" calcext:value-type="float">
            <text:p>8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754</text:p>
          </table:table-cell>
          <table:table-cell table:style-name="ce81" office:value-type="string" calcext:value-type="string">
            <text:p>Khempal <text:s/>-</text:p>
          </table:table-cell>
          <table:table-cell table:style-name="ce83" table:formula="of:=[$MID.Q66]" office:value-type="float" office:value="11" calcext:value-type="float">
            <text:p>11</text:p>
          </table:table-cell>
          <table:table-cell table:style-name="ce83" table:formula="of:=[$IA.P66]" office:value-type="float" office:value="46" calcext:value-type="float">
            <text:p>46</text:p>
          </table:table-cell>
          <table:table-cell table:style-name="ce83" table:formula="of:=[$END.Q66]" office:value-type="float" office:value="21" calcext:value-type="float">
            <text:p>21</text:p>
          </table:table-cell>
          <table:table-cell table:style-name="ce83" table:formula="of:=IF(SUM([.D66:.F66])=0;&quot;A&quot;;SUM([.D66:.F66]))"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10</text:p>
          </table:table-cell>
          <table:table-cell table:style-name="ce81" office:value-type="string" calcext:value-type="string">
            <text:p>anurag <text:s/>vidyarthi</text:p>
          </table:table-cell>
          <table:table-cell table:style-name="ce83" table:formula="of:=[$MID.Q67]" office:value-type="float" office:value="6" calcext:value-type="float">
            <text:p>6</text:p>
          </table:table-cell>
          <table:table-cell table:style-name="ce83" table:formula="of:=[$IA.P67]" office:value-type="float" office:value="46" calcext:value-type="float">
            <text:p>46</text:p>
          </table:table-cell>
          <table:table-cell table:style-name="ce83" table:formula="of:=[$END.Q67]" office:value-type="float" office:value="15" calcext:value-type="float">
            <text:p>15</text:p>
          </table:table-cell>
          <table:table-cell table:style-name="ce83" table:formula="of:=IF(SUM([.D67:.F67])=0;&quot;A&quot;;SUM([.D67:.F67]))"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11</text:p>
          </table:table-cell>
          <table:table-cell table:style-name="ce81" office:value-type="string" calcext:value-type="string">
            <text:p>suraj <text:s/>kumar</text:p>
          </table:table-cell>
          <table:table-cell table:style-name="ce83" table:formula="of:=[$MID.Q68]" office:value-type="float" office:value="8" calcext:value-type="float">
            <text:p>8</text:p>
          </table:table-cell>
          <table:table-cell table:style-name="ce83" table:formula="of:=[$IA.P68]" office:value-type="float" office:value="45" calcext:value-type="float">
            <text:p>45</text:p>
          </table:table-cell>
          <table:table-cell table:style-name="ce83" table:formula="of:=[$END.Q68]" office:value-type="float" office:value="23" calcext:value-type="float">
            <text:p>23</text:p>
          </table:table-cell>
          <table:table-cell table:style-name="ce83" table:formula="of:=IF(SUM([.D68:.F68])=0;&quot;A&quot;;SUM([.D68:.F68]))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14</text:p>
          </table:table-cell>
          <table:table-cell table:style-name="ce81" office:value-type="string" calcext:value-type="string">
            <text:p>Rishabh <text:s/>verma</text:p>
          </table:table-cell>
          <table:table-cell table:style-name="ce83" table:formula="of:=[$MID.Q69]" office:value-type="float" office:value="13" calcext:value-type="float">
            <text:p>13</text:p>
          </table:table-cell>
          <table:table-cell table:style-name="ce83" table:formula="of:=[$IA.P69]" office:value-type="float" office:value="46" calcext:value-type="float">
            <text:p>46</text:p>
          </table:table-cell>
          <table:table-cell table:style-name="ce83" table:formula="of:=[$END.Q69]" office:value-type="float" office:value="14" calcext:value-type="float">
            <text:p>14</text:p>
          </table:table-cell>
          <table:table-cell table:style-name="ce83" table:formula="of:=IF(SUM([.D69:.F69])=0;&quot;A&quot;;SUM([.D69:.F69]))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18</text:p>
          </table:table-cell>
          <table:table-cell table:style-name="ce81" office:value-type="string" calcext:value-type="string">
            <text:p>Abhay <text:s/>Singh Chauhan</text:p>
          </table:table-cell>
          <table:table-cell table:style-name="ce83" table:formula="of:=[$MID.Q70]" office:value-type="float" office:value="11" calcext:value-type="float">
            <text:p>11</text:p>
          </table:table-cell>
          <table:table-cell table:style-name="ce83" table:formula="of:=[$IA.P70]" office:value-type="float" office:value="46" calcext:value-type="float">
            <text:p>46</text:p>
          </table:table-cell>
          <table:table-cell table:style-name="ce83" table:formula="of:=[$END.Q70]" office:value-type="float" office:value="25" calcext:value-type="float">
            <text:p>25</text:p>
          </table:table-cell>
          <table:table-cell table:style-name="ce83" table:formula="of:=IF(SUM([.D70:.F70])=0;&quot;A&quot;;SUM([.D70:.F70]))"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86</text:p>
          </table:table-cell>
          <table:table-cell table:style-name="ce81" office:value-type="string" calcext:value-type="string">
            <text:p>Devansh <text:s/>Pratap Singh</text:p>
          </table:table-cell>
          <table:table-cell table:style-name="ce83" table:formula="of:=[$MID.Q71]" office:value-type="float" office:value="14" calcext:value-type="float">
            <text:p>14</text:p>
          </table:table-cell>
          <table:table-cell table:style-name="ce83" table:formula="of:=[$IA.P71]" office:value-type="float" office:value="45" calcext:value-type="float">
            <text:p>45</text:p>
          </table:table-cell>
          <table:table-cell table:style-name="ce83" table:formula="of:=[$END.Q71]" office:value-type="float" office:value="26" calcext:value-type="float">
            <text:p>26</text:p>
          </table:table-cell>
          <table:table-cell table:style-name="ce83" table:formula="of:=IF(SUM([.D71:.F71])=0;&quot;A&quot;;SUM([.D71:.F71]))"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88</text:p>
          </table:table-cell>
          <table:table-cell table:style-name="ce81" office:value-type="string" calcext:value-type="string">
            <text:p>Anuj <text:s/>KUMAR Mishra</text:p>
          </table:table-cell>
          <table:table-cell table:style-name="ce83" table:formula="of:=[$MID.Q72]" office:value-type="float" office:value="14" calcext:value-type="float">
            <text:p>14</text:p>
          </table:table-cell>
          <table:table-cell table:style-name="ce83" table:formula="of:=[$IA.P72]" office:value-type="float" office:value="46" calcext:value-type="float">
            <text:p>46</text:p>
          </table:table-cell>
          <table:table-cell table:style-name="ce83" table:formula="of:=[$END.Q72]" office:value-type="float" office:value="23" calcext:value-type="float">
            <text:p>23</text:p>
          </table:table-cell>
          <table:table-cell table:style-name="ce83" table:formula="of:=IF(SUM([.D72:.F72])=0;&quot;A&quot;;SUM([.D72:.F72]))"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90</text:p>
          </table:table-cell>
          <table:table-cell table:style-name="ce81" office:value-type="string" calcext:value-type="string">
            <text:p>Mangesh <text:s/>Kumar</text:p>
          </table:table-cell>
          <table:table-cell table:style-name="ce83" table:formula="of:=[$MID.Q73]" office:value-type="float" office:value="14" calcext:value-type="float">
            <text:p>14</text:p>
          </table:table-cell>
          <table:table-cell table:style-name="ce83" table:formula="of:=[$IA.P73]" office:value-type="float" office:value="45" calcext:value-type="float">
            <text:p>45</text:p>
          </table:table-cell>
          <table:table-cell table:style-name="ce83" table:formula="of:=[$END.Q73]" office:value-type="float" office:value="23" calcext:value-type="float">
            <text:p>23</text:p>
          </table:table-cell>
          <table:table-cell table:style-name="ce83" table:formula="of:=IF(SUM([.D73:.F73])=0;&quot;A&quot;;SUM([.D73:.F73]))"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92</text:p>
          </table:table-cell>
          <table:table-cell table:style-name="ce81" office:value-type="string" calcext:value-type="string">
            <text:p>Sidhant <text:s/>Gairola</text:p>
          </table:table-cell>
          <table:table-cell table:style-name="ce83" table:formula="of:=[$MID.Q74]" office:value-type="float" office:value="10" calcext:value-type="float">
            <text:p>10</text:p>
          </table:table-cell>
          <table:table-cell table:style-name="ce83" table:formula="of:=[$IA.P74]" office:value-type="float" office:value="46" calcext:value-type="float">
            <text:p>46</text:p>
          </table:table-cell>
          <table:table-cell table:style-name="ce83" table:formula="of:=[$END.Q74]" office:value-type="float" office:value="20" calcext:value-type="float">
            <text:p>20</text:p>
          </table:table-cell>
          <table:table-cell table:style-name="ce83" table:formula="of:=IF(SUM([.D74:.F74])=0;&quot;A&quot;;SUM([.D74:.F74]))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5994</text:p>
          </table:table-cell>
          <table:table-cell table:style-name="ce81" office:value-type="string" calcext:value-type="string">
            <text:p>sachin <text:s/>rawat</text:p>
          </table:table-cell>
          <table:table-cell table:style-name="ce83" table:formula="of:=[$MID.Q75]" office:value-type="float" office:value="12" calcext:value-type="float">
            <text:p>12</text:p>
          </table:table-cell>
          <table:table-cell table:style-name="ce83" table:formula="of:=[$IA.P75]" office:value-type="float" office:value="46" calcext:value-type="float">
            <text:p>46</text:p>
          </table:table-cell>
          <table:table-cell table:style-name="ce83" table:formula="of:=[$END.Q75]" office:value-type="float" office:value="26" calcext:value-type="float">
            <text:p>26</text:p>
          </table:table-cell>
          <table:table-cell table:style-name="ce83" table:formula="of:=IF(SUM([.D75:.F75])=0;&quot;A&quot;;SUM([.D75:.F75]))"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096</text:p>
          </table:table-cell>
          <table:table-cell table:style-name="ce81" office:value-type="string" calcext:value-type="string">
            <text:p>SONIYA <text:s/>-</text:p>
          </table:table-cell>
          <table:table-cell table:style-name="ce83" table:formula="of:=[$MID.Q76]" office:value-type="float" office:value="12" calcext:value-type="float">
            <text:p>12</text:p>
          </table:table-cell>
          <table:table-cell table:style-name="ce83" table:formula="of:=[$IA.P76]" office:value-type="float" office:value="46" calcext:value-type="float">
            <text:p>46</text:p>
          </table:table-cell>
          <table:table-cell table:style-name="ce83" table:formula="of:=[$END.Q76]" office:value-type="float" office:value="16" calcext:value-type="float">
            <text:p>16</text:p>
          </table:table-cell>
          <table:table-cell table:style-name="ce83" table:formula="of:=IF(SUM([.D76:.F76])=0;&quot;A&quot;;SUM([.D76:.F76]))" office:value-type="float" office:value="74" calcext:value-type="float">
            <text:p>74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119</text:p>
          </table:table-cell>
          <table:table-cell table:style-name="ce81" office:value-type="string" calcext:value-type="string">
            <text:p>Ishika <text:s/>Ahir</text:p>
          </table:table-cell>
          <table:table-cell table:style-name="ce83" table:formula="of:=[$MID.Q77]" office:value-type="float" office:value="14" calcext:value-type="float">
            <text:p>14</text:p>
          </table:table-cell>
          <table:table-cell table:style-name="ce83" table:formula="of:=[$IA.P77]" office:value-type="float" office:value="46" calcext:value-type="float">
            <text:p>46</text:p>
          </table:table-cell>
          <table:table-cell table:style-name="ce83" table:formula="of:=[$END.Q77]" office:value-type="float" office:value="16" calcext:value-type="float">
            <text:p>16</text:p>
          </table:table-cell>
          <table:table-cell table:style-name="ce83" table:formula="of:=IF(SUM([.D77:.F77])=0;&quot;A&quot;;SUM([.D77:.F77]))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167</text:p>
          </table:table-cell>
          <table:table-cell table:style-name="ce81" office:value-type="string" calcext:value-type="string">
            <text:p>Piyush <text:s/>Saini</text:p>
          </table:table-cell>
          <table:table-cell table:style-name="ce83" table:formula="of:=[$MID.Q78]" office:value-type="float" office:value="1" calcext:value-type="float">
            <text:p>1</text:p>
          </table:table-cell>
          <table:table-cell table:style-name="ce83" table:formula="of:=[$IA.P78]" office:value-type="float" office:value="46" calcext:value-type="float">
            <text:p>46</text:p>
          </table:table-cell>
          <table:table-cell table:style-name="ce83" table:formula="of:=[$END.Q78]" office:value-type="float" office:value="14" calcext:value-type="float">
            <text:p>14</text:p>
          </table:table-cell>
          <table:table-cell table:style-name="ce83" table:formula="of:=IF(SUM([.D78:.F78])=0;&quot;A&quot;;SUM([.D78:.F78]))"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235</text:p>
          </table:table-cell>
          <table:table-cell table:style-name="ce81" office:value-type="string" calcext:value-type="string">
            <text:p>Anushka <text:s/>Rathore</text:p>
          </table:table-cell>
          <table:table-cell table:style-name="ce83" table:formula="of:=[$MID.Q79]" office:value-type="float" office:value="11" calcext:value-type="float">
            <text:p>11</text:p>
          </table:table-cell>
          <table:table-cell table:style-name="ce83" table:formula="of:=[$IA.P79]" office:value-type="float" office:value="46" calcext:value-type="float">
            <text:p>46</text:p>
          </table:table-cell>
          <table:table-cell table:style-name="ce83" table:formula="of:=[$END.Q79]" office:value-type="float" office:value="23" calcext:value-type="float">
            <text:p>23</text:p>
          </table:table-cell>
          <table:table-cell table:style-name="ce83" table:formula="of:=IF(SUM([.D79:.F79])=0;&quot;A&quot;;SUM([.D79:.F79]))"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238</text:p>
          </table:table-cell>
          <table:table-cell table:style-name="ce81" office:value-type="string" calcext:value-type="string">
            <text:p>Ashwani <text:s/>Kannaujia</text:p>
          </table:table-cell>
          <table:table-cell table:style-name="ce83" table:formula="of:=[$MID.Q80]" office:value-type="string" office:string-value="A" calcext:value-type="string">
            <text:p>A</text:p>
          </table:table-cell>
          <table:table-cell table:style-name="ce83" table:formula="of:=[$IA.P80]" office:value-type="float" office:value="44" calcext:value-type="float">
            <text:p>44</text:p>
          </table:table-cell>
          <table:table-cell table:style-name="ce83" table:formula="of:=[$END.Q80]" office:value-type="float" office:value="3" calcext:value-type="float">
            <text:p>3</text:p>
          </table:table-cell>
          <table:table-cell table:style-name="ce83" table:formula="of:=IF(SUM([.D80:.F80])=0;&quot;A&quot;;SUM([.D80:.F80]))"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295</text:p>
          </table:table-cell>
          <table:table-cell table:style-name="ce81" office:value-type="string" calcext:value-type="string">
            <text:p>Dheeraj <text:s/>Upreti</text:p>
          </table:table-cell>
          <table:table-cell table:style-name="ce83" table:formula="of:=[$MID.Q81]" office:value-type="float" office:value="10" calcext:value-type="float">
            <text:p>10</text:p>
          </table:table-cell>
          <table:table-cell table:style-name="ce83" table:formula="of:=[$IA.P81]" office:value-type="float" office:value="45" calcext:value-type="float">
            <text:p>45</text:p>
          </table:table-cell>
          <table:table-cell table:style-name="ce83" table:formula="of:=[$END.Q81]" office:value-type="float" office:value="17" calcext:value-type="float">
            <text:p>17</text:p>
          </table:table-cell>
          <table:table-cell table:style-name="ce83" table:formula="of:=IF(SUM([.D81:.F81])=0;&quot;A&quot;;SUM([.D81:.F81]))" office:value-type="float" office:value="72" calcext:value-type="float">
            <text:p>72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361</text:p>
          </table:table-cell>
          <table:table-cell table:style-name="ce81" office:value-type="string" calcext:value-type="string">
            <text:p>Manwar <text:s/>Singh</text:p>
          </table:table-cell>
          <table:table-cell table:style-name="ce83" table:formula="of:=[$MID.Q82]" office:value-type="float" office:value="11" calcext:value-type="float">
            <text:p>11</text:p>
          </table:table-cell>
          <table:table-cell table:style-name="ce83" table:formula="of:=[$IA.P82]" office:value-type="float" office:value="46" calcext:value-type="float">
            <text:p>46</text:p>
          </table:table-cell>
          <table:table-cell table:style-name="ce83" table:formula="of:=[$END.Q82]" office:value-type="float" office:value="24" calcext:value-type="float">
            <text:p>24</text:p>
          </table:table-cell>
          <table:table-cell table:style-name="ce83" table:formula="of:=IF(SUM([.D82:.F82])=0;&quot;A&quot;;SUM([.D82:.F82]))"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362</text:p>
          </table:table-cell>
          <table:table-cell table:style-name="ce81" office:value-type="string" calcext:value-type="string">
            <text:p>Rahul <text:s/>Katiyar</text:p>
          </table:table-cell>
          <table:table-cell table:style-name="ce83" table:formula="of:=[$MID.Q83]" office:value-type="float" office:value="13" calcext:value-type="float">
            <text:p>13</text:p>
          </table:table-cell>
          <table:table-cell table:style-name="ce83" table:formula="of:=[$IA.P83]" office:value-type="float" office:value="46" calcext:value-type="float">
            <text:p>46</text:p>
          </table:table-cell>
          <table:table-cell table:style-name="ce83" table:formula="of:=[$END.Q83]" office:value-type="float" office:value="22" calcext:value-type="float">
            <text:p>22</text:p>
          </table:table-cell>
          <table:table-cell table:style-name="ce83" table:formula="of:=IF(SUM([.D83:.F83])=0;&quot;A&quot;;SUM([.D83:.F83]))"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523</text:p>
          </table:table-cell>
          <table:table-cell table:style-name="ce81" office:value-type="string" calcext:value-type="string">
            <text:p>SAKSHI <text:s/>LOHIYA</text:p>
          </table:table-cell>
          <table:table-cell table:style-name="ce83" table:formula="of:=[$MID.Q84]" office:value-type="float" office:value="8" calcext:value-type="float">
            <text:p>8</text:p>
          </table:table-cell>
          <table:table-cell table:style-name="ce83" table:formula="of:=[$IA.P84]" office:value-type="float" office:value="45" calcext:value-type="float">
            <text:p>45</text:p>
          </table:table-cell>
          <table:table-cell table:style-name="ce83" table:formula="of:=[$END.Q84]" office:value-type="float" office:value="17" calcext:value-type="float">
            <text:p>17</text:p>
          </table:table-cell>
          <table:table-cell table:style-name="ce83" table:formula="of:=IF(SUM([.D84:.F84])=0;&quot;A&quot;;SUM([.D84:.F84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524</text:p>
          </table:table-cell>
          <table:table-cell table:style-name="ce81" office:value-type="string" calcext:value-type="string">
            <text:p>Sagar <text:s/></text:p>
          </table:table-cell>
          <table:table-cell table:style-name="ce83" table:formula="of:=[$MID.Q85]" office:value-type="float" office:value="11" calcext:value-type="float">
            <text:p>11</text:p>
          </table:table-cell>
          <table:table-cell table:style-name="ce83" table:formula="of:=[$IA.P85]" office:value-type="float" office:value="46" calcext:value-type="float">
            <text:p>46</text:p>
          </table:table-cell>
          <table:table-cell table:style-name="ce83" table:formula="of:=[$END.Q85]" office:value-type="float" office:value="20" calcext:value-type="float">
            <text:p>20</text:p>
          </table:table-cell>
          <table:table-cell table:style-name="ce83" table:formula="of:=IF(SUM([.D85:.F85])=0;&quot;A&quot;;SUM([.D85:.F85]))"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695</text:p>
          </table:table-cell>
          <table:table-cell table:style-name="ce81" office:value-type="string" calcext:value-type="string">
            <text:p>Ansh <text:s/>Verma</text:p>
          </table:table-cell>
          <table:table-cell table:style-name="ce83" table:formula="of:=[$MID.Q86]" office:value-type="float" office:value="10" calcext:value-type="float">
            <text:p>10</text:p>
          </table:table-cell>
          <table:table-cell table:style-name="ce83" table:formula="of:=[$IA.P86]" office:value-type="float" office:value="46" calcext:value-type="float">
            <text:p>46</text:p>
          </table:table-cell>
          <table:table-cell table:style-name="ce83" table:formula="of:=[$END.Q86]" office:value-type="float" office:value="17" calcext:value-type="float">
            <text:p>17</text:p>
          </table:table-cell>
          <table:table-cell table:style-name="ce83" table:formula="of:=IF(SUM([.D86:.F86])=0;&quot;A&quot;;SUM([.D86:.F86]))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775</text:p>
          </table:table-cell>
          <table:table-cell table:style-name="ce81" office:value-type="string" calcext:value-type="string">
            <text:p>Vishal <text:s/>Kaushal</text:p>
          </table:table-cell>
          <table:table-cell table:style-name="ce83" table:formula="of:=[$MID.Q87]" office:value-type="float" office:value="12" calcext:value-type="float">
            <text:p>12</text:p>
          </table:table-cell>
          <table:table-cell table:style-name="ce83" table:formula="of:=[$IA.P87]" office:value-type="float" office:value="46" calcext:value-type="float">
            <text:p>46</text:p>
          </table:table-cell>
          <table:table-cell table:style-name="ce83" table:formula="of:=[$END.Q87]" office:value-type="float" office:value="22" calcext:value-type="float">
            <text:p>22</text:p>
          </table:table-cell>
          <table:table-cell table:style-name="ce83" table:formula="of:=IF(SUM([.D87:.F87])=0;&quot;A&quot;;SUM([.D87:.F87]))"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791</text:p>
          </table:table-cell>
          <table:table-cell table:style-name="ce81" office:value-type="string" calcext:value-type="string">
            <text:p>GURPREET <text:s/>SINGH</text:p>
          </table:table-cell>
          <table:table-cell table:style-name="ce83" table:formula="of:=[$MID.Q88]" office:value-type="float" office:value="13" calcext:value-type="float">
            <text:p>13</text:p>
          </table:table-cell>
          <table:table-cell table:style-name="ce83" table:formula="of:=[$IA.P88]" office:value-type="float" office:value="46" calcext:value-type="float">
            <text:p>46</text:p>
          </table:table-cell>
          <table:table-cell table:style-name="ce83" table:formula="of:=[$END.Q88]" office:value-type="float" office:value="22" calcext:value-type="float">
            <text:p>22</text:p>
          </table:table-cell>
          <table:table-cell table:style-name="ce83" table:formula="of:=IF(SUM([.D88:.F88])=0;&quot;A&quot;;SUM([.D88:.F88]))"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6894</text:p>
          </table:table-cell>
          <table:table-cell table:style-name="ce81" office:value-type="string" calcext:value-type="string">
            <text:p>Deepank <text:s/>Singh</text:p>
          </table:table-cell>
          <table:table-cell table:style-name="ce83" table:formula="of:=[$MID.Q89]" office:value-type="float" office:value="8" calcext:value-type="float">
            <text:p>8</text:p>
          </table:table-cell>
          <table:table-cell table:style-name="ce83" table:formula="of:=[$IA.P89]" office:value-type="float" office:value="48" calcext:value-type="float">
            <text:p>48</text:p>
          </table:table-cell>
          <table:table-cell table:style-name="ce83" table:formula="of:=[$END.Q89]" office:value-type="float" office:value="14" calcext:value-type="float">
            <text:p>14</text:p>
          </table:table-cell>
          <table:table-cell table:style-name="ce83" table:formula="of:=IF(SUM([.D89:.F89])=0;&quot;A&quot;;SUM([.D89:.F89]))"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table:style-name="ce81" office:value-type="string" calcext:value-type="string">
            <text:p>MCA-III-B2_Soft Computing_CSAI8009P_3</text:p>
          </table:table-cell>
          <table:table-cell table:style-name="ce81" office:value-type="string" calcext:value-type="string">
            <text:p>500127015</text:p>
          </table:table-cell>
          <table:table-cell table:style-name="ce81" office:value-type="string" calcext:value-type="string">
            <text:p>ASHLAY PRESLEY ROBERTS</text:p>
          </table:table-cell>
          <table:table-cell table:style-name="ce83" table:formula="of:=[$MID.Q90]" office:value-type="float" office:value="8" calcext:value-type="float">
            <text:p>8</text:p>
          </table:table-cell>
          <table:table-cell table:style-name="ce83" table:formula="of:=[$IA.P90]" office:value-type="float" office:value="45" calcext:value-type="float">
            <text:p>45</text:p>
          </table:table-cell>
          <table:table-cell table:style-name="ce83" table:formula="of:=[$END.Q90]" office:value-type="float" office:value="17" calcext:value-type="float">
            <text:p>17</text:p>
          </table:table-cell>
          <table:table-cell table:style-name="ce83" table:formula="of:=IF(SUM([.D90:.F90])=0;&quot;A&quot;;SUM([.D90:.F90]))"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number-rows-repeated="104848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IA.A1:IA.P90" table:display-filter-buttons="true"/>
        <table:database-range table:name="__Anonymous_Sheet_DB__1" table:target-range-address="MID.A1:MID.Q251" table:display-filter-buttons="true"/>
        <table:database-range table:name="__Anonymous_Sheet_DB__2" table:target-range-address="END.A1:END.Q2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1" style:font-family-complex="Calibri" style:font-family-generic-complex="swiss" style:font-size-complex="11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2f1c8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Total" style:display-name="PageStyle_Total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MS" style:display-name="PageStyle_LM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ftEND" style:display-name="PageStyle_SoftEN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ssignmentSubmission" style:display-name="PageStyle_AssignmentSubmiss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ftIA" style:display-name="PageStyle_SoftI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ftMID" style:display-name="PageStyle_SoftMI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ateek  Gautam</meta:initial-creator>
    <meta:editing-cycles>191</meta:editing-cycles>
    <meta:print-date>2024-12-04T16:06:07</meta:print-date>
    <meta:creation-date>2024-11-28T13:29:48</meta:creation-date>
    <dc:date>2024-12-21T20:38:41.037000000</dc:date>
    <dc:language>en-US</dc:language>
    <meta:editing-duration>P2DT19H40M57S</meta:editing-duration>
    <meta:generator>LibreOffice/7.5.1.2$Windows_X86_64 LibreOffice_project/fcbaee479e84c6cd81291587d2ee68cba099e129</meta:generator>
    <meta:document-statistic meta:table-count="6" meta:cell-count="5531" meta:object-count="0"/>
    <meta:user-defined meta:name="AppVersion">16.0300</meta:user-defined>
  </office:meta>
</office:document-meta>
</file>